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22</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研究：全球湖泊超过半数正在干涸</text:span>
</text:h>
      <text:p text:style-name="P4">
Author: None (Language: zh)</text:p>
      <text:p text:style-name="P4">
Publisher: None</text:p>
      <text:p text:style-name="P4">
Time: 2023-05-21T-13:57:00Z</text:p>
      <text:p text:style-name="P4">
Description: 一项最新研究显示，全球变暖和人类消耗正在导致全球湖泊干涸。</text:p>
      <text:p text:style-name="P4">
Videos: []</text:p>
      <text:p text:style-name="P4">
Images: ["<text:a xlink:type="simple" xlink:href="https://static.dw.com/image/65672359_303.jpg" text:style-name="Internet_20_link" text:visited-style-name="Visited_20_Internet_20_Link">
65672359_303.jpg</text:a>
", "<text:a xlink:type="simple" xlink:href="https://static.dw.com/image/59164872_401.jpg" text:style-name="Internet_20_link" text:visited-style-name="Visited_20_Internet_20_Link">
59164872_401.jpg</text:a>
", "<text:a xlink:type="simple" xlink:href="https://static.dw.com/image/64928593_303.jpg" text:style-name="Internet_20_link" text:visited-style-name="Visited_20_Internet_20_Link">
64928593_303.jpg</text:a>
", "<text:a xlink:type="simple" xlink:href="https://static.dw.com/image/64928641_303.jpg" text:style-name="Internet_20_link" text:visited-style-name="Visited_20_Internet_20_Link">
64928641_303.jpg</text:a>
", "<text:a xlink:type="simple" xlink:href="https://static.dw.com/image/64933162_303.jpg" text:style-name="Internet_20_link" text:visited-style-name="Visited_20_Internet_20_Link">
64933162_303.jpg</text:a>
", "<text:a xlink:type="simple" xlink:href="https://static.dw.com/image/64928500_303.jpg" text:style-name="Internet_20_link" text:visited-style-name="Visited_20_Internet_20_Link">
64928500_303.jpg</text:a>
", "<text:a xlink:type="simple" xlink:href="https://static.dw.com/image/64929662_303.jpg" text:style-name="Internet_20_link" text:visited-style-name="Visited_20_Internet_20_Link">
64929662_303.jpg</text:a>
", "<text:a xlink:type="simple" xlink:href="https://static.dw.com/image/64928729_303.jpg" text:style-name="Internet_20_link" text:visited-style-name="Visited_20_Internet_20_Link">
64928729_303.jpg</text:a>
", "<text:a xlink:type="simple" xlink:href="https://static.dw.com/image/64928470_303.jpg" text:style-name="Internet_20_link" text:visited-style-name="Visited_20_Internet_20_Link">
64928470_303.jpg</text:a>
", "<text:a xlink:type="simple" xlink:href="https://static.dw.com/image/64928689_303.jpg" text:style-name="Internet_20_link" text:visited-style-name="Visited_20_Internet_20_Link">
64928689_303.jpg</text:a>
"]</text:p>
      <text:p text:style-name="P4">
Subject: 科技环境</text:p>
      <text:p text:style-name="P4">
Subjects: ['专题报道：德国的绿水青山从何而来？', '穹顶之下']</text:p>
      <text:p text:style-name="P4">
Keywords: ['环境', '研究', '湖泊', '水资源', '气候变暖']</text:p>
      <text:p text:style-name="P4">
ID: 65676698</text:p>
      <!--METADATA-->
      <text:p text:style-name="P4">
<text:a xlink:type="simple" xlink:href="https://www.dw.com/zh/overlay/image/article/65676698/65672359" text:style-name="Internet_20_link" text:visited-style-name="Visited_20_Internet_20_Link">
 <draw:frame draw:style-name="fr1" draw:name="Image2" text:anchor-type="as-char" svg:width="6.9236in" svg:height="3.896998in" draw:z-index="0">
<draw:image xlink:href="../Images/dwzh/2023-05-21T-13-57-00Z/65672359_303.jpg" xlink:type="simple" xlink:show="embed" xlink:actuate="onLoad" draw:mime-type="image/jpeg"/>
</draw:frame>
</text:a>
</text:p>
      <text:p text:style-name="P4">
南非开普敦Theewaterskloof水库</text:p>
      <text:p text:style-name="P4">
（德国之声中文网）根据周四（5月18日）发表的一项研究，世界上超过一半的湖泊正在因干涸而缩小。一个国际研究小组在《科学》杂志上发表了他们的研究结果，发现其主要原因是全球变暖和人类活动。</text:p>
      <text:p text:style-name="P4">
地球上的水源中，只有大约 3% 是淡水。其中，天然湖泊和水库的淡水占了87%。该报告强调了对水资源管理解决方案的需求。</text:p>
      <text:p text:style-name="P4">
根据科罗拉多大学水文学家姚方方（ Fangfang Yao，音译） 领导的这项研究，自 1990年代初以来，世界上的大型湖泊和水库已经缩减。专家小组表示，近三十年来，世界上一些重要的淡水资源以每年约 22 吉吨的累积速度流失。</text:p>
      <text:p text:style-name="P4">
"一半以上的流失主要归因于人类消费或气候变暖。"姚方方说，他指出气候变暖贡献了"其中的较大份额"。</text:p>
      <text:p text:style-name="P4">
研究人员还发现，降雨和径流的变化、沉积作用和温度升高导致全球湖泊水位下降。</text:p>
      <text:p text:style-name="P4">
<draw:frame draw:style-name="fr1" draw:name="Image3" text:anchor-type="as-char" svg:width="6.9236in" svg:height="3.896998in" draw:z-index="0">
<draw:image xlink:href="../Images/dwzh/2023-05-21T-13-57-00Z/59164872_401.jpg" xlink:type="simple" xlink:show="embed" xlink:actuate="onLoad" draw:mime-type="image/jpeg"/>
</draw:frame>
</text:p>
      <text:p text:style-name="P4">
曾经的世界第4大湖咸海如今是这个样子</text:p>
      <text:h text:style-name="P12" text:outline-level="3">
<text:span text:style-name="T4">
<text:span text:style-name="T4">
近</text:span>
 <text:span text:style-name="T4">
30</text:span>
 <text:span text:style-name="T4">
年的湖泊变化数据</text:span>
</text:span>
</text:h>
      <text:p text:style-name="P4">
该研究团队测量了世界上近 2,000 个湖泊和其他水体的水位变化，并根据 1992 年至 2020 年间收集的卫星数据编制了报告。</text:p>
      <text:p text:style-name="P4">
在美国，米德湖在28年期间流失了三分之二储水。</text:p>
      <text:p text:style-name="P4">
该研究还发现，不可持续的人类消耗导致湖泊干涸，包括中亚的咸海和中东的死海。阿富汗、埃及和蒙古的湖泊受到气温上升的影响，导致地表蒸发率增加。</text:p>
      <text:p text:style-name="P4">
科学家表示，有必要将全球变暖控制在1.5°C以内，以避免气候变化带来的严重后果。目前全球正在以大约 1.1°C的速度变暖。</text:p>
      <ul>
        <li>
          <draw:frame draw:style-name="fr1" draw:name="Image4" text:anchor-type="as-char" svg:width="6.9236in" svg:height="3.896998in" draw:z-index="0">
            <draw:image xlink:href="../Images/dwzh/2023-05-21T-13-57-00Z/64928593_303.jpg" xlink:type="simple" xlink:show="embed" xlink:actuate="onLoad" draw:mime-type="image/jpeg"/>
          </draw:frame>
        </li>
      </ul>
      <h5>
旱情严重：欧洲要干涸了吗？</h5>
      <text:h text:style-name="P12" text:outline-level="3">
<text:span text:style-name="T4">
棕褐色的大地</text:span>
</text:h>
      <text:p text:style-name="P4">
法国已经有一个多月不曾下雨，这是1959年开始气象记载以来，最长的一次干旱期。西欧高压带挤走了雨云是造成这一现象的主要原因。气候变化有可能会引发这类干旱天气的长期存在。法国境内的最长的河流卢瓦尔河现在就已几乎干涸见底。</text:p>
      <ul>
        <li>
          <draw:frame draw:style-name="fr1" draw:name="Image5" text:anchor-type="as-char" svg:width="6.9236in" svg:height="3.896998in" draw:z-index="0">
            <draw:image xlink:href="../Images/dwzh/2023-05-21T-13-57-00Z/64928641_303.jpg" xlink:type="simple" xlink:show="embed" xlink:actuate="onLoad" draw:mime-type="image/jpeg"/>
          </draw:frame>
        </li>
      </ul>
      <h5>
旱情严重：欧洲要干涸了吗？</h5>
      <text:h text:style-name="P12" text:outline-level="3">
<text:span text:style-name="T4">
能源短缺</text:span>
</text:h>
      <text:p text:style-name="P4">
三月初，法国阿尔卑斯山区的Lac duChambon水库水位严重不足，以至于此间水力发电站已经无法正常运行。水力发电在法国电力供给中占比为15%，人们开始担心出现电力短缺的情形。2022年，法国曾被迫关闭了一些核电站，因为水位偏低导致核电站无法获得足够的冷却水。</text:p>
      <ul>
        <li>
          <draw:frame draw:style-name="fr1" draw:name="Image6" text:anchor-type="as-char" svg:width="6.9236in" svg:height="3.896998in" draw:z-index="0">
            <draw:image xlink:href="../Images/dwzh/2023-05-21T-13-57-00Z/64933162_303.jpg" xlink:type="simple" xlink:show="embed" xlink:actuate="onLoad" draw:mime-type="image/jpeg"/>
          </draw:frame>
        </li>
      </ul>
      <h5>
旱情严重：欧洲要干涸了吗？</h5>
      <text:h text:style-name="P12" text:outline-level="3">
<text:span text:style-name="T4">
前景黯淡</text:span>
</text:h>
      <text:p text:style-name="P4">
图卢兹附近的加泰兰河几乎已经干涸见底。法国部分地区的自来水供给已经中断。巴黎已下令采取紧急措施，为今年夏季再度出现严重旱情进行准备。有些地区已经不允许冲灌私人泳池或清洗车辆。全国用水紧急计划预计将在本月内正式出台。</text:p>
      <ul>
        <li>
          <draw:frame draw:style-name="fr1" draw:name="Image7" text:anchor-type="as-char" svg:width="6.9236in" svg:height="3.896998in" draw:z-index="0">
            <draw:image xlink:href="../Images/dwzh/2023-05-21T-13-57-00Z/64928500_303.jpg" xlink:type="simple" xlink:show="embed" xlink:actuate="onLoad" draw:mime-type="image/jpeg"/>
          </draw:frame>
        </li>
      </ul>
      <h5>
旱情严重：欧洲要干涸了吗？</h5>
      <text:h text:style-name="P12" text:outline-level="3">
<text:span text:style-name="T4">
搁浅的贡多拉</text:span>
</text:h>
      <text:p text:style-name="P4">
二月底开始，平日里穿梭于威尼斯市内街巷的贡多拉游船就已陷入泥泞的河床中动弹不得了。不过，最近几天情况已经有所好转。去年的严重干旱造成意大利北部农业严重歉收，人们普遍担心，今年的情况会更为糟糕。</text:p>
      <ul>
        <li>
          <draw:frame draw:style-name="fr1" draw:name="Image8" text:anchor-type="as-char" svg:width="6.9236in" svg:height="3.896998in" draw:z-index="0">
            <draw:image xlink:href="../Images/dwzh/2023-05-21T-13-57-00Z/64929662_303.jpg" xlink:type="simple" xlink:show="embed" xlink:actuate="onLoad" draw:mime-type="image/jpeg"/>
          </draw:frame>
        </li>
      </ul>
      <h5>
旱情严重：欧洲要干涸了吗？</h5>
      <text:h text:style-name="P12" text:outline-level="3">
<text:span text:style-name="T4">
水位下降 游客骤减？</text:span>
</text:h>
      <text:p text:style-name="P4">
整个意大利北部都出现了严重旱情：当地媒体报道称，马焦雷湖的水位只有平常的38%。意大利的阿尔卑斯山区最近几个月的降雪量只有往年的一半，去年刚刚经历了七十年来最严重干旱的意大利北部，今年的情况也不容乐观。人们担心，旱情也会影响到当地的旅游业。</text:p>
      <ul>
        <li>
          <draw:frame draw:style-name="fr1" draw:name="Image9" text:anchor-type="as-char" svg:width="6.9236in" svg:height="3.896998in" draw:z-index="0">
            <draw:image xlink:href="../Images/dwzh/2023-05-21T-13-57-00Z/64928729_303.jpg" xlink:type="simple" xlink:show="embed" xlink:actuate="onLoad" draw:mime-type="image/jpeg"/>
          </draw:frame>
        </li>
      </ul>
      <h5>
旱情严重：欧洲要干涸了吗？</h5>
      <text:h text:style-name="P12" text:outline-level="3">
<text:span text:style-name="T4">
三十年来最低的水位</text:span>
</text:h>
      <text:p text:style-name="P4">
“常在河边走，哪有不湿鞋” - 从加尔达湖畔漫步至SanBiagio湖心岛，游客的鞋现在却真的不会变湿。由于降雨降雪严重不足，意大利最大的湖泊加尔达湖水位已经降至三十年来的最低点。意大利政府也采取了紧急措施，以应对严重的缺水问题。</text:p>
      <ul>
        <li>
          <draw:frame draw:style-name="fr1" draw:name="Image10" text:anchor-type="as-char" svg:width="6.9236in" svg:height="3.896998in" draw:z-index="0">
            <draw:image xlink:href="../Images/dwzh/2023-05-21T-13-57-00Z/64928470_303.jpg" xlink:type="simple" xlink:show="embed" xlink:actuate="onLoad" draw:mime-type="image/jpeg"/>
          </draw:frame>
        </li>
      </ul>
      <h5>
旱情严重：欧洲要干涸了吗？</h5>
      <text:h text:style-name="P12" text:outline-level="3">
<text:span text:style-name="T4">
“步步紧逼的气候变化”</text:span>
</text:h>
      <text:p text:style-name="P4">
德国莱法州上威泽尔河段的莱茵河大块河床已经露出水面。由于降水不足，加上阿尔卑斯融雪量骤减，莱茵河水位也比平常低了很多。德国气象部门表示，这已经是连续第十二个暖冬，气象专家基尔施（UweKirsche）对德新社表示：“气候变化仍在步步紧逼”。</text:p>
      <ul>
        <li>
          <draw:frame draw:style-name="fr1" draw:name="Image11" text:anchor-type="as-char" svg:width="6.9236in" svg:height="3.896998in" draw:z-index="0">
            <draw:image xlink:href="../Images/dwzh/2023-05-21T-13-57-00Z/64928689_303.jpg" xlink:type="simple" xlink:show="embed" xlink:actuate="onLoad" draw:mime-type="image/jpeg"/>
          </draw:frame>
        </li>
      </ul>
      <h5>
旱情严重：欧洲要干涸了吗？</h5>
      <text:h text:style-name="P12" text:outline-level="3">
<text:span text:style-name="T4">
纵贯欧陆南北的旱情</text:span>
</text:h>
      <text:p text:style-name="P4">
科西嘉岛上的Lac deTolla水库的蓄水量也在告急。即便是冬季降水量充足的国家，目前也出现了不同程度的旱情。今年二月是英国过去三十年来最干旱的二月份。专家们非常担心今年夏季会出现严重旱情。</text:p>
      <text:p text:style-name="P4">
作者: Nele Jensch</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德新社、路透社）</text:p>
      <text:p text:style-name="P4">
Source: <text:a xlink:type="simple" xlink:href="https://www.dw.com/zh/研究：全球湖泊超过半数正在干涸/a-65676698" text:style-name="Internet_20_link" text:visited-style-name="Visited_20_Internet_20_Link">
https://www.dw.com/zh/研究：全球湖泊超过半数正在干涸/a-65676698?maca=chi-rss-chi-all-1127-rdf</text:a>
</text:p>
      <!--NEWS-->
      <text:h text:style-name="P10" text:outline-level="1">
<text:span text:style-name="T4">
航运公会：到2032年船舶回收将翻倍</text:span>
</text:h>
      <text:p text:style-name="P4">
Author: None (Language: zh)</text:p>
      <text:p text:style-name="P4">
Publisher: None</text:p>
      <text:p text:style-name="P4">
Time: 2023-05-21T-15:57:00Z</text:p>
      <text:p text:style-name="P4">
Description: 随着航运业船队转型，变得更加利于气候保护，主要分布于亚洲地区的「船舶坟场」在未来几年内可能会获得空前的关注。</text:p>
      <text:p text:style-name="P4">
Videos: []</text:p>
      <text:p text:style-name="P4">
Images: ["<text:a xlink:type="simple" xlink:href="https://static.dw.com/image/65659690_303.jpg" text:style-name="Internet_20_link" text:visited-style-name="Visited_20_Internet_20_Link">
65659690_303.jpg</text:a>
", "<text:a xlink:type="simple" xlink:href="https://static.dw.com/image/38260708_303.jpg" text:style-name="Internet_20_link" text:visited-style-name="Visited_20_Internet_20_Link">
38260708_303.jpg</text:a>
", "<text:a xlink:type="simple" xlink:href="https://static.dw.com/image/38260838_303.jpg" text:style-name="Internet_20_link" text:visited-style-name="Visited_20_Internet_20_Link">
38260838_303.jpg</text:a>
", "<text:a xlink:type="simple" xlink:href="https://static.dw.com/image/38260797_303.jpg" text:style-name="Internet_20_link" text:visited-style-name="Visited_20_Internet_20_Link">
38260797_303.jpg</text:a>
", "<text:a xlink:type="simple" xlink:href="https://static.dw.com/image/38260750_303.jpg" text:style-name="Internet_20_link" text:visited-style-name="Visited_20_Internet_20_Link">
38260750_303.jpg</text:a>
", "<text:a xlink:type="simple" xlink:href="https://static.dw.com/image/38260762_303.jpg" text:style-name="Internet_20_link" text:visited-style-name="Visited_20_Internet_20_Link">
38260762_303.jpg</text:a>
", "<text:a xlink:type="simple" xlink:href="https://static.dw.com/image/38260826_303.jpg" text:style-name="Internet_20_link" text:visited-style-name="Visited_20_Internet_20_Link">
38260826_303.jpg</text:a>
", "<text:a xlink:type="simple" xlink:href="https://static.dw.com/image/38260730_303.jpg" text:style-name="Internet_20_link" text:visited-style-name="Visited_20_Internet_20_Link">
38260730_303.jpg</text:a>
", "<text:a xlink:type="simple" xlink:href="https://static.dw.com/image/38260850_303.jpg" text:style-name="Internet_20_link" text:visited-style-name="Visited_20_Internet_20_Link">
38260850_303.jpg</text:a>
", "<text:a xlink:type="simple" xlink:href="https://static.dw.com/image/38260878_303.jpg" text:style-name="Internet_20_link" text:visited-style-name="Visited_20_Internet_20_Link">
38260878_303.jpg</text:a>
", "<text:a xlink:type="simple" xlink:href="https://static.dw.com/image/38260696_303.jpg" text:style-name="Internet_20_link" text:visited-style-name="Visited_20_Internet_20_Link">
38260696_303.jpg</text:a>
"]</text:p>
      <text:p text:style-name="P4">
Subject: 科技环境</text:p>
      <text:p text:style-name="P4">
Subjects: ['温室效应气体']</text:p>
      <text:p text:style-name="P4">
Keywords: ['船只', '船舶墓地', '温室气体', '碳排放', '波罗的海国际航运公会', '香港公约', '拆船平台']</text:p>
      <text:p text:style-name="P4">
ID: 65669628</text:p>
      <!--METADATA-->
      <text:p text:style-name="P4">
<text:a xlink:type="simple" xlink:href="https://www.dw.com/zh/overlay/image/article/65669628/65659690" text:style-name="Internet_20_link" text:visited-style-name="Visited_20_Internet_20_Link">
 <draw:frame draw:style-name="fr1" draw:name="Image12" text:anchor-type="as-char" svg:width="6.9236in" svg:height="3.896998in" draw:z-index="0">
<draw:image xlink:href="../Images/dwzh/2023-05-21T-15-57-00Z/65659690_303.jpg" xlink:type="simple" xlink:show="embed" xlink:actuate="onLoad" draw:mime-type="image/jpeg"/>
</draw:frame>
</text:a>
</text:p>
      <text:p text:style-name="P4">
BBC乔治亚号货船停泊在德国施特拉尔松德市港口，由Strela修船厂进行维修</text:p>
      <text:p text:style-name="P4">
（德国之声中文网）总部设在哥本哈根附近城市巴格斯韦德的波罗的海国际航运公会（Bimco）周三（5月17日）报告：「从2023年到2032年的未来十年间，预计将有超过15000艘载重吨位高于6亿吨的船只被回收。」据Bimco的分析师拉斯穆森（NielsRasmussen）称，这比前十年的回收量高出一倍多。</text:p>
      <text:p text:style-name="P4">
根据Bimco的计算，在过去的十年里，全世界有7780艘载重吨位为2.85亿吨的船只被回收，其中大部分是90年代建造的。该协会报告写道：「在未来十年，2000年代建造的船只将成为主要回收来源。」并且指出：「与20世纪90年代相比，2000年代建造的船舶载重吨位是当时的两倍以上，预期这将推动回收利用的增长。」</text:p>
      <text:h text:style-name="P12" text:outline-level="3">
<text:span text:style-name="T4">
更严格的碳排放规定</text:span>
</text:h>
      <text:p text:style-name="P4">
Bimco认为，目前航运业所面临的更严格的 <text:a xlink:type="simple" xlink:href="https://www.dw.com/zh/zh/气候变化/t-41538394" text:style-name="Internet_20_link" text:visited-style-name="Visited_20_Internet_20_Link">
 </text:a>
规也是使回收需求增加的原因之一。据该协会称，绝大多数的船舶是在亚洲的孟加拉国、印度和巴基斯坦报废和再加工的。国际非政府组织「拆船平台」（ShipbreakingPlatform）多年来谴责这种做法一再导致环境破坏、侵犯人权、童工以及疾病和死亡等案例。</text:p>
      <text:p text:style-name="P4">
事实上，对环境无害、安全的拆船工作早该在全球范围内得到规范。根据记录，自2009年起就有一个与此相关的国际协议，德国在2019年批准了该协议。然而，这个所谓的香港公约（全名为香港国际安全与无害环境拆船公约）只有在至少15个国家批准加入，并且缔约国的合计商船总吨位不少于世界商船总吨位的40%才会生效。Bimco在孟加拉国也宣布将签署该公约后表示乐观，认为这项公约的生效日可能很快就会到来。</text:p>
      <ul>
        <li>
          <draw:frame draw:style-name="fr1" draw:name="Image13" text:anchor-type="as-char" svg:width="6.9236in" svg:height="3.896998in" draw:z-index="0">
            <draw:image xlink:href="../Images/dwzh/2023-05-21T-15-57-00Z/38260708_303.jpg" xlink:type="simple" xlink:show="embed" xlink:actuate="onLoad" draw:mime-type="image/jpeg"/>
          </draw:frame>
        </li>
      </ul>
      <h5>
世界上最危险的工作之一：南亚拆船工</h5>
      <text:h text:style-name="P12" text:outline-level="3">
<text:span text:style-name="T4">
政府的冷漠</text:span>
</text:h>
      <text:p text:style-name="P4">
图中一名孟加拉年轻工人站在吉大港（Chittagong）。这里的工人中，大约25%人是不满18岁的未成年人。但是南亚各国政府坐视不管，忽略工人的艰难处境。</text:p>
      <ul>
        <li>
          <draw:frame draw:style-name="fr1" draw:name="Image14" text:anchor-type="as-char" svg:width="6.9236in" svg:height="3.896998in" draw:z-index="0">
            <draw:image xlink:href="../Images/dwzh/2023-05-21T-15-57-00Z/38260838_303.jpg" xlink:type="simple" xlink:show="embed" xlink:actuate="onLoad" draw:mime-type="image/jpeg"/>
          </draw:frame>
        </li>
      </ul>
      <h5>
世界上最危险的工作之一：南亚拆船工</h5>
      <text:h text:style-name="P12" text:outline-level="3">
<text:span text:style-name="T4">
被剥削的人工</text:span>
</text:h>
      <text:p text:style-name="P4">
尽管往往比那些成年人工作的时间更长，这些童工和年轻工人薪水微薄得可怜。</text:p>
      <ul>
        <li>
          <draw:frame draw:style-name="fr1" draw:name="Image15" text:anchor-type="as-char" svg:width="6.9236in" svg:height="3.896998in" draw:z-index="0">
            <draw:image xlink:href="../Images/dwzh/2023-05-21T-15-57-00Z/38260797_303.jpg" xlink:type="simple" xlink:show="embed" xlink:actuate="onLoad" draw:mime-type="image/jpeg"/>
          </draw:frame>
        </li>
      </ul>
      <h5>
世界上最危险的工作之一：南亚拆船工</h5>
      <text:h text:style-name="P12" text:outline-level="3">
<text:span text:style-name="T4">
危险重重</text:span>
</text:h>
      <text:p text:style-name="P4">
工人们没有安全帽、安全鞋或者是护目镜等防护措施，经常发生重伤事件。</text:p>
      <ul>
        <li>
          <draw:frame draw:style-name="fr1" draw:name="Image16" text:anchor-type="as-char" svg:width="6.9236in" svg:height="3.896998in" draw:z-index="0">
            <draw:image xlink:href="../Images/dwzh/2023-05-21T-15-57-00Z/38260750_303.jpg" xlink:type="simple" xlink:show="embed" xlink:actuate="onLoad" draw:mime-type="image/jpeg"/>
          </draw:frame>
        </li>
      </ul>
      <h5>
世界上最危险的工作之一：南亚拆船工</h5>
      <text:h text:style-name="P12" text:outline-level="3">
<text:span text:style-name="T4">
突如其来的灾难</text:span>
</text:h>
      <text:p text:style-name="P4">
Sheju在吉大港的一家接受治疗。在一艘船上做工时发生火灾，他被严重烧伤。</text:p>
      <ul>
        <li>
          <draw:frame draw:style-name="fr1" draw:name="Image17" text:anchor-type="as-char" svg:width="6.9236in" svg:height="3.896998in" draw:z-index="0">
            <draw:image xlink:href="../Images/dwzh/2023-05-21T-15-57-00Z/38260762_303.jpg" xlink:type="simple" xlink:show="embed" xlink:actuate="onLoad" draw:mime-type="image/jpeg"/>
          </draw:frame>
        </li>
      </ul>
      <h5>
世界上最危险的工作之一：南亚拆船工</h5>
      <text:h text:style-name="P12" text:outline-level="3">
<text:span text:style-name="T4">
永远的痛</text:span>
</text:h>
      <text:p text:style-name="P4">
曾经的拆船工人Edris，他在拆船事故中失去了一条腿。</text:p>
      <ul>
        <li>
          <draw:frame draw:style-name="fr1" draw:name="Image18" text:anchor-type="as-char" svg:width="6.9236in" svg:height="3.896998in" draw:z-index="0">
            <draw:image xlink:href="../Images/dwzh/2023-05-21T-15-57-00Z/38260826_303.jpg" xlink:type="simple" xlink:show="embed" xlink:actuate="onLoad" draw:mime-type="image/jpeg"/>
          </draw:frame>
        </li>
      </ul>
      <h5>
世界上最危险的工作之一：南亚拆船工</h5>
      <text:h text:style-name="P12" text:outline-level="3">
<text:span text:style-name="T4">
污染环境</text:span>
</text:h>
      <text:p text:style-name="P4">
不仅仅是工人们要在危险的环境下作业，当地的环境也受到污染。拆管工地周边大面积地区的地下水和土壤受到重油、铅等有毒物质的污染。</text:p>
      <ul>
        <li>
          <draw:frame draw:style-name="fr1" draw:name="Image19" text:anchor-type="as-char" svg:width="6.9236in" svg:height="3.896998in" draw:z-index="0">
            <draw:image xlink:href="../Images/dwzh/2023-05-21T-15-57-00Z/38260730_303.jpg" xlink:type="simple" xlink:show="embed" xlink:actuate="onLoad" draw:mime-type="image/jpeg"/>
          </draw:frame>
        </li>
      </ul>
      <h5>
世界上最危险的工作之一：南亚拆船工</h5>
      <text:h text:style-name="P12" text:outline-level="3">
<text:span text:style-name="T4">
惨重的代价</text:span>
</text:h>
      <text:p text:style-name="P4">
这里的生态系统受到严重破坏，农业或渔业资源几乎消失了。</text:p>
      <ul>
        <li>
          <draw:frame draw:style-name="fr1" draw:name="Image20" text:anchor-type="as-char" svg:width="6.9236in" svg:height="3.896998in" draw:z-index="0">
            <draw:image xlink:href="../Images/dwzh/2023-05-21T-15-57-00Z/38260850_303.jpg" xlink:type="simple" xlink:show="embed" xlink:actuate="onLoad" draw:mime-type="image/jpeg"/>
          </draw:frame>
        </li>
      </ul>
      <h5>
世界上最危险的工作之一：南亚拆船工</h5>
      <text:h text:style-name="P12" text:outline-level="3">
<text:span text:style-name="T4">
移民劳工</text:span>
</text:h>
      <text:p text:style-name="P4">
印度的阿朗镇（Alang）是世界上最大的拆船港。这里几乎所有的劳工都是来自印度北部的移民。2009年至今，他们拆了超过2600艘船。</text:p>
      <ul>
        <li>
          <draw:frame draw:style-name="fr1" draw:name="Image21" text:anchor-type="as-char" svg:width="6.9236in" svg:height="3.896998in" draw:z-index="0">
            <draw:image xlink:href="../Images/dwzh/2023-05-21T-15-57-00Z/38260878_303.jpg" xlink:type="simple" xlink:show="embed" xlink:actuate="onLoad" draw:mime-type="image/jpeg"/>
          </draw:frame>
        </li>
      </ul>
      <h5>
世界上最危险的工作之一：南亚拆船工</h5>
      <text:h text:style-name="P12" text:outline-level="3">
<text:span text:style-name="T4">
困顿的生活</text:span>
</text:h>
      <text:p text:style-name="P4">
工人们的生活空间狭窄，没有电，也没有自来水。</text:p>
      <ul>
        <li>
          <draw:frame draw:style-name="fr1" draw:name="Image22" text:anchor-type="as-char" svg:width="6.9236in" svg:height="3.896998in" draw:z-index="0">
            <draw:image xlink:href="../Images/dwzh/2023-05-21T-15-57-00Z/38260696_303.jpg" xlink:type="simple" xlink:show="embed" xlink:actuate="onLoad" draw:mime-type="image/jpeg"/>
          </draw:frame>
        </li>
      </ul>
      <h5>
世界上最危险的工作之一：南亚拆船工</h5>
      <text:h text:style-name="P12" text:outline-level="3">
<text:span text:style-name="T4">
轮船“墓地”</text:span>
</text:h>
      <text:p text:style-name="P4">
拆船工地提供了就业机会。场面壮观的拆解场面也吸引了不少前来参观拍照的游客。</text:p>
      <text:p text:style-name="P4">
作者: Rodion Ebbighause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德新社）</text:p>
      <text:p text:style-name="P4">
Source: <text:a xlink:type="simple" xlink:href="https://www.dw.com/zh/航运公会：到2032年船舶回收将翻倍/a-65669628" text:style-name="Internet_20_link" text:visited-style-name="Visited_20_Internet_20_Link">
https://www.dw.com/zh/航运公会：到2032年船舶回收将翻倍/a-65669628?maca=chi-rss-chi-all-1127-rdf</text:a>
</text:p>
      <!--NEWS-->
      <text:h text:style-name="P10" text:outline-level="1">
<text:span text:style-name="T4">
美国债务上限如何影响全球经济？</text:span>
</text:h>
      <text:p text:style-name="P4">
Author: None (Language: zh)</text:p>
      <text:p text:style-name="P4">
Publisher: None</text:p>
      <text:p text:style-name="P4">
Time: 2023-05-21T-17:57:00Z</text:p>
      <text:p text:style-name="P4">
Description: 拜登的经济顾问警告称，即使是“短暂的”违约也会使美国经济损失50万个工作岗位。“长期”违约则将使美国GDP暴跌6%，可能严重削弱全球贸易，并使世界其他地区陷入深度衰退。</text:p>
      <text:p text:style-name="P4">
Videos: []</text:p>
      <text:p text:style-name="P4">
Images: ["<text:a xlink:type="simple" xlink:href="https://static.dw.com/image/59083032_303.jpg" text:style-name="Internet_20_link" text:visited-style-name="Visited_20_Internet_20_Link">
59083032_303.jpg</text:a>
", "<text:a xlink:type="simple" xlink:href="https://static.dw.com/image/64060116_401.jpg" text:style-name="Internet_20_link" text:visited-style-name="Visited_20_Internet_20_Link">
64060116_401.jpg</text:a>
"]</text:p>
      <text:p text:style-name="P4">
Subject: 经济纵横</text:p>
      <text:p text:style-name="P4">
Subjects: ['奥巴马', '美国']</text:p>
      <text:p text:style-name="P4">
Keywords: ['美国', '债务上限', '拜登政府', '全球经济']</text:p>
      <text:p text:style-name="P4">
ID: 65661380</text:p>
      <!--METADATA-->
      <text:p text:style-name="P4">
<text:a xlink:type="simple" xlink:href="https://www.dw.com/zh/overlay/image/article/65661380/59083032" text:style-name="Internet_20_link" text:visited-style-name="Visited_20_Internet_20_Link">
 <draw:frame draw:style-name="fr1" draw:name="Image23" text:anchor-type="as-char" svg:width="6.9236in" svg:height="3.896998in" draw:z-index="0">
<draw:image xlink:href="../Images/dwzh/2023-05-21T-17-57-00Z/59083032_303.jpg" xlink:type="simple" xlink:show="embed" xlink:actuate="onLoad" draw:mime-type="image/jpeg"/>
</draw:frame>
</text:a>
</text:p>
      <text:p text:style-name="P4">
美国政府违约可能会严重削弱全球贸易，并使世界其他地区陷入深度衰退</text:p>
      <text:p text:style-name="P4">
（德国之声中文网）如果美国国会未能在月底前提高债务上限，美国财政部就可能无法支付政府账单。假如发生的这样的情况，全球经济会受到怎样的影响？</text:p>
      <text:h text:style-name="P12" text:outline-level="3">
<text:span text:style-name="T4">
<text:span text:style-name="T4">
什么是美国联邦债务上限？</text:span>
</text:span>
</text:h>
      <text:p text:style-name="P4">
美国国会于 1917 年首次引入债务上限--指美国财政部可以承担的国家债务数额。这项措施意味着政府不再需要国会批准每笔债务的发行。公共债务法案随后于1939 年和 1941 年获得通过。</text:p>
      <text:p text:style-name="P4">
在过去的70年里，债务上限已经被提高了78次，其中包括2011年，当时美国未能就新的上限达成一致，导致标普下调美国主权信用评级，引发借贷成本上升。</text:p>
      <text:p text:style-name="P4">
今年1 月份美国政府遭遇了 31.4 万亿美元的当前债务上限，但财政部采取了非常措施，使其能够继续为政府活动提供资金。</text:p>
      <text:p text:style-name="P4">
下一个关键期限是即将到来的 6 月1日，届时国会必须再次提高上限，否则美国政府可能会开始耗尽资金并拖欠债务。</text:p>
      <text:p text:style-name="P4">
民主党和共和党之间正在进行激烈的对峙。共和党希望白宫同意全面削减公共开支以及进行其他改革。</text:p>
      <text:p text:style-name="P4">
共和党高层领导人上周二（5月9日）在白宫会见了美国总统拜登，试图解决争端，但会谈没有取得重大突破。</text:p>
      <text:h text:style-name="P12" text:outline-level="3">
<text:span text:style-name="T4">
<text:span text:style-name="T4">
美国政府违约将产生什么后果？</text:span>
</text:span>
</text:h>
      <text:p text:style-name="P4">
美国财政部长耶伦上周日警告称，这场僵局实际上是"一把指着美国人民和美国经济的脑袋的枪"。</text:p>
      <text:p text:style-name="P4">
她说，如果不能提高债务上限，"金融和经济混乱将接踵而至"。</text:p>
      <text:p text:style-name="P4">
<text:a xlink:type="simple" xlink:href="https://www.dw.com/zh/zh/美国财长六月一日起美国政府将面临债务违约风险/a-65491279" text:style-name="Internet_20_link" text:visited-style-name="Visited_20_Internet_20_Link">
 </text:a>
--此举将对美国和全球经济产生深远影响。</text:p>
      <text:p text:style-name="P4">
资金短缺将迫使美国财政部可能节省开支，以便首先支付债务和利息。</text:p>
      <text:p text:style-name="P4">
这可能意味着延迟支付包括教师在内的数千万公共部门职员的工资。</text:p>
      <text:p text:style-name="P4">
针对包括退伍军人在内的年长和弱势美国人的社会保障金和医疗补贴也可能被暂停。</text:p>
      <text:p text:style-name="P4">
尽管任何未偿还债务都可能是暂时的，但拜登的经济顾问警告称，即使是"短暂的"违约也会使美国经济损失 50万个工作岗位。</text:p>
      <text:p text:style-name="P4">
他们认为，"长期"违约将使 GDP 暴跌 6%，并导致数万家企业和约 830 万个工作岗位流失--几乎与 2008 年金融危机期间一样多。</text:p>
      <text:p text:style-name="P4">
在最坏的情况下，美国将不得不在 7 月或 8 月之前完全停止借贷，这将进一步冲击全球金融市场。</text:p>
      <text:p text:style-name="P4">
投资者随后会质疑美国债券的价值。长期以来，美国债券被视为最安全的投资之一，是世界金融体系的基石。</text:p>
      <text:p text:style-name="P4">
美国政府违约可能会严重削弱全球贸易，并使世界其他地区陷入深度衰退。</text:p>
      <text:p text:style-name="P4">
更严重的违约将导致美元大幅贬值，导致汇率混乱波动，并推高石油和其他大宗商品的价格。</text:p>
      <text:p text:style-name="P4">
全球通货膨胀很可能再次上升。由于金融体系内缺乏信任，已经受疫情影响的供应链问题可能雪上加霜。</text:p>
      <text:p text:style-name="P4">
<draw:frame draw:style-name="fr1" draw:name="Image24" text:anchor-type="as-char" svg:width="6.9236in" svg:height="3.896998in" draw:z-index="0">
<draw:image xlink:href="../Images/dwzh/2023-05-21T-17-57-00Z/64060116_401.jpg" xlink:type="simple" xlink:show="embed" xlink:actuate="onLoad" draw:mime-type="image/jpeg"/>
</draw:frame>
</text:p>
      <text:h text:style-name="P12" text:outline-level="3">
<text:span text:style-name="T4">
<text:span text:style-name="T4">
美国两党谈判进展如何？</text:span>
</text:span>
</text:h>
      <text:p text:style-name="P4">
众议院议长麦卡锡和共和党拒绝在不全面削减预算的情况下 <text:a xlink:type="simple" xlink:href="https://www.dw.com/zh/zh/美国触及债务上限-两党对峙引发经济担忧/a-64462461" text:style-name="Internet_20_link" text:visited-style-name="Visited_20_Internet_20_Link">
 </text:a>
 。</text:p>
      <text:p text:style-name="P4">
共和党领导的众议院在 4 月下旬投票决定削减价值约 4.8 万亿美元的拟议预算法案，该法案将取消对清洁能源投资的税收减免，并推翻拜登免除学生贷款债务的计划。</text:p>
      <text:p text:style-name="P4">
然而，该法案不可能在民主党占多数的参议院获得通过。</text:p>
      <text:p text:style-name="P4">
拜登至今拒绝谈判，称 <text:a xlink:type="simple" xlink:href="https://www.dw.com/zh/zh/为避免政府停摆-美国众议院强推取消债务上限/a-59262024" text:style-name="Internet_20_link" text:visited-style-name="Visited_20_Internet_20_Link">
 </text:a>
，然后他将讨论可能的预算削减。</text:p>
      <text:p text:style-name="P4">
拜登希望共和党人公开承诺美国不会违约，并且有能力通过持续借贷来支付所有账单。</text:p>
      <text:p text:style-name="P4">
在拜登 2011 年担任副总统期间，奥巴马政府被迫向共和党人做出痛苦的让步以避免违约，拜登希望避免重蹈覆辙。</text:p>
      <text:p text:style-name="P4">
拜登的预算计划将在十年内削减近 3 万亿美元的赤字，主要是通过对富人增税--而共和党不太可能同意这一点。</text:p>
      <text:p text:style-name="P4">
在上周二拜登与共和党和民主党高级领导人的会谈失败后，麦卡锡估计双方只有短短两周的时间来达成一项随后可以由国会通过的协议。</text:p>
      <text:p text:style-name="P4">
然而，一些分析师仍然认为债务上限的到期应推迟到 9 月 30 日，以避免立即出现违约风险。</text:p>
      <text:h text:style-name="P12" text:outline-level="3">
<text:span text:style-name="T4">
<text:span text:style-name="T4">
拜登可以援引宪法14条修正案吗？</text:span>
</text:span>
</text:h>
      <text:p text:style-name="P4">
理论上，总统可以援引美国宪法第14 条修正案，该修正案规定"法律授权的美国公共债务的有效性……不得受到质疑。"</text:p>
      <text:p text:style-name="P4">
一些分析人士认为，拜登可以争辩说，他有避免违约的宪法义务，因此可以突破债务上限，继续国会已经批准的支出。</text:p>
      <text:p text:style-name="P4">
然而，此举几乎肯定会导致长期的法律纠纷，这可能会扰乱金融市场。</text:p>
      <text:p text:style-name="P4">
共和党人警告称，拜登不能单方面行动，解决方案必须通过国会。</text:p>
      <text:p text:style-name="P4">
本周，一个公共部门工人工会起诉财政部长耶伦和拜登，要求他们根据宪法义务无视债务上限。</text:p>
      <text:p text:style-name="P4">
该诉讼试图确保在发生违约并优先偿还债务时工人的收入不会因此受到惩罚。（法新社、德新社）</text:p>
      <text:p text:style-name="P4">
Source: <text:a xlink:type="simple" xlink:href="https://www.dw.com/zh/美国债务上限如何影响全球经济？/a-65661380" text:style-name="Internet_20_link" text:visited-style-name="Visited_20_Internet_20_Link">
https://www.dw.com/zh/美国债务上限如何影响全球经济？/a-65661380?maca=chi-rss-chi-all-1127-rdf</text:a>
</text:p>
      <!--NEWS-->
      <text:h text:style-name="P10" text:outline-level="1">
<text:span text:style-name="T4">
世界气象组织警告：未来五年将创下最热记录</text:span>
</text:h>
      <text:p text:style-name="P4">
Author: None (Language: zh)</text:p>
      <text:p text:style-name="P4">
Publisher: None</text:p>
      <text:p text:style-name="P4">
Time: 2023-05-21T-20:56:00Z</text:p>
      <text:p text:style-name="P4">
Description: 世界气象组织表示，厄尔尼诺和温室气体的综合影响将导致气温飙升，并警告说：“我们需要做好准备。”</text:p>
      <text:p text:style-name="P4">
Videos: []</text:p>
      <text:p text:style-name="P4">
Images: ["<text:a xlink:type="simple" xlink:href="https://static.dw.com/image/65663232_303.jpg" text:style-name="Internet_20_link" text:visited-style-name="Visited_20_Internet_20_Link">
65663232_303.jpg</text:a>
"]</text:p>
      <text:p text:style-name="P4">
Subject: 科技环境</text:p>
      <text:p text:style-name="P4">
Subjects: ['气候变化', '温室效应气体', '环境保护']</text:p>
      <text:p text:style-name="P4">
Keywords: ['世界气象组织', '警告', '最热记录', '厄尔尼诺', '温室气体', '气候变化']</text:p>
      <text:p text:style-name="P4">
ID: 65668526</text:p>
      <!--METADATA-->
      <text:p text:style-name="P4">
<text:a xlink:type="simple" xlink:href="https://www.dw.com/zh/overlay/image/article/65668526/65663232" text:style-name="Internet_20_link" text:visited-style-name="Visited_20_Internet_20_Link">
 <draw:frame draw:style-name="fr1" draw:name="Image25" text:anchor-type="as-char" svg:width="6.9236in" svg:height="3.896998in" draw:z-index="0">
<draw:image xlink:href="../Images/dwzh/2023-05-21T-20-56-00Z/65663232_303.jpg" xlink:type="simple" xlink:show="embed" xlink:actuate="onLoad" draw:mime-type="image/jpeg"/>
</draw:frame>
</text:a>
</text:p>
      <text:p text:style-name="P4">
（德国之声中文网）联合国世界气象组织（WMO）周三（5月17日）警告说，未来五年预计将是有记录以来最热的时期。该组织表示，温室气体和厄尔尼诺现象（一种自然发生的天气现象）的综合影响将导致2023 年至 2027 年气温飙升。</text:p>
      <text:p text:style-name="P4">
世界气象组织秘书长塔拉斯（PetteriTaalas）说："预计未来几个月将出现让地球变暖的厄尔尼诺现象，这将与人类造成的气候变化相结合，将全球气温推向未知领域。"</text:p>
      <text:p text:style-name="P4">
厄尔尼诺和拉尼娜是在世界许多地区助长极端天气的气候模式。通常，厄尔尼诺现象会推高全球平均气温，而拉尼娜现象则具有降温作用。</text:p>
      <text:p text:style-name="P4">
"世界气象组织正在发出警报，我们将以越来越频繁的方式暂时突破 1.5°C水平。"塔拉斯警告说，这将对健康、粮食安全、水资源管理和自然环境产生"深远影响"。"我们需要做好准备。" 这位教授警告说。</text:p>
      <text:p text:style-name="P4">
这份新报告是在 5月22日至6月2日举行的世界气象大会之前发布的，该大会将讨论如何加强气象服务以支持适应气候变化。</text:p>
      <text:h text:style-name="P12" text:outline-level="3">
<text:span text:style-name="T4">
联合国：“气候定时炸弹正在滴答作响”</text:span>
</text:h>
      <text:h text:style-name="P12" text:outline-level="3">
<text:span text:style-name="T4">
<text:span text:style-name="T4">
世界气象组织未来五年预测</text:span>
</text:span>
</text:h>
      <text:p text:style-name="P4">
根据的数据，预计2023年至 2027年间全球近地表年平均温度将比1850年至1900年的平均值高1.1°C至1.8°C -- 这被视为基线，因为它是人类活动产生温室气体之前的气温。</text:p>
      <text:p text:style-name="P4">
预计在接下来的五个北半球冬季，北极变暖水平将是全球平均水平的三倍多。据预测，北非、北欧、阿拉斯加和西伯利亚北部的降雨量将增加，而亚马逊和澳大利亚部分地区的降雨量则相反。</text:p>
      <text:p text:style-name="P4">
2022年的全球平均温度比1850-1900年的平均温度高 1.15C。</text:p>
      <text:p text:style-name="P4">
根据世界气象组织的数据，有记录以来最热的8年都在2015年至 2022年之间，其中2016年是最热的一年。</text:p>
      <text:h text:style-name="P12" text:outline-level="3">
<text:span text:style-name="T4">
南极冰山崩裂 面积相当于大伦敦区</text:span>
</text:h>
      <text:p text:style-name="P4">
（法新社、路透社、德新社）</text:p>
      <text:p text:style-name="P4">
Source: <text:a xlink:type="simple" xlink:href="https://www.dw.com/zh/世界气象组织警告：未来五年将创下最热记录/a-65668526" text:style-name="Internet_20_link" text:visited-style-name="Visited_20_Internet_20_Link">
https://www.dw.com/zh/世界气象组织警告：未来五年将创下最热记录/a-65668526?maca=chi-rss-chi-all-1127-rdf</text:a>
</text:p>
      <!--NEWS-->
      <text:h text:style-name="P10" text:outline-level="1">
<text:span text:style-name="T4">
印度狂买打折原油后 俄罗斯看着一大堆卢比发愁</text:span>
</text:h>
      <text:p text:style-name="P4">
Author: None (Language: zh)</text:p>
      <text:p text:style-name="P4">
Publisher: None</text:p>
      <text:p text:style-name="P4">
Time: 2023-05-21T07:56:00Z</text:p>
      <text:p text:style-name="P4">
Description: 由于制裁切断了俄罗斯主要银行与西方大部分支付系统的联系，印度怎样支付从俄罗斯进口原油的方式成为一项挑战。人民币可能成为一种解决方案吗？</text:p>
      <text:p text:style-name="P4">
Videos: []</text:p>
      <text:p text:style-name="P4">
Images: ["<text:a xlink:type="simple" xlink:href="https://static.dw.com/image/61980687_303.jpg" text:style-name="Internet_20_link" text:visited-style-name="Visited_20_Internet_20_Link">
61980687_303.jpg</text:a>
", "<text:a xlink:type="simple" xlink:href="https://static.dw.com/image/62621168_401.jpg" text:style-name="Internet_20_link" text:visited-style-name="Visited_20_Internet_20_Link">
62621168_401.jpg</text:a>
"]</text:p>
      <text:p text:style-name="P4">
Subject: 经济纵横</text:p>
      <text:p text:style-name="P4">
Subjects: []</text:p>
      <text:p text:style-name="P4">
Keywords: ['俄罗斯', '乌克兰', '印度', '普京', '中美关系', '俄罗斯入侵乌克兰']</text:p>
      <text:p text:style-name="P4">
ID: 65647590</text:p>
      <!--METADATA-->
      <text:p text:style-name="P4">
<text:a xlink:type="simple" xlink:href="https://www.dw.com/zh/overlay/image/article/65647590/61980687" text:style-name="Internet_20_link" text:visited-style-name="Visited_20_Internet_20_Link">
 <draw:frame draw:style-name="fr1" draw:name="Image26" text:anchor-type="as-char" svg:width="6.9236in" svg:height="3.896998in" draw:z-index="0">
<draw:image xlink:href="../Images/dwzh/2023-05-21T07-56-00Z/61980687_303.jpg" xlink:type="simple" xlink:show="embed" xlink:actuate="onLoad" draw:mime-type="image/jpeg"/>
</draw:frame>
</text:a>
</text:p>
      <text:p text:style-name="P4">
俄罗斯已成为印度最大的原油供应国</text:p>
      <text:p text:style-name="P4">
（德国之声中文网）在莫斯科入侵乌克兰引致西方制裁，迫使俄罗斯以折扣价销售原油后，印度在过去一年中已成为俄罗斯石油的主要买家。根据船舶追踪公司 Vortexa的数据，这个南亚国家4月份从俄罗斯进口的石油超过历史记录。</text:p>
      <text:p text:style-name="P4">
事实上，俄罗斯上个月成为印度最大的原油供应国，其供应量超过伊拉克和沙特阿拉伯的总和。而在去年 2 月乌克兰战争爆发之前，印度从俄罗斯购买的石油很少。</text:p>
      <text:p text:style-name="P4">
但随着制裁切断俄罗斯主要银行与西方大部分支付系统的联系，寻找支付俄罗斯原油的方式成为一项挑战。在过去的一年里，印度进口商一直在以印度卢比购买俄罗斯石油和其他商品，但西方发起的货币限制意味着俄罗斯企业无法将卢比转换成西方国家的货币如美元或者欧元。</text:p>
      <text:h text:style-name="P12" text:outline-level="3">
<text:span text:style-name="T4">
<text:span text:style-name="T4">
俄罗斯正为一大堆卢比发愁</text:span>
</text:span>
</text:h>
      <text:p text:style-name="P4">
与此同时，趁机抢购打折原油扩大了印度对俄罗斯本已庞大的贸易逆差。</text:p>
      <text:p text:style-name="P4">
根据印度商务和工业部的数据，在2022-23 财年的前11个月，印度从俄罗斯的进口额接近 415 亿美元，而出口额仅为 28亿美元。这使得俄罗斯石油公司和银行在他们的印度银行账户中留下了数十亿卢比--他们正在为使用这一大堆现金发愁。</text:p>
      <text:p text:style-name="P4">
"我认为这种情况不会持续太久，"新德里观察家研究基金会 (ORF) 的研究员和俄罗斯问题专家乌尼克里希南（NandanUnnikrishnan）告诉德国之声， "如果双方不能解决这个问题，不仅会影响石油的购买，还会影响一切问题。"</text:p>
      <text:p text:style-name="P4">
俄罗斯外长拉夫罗夫近日在印度果阿邦出席上海合作组织会议时也就此发表了评论。彭博社报道中援引了他的讲话："我们需要使用这笔钱。为此，这些卢比必须以另一种货币进行转账，现在我们正在讨论这个问题。"</text:p>
      <text:h text:style-name="P12" text:outline-level="3">
<text:span text:style-name="T4">
<text:span text:style-name="T4">
印度和俄罗斯的紧密关系让西方担忧</text:span>
</text:span>
</text:h>
      <text:p text:style-name="P4">
据彭博社报道，支付机制的不确定性也妨碍印度的武器进口。新德里和莫斯科有着长期的政治和军事方面的联系。</text:p>
      <text:p text:style-name="P4">
印度是俄罗斯武器的主要买家，尽管它也一直在努力使其军事装备来源多样化，近年来越来越多地转向美国和法国等国家购买。根据斯德哥尔摩国际和平研究所的数据，自2017年以来，新德里在武器进口上花费的183亿美元中，俄罗斯占了85亿美元。双方还在就达成自由贸易协定进行谈判。</text:p>
      <text:p text:style-name="P4">
迄今为止， <text:a xlink:type="simple" xlink:href="https://www.dw.com/zh/zh/调查如何看乌克兰战争各国差别大/a-64798559" text:style-name="Internet_20_link" text:visited-style-name="Visited_20_Internet_20_Link">
 </text:a>
。新德里多次在联合国针对莫斯科的决议中投弃权票。不过，它呼吁通过对话和平解决冲突。</text:p>
      <text:p text:style-name="P4">
与此同时，西方国家对印度和俄罗斯贸易关系的加强感到担忧，因为他们担心这会破坏对莫斯科实施的严厉制裁效果。</text:p>
      <text:p text:style-name="P4">
<draw:frame draw:style-name="fr1" draw:name="Image27" text:anchor-type="as-char" svg:width="6.9236in" svg:height="3.896998in" draw:z-index="0">
<draw:image xlink:href="../Images/dwzh/2023-05-21T07-56-00Z/62621168_401.jpg" xlink:type="simple" xlink:show="embed" xlink:actuate="onLoad" draw:mime-type="image/jpeg"/>
</draw:frame>
</text:p>
      <text:p text:style-name="P4">
俄罗斯人正在为如何使用一大堆印度卢比愁</text:p>
      <text:h text:style-name="P12" text:outline-level="3">
<text:span text:style-name="T4">
<text:span text:style-name="T4">
人民币是一种解决方案吗？</text:span>
</text:span>
</text:h>
      <text:p text:style-name="P4">
除了印度卢比，阿联酋货币迪拉姆和人民币被一些人视为解决印度和俄罗斯之间贸易的潜在货币选择。</text:p>
      <text:p text:style-name="P4">
"俄罗斯想要有一种货币，可以用来购买其经济所需的商品……问题是如何找出这种货币来。" 乌尼克里希南说，"俄罗斯人会很乐意使用人民币。"他还指出，俄中两国双边贸易额以千亿美元计。</text:p>
      <text:p text:style-name="P4">
2022年，俄中贸易额创下1900亿美元的历史新高。</text:p>
      <text:p text:style-name="P4">
但乌尼克里希南指出， <text:a xlink:type="simple" xlink:href="https://www.dw.com/zh/zh/印度眼中的安全威胁中国第一美国第二/a-64435242" text:style-name="Internet_20_link" text:visited-style-name="Visited_20_Internet_20_Link">
 </text:a>
，新德里不会愿意允许以人民币进行贸易结算。路透社今年3月还援引印度官员的话说，印度政府已要求本国银行和企业避免使用人民币支付俄罗斯进口商品。</text:p>
      <text:p text:style-name="P4">
另一种选择是使用阿联酋货币迪拉姆支付印度从俄罗斯进口的商品，但专家表示，由于该货币对西方制裁的敏感性，这可能不是一个切实可行的长期解决方案。</text:p>
      <text:p text:style-name="P4">
乌尼克里希南强调，印度和俄罗斯可以提出替代解决方案，例如将卢比有效地投资于合资企业，生产对俄罗斯有用或可以出口到世界其他地区的商品。乌尼克里希南说："有多种方式可以使用这些巨款，双方只需要表现出可以达成协议的政治意愿。"</text:p>
      <text:h text:style-name="P12" text:outline-level="3">
<text:span text:style-name="T4">
印度对俄罗斯石油的胃口越来越大</text:span>
</text:h>
      <text:p text:style-name="P4">
Source: <text:a xlink:type="simple" xlink:href="https://www.dw.com/zh/印度狂买打折原油后-俄罗斯看着一大堆卢比发愁/a-65647590" text:style-name="Internet_20_link" text:visited-style-name="Visited_20_Internet_20_Link">
https://www.dw.com/zh/印度狂买打折原油后-俄罗斯看着一大堆卢比发愁/a-65647590?maca=chi-rss-chi-all-1127-rdf</text:a>
</text:p>
      <!--NEWS-->
      <text:h text:style-name="P10" text:outline-level="1">
<text:span text:style-name="T4">
全球育儿成本韩国最高：钱都花在课外班了</text:span>
</text:h>
      <text:p text:style-name="P4">
Author: None (Language: zh)</text:p>
      <text:p text:style-name="P4">
Publisher: None</text:p>
      <text:p text:style-name="P4">
Time: 2023-05-21T07:57:00Z</text:p>
      <text:p text:style-name="P4">
Description: 研究显示，韩国是全球育儿成本最高的国家，为GDP的7.79倍，大量花费来自大量的课外补习班。中国位居第二，养育一个孩子到18岁的成本是人均GDP的6.9倍，其次是德国（3.64倍）和法国（2.24倍）。</text:p>
      <text:p text:style-name="P4">
Videos: []</text:p>
      <text:p text:style-name="P4">
Images: ["<text:a xlink:type="simple" xlink:href="https://static.dw.com/image/59044633_303.jpg" text:style-name="Internet_20_link" text:visited-style-name="Visited_20_Internet_20_Link">
59044633_303.jpg</text:a>
", "<text:a xlink:type="simple" xlink:href="https://static.dw.com/image/64040169_401.jpg" text:style-name="Internet_20_link" text:visited-style-name="Visited_20_Internet_20_Link">
64040169_401.jpg</text:a>
", "<text:a xlink:type="simple" xlink:href="https://static.dw.com/image/50412473_303.jpg" text:style-name="Internet_20_link" text:visited-style-name="Visited_20_Internet_20_Link">
50412473_303.jpg</text:a>
", "<text:a xlink:type="simple" xlink:href="https://static.dw.com/image/50412990_303.jpg" text:style-name="Internet_20_link" text:visited-style-name="Visited_20_Internet_20_Link">
50412990_303.jpg</text:a>
", "<text:a xlink:type="simple" xlink:href="https://static.dw.com/image/50412691_303.jpg" text:style-name="Internet_20_link" text:visited-style-name="Visited_20_Internet_20_Link">
50412691_303.jpg</text:a>
", "<text:a xlink:type="simple" xlink:href="https://static.dw.com/image/50412671_303.jpg" text:style-name="Internet_20_link" text:visited-style-name="Visited_20_Internet_20_Link">
50412671_303.jpg</text:a>
", "<text:a xlink:type="simple" xlink:href="https://static.dw.com/image/50412486_303.jpg" text:style-name="Internet_20_link" text:visited-style-name="Visited_20_Internet_20_Link">
50412486_303.jpg</text:a>
", "<text:a xlink:type="simple" xlink:href="https://static.dw.com/image/50412623_303.jpg" text:style-name="Internet_20_link" text:visited-style-name="Visited_20_Internet_20_Link">
50412623_303.jpg</text:a>
", "<text:a xlink:type="simple" xlink:href="https://static.dw.com/image/50412739_303.jpg" text:style-name="Internet_20_link" text:visited-style-name="Visited_20_Internet_20_Link">
50412739_303.jpg</text:a>
", "<text:a xlink:type="simple" xlink:href="https://static.dw.com/image/50412575_303.jpg" text:style-name="Internet_20_link" text:visited-style-name="Visited_20_Internet_20_Link">
50412575_303.jpg</text:a>
", "<text:a xlink:type="simple" xlink:href="https://static.dw.com/image/50412659_303.jpg" text:style-name="Internet_20_link" text:visited-style-name="Visited_20_Internet_20_Link">
50412659_303.jpg</text:a>
", "<text:a xlink:type="simple" xlink:href="https://static.dw.com/image/50412546_303.jpg" text:style-name="Internet_20_link" text:visited-style-name="Visited_20_Internet_20_Link">
50412546_303.jpg</text:a>
", "<text:a xlink:type="simple" xlink:href="https://static.dw.com/image/50412871_303.jpg" text:style-name="Internet_20_link" text:visited-style-name="Visited_20_Internet_20_Link">
50412871_303.jpg</text:a>
", "<text:a xlink:type="simple" xlink:href="https://static.dw.com/image/50412859_303.jpg" text:style-name="Internet_20_link" text:visited-style-name="Visited_20_Internet_20_Link">
50412859_303.jpg</text:a>
"]</text:p>
      <text:p text:style-name="P4">
Subject: 文化经纬</text:p>
      <text:p text:style-name="P4">
Subjects: []</text:p>
      <text:p text:style-name="P4">
Keywords: ['韩国', '朝鲜']</text:p>
      <text:p text:style-name="P4">
ID: 65674902</text:p>
      <!--METADATA-->
      <text:p text:style-name="P4">
<text:a xlink:type="simple" xlink:href="https://www.dw.com/zh/overlay/image/article/65674902/59044633" text:style-name="Internet_20_link" text:visited-style-name="Visited_20_Internet_20_Link">
 <draw:frame draw:style-name="fr1" draw:name="Image28" text:anchor-type="as-char" svg:width="6.9236in" svg:height="3.896998in" draw:z-index="0">
<draw:image xlink:href="../Images/dwzh/2023-05-21T07-57-00Z/59044633_303.jpg" xlink:type="simple" xlink:show="embed" xlink:actuate="onLoad" draw:mime-type="image/jpeg"/>
</draw:frame>
</text:a>
</text:p>
      <text:p text:style-name="P4">
孩子们通常4岁时就开始上课学英语</text:p>
      <text:p text:style-name="P4">
（德国之声中文网）根据最近的一项研究，韩国是世界上养育一个孩子到18岁成本最高的国家，这一发现解释了该国的生育率下降和迫在眉睫的人口危机。</text:p>
      <text:p text:style-name="P4">
据韩国《朝鲜日报》报道，位于北京的育娲人口研究智库的年度研究报告将韩国列为全球育儿成本最高的国家，其成本是人均国内生产总值（GDP）的7.79倍。这相当于3.65亿韩元（相当于251,562欧元或271,957美元）。</text:p>
      <text:p text:style-name="P4">
<text:a xlink:type="simple" xlink:href="https://www.dw.com/zh/zh/報告中國育兒成本是世界第二高/a-65478032" text:style-name="Internet_20_link" text:visited-style-name="Visited_20_Internet_20_Link">
 </text:a>
，其次是德国（3.64倍）和法国（2.24倍）。</text:p>
      <text:p text:style-name="P4">
在育儿开支上升的同时，韩国作为世界第10大经济体，其婴儿出生数量走向另一个方向。3月公布的数据显示，该国的生育率为0.78，这意味着每100名妇女的一生中仅有78名婴儿出生。这是全球最低生育率。与韩国2000年的生育率1.48相比大幅下降。1980年，韩国的生育率为2.82，1960年为5.95。专家警告说，韩国需要保持2.1的生育率，才能维持人口稳定，而不依赖移民。</text:p>
      <text:p text:style-name="P4">
<draw:frame draw:style-name="fr1" draw:name="Image29" text:anchor-type="as-char" svg:width="6.9236in" svg:height="3.896998in" draw:z-index="0">
<draw:image xlink:href="../Images/dwzh/2023-05-21T07-57-00Z/64040169_401.jpg" xlink:type="simple" xlink:show="embed" xlink:actuate="onLoad" draw:mime-type="image/jpeg"/>
</draw:frame>
</text:p>
      <text:p text:style-name="P4">
韩国的生育率全球最低</text:p>
      <text:h text:style-name="P12" text:outline-level="3">
<text:span text:style-name="T4">
<text:span text:style-name="T4">
最大的成本是课外补习班</text:span>
</text:span>
</text:h>
      <text:p text:style-name="P4">
对于韩国人来说，一个孩子最大的成本来自常规公立学校教育以外的教育费用。《朝鲜日报》指出，2022年， <text:a xlink:type="simple" xlink:href="https://www.dw.com/zh/zh/整顿教培行业韩国的前车之鉴/a-58755633" text:style-name="Internet_20_link" text:visited-style-name="Visited_20_Internet_20_Link">
</text:a>
，相当于每个孩子每月52.4万韩元（361.53欧元）。</text:p>
      <text:p text:style-name="P4">
有一个31个月大的女儿的律师韩叶静（Han Ye-jung，音译）说："韩国是一个非常注重教育的社会，对大多数家庭来说，在常规学校结束后再上课外班被视为正常。"</text:p>
      <text:p text:style-name="P4">
韩叶静告诉德国之声，补习班在韩国被称为"hagwon"，孩子们通常在4岁时就开始上这类学校，通常在玩耍中学习英语。</text:p>
      <text:p text:style-name="P4">
她说："这是目前首尔育儿的一个大趋势，人们每个月为这些英语幼儿园花费很多钱，因为他们认为孩子在年幼时更容易学习语言，而且这是一项非常重要的技能。"</text:p>
      <text:p text:style-name="P4">
韩叶静承认，当她与朋友或家人见面时，经常谈论教育的选择，她一个表弟的女儿最近刚进入了一个英语幼儿园。</text:p>
      <text:p text:style-name="P4">
父母决定将孩子送到课外补习班的另一个因素是韩国有大量的职场母亲，而补习班也为孩子们提供了一个看管场所。</text:p>
      <text:p text:style-name="P4">
虽然私立幼儿园也提供体育、音乐或其他艺术课程，但是更重视英语和数学。韩叶静认为大多数课程都是英语和数学--这些科目的学习是为了确保孩子进入好中学，随后是好大学，以便未来找到好工作。</text:p>
      <text:p text:style-name="P4">
"在常规公立学校之外的良好私立教育是为了确保孩子获得好成绩，能进入最好的大学。"韩叶静说，"进入一所顶尖大学至关重要，它意味着一份好的工作，保证了人生的成功。"</text:p>
      <text:p text:style-name="P4">
首尔国立大学的经济学者朴成仁博士（Dr Park Saing-in）也认为，韩国家庭收入中有很大一部分用于教育，但他不相信这种"竞争"对年轻人的影响是正面的。</text:p>
      <text:p text:style-name="P4">
"在我看来，韩国教育的竞争太大，尤其是在大学入学考试方面。"他告诉德国之声，"显然，孩子学得越多，进入好大学的机会就越大，虽然年龄较小的孩子可能会在课外班学一些体育、音乐等内容，但最终会缩减到他们进入大学所需的科目。"</text:p>
      <ul>
        <li>
          <draw:frame draw:style-name="fr1" draw:name="Image30" text:anchor-type="as-char" svg:width="6.9236in" svg:height="3.896998in" draw:z-index="0">
            <draw:image xlink:href="../Images/dwzh/2023-05-21T07-57-00Z/50412473_303.jpg" xlink:type="simple" xlink:show="embed" xlink:actuate="onLoad" draw:mime-type="image/jpeg"/>
          </draw:frame>
        </li>
      </ul>
      <h5>
德国小学的百年历史</h5>
      <text:h text:style-name="P12" text:outline-level="3">
<text:span text:style-name="T4">
小学生平等就学</text:span>
</text:h>
      <text:p text:style-name="P4">
在德国教育史上，这还是新生事物：过去是有特权的学生跟着家庭教师上课，贫穷学生要去人满为患的大众学校；如今是——我们说的是1919年——大家一起读书。当时的八年制小学（Grundschule，又称Volksschule）是在魏玛宪法的基础上创立的，今年是诞生100周年。</text:p>
      <ul>
        <li>
          <draw:frame draw:style-name="fr1" draw:name="Image31" text:anchor-type="as-char" svg:width="6.9236in" svg:height="3.896998in" draw:z-index="0">
            <draw:image xlink:href="../Images/dwzh/2023-05-21T07-57-00Z/50412990_303.jpg" xlink:type="simple" xlink:show="embed" xlink:actuate="onLoad" draw:mime-type="image/jpeg"/>
          </draw:frame>
        </li>
      </ul>
      <h5>
德国小学的百年历史</h5>
      <text:h text:style-name="P12" text:outline-level="3">
<text:span text:style-name="T4">
穿着制服上课</text:span>
</text:h>
      <text:p text:style-name="P4">
1933年，纳粹意识形态进入了课堂：这张1939年的照片上，几乎所有男生都穿着希特勒青年团（Hitlerjugend）制服，墙上挂的是纳粹借以宣扬民族主义的莱比锡战役纪念碑的图片。1942年起，犹太学生被退学，——接下来时常要面对的是被送往集中营和死亡。</text:p>
      <ul>
        <li>
          <draw:frame draw:style-name="fr1" draw:name="Image32" text:anchor-type="as-char" svg:width="6.9236in" svg:height="3.896998in" draw:z-index="0">
            <draw:image xlink:href="../Images/dwzh/2023-05-21T07-57-00Z/50412691_303.jpg" xlink:type="simple" xlink:show="embed" xlink:actuate="onLoad" draw:mime-type="image/jpeg"/>
          </draw:frame>
        </li>
      </ul>
      <h5>
德国小学的百年历史</h5>
      <text:h text:style-name="P12" text:outline-level="3">
<text:span text:style-name="T4">
大家一起来喝汤</text:span>
</text:h>
      <text:p text:style-name="P4">
这是柏林一所小学的就餐时间。二战后，日常生活缓慢恢复正常，孩子们终于可以恢复上学。由于食品缺乏，许多家庭都依靠公共的食物分发。随着联邦德国的成立，由小学、中学和高中组成的原先的教育体系重新引入。</text:p>
      <ul>
        <li>
          <draw:frame draw:style-name="fr1" draw:name="Image33" text:anchor-type="as-char" svg:width="6.9236in" svg:height="3.896998in" draw:z-index="0">
            <draw:image xlink:href="../Images/dwzh/2023-05-21T07-57-00Z/50412671_303.jpg" xlink:type="simple" xlink:show="embed" xlink:actuate="onLoad" draw:mime-type="image/jpeg"/>
          </draw:frame>
        </li>
      </ul>
      <h5>
德国小学的百年历史</h5>
      <text:h text:style-name="P12" text:outline-level="3">
<text:span text:style-name="T4">
跟镰刀斧头一起上课</text:span>
</text:h>
      <text:p text:style-name="P4">
随着民主德国的成立，东德的教育体系也发生了变化。六、七岁的孩童一律进入POS小学，覆盖1到10年级。教学大纲和课本在全东德是统一的，并带有意识形态色彩。而在联邦德国，教育直到今天都是各联邦州的事务，所以从不来梅到巴伐利亚颇有不同。</text:p>
      <ul>
        <li>
          <draw:frame draw:style-name="fr1" draw:name="Image34" text:anchor-type="as-char" svg:width="6.9236in" svg:height="3.896998in" draw:z-index="0">
            <draw:image xlink:href="../Images/dwzh/2023-05-21T07-57-00Z/50412486_303.jpg" xlink:type="simple" xlink:show="embed" xlink:actuate="onLoad" draw:mime-type="image/jpeg"/>
          </draw:frame>
        </li>
      </ul>
      <h5>
德国小学的百年历史</h5>
      <text:h text:style-name="P12" text:outline-level="3">
<text:span text:style-name="T4">
不分年级的课堂</text:span>
</text:h>
      <text:p text:style-name="P4">
这是1960年巴伐利亚州的一所村庄小学：战后一些年里，在农村，许多学生还是在只有一间课堂的小学读书。对老师来说是不小的挑战：他得同时照顾8个年级的学生。</text:p>
      <ul>
        <li>
          <draw:frame draw:style-name="fr1" draw:name="Image35" text:anchor-type="as-char" svg:width="6.9236in" svg:height="3.896998in" draw:z-index="0">
            <draw:image xlink:href="../Images/dwzh/2023-05-21T07-57-00Z/50412623_303.jpg" xlink:type="simple" xlink:show="embed" xlink:actuate="onLoad" draw:mime-type="image/jpeg"/>
          </draw:frame>
        </li>
      </ul>
      <h5>
德国小学的百年历史</h5>
      <text:h text:style-name="P12" text:outline-level="3">
<text:span text:style-name="T4">
小学改名</text:span>
</text:h>
      <text:p text:style-name="P4">
1960年代中期，在教改框架下，八年制小学取消，改为四年制小学，之后是不同类型的中学——职业预科、实科中学、文理中学。这一系统存在至今。</text:p>
      <ul>
        <li>
          <draw:frame draw:style-name="fr1" draw:name="Image36" text:anchor-type="as-char" svg:width="6.9236in" svg:height="3.896998in" draw:z-index="0">
            <draw:image xlink:href="../Images/dwzh/2023-05-21T07-57-00Z/50412739_303.jpg" xlink:type="simple" xlink:show="embed" xlink:actuate="onLoad" draw:mime-type="image/jpeg"/>
          </draw:frame>
        </li>
      </ul>
      <h5>
德国小学的百年历史</h5>
      <text:h text:style-name="P12" text:outline-level="3">
<text:span text:style-name="T4">
课堂上的希腊文</text:span>
</text:h>
      <text:p text:style-name="P4">
1960年代也有一些所谓“客籍劳工”从南欧、土耳其来到德国，他们的孩子也一起来了，并且不会说德语。这对学校体系来说带来挑战：于是，一家矿山公司Klöckner资助聘请了一位希腊语老师，教孩子们读写，——这些孩子们很幸运。</text:p>
      <ul>
        <li>
          <draw:frame draw:style-name="fr1" draw:name="Image37" text:anchor-type="as-char" svg:width="6.9236in" svg:height="3.896998in" draw:z-index="0">
            <draw:image xlink:href="../Images/dwzh/2023-05-21T07-57-00Z/50412575_303.jpg" xlink:type="simple" xlink:show="embed" xlink:actuate="onLoad" draw:mime-type="image/jpeg"/>
          </draw:frame>
        </li>
      </ul>
      <h5>
德国小学的百年历史</h5>
      <text:h text:style-name="P12" text:outline-level="3">
<text:span text:style-name="T4">
德国教学大纲、俄罗斯饭菜</text:span>
</text:h>
      <text:p text:style-name="P4">
这是1980年，东德新勃兰登堡一所学校的学生正在包“俄罗斯饺子”（Pelmeni），这是俄罗斯传统食物。在东德，学生们下午可以继续待在学校参加活动，这很早就成为教育体系的一部分。西德则不同，根据地域，到现在仍有约三分之一的学生中午就回家了。</text:p>
      <ul>
        <li>
          <draw:frame draw:style-name="fr1" draw:name="Image38" text:anchor-type="as-char" svg:width="6.9236in" svg:height="3.896998in" draw:z-index="0">
            <draw:image xlink:href="../Images/dwzh/2023-05-21T07-57-00Z/50412659_303.jpg" xlink:type="simple" xlink:show="embed" xlink:actuate="onLoad" draw:mime-type="image/jpeg"/>
          </draw:frame>
        </li>
      </ul>
      <h5>
德国小学的百年历史</h5>
      <text:h text:style-name="P12" text:outline-level="3">
<text:span text:style-name="T4">
让身心障碍学生进入普通学校</text:span>
</text:h>
      <text:p text:style-name="P4">
近些年来新的举措是，让有身心障碍的同学一起进入普通学校学习。这是根据联合国的相关公约。不过，许多地方还缺少相应的专业教育师资，因此，一些父母还是选择把身心障碍的孩子送到专门的学校。</text:p>
      <ul>
        <li>
          <draw:frame draw:style-name="fr1" draw:name="Image39" text:anchor-type="as-char" svg:width="6.9236in" svg:height="3.896998in" draw:z-index="0">
            <draw:image xlink:href="../Images/dwzh/2023-05-21T07-57-00Z/50412546_303.jpg" xlink:type="simple" xlink:show="embed" xlink:actuate="onLoad" draw:mime-type="image/jpeg"/>
          </draw:frame>
        </li>
      </ul>
      <h5>
德国小学的百年历史</h5>
      <text:h text:style-name="P12" text:outline-level="3">
<text:span text:style-name="T4">
课堂数字化</text:span>
</text:h>
      <text:p text:style-name="P4">
这是波茨坦一所小学，孩子们用电子设备拍摄一帧帧的照片，然后把它们快放制成视频。小学里的数字化也引发争议。一些人认为应当把电子设备排除在校园之外，一些人认为这些是有意义的补充。</text:p>
      <ul>
        <li>
          <draw:frame draw:style-name="fr1" draw:name="Image40" text:anchor-type="as-char" svg:width="6.9236in" svg:height="3.896998in" draw:z-index="0">
            <draw:image xlink:href="../Images/dwzh/2023-05-21T07-57-00Z/50412871_303.jpg" xlink:type="simple" xlink:show="embed" xlink:actuate="onLoad" draw:mime-type="image/jpeg"/>
          </draw:frame>
        </li>
      </ul>
      <h5>
德国小学的百年历史</h5>
      <text:h text:style-name="P12" text:outline-level="3">
<text:span text:style-name="T4">
师资不足</text:span>
</text:h>
      <text:p text:style-name="P4">
如今小学面临的一大问题是师资不足。据估计到2025年，大概少26000多名老师。原因之一是：相对于其它学校形式，小学老师报酬较低。所以，选读小学教育专业的吸引力不大。而其它人想转到这个行业又缺乏相应的资质。</text:p>
      <ul>
        <li>
          <draw:frame draw:style-name="fr1" draw:name="Image41" text:anchor-type="as-char" svg:width="6.9236in" svg:height="3.896998in" draw:z-index="0">
            <draw:image xlink:href="../Images/dwzh/2023-05-21T07-57-00Z/50412859_303.jpg" xlink:type="simple" xlink:show="embed" xlink:actuate="onLoad" draw:mime-type="image/jpeg"/>
          </draw:frame>
        </li>
      </ul>
      <h5>
德国小学的百年历史</h5>
      <text:h text:style-name="P12" text:outline-level="3">
<text:span text:style-name="T4">
德国小学很不错</text:span>
</text:h>
      <text:p text:style-name="P4">
尽管如此：根据德国家长理事会的一项调查，大部分父母都对孩子们的小学表示满意。在学业成绩上，德国小学也不错，虽然不是顶尖，但处于上游。</text:p>
      <text:p text:style-name="P4">
作者: Stephanie Höppn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ext:span text:style-name="T4">
对父母的掠夺</text:span>
</text:span>
</text:h>
      <text:p text:style-name="P4">
《朝鲜日报》的一篇社论也指责补习班的经营者"利用（父母的）焦虑进行掠夺"，鼓励他们支付巨额费用，以跟上社会的期望。</text:p>
      <text:p text:style-name="P4">
该报称，父母要支付多年的额外学费，"难怪韩国的出生率这么低"。朴成仁博士没有孩子，他希望韩国社会逐渐改变，不再强调学校学习，让孩子们拥有更轻松的童年。</text:p>
      <text:p text:style-name="P4">
"这不会很快发生，但是我希望这是未来某一天可能看到的变化。"他说，"我相信良好的教育是很重要的，可以让孩子上好大学，找到好工作，但许多韩国人--包括我自己--认为私立教育的花费已经走得太远，我们需要一个更好的平衡。"</text:p>
      <text:h text:style-name="P12" text:outline-level="3">
<text:span text:style-name="T4">
到德国念大学 你需要先知道的几件事</text:span>
</text:h>
      <text:p text:style-name="P4">
Source: <text:a xlink:type="simple" xlink:href="https://www.dw.com/zh/全球育儿成本韩国最高：钱都花在课外班了/a-65674902" text:style-name="Internet_20_link" text:visited-style-name="Visited_20_Internet_20_Link">
https://www.dw.com/zh/全球育儿成本韩国最高：钱都花在课外班了/a-65674902?maca=chi-rss-chi-all-1127-rdf</text:a>
</text:p>
      <!--NEWS-->
      <text:h text:style-name="P10" text:outline-level="1">
<text:span text:style-name="T4">
萨瓦尔多体育馆踩踏事故酿12死</text:span>
</text:h>
      <text:p text:style-name="P4">
Author: 联合早报 (Person)</text:p>
      <text:p text:style-name="P4">
Publisher: 联合早报 (Organization)</text:p>
      <text:p text:style-name="P4">
Published Time: 2023-05-21T18:12</text:p>
      <text:p text:style-name="P4">
Modified Time: 2023-05-22T10:46</text:p>
      <text:p text:style-name="P4">
Description: 中美洲国家萨尔瓦多（El Salvador）一座体育馆星期六（5月20日）发生踩踏事故，截至星期天（21日）已有12人遇难。综合外电报道，萨尔瓦多的库斯卡特兰体育馆（Cuscatl...</text:p>
      <text:p text:style-name="P4">
Videos: []</text:p>
      <text:p text:style-name="P4">
Audios: []</text:p>
      <text:p text:style-name="P4">
Images: []</text:p>
      <text:p text:style-name="P4">
Type: NewsArticle</text:p>
      <text:p text:style-name="P4">
Breadcrumbs: ['即时', '国际']</text:p>
      <text:p text:style-name="P4">
Keywords: ['足球', '踩踏']</text:p>
      <!--METADATA-->
      <text:p text:style-name="P4">
中美洲国家萨尔瓦多（El Salvador）一座体育馆星期六（5月20日）发生踩踏事故，截至星期天（21日）已有12人遇难。</text:p>
      <text:p text:style-name="P4">
综合外电报道，萨尔瓦多的库斯卡特兰体育馆（Cuscatlan Stadium）星期六举办足球赛，比赛中途发生踩踏事故，酿成12死，数百人受伤。</text:p>
      <text:p text:style-name="P4">
事发后，数百名警察和士兵抵达现场，救护车拉响警报。</text:p>
      <text:p text:style-name="P4">
应急部门称已对超过500人进行救护，约100人伤情严重送院治疗，其中部分伤者出现窒息等创伤症状。</text:p>
      <text:p text:style-name="P4">
国际足总主席因凡蒂诺在声明中对事故遇难者及家属致以哀悼。</text:p>
      <text:p text:style-name="P4">
当局仍在调查造成踩踏事故的具体原因。媒体报道指出，当天太多球迷试图进入场馆大门并冲向看台，导致人群拥挤并演变成踩踏事件。</text:p>
      <text:p text:style-name="P4">
Source: <text:a xlink:type="simple" xlink:href="https://www.zaobao.com.sg/realtime/world/story20230521-1396849" text:style-name="Internet_20_link" text:visited-style-name="Visited_20_Internet_20_Link">
https://www.zaobao.com.sg/realtime/world/story20230521-1396849</text:a>
</text:p>
      <!--NEWS-->
      <text:h text:style-name="P10" text:outline-level="1">
<text:span text:style-name="T4">
苏丹冲突双方达成七天停火协议</text:span>
</text:h>
      <text:p text:style-name="P4">
Author: 联合早报 (Person)</text:p>
      <text:p text:style-name="P4">
Publisher: 联合早报 (Organization)</text:p>
      <text:p text:style-name="P4">
Published Time: 2023-05-21T23:10</text:p>
      <text:p text:style-name="P4">
Modified Time: 2023-05-22T10:25</text:p>
      <text:p text:style-name="P4">
Description: 苏丹武装部队和准军事组织快速支援部队（RSF）达成七天短期停火及人道主义安排协议。综合外电报道，经美国和沙特阿拉伯调停，苏丹冲突双方星期六（5月20日）在沙特红海港市吉达签署为期七...</text:p>
      <text:p text:style-name="P4">
Videos: []</text:p>
      <text:p text:style-name="P4">
Audios: []</text:p>
      <text:p text:style-name="P4">
Images: []</text:p>
      <text:p text:style-name="P4">
Type: NewsArticle</text:p>
      <text:p text:style-name="P4">
Breadcrumbs: ['即时', '国际']</text:p>
      <text:p text:style-name="P4">
Keywords: ['苏丹', '冲突']</text:p>
      <!--METADATA-->
      <text:p text:style-name="P4">
苏丹武装部队和准军事组织快速支援部队（RSF）达成七天短期停火及人道主义安排协议。</text:p>
      <text:p text:style-name="P4">
综合外电报道，经美国和沙特阿拉伯调停，苏丹冲突双方星期六（5月20日）在沙特红海港市吉达 <text:a xlink:type="simple" xlink:href="https://www.zaobao.com.sg/news/world/story20230521-1396891" text:style-name="Internet_20_link" text:visited-style-name="Visited_20_Internet_20_Link">
</text:a>
</text:p>
      <text:p text:style-name="P4">
协议将从苏丹时间星期一（22日）晚上9时45分（新加坡时间22日凌晨3时45分）起生效，经双方同意可以延长。</text:p>
      <text:p text:style-name="P4">
双方同意在停火期间恢复基本生活服务，并从医院和重要公共设施撤军，同时协助人道主义人员和商品的安全流动，允许人道主义援助物资不受阻碍入境苏丹并送达所需人群。</text:p>
      <text:p text:style-name="P4">
协议将在美国、沙特和国际监督机制下执行。</text:p>
      <text:p text:style-name="P4">
自4月中旬苏丹冲突爆发以来，当地已有110万人流离失所，约1000名平民死亡。</text:p>
      <text:p text:style-name="P4">
Source: <text:a xlink:type="simple" xlink:href="https://www.zaobao.com.sg/realtime/world/story20230521-1396908" text:style-name="Internet_20_link" text:visited-style-name="Visited_20_Internet_20_Link">
https://www.zaobao.com.sg/realtime/world/story20230521-1396908</text:a>
</text:p>
      <!--NEWS-->
      <text:h text:style-name="P10" text:outline-level="1">
<text:span text:style-name="T4">
耶伦：6月1日仍是提高债务上限的最后期限</text:span>
</text:h>
      <text:p text:style-name="P4">
Author: 联合早报 (Person)</text:p>
      <text:p text:style-name="P4">
Publisher: 联合早报 (Organization)</text:p>
      <text:p text:style-name="P4">
Published Time: 2023-05-21T23:41</text:p>
      <text:p text:style-name="P4">
Modified Time: 2023-05-22T10:20</text:p>
      <text:p text:style-name="P4">
Description: 美国财政部长耶伦说，6月1日仍是提高美国债务上限的最后期限。法新社报道，耶伦星期天（5月21日）接受美国全国广播公司（NBC）“与媒体见面”（Meet The Press）节目采访...</text:p>
      <text:p text:style-name="P4">
Videos: []</text:p>
      <text:p text:style-name="P4">
Audios: []</text:p>
      <text:p text:style-name="P4">
Images: []</text:p>
      <text:p text:style-name="P4">
Type: NewsArticle</text:p>
      <text:p text:style-name="P4">
Breadcrumbs: ['即时', '国际']</text:p>
      <text:p text:style-name="P4">
Keywords: ['美国', '债务违约']</text:p>
      <!--METADATA-->
      <text:p text:style-name="P4">
美国财政部长耶伦说，6月1日仍是提高美国债务上限的最后期限。</text:p>
      <text:p text:style-name="P4">
法新社报道，耶伦星期天（5月21日）接受美国全国广播公司（NBC）“与媒体见面”（Meet ThePress）节目采访时说，除非美国两党在债务问题上的僵持局面得到解决，否则政府将无法支付下个月中旬的账单。</text:p>
      <text:p text:style-name="P4">
美国财政部已针对这一危机多次发出警告，称如果国会不批准更多的借款，政府最早可能在6月1日就耗尽资金，对其31万亿美元（约41.68万亿新元）的债务违约。</text:p>
      <text:p text:style-name="P4">
美国若发生历史上第一次债务违约，将对全球经济造成破坏性后果，包括白宫所说的美国经济衰退。</text:p>
      <text:p text:style-name="P4">
总统拜登星期天早些时候在日本广岛举行新闻发布会，强调在提高债务上限问题上 <text:a xlink:type="simple" xlink:href="https://www.zaobao.com.sg/realtime/world/story20230521-1396861" text:style-name="Internet_20_link" text:visited-style-name="Visited_20_Internet_20_Link">
</text:a>
，并抨击共和党的要求是“不可接受的”，但表示在违约之前仍然可以找到一个解决方案。</text:p>
      <text:p text:style-name="P4">
拜登计划当天在返美的飞机上与众议院议长、共和党人麦卡锡再次 <text:a xlink:type="simple" xlink:href="https://www.zaobao.com.sg/realtime/world/story20230521-1396707" text:style-name="Internet_20_link" text:visited-style-name="Visited_20_Internet_20_Link">
</text:a>
 。</text:p>
      <text:p text:style-name="P4">
Source: <text:a xlink:type="simple" xlink:href="https://www.zaobao.com.sg/realtime/world/story20230521-1396914" text:style-name="Internet_20_link" text:visited-style-name="Visited_20_Internet_20_Link">
https://www.zaobao.com.sg/realtime/world/story20230521-1396914</text:a>
</text:p>
      <!--NEWS-->
      <text:h text:style-name="P10" text:outline-level="1">
<text:span text:style-name="T4">
足球巨星梅西领军 阿根廷将赴北京与澳洲踢友谊赛</text:span>
</text:h>
      <text:p text:style-name="P4">
Publisher: 法新社</text:p>
      <text:p text:style-name="P4">
Published Time: 2023-05-22T-15:32:07+00:00</text:p>
      <text:p text:style-name="P4">
Modified Time: 2023-05-22T07:35:03+00:00</text:p>
      <text:p text:style-name="P4">
Description: （法新社北京22日电） 在卡达世界杯夺冠的阿根廷队，据称将在足球巨星梅西（Lionel Messi）率领下前往北京，与澳洲队踢友谊赛，之后还会转往雅加达，与印尼队踢另场比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2" text:anchor-type="as-char" svg:width="6.9236in" svg:height="3.617581in" draw:z-index="0">
<draw:image xlink:href="../Images/rficn/2023-05-22T-15-32-07-00-00/000000.png" xlink:type="simple" xlink:show="embed" xlink:actuate="onLoad" draw:mime-type="image/png"/>
</draw:frame>
</text:p>
      <text:p text:style-name="P4">
阿根廷与澳洲的友谊赛6月15日将在中国首都北京的工人体育场进行，这是阿根廷在卡达世界杯足球赛16强战后，再次与澳洲正面交锋。</text:p>
      <text:p text:style-name="P4">
梅西当时射进1球，帮助阿根廷2比1击败澳洲晋级8强，最终夺得世足赛冠军。</text:p>
      <text:p text:style-name="P4">
阿根廷驻中国大使馆在微博发文说：「梅西6月15日将率阿根廷国家队到北京，与澳洲队进行友谊赛。」</text:p>
      <text:p text:style-name="P4">
此外，阿根廷队也宣布，在今夏的「亚洲之旅」中，他们将于6月19日在雅加达与印尼队进行另一场友谊赛。</text:p>
      <text:p text:style-name="P4">
澳洲足协主席强生（James Johnson）表示，在中澳关系生变多年后，到中国踢球将有助双方连结。</text:p>
      <text:p text:style-name="P4">
强生说：「足球是全球性的运动，澳洲获邀到中国与世足赛冠军阿根廷踢这场比赛，希望这能开启两国在足球和其他面向上更多的合作机会。」</text:p>
      <text:p text:style-name="P4">
他补充道：「距离上次男子成年国家队到中国踢球已经有15年了，我们真的很高兴能重回北京，在刚重新整修好的工人体育场对上阿根廷。」</text:p>
      <text:p text:style-name="P4">
中国政府去年底解除严格的COVID-19（2019冠状病毒疾病）防疫限制后，国际体育赛事正要开始重返中国。</text:p>
      <text:p text:style-name="P4">
Source: <text:a xlink:type="simple" xlink:href="https://www.rfi.fr/cn/%E8%BF%90%E5%8A%A8%E5%A4%A9%E5%9C%B0/20230522-%E8%B6%B3%E7%90%83%E5%B7%A8%E6%98%9F%E6%A2%85%E8%A5%BF%E9%A2%86%E5%86%9B-%E9%98%BF%E6%A0%B9%E5%BB%B7%E5%B0%86%E8%B5%B4%E5%8C%97%E4%BA%AC%E4%B8%8E%E6%BE%B3%E6%B4%B2%E8%B8%A2%E5%8F%8B%E8%B0%8A%E8%B5%9B" text:style-name="Internet_20_link" text:visited-style-name="Visited_20_Internet_20_Link">
https://www.rfi.fr/cn/%E8%BF%90%E5%8A%A8%E5%A4%A9%E5%9C%B0/20230522-%E8%B6%B3%E7%90%83%E5%B7%A8%E6%98%9F%E6%A2%85%E8%A5%BF%E9%A2%86%E5%86%9B-%E9%98%BF%E6%A0%B9%E5%BB%B7%E5%B0%86%E8%B5%B4%E5%8C%97%E4%BA%AC%E4%B8%8E%E6%BE%B3%E6%B4%B2%E8%B8%A2%E5%8F%8B%E8%B0%8A%E8%B5%9B</text:a>
</text:p>
      <!--NEWS-->
      <text:h text:style-name="P10" text:outline-level="1">
<text:span text:style-name="T4">
多特痛宰奥格斯堡 德甲封王仅一步之遥</text:span>
</text:h>
      <text:p text:style-name="P4">
Publisher: 法新社</text:p>
      <text:p text:style-name="P4">
Published Time: 2023-05-22T-17:32:07+00:00</text:p>
      <text:p text:style-name="P4">
Modified Time: 2023-05-22T07:35:02+00:00</text:p>
      <text:p text:style-name="P4">
Description: （法新社柏林21日电） 德甲足球联赛多特蒙德今天靠哈勒（Sebastien Haller）下半场两度进球，终场3比0击败奥格斯堡，睽违10年再次夺冠仅一步之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3" text:anchor-type="as-char" svg:width="6.9236in" svg:height="3.617581in" draw:z-index="0">
<draw:image xlink:href="../Images/rficn/2023-05-22T-17-32-07-00-00/000000.png" xlink:type="simple" xlink:show="embed" xlink:actuate="onLoad" draw:mime-type="image/png"/>
</draw:frame>
</text:p>
      <text:p text:style-name="P4">
多特今天赢球加上拜仁慕尼黑昨天主场1比3败给客军RB莱比锡，榜首互易后多特反而比拜仁多2分积分，两队本季都只剩最后一场赛事。</text:p>
      <text:p text:style-name="P4">
多特下周主场迎战梅因斯，同时间拜仁将作客科隆，只要拜仁没赢球，多特就能继2011-12赛季后再尝德甲冠军滋味。</text:p>
      <text:p text:style-name="P4">
Source: <text:a xlink:type="simple" xlink:href="https://www.rfi.fr/cn/%E8%BF%90%E5%8A%A8%E5%A4%A9%E5%9C%B0/20230522-%E5%A4%9A%E7%89%B9%E7%97%9B%E5%AE%B0%E5%A5%A5%E6%A0%BC%E6%96%AF%E5%A0%A1-%E5%BE%B7%E7%94%B2%E5%B0%81%E7%8E%8B%E4%BB%85%E4%B8%80%E6%AD%A5%E4%B9%8B%E9%81%A5" text:style-name="Internet_20_link" text:visited-style-name="Visited_20_Internet_20_Link">
https://www.rfi.fr/cn/%E8%BF%90%E5%8A%A8%E5%A4%A9%E5%9C%B0/20230522-%E5%A4%9A%E7%89%B9%E7%97%9B%E5%AE%B0%E5%A5%A5%E6%A0%BC%E6%96%AF%E5%A0%A1-%E5%BE%B7%E7%94%B2%E5%B0%81%E7%8E%8B%E4%BB%85%E4%B8%80%E6%AD%A5%E4%B9%8B%E9%81%A5</text:a>
</text:p>
      <!--NEWS-->
      <text:h text:style-name="P10" text:outline-level="1">
<text:span text:style-name="T4">
欧股开盘走势分歧</text:span>
</text:h>
      <text:p text:style-name="P4">
Publisher: 法新社</text:p>
      <text:p text:style-name="P4">
Published Time: 2023-05-22T-20:02:08+00:00</text:p>
      <text:p text:style-name="P4">
Modified Time: 2023-05-22T07:50:02+00:00</text:p>
      <text:p text:style-name="P4">
Description: （法新社伦敦22日电） 欧洲主要股市今天开盘走势分歧，伦敦股市走扬，但法兰克福与巴黎股市下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4" text:anchor-type="as-char" svg:width="6.9236in" svg:height="3.617581in" draw:z-index="0">
<draw:image xlink:href="../Images/rficn/2023-05-22T-20-02-08-00-00/000000.png" xlink:type="simple" xlink:show="embed" xlink:actuate="onLoad" draw:mime-type="image/png"/>
</draw:frame>
</text:p>
      <text:p text:style-name="P4">
英国伦敦FTSE 100指数开盘后不久上涨0.2%，来到7773.72点。</text:p>
      <text:p text:style-name="P4">
欧元区部分，法国巴黎CAC 40指数下跌0.1%，来到7482.37点；德国法兰克福DAX指数下滑0.2%，来到16247.81点。</text:p>
      <text:p text:style-name="P4">
Source: <text:a xlink:type="simple" xlink:href="https://www.rfi.fr/cn/%E8%B4%A2%E7%BB%8F%E5%BF%AB%E8%AE%AF/20230522-%E6%AC%A7%E8%82%A1%E5%BC%80%E7%9B%98%E8%B5%B0%E5%8A%BF%E5%88%86%E6%AD%A7" text:style-name="Internet_20_link" text:visited-style-name="Visited_20_Internet_20_Link">
https://www.rfi.fr/cn/%E8%B4%A2%E7%BB%8F%E5%BF%AB%E8%AE%AF/20230522-%E6%AC%A7%E8%82%A1%E5%BC%80%E7%9B%98%E8%B5%B0%E5%8A%BF%E5%88%86%E6%AD%A7</text:a>
</text:p>
      <!--NEWS-->
      <text:h text:style-name="P10" text:outline-level="1">
<text:span text:style-name="T4">
东区决赛3比0听牌 热火总冠军赛入场券几乎入袋</text:span>
</text:h>
      <text:p text:style-name="P4">
Publisher: 法新社</text:p>
      <text:p text:style-name="P4">
Published Time: 2023-05-22T-27:32:07+00:00</text:p>
      <text:p text:style-name="P4">
Modified Time: 2023-05-22T05:20:04+00:00</text:p>
      <text:p text:style-name="P4">
Description: （法新社迈阿密21日电） NBA过去未曾有球队在季后赛0比3落后下逆转晋级，因此热火今天以128比102狂电塞尔蒂克，在东区冠军赛3比0听牌后，总冠军赛的入场券已几乎笃定入袋。</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5" text:anchor-type="as-char" svg:width="6.9236in" svg:height="3.617581in" draw:z-index="0">
<draw:image xlink:href="../Images/rficn/2023-05-22T-27-32-07-00-00/000000.png" xlink:type="simple" xlink:show="embed" xlink:actuate="onLoad" draw:mime-type="image/png"/>
</draw:frame>
</text:p>
      <text:p text:style-name="P4">
美国职篮NBA迈阿密热火在客场连两战拿下胜利后，于7战4胜制东区冠军赛以2比0领先波士顿塞尔蒂克，今天回到主场打系列赛第3战，要寻求3连胜及听牌的机会。</text:p>
      <text:p text:style-name="P4">
这场比赛开打后，两队几次互换领先，热火在21比20仅1分领先之际连拿9分，以30比20领先达两位数，首节30比22领先塞尔蒂克。</text:p>
      <text:p text:style-name="P4">
次节热火攻势可里可外，阿德巴约（Bam Adebayo）两度在篮下逞威灌篮得手，马丁（Caleb Martin）、罗宾森（DuncanRobinson）也轮流在三分线外开火，因此不断累积领先分数。在罗宾森飙进一记三分弹后，热火一度领先塞尔蒂克达22分，上半场61比46将分差拉开到15分。</text:p>
      <text:p text:style-name="P4">
两队易篮再战，热火炮火依旧猛烈，在斯特鲁斯（MaxStrus）快攻、马丁上篮得手及阿德巴约和巴特勒先后两罚俱中后，热火完成一波28比10的猛攻，将领先扩大到本场比赛最多的33分，前3节打完以93比63大幅领先达30分。</text:p>
      <text:p text:style-name="P4">
末节在文森（Gabe Vincent）砍进三分球后，热火得分达到3位数，比赛胜负再无悬念，最终以26分之差大胜塞尔蒂克。</text:p>
      <text:p text:style-name="P4">
热火此役三分球35投19中，命中率高达5成43，远高于塞尔蒂克的2成62，整体投篮命中率5成68也优于绿衫军的3成98，是今天获胜的关键。</text:p>
      <text:p text:style-name="P4">
热火今天赢球，在东区冠军赛拿下3连胜，目前以3比0听牌。两队接下来将于24日在热火主场进行系列赛第4战，热火最快可于当天拿下东区冠军，并闯进总冠军赛。</text:p>
      <text:p text:style-name="P4">
热火此役6人得分达两位数，文森包括三分球9投6中在内，14次出手命中11球，攻下全场最高29分，板凳出发的罗宾森、马丁分别贡献了22分、18分，巴特勒有16分、8篮板、6助攻的表现。</text:p>
      <text:p text:style-name="P4">
塞尔蒂克的塔特姆（Jayson Tatum）有14分、10篮板的双十成绩，但他三分球仅7投1中，18次出手只命中6球，手感不甚理想，布朗（JaylenBrown）整场比赛17投6中，与替补的威廉斯（Grant Williams）、普瑞查德（Payton Pritchard）同样拿下12分。</text:p>
      <text:p text:style-name="P4">
Source: <text:a xlink:type="simple" xlink:href="https://www.rfi.fr/cn/%E8%BF%90%E5%8A%A8%E5%A4%A9%E5%9C%B0/20230522-%E4%B8%9C%E5%8C%BA%E5%86%B3%E8%B5%9B3%E6%AF%940%E5%90%AC%E7%89%8C-%E7%83%AD%E7%81%AB%E6%80%BB%E5%86%A0%E5%86%9B%E8%B5%9B%E5%85%A5%E5%9C%BA%E5%88%B8%E5%87%A0%E4%B9%8E%E5%85%A5%E8%A2%8B" text:style-name="Internet_20_link" text:visited-style-name="Visited_20_Internet_20_Link">
https://www.rfi.fr/cn/%E8%BF%90%E5%8A%A8%E5%A4%A9%E5%9C%B0/20230522-%E4%B8%9C%E5%8C%BA%E5%86%B3%E8%B5%9B3%E6%AF%940%E5%90%AC%E7%89%8C-%E7%83%AD%E7%81%AB%E6%80%BB%E5%86%A0%E5%86%9B%E8%B5%9B%E5%85%A5%E5%9C%BA%E5%88%B8%E5%87%A0%E4%B9%8E%E5%85%A5%E8%A2%8B</text:a>
</text:p>
      <!--NEWS-->
      <text:h text:style-name="P10" text:outline-level="1">
<text:span text:style-name="T4">
盖亚那中学宿舍发生重大火灾 至少20人罹难</text:span>
</text:h>
      <text:p text:style-name="P4">
Publisher: 法新社</text:p>
      <text:p text:style-name="P4">
Published Time: 2023-05-22T0:02:08+00:00</text:p>
      <text:p text:style-name="P4">
Modified Time: 2023-05-22T11:50:01+00:00</text:p>
      <text:p text:style-name="P4">
Description: （法新社盖亚那首都乔治城22日电） 南美国家盖亚那中部的一所中学昨天发生宿舍大火，盖亚那政府今天表示，已有至少20人罹难。盖亚那总统称这是一场「重大灾难」。</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6" text:anchor-type="as-char" svg:width="6.9236in" svg:height="3.617581in" draw:z-index="0">
<draw:image xlink:href="../Images/rficn/2023-05-22T0-02-08-00-00/000000.png" xlink:type="simple" xlink:show="embed" xlink:actuate="onLoad" draw:mime-type="image/png"/>
</draw:frame>
</text:p>
      <text:p text:style-name="P4">
盖亚那政府在声明中说，发生在马赫迪耶中学（Mahdia Secondary School）的火灾死亡人数攀升至20人，另有数人受伤。</text:p>
      <text:p text:style-name="P4">
盖亚那总统阿里（IrfaanAli）昨夜表示：「这是一场重大灾难。真是可怕，令人痛心。」他说他已下令首都乔治城（Georgetown）的2所主要医院进行安排，「好让每一位需要照料的孩子能有受到尽可能最佳照料的机会」。</text:p>
      <text:p text:style-name="P4">
事发中学位于乔治城南方约200公里处，由于当地所在区域受到大雨侵袭，相关单位已派遣民间与军方飞机前往救援。</text:p>
      <text:p text:style-name="P4">
盖亚那在野国会议员辛赫-路易斯（Natasha Singh-Lewis）要求对火灾原因进行调查。她说：「我们有必要了解这场如此可怕与致命的事故是如何发生，并采取一切必要措施来防止这样的悲剧重演。」（译者：张正芊/核稿：陈政一）</text:p>
      <text:p text:style-name="P4">
Source: <text:a xlink:type="simple" xlink:href="https://www.rfi.fr/cn/%E5%9B%BD%E9%99%85%E6%8A%A5%E9%81%93/20230522-%E7%9B%96%E4%BA%9A%E9%82%A3%E4%B8%AD%E5%AD%A6%E5%AE%BF%E8%88%8D%E5%8F%91%E7%94%9F%E9%87%8D%E5%A4%A7%E7%81%AB%E7%81%BE-%E8%87%B3%E5%B0%9120%E4%BA%BA%E7%BD%B9%E9%9A%BE" text:style-name="Internet_20_link" text:visited-style-name="Visited_20_Internet_20_Link">
https://www.rfi.fr/cn/%E5%9B%BD%E9%99%85%E6%8A%A5%E9%81%93/20230522-%E7%9B%96%E4%BA%9A%E9%82%A3%E4%B8%AD%E5%AD%A6%E5%AE%BF%E8%88%8D%E5%8F%91%E7%94%9F%E9%87%8D%E5%A4%A7%E7%81%AB%E7%81%BE-%E8%87%B3%E5%B0%9120%E4%BA%BA%E7%BD%B9%E9%9A%BE</text:a>
</text:p>
      <!--NEWS-->
      <text:h text:style-name="P10" text:outline-level="1">
<text:span text:style-name="T4">
德国与韩国将签署军事机密协议</text:span>
</text:h>
      <text:p text:style-name="P4">
Author: None (Language: zh)</text:p>
      <text:p text:style-name="P4">
Publisher: None</text:p>
      <text:p text:style-name="P4">
Time: 2023-05-22T00:16:00Z</text:p>
      <text:p text:style-name="P4">
Description: 德国总理肖尔茨在结束G7峰会后访韩。韩国总统尹锡悦在他造访时宣布，将与德国签署协议以强化国防合作；德国则敦促韩方投资德国晶片产业，并示警朝鲜应停止弹道导弹试验，以维护区域的和平与安全。</text:p>
      <text:p text:style-name="P4">
Videos: []</text:p>
      <text:p text:style-name="P4">
Images: ["<text:a xlink:type="simple" xlink:href="https://static.dw.com/image/65691203_303.jpg" text:style-name="Internet_20_link" text:visited-style-name="Visited_20_Internet_20_Link">
65691203_303.jpg</text:a>
", "<text:a xlink:type="simple" xlink:href="https://static.dw.com/image/60605713_303.jpg" text:style-name="Internet_20_link" text:visited-style-name="Visited_20_Internet_20_Link">
60605713_303.jpg</text:a>
", "<text:a xlink:type="simple" xlink:href="https://static.dw.com/image/60443446_303.jpg" text:style-name="Internet_20_link" text:visited-style-name="Visited_20_Internet_20_Link">
60443446_303.jpg</text:a>
", "<text:a xlink:type="simple" xlink:href="https://static.dw.com/image/60394198_303.jpg" text:style-name="Internet_20_link" text:visited-style-name="Visited_20_Internet_20_Link">
60394198_303.jpg</text:a>
", "<text:a xlink:type="simple" xlink:href="https://static.dw.com/image/60344707_303.jpg" text:style-name="Internet_20_link" text:visited-style-name="Visited_20_Internet_20_Link">
60344707_303.jpg</text:a>
", "<text:a xlink:type="simple" xlink:href="https://static.dw.com/image/59554150_303.jpg" text:style-name="Internet_20_link" text:visited-style-name="Visited_20_Internet_20_Link">
59554150_303.jpg</text:a>
", "<text:a xlink:type="simple" xlink:href="https://static.dw.com/image/59333259_303.jpg" text:style-name="Internet_20_link" text:visited-style-name="Visited_20_Internet_20_Link">
59333259_303.jpg</text:a>
", "<text:a xlink:type="simple" xlink:href="https://static.dw.com/image/59161870_303.jpg" text:style-name="Internet_20_link" text:visited-style-name="Visited_20_Internet_20_Link">
59161870_303.jpg</text:a>
", "<text:a xlink:type="simple" xlink:href="https://static.dw.com/image/57012858_303.jpg" text:style-name="Internet_20_link" text:visited-style-name="Visited_20_Internet_20_Link">
57012858_303.jpg</text:a>
", "<text:a xlink:type="simple" xlink:href="https://static.dw.com/image/57877287_303.jpg" text:style-name="Internet_20_link" text:visited-style-name="Visited_20_Internet_20_Link">
57877287_303.jpg</text:a>
", "<text:a xlink:type="simple" xlink:href="https://static.dw.com/image/65690279_401.jpg" text:style-name="Internet_20_link" text:visited-style-name="Visited_20_Internet_20_Link">
65690279_401.jpg</text:a>
"]</text:p>
      <text:p text:style-name="P4">
Subject: 时政风云</text:p>
      <text:p text:style-name="P4">
Subjects: ['德中关系', '韩国', '欧债危机', '欧盟', '乌克兰', '岛屿主权争端', '专题报道：全景观看“习马会”', '德国', '中国', '留学德国']</text:p>
      <text:p text:style-name="P4">
Keywords: ['德国', '总理', '肖尔茨', '韩国', 'G7峰会', '朝鲜', '朝鲜半岛', '弹道导弹试验', '非军事区', '恩斯特', '尹锡悦', '经济关系', '中国依赖', '乌克兰', '中国']</text:p>
      <text:p text:style-name="P4">
ID: 65690800</text:p>
      <!--METADATA-->
      <text:p text:style-name="P4">
<text:a xlink:type="simple" xlink:href="https://www.dw.com/zh/overlay/image/article/65690800/65691203" text:style-name="Internet_20_link" text:visited-style-name="Visited_20_Internet_20_Link">
 <draw:frame draw:style-name="fr1" draw:name="Image47" text:anchor-type="as-char" svg:width="6.9236in" svg:height="3.896998in" draw:z-index="0">
<draw:image xlink:href="../Images/dwzh/2023-05-22T00-16-00Z/65691203_303.jpg" xlink:type="simple" xlink:show="embed" xlink:actuate="onLoad" draw:mime-type="image/jpeg"/>
</draw:frame>
</text:a>
</text:p>
      <text:p text:style-name="P4">
5月21日，德国总理肖尔茨（左）在首尔会见韩国总统尹锡悦（右）</text:p>
      <text:p text:style-name="P4">
（德国之声中文网）德国总理肖尔茨（OlafScholz）周日（5月21日）出访首尔，与韩国总统尹锡悦会晤，对朝鲜的核试验和弹道导弹试验发出警告。在开幕会上，尹锡悦宣布韩国正准备与德国签署一份军事机密协议，以促进双方国防合作。</text:p>
      <text:p text:style-name="P4">
尹锡悦表示，该协议旨在保护军事机密，并协助「国防工业供应链能顺利运作」。他说：「我期望韩国和德国进一步扩大互惠和面向未来的合作，并加强欧亚之间的团结、共建和平与繁荣。」</text:p>
      <text:p text:style-name="P4">
路透社报导，韩国近期才与加拿大达成了类似的军事资讯共享协议；在俄乌战争和其他全球紧张局势推动下，韩国已着手扩大其国防工业，但迄今韩国拒绝向基辅提供任何致命性武器，仅提供人道援助。</text:p>
      <text:p text:style-name="P4">
德国总理肖尔茨21日结束 <text:a xlink:type="simple" xlink:href="https://www.dw.com/zh/zh/分析g7對中更強硬-調停戰爭不單靠北京/a-65689524" text:style-name="Internet_20_link" text:visited-style-name="Visited_20_Internet_20_Link">
 </text:a>
后，前往韩国进行短暂访问。肖尔茨及其妻子恩斯特（BrittaErnst）首先来到了朝鲜半岛上的非军事区（DMZ），并呼吁北朝鲜停止进行弹道导弹试验。自朝鲜战争以停战协定结束70年以来，朝鲜半岛一直分裂成被共产主义政权控制的北部和民主政权控制的南部。</text:p>
      <text:p text:style-name="P4">
德国总理及其夫人访问了非军事区边界的蓝色兵营，那是在三年战争后于1953年7月达成停战协定的地方。在38线两边，有超过一百万士兵对峙，因为朝韩两个国家根据国际法仍处于战争状态。至今尚未签署和平条约。</text:p>
      <text:p text:style-name="P4">
美国在韩国驻兵达到28500名。韩国近5200万国民的一半生活在靠近边境的首尔周围的大都市区。肖尔茨随后与韩国总统尹锡悦在首都会面。这是德国领导人30年来首次对韩国进行双边访问。</text:p>
      <ul>
        <li>
          <draw:frame draw:style-name="fr1" draw:name="Image48" text:anchor-type="as-char" svg:width="6.9236in" svg:height="3.896998in" draw:z-index="0">
            <draw:image xlink:href="../Images/dwzh/2023-05-22T00-16-00Z/60605713_303.jpg" xlink:type="simple" xlink:show="embed" xlink:actuate="onLoad" draw:mime-type="image/jpeg"/>
          </draw:frame>
        </li>
      </ul>
      <h5>
盘点朝鲜近年发射的那些导弹</h5>
      <text:h text:style-name="P12" text:outline-level="3">
<text:span text:style-name="T4">
火星12型中程弹道导弹</text:span>
</text:h>
      <text:p text:style-name="P4">
朝鲜官媒朝中社1月31日发布的照片，显示曾于周日（1月30日）试射火星12型中程弹道导弹（IRBMs）。这种导弹的威力足以击中美国领土关岛，这也是朝鲜本月至目前为止进行的第七次武器试验，南韩和日本皆对于朝鲜此次发射表示谴责。</text:p>
      <ul>
        <li>
          <draw:frame draw:style-name="fr1" draw:name="Image49" text:anchor-type="as-char" svg:width="6.9236in" svg:height="3.896998in" draw:z-index="0">
            <draw:image xlink:href="../Images/dwzh/2023-05-22T00-16-00Z/60443446_303.jpg" xlink:type="simple" xlink:show="embed" xlink:actuate="onLoad" draw:mime-type="image/jpeg"/>
          </draw:frame>
        </li>
      </ul>
      <h5>
盘点朝鲜近年发射的那些导弹</h5>
      <text:h text:style-name="P12" text:outline-level="3">
<text:span text:style-name="T4">
KN-24型短程弹道导弹</text:span>
</text:h>
      <text:p text:style-name="P4">
1月17日，朝鲜从首都平壤的一个机场发射了两枚疑为KN-24型的短程弹道导弹（SRBM）。据朝鲜官媒报道，这两枚导弹「精确地击中了该国东海岸的一个岛屿目标」。分析人士表示，这些导弹最后一次测试是在2020年3月，目前似乎已经进入大规模生产和军事单位的部署。KN-24导弹类似于美国的MGM-140陆军战术导弹系统（ATACMS），并能够以比起传统弹道导弹更平坦的弹道飞行来躲避导弹防御系统。</text:p>
      <ul>
        <li>
          <draw:frame draw:style-name="fr1" draw:name="Image50" text:anchor-type="as-char" svg:width="6.9236in" svg:height="3.896998in" draw:z-index="0">
            <draw:image xlink:href="../Images/dwzh/2023-05-22T00-16-00Z/60394198_303.jpg" xlink:type="simple" xlink:show="embed" xlink:actuate="onLoad" draw:mime-type="image/jpeg"/>
          </draw:frame>
        </li>
      </ul>
      <h5>
盘点朝鲜近年发射的那些导弹</h5>
      <text:h text:style-name="P12" text:outline-level="3">
<text:span text:style-name="T4">
本月第二度进行高超音速导弹试验</text:span>
</text:h>
      <text:p text:style-name="P4">
朝鲜官媒朝中社发布照片称，朝鲜国防研究院于2022年1月11日在一个未披露的地点进行新型高超音速导弹的试验，据传朝鲜最高领导人金正恩也出席了此次试射。高超音速武器的飞行高度通常比弹道导弹要来得低，专家表示，高超音速武器的主要特点不是速度，而是其机动性，这可以帮助它们躲避导弹防御系统。这是朝鲜本月第二度试射此种导弹。</text:p>
      <ul>
        <li>
          <draw:frame draw:style-name="fr1" draw:name="Image51" text:anchor-type="as-char" svg:width="6.9236in" svg:height="3.896998in" draw:z-index="0">
            <draw:image xlink:href="../Images/dwzh/2023-05-22T00-16-00Z/60344707_303.jpg" xlink:type="simple" xlink:show="embed" xlink:actuate="onLoad" draw:mime-type="image/jpeg"/>
          </draw:frame>
        </li>
      </ul>
      <h5>
盘点朝鲜近年发射的那些导弹</h5>
      <text:h text:style-name="P12" text:outline-level="3">
<text:span text:style-name="T4">
2022年首度试验高超音速导弹</text:span>
</text:h>
      <text:p text:style-name="P4">
2022年1月5日，韩国军方称朝鲜从北部的慈江道向东海发射了疑似是弹道导弹的物体。朝鲜官媒朝中社随后发布报导，指朝鲜进行了新开发的高超音速导弹试射。朝鲜于2021年9月首度试射此种导弹，《朝中社》指出，这次发射再次确认了导弹在主动飞行阶段的飞行控制和稳定性。专家曾警告，如果朝鲜完全发展了这项技术，将对周边国家构成严重威胁。</text:p>
      <ul>
        <li>
          <draw:frame draw:style-name="fr1" draw:name="Image52" text:anchor-type="as-char" svg:width="6.9236in" svg:height="3.896998in" draw:z-index="0">
            <draw:image xlink:href="../Images/dwzh/2023-05-22T00-16-00Z/59554150_303.jpg" xlink:type="simple" xlink:show="embed" xlink:actuate="onLoad" draw:mime-type="image/jpeg"/>
          </draw:frame>
        </li>
      </ul>
      <h5>
盘点朝鲜近年发射的那些导弹</h5>
      <text:h text:style-name="P12" text:outline-level="3">
<text:span text:style-name="T4">
潜射弹道导弹</text:span>
</text:h>
      <text:p text:style-name="P4">
由朝鲜官媒朝中社于2021年10月20日发布的组合照片显示，朝鲜于前一天（10月19日）在水域中从潜艇上发射了一种新型的潜射弹道导弹（SLBM）。南韩军方在10月19日曾表示，朝鲜从其东海岸城市新浦以东的水域向东海发射了疑似是潜射弹道导弹的物体。</text:p>
      <ul>
        <li>
          <draw:frame draw:style-name="fr1" draw:name="Image53" text:anchor-type="as-char" svg:width="6.9236in" svg:height="3.896998in" draw:z-index="0">
            <draw:image xlink:href="../Images/dwzh/2023-05-22T00-16-00Z/59333259_303.jpg" xlink:type="simple" xlink:show="embed" xlink:actuate="onLoad" draw:mime-type="image/jpeg"/>
          </draw:frame>
        </li>
      </ul>
      <h5>
盘点朝鲜近年发射的那些导弹</h5>
      <text:h text:style-name="P12" text:outline-level="3">
<text:span text:style-name="T4">
从火车上发射导弹</text:span>
</text:h>
      <text:p text:style-name="P4">
朝中社提供的这张图片中显示朝鲜的铁路机动导弹军团在演习中发射了一枚导弹，专家称此为KN-23弹道导弹。</text:p>
      <ul>
        <li>
          <draw:frame draw:style-name="fr1" draw:name="Image54" text:anchor-type="as-char" svg:width="6.9236in" svg:height="3.896998in" draw:z-index="0">
            <draw:image xlink:href="../Images/dwzh/2023-05-22T00-16-00Z/59161870_303.jpg" xlink:type="simple" xlink:show="embed" xlink:actuate="onLoad" draw:mime-type="image/jpeg"/>
          </draw:frame>
        </li>
      </ul>
      <h5>
盘点朝鲜近年发射的那些导弹</h5>
      <text:h text:style-name="P12" text:outline-level="3">
<text:span text:style-name="T4">
新型远程巡航导弹</text:span>
</text:h>
      <text:p text:style-name="P4">
由朝鲜官媒朝中社于2021年9月13日发布的组图显示，一枚远程巡航导弹发射后在空中飞行。平壤于9月11日和12日试射了新型远程巡航导弹。据朝中社报道，这些导弹「在朝鲜领地和水域上空沿椭圆形和8字形飞行轨道飞行了7580秒」，并「击中1500公里外的目标」。</text:p>
      <ul>
        <li>
          <draw:frame draw:style-name="fr1" draw:name="Image55" text:anchor-type="as-char" svg:width="6.9236in" svg:height="3.896998in" draw:z-index="0">
            <draw:image xlink:href="../Images/dwzh/2023-05-22T00-16-00Z/57012858_303.jpg" xlink:type="simple" xlink:show="embed" xlink:actuate="onLoad" draw:mime-type="image/jpeg"/>
          </draw:frame>
        </li>
      </ul>
      <h5>
盘点朝鲜近年发射的那些导弹</h5>
      <text:h text:style-name="P12" text:outline-level="3">
<text:span text:style-name="T4">
新型战术制导炮弹</text:span>
</text:h>
      <text:p text:style-name="P4">
此张由平壤发布的照片中显示了新开发的新型战术制导炮弹，《朝中社》称此炮弹于2021年3月25日发射。</text:p>
      <ul>
        <li>
          <draw:frame draw:style-name="fr1" draw:name="Image56" text:anchor-type="as-char" svg:width="6.9236in" svg:height="3.896998in" draw:z-index="0">
            <draw:image xlink:href="../Images/dwzh/2023-05-22T00-16-00Z/57877287_303.jpg" xlink:type="simple" xlink:show="embed" xlink:actuate="onLoad" draw:mime-type="image/jpeg"/>
          </draw:frame>
        </li>
      </ul>
      <h5>
盘点朝鲜近年发射的那些导弹</h5>
      <text:h text:style-name="P12" text:outline-level="3">
<text:span text:style-name="T4">
北极星2号中程弹道导弹</text:span>
</text:h>
      <text:p text:style-name="P4">
朝鲜电视台于2017年5月22日提供了一段视频截图，据称该武器为中程弹道导弹北极星2号，这种中程导弹被认为能够装备核弹头。</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访问的焦点</text:span>
</text:h>
      <text:p text:style-name="P4">
此次访问的关键焦点是经济关系，两位领导人还针对如何深化半导体产业合作进行讨论。肖尔茨正在寻求减少德国经济对中国的依赖，并扩大与其他亚洲国家的关系。韩国是继中国、日本和印度之后的亚洲第四大经济体。肖尔茨的妻子恩斯特陪同他参加了在日本的G7峰会。</text:p>
      <text:p text:style-name="P4">
参加了在日本广岛举行的七国集团（G7）峰会后，到访韩国肖尔茨称朝鲜的导弹试验是朝鲜半岛“仍然危险的局势”的一个标志。</text:p>
      <text:p text:style-name="P4">
“这对这个地区的和平与安全构成威胁，”他在韩方军事基地发表演讲时说。他还提到，虽然德国作为一个曾经分裂的国家已经实现了统一，但在朝鲜半岛上，分裂依然存在。</text:p>
      <text:p text:style-name="P4">
肖尔茨和尹锡悦在参加了G7峰会后于周日离开日本。韩国作为观察员受邀参加了G7峰会。</text:p>
      <text:p text:style-name="P4">
在G7峰会上， <text:a xlink:type="simple" xlink:href="https://www.dw.com/zh/zh/美加強軍援烏克蘭-g7力挺澤連斯基/a-65689534" text:style-name="Internet_20_link" text:visited-style-name="Visited_20_Internet_20_Link">
 </text:a>
，并概述了他们共同面对中国的策略，寻求降低经济参与中的风险，但不是与这个被视为世界工厂的国家脱钩。</text:p>
      <text:p text:style-name="P4">
<draw:frame draw:style-name="fr1" draw:name="Image57" text:anchor-type="as-char" svg:width="6.9236in" svg:height="3.896998in" draw:z-index="0">
<draw:image xlink:href="../Images/dwzh/2023-05-22T00-16-00Z/65690279_401.jpg" xlink:type="simple" xlink:show="embed" xlink:actuate="onLoad" draw:mime-type="image/jpeg"/>
</draw:frame>
</text:p>
      <text:p text:style-name="P4">
德国总理及其夫人访问了非军事区边界的蓝色兵营</text:p>
      <text:p text:style-name="P4">
<text:span text:style-name="T5">
（德新社、路透社）</text:span>
</text:p>
      <text:p text:style-name="P4">
Source: <text:a xlink:type="simple" xlink:href="https://www.dw.com/zh/德国与韩国将签署军事机密协议/a-65690800" text:style-name="Internet_20_link" text:visited-style-name="Visited_20_Internet_20_Link">
https://www.dw.com/zh/德国与韩国将签署军事机密协议/a-65690800?maca=chi-rss-chi-all-1127-rdf</text:a>
</text:p>
      <!--NEWS-->
      <text:h text:style-name="P10" text:outline-level="1">
<text:span text:style-name="T4">
拜登：G7共识 若中对台片面行动将有所回应</text:span>
</text:h>
      <text:p text:style-name="P4">
Author: None</text:p>
      <text:p text:style-name="P4">
Publisher: Radio Free Asia (Organization)</text:p>
      <text:p text:style-name="P4">
Published Time: 2023-05-22T00:40:00-04:00</text:p>
      <text:p text:style-name="P4">
Modified Time: 2023-05-22T04:02: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4.612011in" draw:z-index="0">
<draw:image xlink:href="../Images/rfamandarin/2023-05-22T00-40-00-04-00/000000.png" xlink:type="simple" xlink:show="embed" xlink:actuate="onLoad" draw:mime-type="image/png"/>
</draw:frame>
 美国总统拜登在广岛的G7会议后召开新闻发布会。 <text:a xlink:type="simple" xlink:href="https://www.rfa.org/mandarin/Xinwen/st1-05222023003556.html/@@images/image" text:style-name="Internet_20_link" text:visited-style-name="Visited_20_Internet_20_Link">
</text:a>
路透</text:p>
      <text:p text:style-name="P4">
美国总统拜登今天在七大工业国集团（G7）高峰会后表示，大部分盟国对台海紧张议题有明确共识，即如果中国片面对台湾采取行动，将会有所回应。</text:p>
      <text:p text:style-name="P4">
路透社报导，拜登在日本广岛出席G7高峰会后在新闻发布会表示：“我们不会告诉中国他们可以做什么。我们也表明我们不期待台湾自己宣布独立。但在此同时，我们将让台湾能够自我防卫。大部分盟国都有明确认知，如果中国单方面采取行动，将会有所回应。”</text:p>
      <text:p text:style-name="P4">
拜登表示，“我们在对待中国的态度上团结一致。昨天发表的联合声明勾勒出我们G7处理中国的共同原则。我们无意与中国脱钩。我们期盼跟中国的关系去风险化并多元化。这意味着采取步骤，将供应链多元化，以免在必须的产品上依赖任何单一的国家。”</text:p>
      <text:p text:style-name="P4">
有记者问起为何美中间拟议的热线未能运作。拜登表示，“我们应该有畅通的热线。在巴厘岛会议时，习主席和我同意我们要这么做。”他说，但是那个带着间谍侦测的气球被击落后，“就双方对话而言一切都改变了。我想你们会见到这很快开始解冻。”</text:p>
      <text:p text:style-name="P4">
他又说，G7各国如今更为团结，将“共同对抗经济胁迫行径，反制会损及我们劳工的作为”。</text:p>
      <text:p text:style-name="P4">
责编 许书婷</text:p>
      <text:p text:style-name="P4">
Source: <text:a xlink:type="simple" xlink:href="https://www.rfa.org/mandarin/Xinwen/st1-05222023003556.html" text:style-name="Internet_20_link" text:visited-style-name="Visited_20_Internet_20_Link">
https://www.rfa.org/mandarin/Xinwen/st1-05222023003556.html</text:a>
</text:p>
      <!--NEWS-->
      <text:h text:style-name="P10" text:outline-level="1">
<text:span text:style-name="T4">
美中關係低谷逢春？拜登：很快「解凍」</text:span>
</text:h>
      <text:p text:style-name="P4">
Author: None (Language: zh)</text:p>
      <text:p text:style-name="P4">
Publisher: None</text:p>
      <text:p text:style-name="P4">
Time: 2023-05-22T01:51:00Z</text:p>
      <text:p text:style-name="P4">
Description: 美國總統拜登21日在七國集團（G7）峰會後的記者會表示，與中國的關係將很快「解凍」。談及台灣，他稱盟國皆有共識，若中國片面對台行動，將有所回應。跌入歷史低谷的美中關係，有望逢春嗎？北京22日表示，“美国一边说要沟通，一边打压遏制中国，意义何在？”</text:p>
      <text:p text:style-name="P4">
Videos: []</text:p>
      <text:p text:style-name="P4">
Images: ["<text:a xlink:type="simple" xlink:href="https://static.dw.com/image/63754483_303.jpg" text:style-name="Internet_20_link" text:visited-style-name="Visited_20_Internet_20_Link">
63754483_303.jpg</text:a>
", "<text:a xlink:type="simple" xlink:href="https://static.dw.com/image/65259432_404.jpg" text:style-name="Internet_20_link" text:visited-style-name="Visited_20_Internet_20_Link">
65259432_404.jpg</text:a>
", "<text:a xlink:type="simple" xlink:href="https://static.dw.com/image/65690132_401.jpg" text:style-name="Internet_20_link" text:visited-style-name="Visited_20_Internet_20_Link">
65690132_401.jpg</text:a>
"]</text:p>
      <text:p text:style-name="P4">
Subject: 时政风云</text:p>
      <text:p text:style-name="P4">
Subjects: ['德中关系', '奥巴马', '薄熙来', '专题报道：习近平访美', '中国共产党', '岛屿主权争端', '马英九', '专题报道：全景观看“习马会”', '中国反腐风暴', '20国集团']</text:p>
      <text:p text:style-name="P4">
Keywords: ['美国', '拜登', '中国', '习近平', '七国峰会', '美中关系', '台湾']</text:p>
      <text:p text:style-name="P4">
ID: 65693328</text:p>
      <!--METADATA-->
      <text:p text:style-name="P4">
<text:a xlink:type="simple" xlink:href="https://www.dw.com/zh/overlay/image/article/65693328/63754483" text:style-name="Internet_20_link" text:visited-style-name="Visited_20_Internet_20_Link">
 <draw:frame draw:style-name="fr1" draw:name="Image59" text:anchor-type="as-char" svg:width="6.9236in" svg:height="3.896998in" draw:z-index="0">
<draw:image xlink:href="../Images/dwzh/2023-05-22T01-51-00Z/63754483_303.jpg" xlink:type="simple" xlink:show="embed" xlink:actuate="onLoad" draw:mime-type="image/jpeg"/>
</draw:frame>
</text:a>
</text:p>
      <text:p text:style-name="P4">
拜登與習近平兩人何時再通話商談，備受矚目（資料照片）。</text:p>
      <text:p text:style-name="P4">
（德國之聲中文網）日本廣島的七國集團（G7）峰會落幕，美國總統拜登週日（5月21日）在峰會結束後出席記者會。他表示， <text:a xlink:type="simple" xlink:href="https://www.dw.com/zh/zh/中美關係解凍沙利文與王毅坦率長談8小時/a-65597495" text:style-name="Internet_20_link" text:visited-style-name="Visited_20_Internet_20_Link">
</text:a>
 自年初的 <text:a xlink:type="simple" xlink:href="https://www.dw.com/zh/zh/美媒卫星图片显示中国军方飞艇项目/a-65490380" text:style-name="Internet_20_link" text:visited-style-name="Visited_20_Internet_20_Link">
</text:a>
 後惡化，但應該很快能解凍。</text:p>
      <text:p text:style-name="P4">
「我們之間應該有一條暢通的熱線。」拜登表示，在去年11月的印尼二十國集團（G20）峰會上，他與中國國家主席習近平會談並達成共識，雙方應保持熱線暢通，但在「載有相當於2輛貨車的間諜設備的愚蠢氣球飛入美國上空」之後，美方擊落氣球，「一切都改變了」。</text:p>
      <text:p text:style-name="P4">
今年2月，美國擊落所謂的「中國間諜氣球」，引發美中外交齟齬。美國國務卿布林肯原定訪華，行程因此臨時取消，至今未能敲定後續安排。</text:p>
      <text:p text:style-name="P4">
「就與他們交談而言，我認為你將看到，這種情況很快會開始解凍。」拜登向記者說道，暗示華盛頓或將很快與北京再次對話。然而，拜登並沒有提供進一步細節。</text:p>
      <text:p text:style-name="P4">
德新社報導，據悉布林肯正試圖重新安排訪問中國，但北京沒有嘗試與他進行任何接觸。</text:p>
      <text:h text:style-name="P12" text:outline-level="3">
<text:span text:style-name="T4">
美国发现疑似来自中国的侦察气球</text:span>
</text:h>
      <text:h text:style-name="P12" text:outline-level="3">
<text:span text:style-name="T4">
不尋求與中國脫鉤</text:span>
</text:h>
      <text:p text:style-name="P4">
談及與中國的經濟關係，拜登在記者會重申，G7並不打算與中國脫鉤，而是尋求降低風險並使對華關係多樣化。他表示：「供應鏈應該是多樣化的，才能避免對任一國家的依賴。」</text:p>
      <text:p text:style-name="P4">
G7峰會期間發佈的聯合公報與一份反對「經濟脅迫」文件，劍指中國，但G7領導人亦強調要在全球議題方面與中國合作，與中國不尋求脫鉤，而是去風險化。</text:p>
      <text:p text:style-name="P4">
至於美國先前以擔憂轉作軍事用途風險為由，限制先進晶片出口中國，激怒了北京，拜登也解釋，中國正致力建設軍隊，美方希望保護有關重要安全技術，他已向中方明確表示過，「不準備與中國進行某些項目的貿易」，因為北京正在利用它們製造核武和其他大規模殺傷性武器。</text:p>
      <text:p text:style-name="P4">
「我們現在已經得到了所有盟友的承諾，他們也不會這樣做，提供那種材料。」拜登表示，「但這不是一個敵對行為，這個行為是說——『我們將確保我們盡一切努力維持現狀』。」</text:p>
      <text:h text:style-name="P12" text:outline-level="3">
<text:span text:style-name="T4">
如果没有台湾的半导体生产，世界怎么办？</text:span>
</text:h>
      <text:h text:style-name="P12" text:outline-level="3">
<text:span text:style-name="T4">
拜登：讓台灣能自我防衛</text:span>
</text:h>
      <text:p text:style-name="P4">
針對台海局勢，拜登在記者會重申，美國將繼續奉行「一個中國」政策，但中國與台灣雙方都不能片面行事，台灣問題「需要一個雙方都同意的結果」，美國也沒有預期台灣會自行宣佈獨立。</text:p>
      <text:p text:style-name="P4">
拜登警告中國，不應單方面改變台海現狀，對台灣採取行動。他指，美國將繼續幫助台灣自我防衛，並強調中國和美國、甚至與日韓之間可能爆發的戰爭，並沒有「不可避免」。</text:p>
      <text:p text:style-name="P4">
他說：「我們的大多數盟友都清楚地認識到，事實上，如果中國採取片面單邊行動，我們就會有回應。」拜登並未詳述美國與盟友將採取什麼措施。</text:p>
      <text:p text:style-name="P4">
<draw:frame draw:style-name="fr1" draw:name="Image60" text:anchor-type="as-char" svg:width="6.9236in" svg:height="3.889434in" draw:z-index="0">
<draw:image xlink:href="../Images/dwzh/2023-05-22T01-51-00Z/65259432_404.jpg" xlink:type="simple" xlink:show="embed" xlink:actuate="onLoad" draw:mime-type="image/jpeg"/>
</draw:frame>
</text:p>
      <text:p text:style-name="P4">
中国外交部发言人毛宁说：美方应当立即撤销制裁，采取实际行动，为对话沟通扫清障碍</text:p>
      <text:h text:style-name="P12" text:outline-level="3">
<text:span text:style-name="T4">
北京：美方应与中方“相向而行”</text:span>
</text:h>
      <text:p text:style-name="P4">
在5月22日的中国外交部例行记者会上，北京对于拜登“预计中美关系将解冻”的说法做出回应。中国外交部发言人毛宁说：“中美之间保持着必要的沟通，但是美国如果一边说要沟通，一边不择手段地打压遏制中国，对中方的官员机构和企业实施制裁，这样的沟通诚意和意义何在？”</text:p>
      <text:p text:style-name="P4">
被问及中美元首是否是近期沟通的计划时，毛宁回应，“我目前没有可以提供的消息”。</text:p>
      <text:p text:style-name="P4">
这位中国外交部发言人还表示，中方一贯坚决反对有关非法的单边制裁，已向美方表明了严正立场。“美方应当立即撤销制裁，采取实际行动，为对话沟通扫清障碍，营造氛围，创造有利的条件。”她也敦促美方要“端正对华认知，停止干涉中国内政，停止损害中国的主权安全和发展利益，同中方相向而行，以实际行动推动中美关系重回正轨”。</text:p>
      <text:h text:style-name="P12" text:outline-level="3">
<text:span text:style-name="T4">
中方急召日本大使</text:span>
</text:h>
      <text:p text:style-name="P4">
在美國總統發表評論之前，北京已经對G7峰會作出了激烈反應，指責齊聚日本廣島的這些國家「抹黑中國」、試圖「干涉中國內政」。</text:p>
      <text:p text:style-name="P4">
根據中國外交部21日深夜發布的聲明，外交部副部長孫衛東當日召見了日本駐華大使垂秀夫，就G7峰會「炒作涉華議題提出嚴正交涉」。</text:p>
      <text:p text:style-name="P4">
<draw:frame draw:style-name="fr1" draw:name="Image61" text:anchor-type="as-char" svg:width="6.9236in" svg:height="3.896998in" draw:z-index="0">
<draw:image xlink:href="../Images/dwzh/2023-05-22T01-51-00Z/65690132_401.jpg" xlink:type="simple" xlink:show="embed" xlink:actuate="onLoad" draw:mime-type="image/jpeg"/>
</draw:frame>
</text:p>
      <text:p text:style-name="P4">
中國對於G7表達強烈不滿。</text:p>
      <text:p text:style-name="P4">
孫衛東尤其批評日本作為G7輪值主席國，在峰會期間與 <text:a xlink:type="simple" xlink:href="https://www.dw.com/zh/zh/g7联合公报政策方针不是为了伤害中国/a-65684805" text:style-name="Internet_20_link" text:visited-style-name="Visited_20_Internet_20_Link">
</text:a>
中，「夥同有關國家抹黑攻擊中國，粗暴干涉中國內政」。</text:p>
      <text:p text:style-name="P4">
孫衛東強調，台灣問題是中國核心利益中的核心，「事關中日關係政治基礎，是不可逾越的紅線」，涉港、涉疆、涉藏事務也純屬中國內政，「絕不容許任何外部勢力說三道四、妄加干涉。」</text:p>
      <text:p text:style-name="P4">
他還表示，「當前東海、南海局勢總體穩定」，「以實力改變現狀」的說法為「惡意炒作違背事實」，並指「『經濟脅迫』和『債務陷阱』的髒水潑不到中國身上。美國才是破壞國際秩序規則、擾亂世界經濟運行的始作俑者和最大風險」。</text:p>
      <text:p text:style-name="P4">
日本目前是今年G7峰會的東道主，該集團還包括美國、德國、法國、義大利、英國和加拿大。此前，中國外交部發言人已針對 <text:a xlink:type="simple" xlink:href="https://www.dw.com/zh/zh/分析g7對中更強硬-調停戰爭不單靠北京/a-65689524" text:style-name="Internet_20_link" text:visited-style-name="Visited_20_Internet_20_Link">
</text:a>
，作出回擊，指責G7「無視中國的嚴重關切」，推行 「阻礙國際和平、破壞區域穩定和壓制其他國家發展」的政策。</text:p>
      <text:p text:style-name="P4">
（法新社、路透社、德新社等）</text:p>
      <text:p text:style-name="P4">
Source: <text:a xlink:type="simple" xlink:href="https://www.dw.com/zh/美中關係低谷逢春？拜登：很快「解凍」/a-65693328" text:style-name="Internet_20_link" text:visited-style-name="Visited_20_Internet_20_Link">
https://www.dw.com/zh/美中關係低谷逢春？拜登：很快「解凍」/a-65693328?maca=chi-rss-chi-all-1127-rdf</text:a>
</text:p>
      <!--NEWS-->
      <text:h text:style-name="P10" text:outline-level="1">
<text:span text:style-name="T4">
中國宣布禁購美光產品 分析指衝擊有限</text:span>
</text:h>
      <text:p text:style-name="P4">
Author: None (Language: zh)</text:p>
      <text:p text:style-name="P4">
Publisher: None</text:p>
      <text:p text:style-name="P4">
Time: 2023-05-22T01:59:00Z</text:p>
      <text:p text:style-name="P4">
Description: 中國政府週日要求「關鍵信息基礎設施」運營者應停止採購美國半導體企業美光的產品，認定其威脅國家安全。此舉影響的產業範圍仍不明確，但為什麼分析師認為對美光衝擊程度有限？</text:p>
      <text:p text:style-name="P4">
Videos: []</text:p>
      <text:p text:style-name="P4">
Images: ["<text:a xlink:type="simple" xlink:href="https://static.dw.com/image/65224835_303.jpeg" text:style-name="Internet_20_link" text:visited-style-name="Visited_20_Internet_20_Link">
65224835_303....</text:a>
", "<text:a xlink:type="simple" xlink:href="https://static.dw.com/image/56683753_401.jpg" text:style-name="Internet_20_link" text:visited-style-name="Visited_20_Internet_20_Link">
56683753_401.jpg</text:a>
", "<text:a xlink:type="simple" xlink:href="https://static.dw.com/image/65688748_401.jpg" text:style-name="Internet_20_link" text:visited-style-name="Visited_20_Internet_20_Link">
65688748_401.jpg</text:a>
"]</text:p>
      <text:p text:style-name="P4">
Subject: 经济纵横</text:p>
      <text:p text:style-name="P4">
Subjects: ['奥巴马', '美国']</text:p>
      <text:p text:style-name="P4">
Keywords: ['晶片', '半导体', '美光', '美国', '出口管制', '网路', '审查']</text:p>
      <text:p text:style-name="P4">
ID: 65693360</text:p>
      <!--METADATA-->
      <text:p text:style-name="P4">
<text:a xlink:type="simple" xlink:href="https://www.dw.com/zh/overlay/image/article/65693360/65224835" text:style-name="Internet_20_link" text:visited-style-name="Visited_20_Internet_20_Link">
 <draw:frame draw:style-name="fr1" draw:name="Image62" text:anchor-type="as-char" svg:width="6.9236in" svg:height="3.896998in" draw:z-index="0">
<draw:image xlink:href="../Images/dwzh/2023-05-22T01-59-00Z/65224835_303.jpeg" xlink:type="simple" xlink:show="embed" xlink:actuate="onLoad" draw:mime-type="image/jpeg"/>
</draw:frame>
</text:a>
</text:p>
      <text:p text:style-name="P4">
G7領袖峰會期間，中國宣布美光公司的網路安全審查未通過，專家認為此時機點不是巧合。圖為美光的愛達荷博依西廠。（資料照）</text:p>
      <text:p text:style-name="P4">
（德國之聲中文網）中國互聯網信息辦公室（簡稱網信辦）週日（5月21日）發布消息稱，美國半導體公司美光（Micron）的產品「存在較嚴重網絡安全問題隱患」，對中國的關鍵信息基礎設施供應鏈構成重大風險、影響國家安全，因此網路安全審查未通過，<text:a xlink:type="simple" xlink:href="https://www.dw.com/zh/zh/北京恐禁美光芯片-媒體美籲韓勿填補缺口/a-65414199" text:style-name="Internet_20_link" text:visited-style-name="Visited_20_Internet_20_Link">
 </text:a>
 。</text:p>
      <text:p text:style-name="P4">
中國網信辦表示，審查美光是「維護國家安全的必要措施」，並稱外國企業「只要遵守中國法律法規要求」，都歡迎進入中國市場。</text:p>
      <text:h text:style-name="P12" text:outline-level="3">
<text:span text:style-name="T4">
新措施可能影響有限</text:span>
</text:h>
      <text:p text:style-name="P4">
該辦公室並沒有公布其發現的具體國安風險為何，也未提及哪些美光產品將受影響。美光公司表示，已收到審查結果通知，目前正在評估並考慮下一步。被問及是否將對此提出異議，美光發言人回應：「我們期盼繼續與中國政府討論此事。」</text:p>
      <text:p text:style-name="P4">
美光是美國記憶體晶片大廠，路透社指出，隨著美中之間的晶片科技戰升級，中國網信辦此舉可能影響運輸、金融等產業。根據中國國務院2021年8月發布的定義，「關鍵信息基礎設施」涉及能源、交通、水利、金融等領域。</text:p>
      <text:p text:style-name="P4">
根據美光的數據，該公司去年308億美元的營收約有10%來自中國。不過，法新社引述分析師說法稱，美光在中國的銷售很大一部分是賣給非中國廠商，目前並不清楚中國網信辦的決定是否影響外國企業。</text:p>
      <text:p text:style-name="P4">
投資諮詢公司杰富瑞（Jefferies）的分析師認為，此事對美光的影響相當有限，因為它在中國的主要客戶是製造智慧型手機與電腦等消費性電子的企業，而非基礎設施供應商。</text:p>
      <text:p text:style-name="P4">
杰富瑞的說明寫道：「美光的動態隨機存取記憶體（DRAM）和NAND閃存晶片產品，比較少用在伺服器上，因此我們認為該公司在中國大部分收入不是來自電信公司和政府。」</text:p>
      <text:p text:style-name="P4">
美光生產DRAM和NAND閃存晶片，與韓國的三星電子、SK海力士以及日本東芝旗下的鎧俠公司有競爭關係。</text:p>
      <text:p text:style-name="P4">
<draw:frame draw:style-name="fr1" draw:name="Image63" text:anchor-type="as-char" svg:width="6.9236in" svg:height="3.896998in" draw:z-index="0">
<draw:image xlink:href="../Images/dwzh/2023-05-22T01-59-00Z/56683753_401.jpg" xlink:type="simple" xlink:show="embed" xlink:actuate="onLoad" draw:mime-type="image/jpeg"/>
</draw:frame>
</text:p>
      <text:p text:style-name="P4">
晶片成為美中科技戰的核心。圖為美國總統拜登2021年2月簽署一項關於關鍵供應鏈的行政命令時，手上拿著微晶片。</text:p>
      <text:h text:style-name="P12" text:outline-level="3">
<text:span text:style-name="T4">
時機「不是巧合」</text:span>
</text:h>
      <text:p text:style-name="P4">
著有《晶片戰爭》一書的美國塔夫茨大學（Tufts University）教授米勒（ChristopherMiller）認為，中國網信辦此一決定宣布的時機很重要，也就是七國集團（G7）領袖在日本舉行峰會之際。</text:p>
      <text:p text:style-name="P4">
路透社引述米勒的說法：「中國選在G7峰會的時候......報復美國的晶片大廠，這不是巧合。」</text:p>
      <text:p text:style-name="P4">
美國總統拜登21日表示，G7各國都贊同 <text:a xlink:type="simple" xlink:href="https://www.dw.com/zh/zh/g7联合公报政策方针不是为了伤害中国/a-65684805" text:style-name="Internet_20_link" text:visited-style-name="Visited_20_Internet_20_Link">
</text:a>
要「去風險化」，且應該是「多樣化」的。各國還達成協議，將建立一個 <text:a xlink:type="simple" xlink:href="https://www.dw.com/zh/zh/分析g7對中更強硬-調停戰爭不單靠北京/a-65689524" text:style-name="Internet_20_link" text:visited-style-name="Visited_20_Internet_20_Link">
 </text:a>
 。米勒表示，針對這方面的努力，美光事件對G7而言可能會是初步考驗。</text:p>
      <text:p text:style-name="P4">
<draw:frame draw:style-name="fr1" draw:name="Image64" text:anchor-type="as-char" svg:width="6.9236in" svg:height="3.896998in" draw:z-index="0">
<draw:image xlink:href="../Images/dwzh/2023-05-22T01-59-00Z/65688748_401.jpg" xlink:type="simple" xlink:show="embed" xlink:actuate="onLoad" draw:mime-type="image/jpeg"/>
</draw:frame>
</text:p>
      <text:p text:style-name="P4">
21日，G7、歐盟與烏克蘭的領袖齊聚廣島。同一天，中國宣布美光的網路安全審查未通過。</text:p>
      <text:h text:style-name="P12" text:outline-level="3">
<text:span text:style-name="T4">
中国商务部部长主持召开美资企业座谈会</text:span>
</text:h>
      <text:p text:style-name="P4">
本周一，中国商务部部长王文涛在上海主持召开座谈会，听取美资企业在华经营情况以及对我持续优化营商环境的意见建议。据中国媒体报道，上海美国商会以及强生、3M、陶氏、默克、霍尼韦尔等美资企业代表参加了座谈。</text:p>
      <text:p text:style-name="P4">
王文涛说，中国坚定不移推进高水平对外开放，加快构建新发展格局，把吸引外资放在更加重要的位置，稳步扩大规则、规制、管理、标准等制度型开放。</text:p>
      <text:p text:style-name="P4">
他表示，当前，中国经济运行保持恢复向好态势，市场潜力持续释放，这些都将为包括美资企业在内的各国企业来华发展提供更多机遇。商务部将继续精准、高效做好外资企业和项目服务保障，依法保护外商投资权益，打造市场化、法治化、国际化一流营商环境，与各国企业共享中国庞大市场和开放发展的红利。</text:p>
      <text:p text:style-name="P4">
他还强调，中美两国经济深度融合，双方在相互尊重，互惠互利的基础上开展经贸合作，符合两国和两国人民的根本利益，也有利于整个世界。中方将继续欢迎美资企业在华发展，实现共赢。</text:p>
      <text:h text:style-name="P12" text:outline-level="3">
<text:span text:style-name="T4">
美中科技戰</text:span>
</text:h>
      <text:p text:style-name="P4">
<text:a xlink:type="simple" xlink:href="https://www.dw.com/zh/zh/反制美國北京以國安為由審查美晶片商/a-65224796" text:style-name="Internet_20_link" text:visited-style-name="Visited_20_Internet_20_Link">
 </text:a>
；美光公司隨後表示，正全力配合調查，但在中國的業務仍正常運作。針對中國21日的新措施，美國官員並未立即回應路透社的置評請求。</text:p>
      <text:p text:style-name="P4">
此前，美國對中國的晶片製造科技祭出一系列出口管制，並採取行動阻止美光的競爭對手長江存儲公司購買特定的美國零件。</text:p>
      <text:p text:style-name="P4">
美國也在 <text:a xlink:type="simple" xlink:href="https://www.dw.com/zh/zh/美日荷協議限制芯片出口中國要求澄清/a-65232052" text:style-name="Internet_20_link" text:visited-style-name="Visited_20_Internet_20_Link">
 </text:a>
；荷蘭與日本近期皆宣布新的半導體技術出口限制，但並未直接點名中國。對此，中國外交部曾批評美國以金融霸權為後盾進行「長臂管轄」，「泛化國家安全概念，濫用出口管制措施」，並要求荷蘭等國對此事的負面影響「保持清醒認識」，如果措施損害到中方，中國就會「採取行動維護自身利益」。</text:p>
      <text:p text:style-name="P4">
（綜合報導）</text:p>
      <text:p text:style-name="P4">
Source: <text:a xlink:type="simple" xlink:href="https://www.dw.com/zh/中國宣布禁購美光產品-分析指衝擊有限/a-65693360" text:style-name="Internet_20_link" text:visited-style-name="Visited_20_Internet_20_Link">
https://www.dw.com/zh/中國宣布禁購美光產品-分析指衝擊有限/a-65693360?maca=chi-rss-chi-all-1127-rdf</text:a>
</text:p>
      <!--NEWS-->
      <text:h text:style-name="P10" text:outline-level="1">
<text:span text:style-name="T4">
中亚峰会西安落幕　奢华程度令人咋舌</text:span>
</text:h>
      <text:p text:style-name="P4">
Author: None</text:p>
      <text:p text:style-name="P4">
Publisher: Radio Free Asia (Organization)</text:p>
      <text:p text:style-name="P4">
Published Time: 2023-05-22T02:59:00-04:00</text:p>
      <text:p text:style-name="P4">
Modified Time: 2023-05-22T12:57:05-04:00</text:p>
      <text:p text:style-name="P4">
Description: None</text:p>
      <text:p text:style-name="P4">
Videos: []</text:p>
      <text:p text:style-name="P4">
Audios: ["<text:a xlink:type="simple" xlink:href="https://www.rfa.org/mandarin/yataibaodao/junshiwaijiao/gt1-0522202302530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65" text:anchor-type="as-char" svg:width="6.9236in" svg:height="4.612011in" draw:z-index="0">
<draw:image xlink:href="../Images/rfamandarin/2023-05-22T02-59-00-04-00/000000.png" xlink:type="simple" xlink:show="embed" xlink:actuate="onLoad" draw:mime-type="image/png"/>
</draw:frame>
 中亚峰会大排场，接待人员以唐朝宫女造型迎接宾客。 <text:a xlink:type="simple" xlink:href="https://www.rfa.org/mandarin/yataibaodao/junshiwaijiao/gt1-05222023025303.html/@@images/image" text:style-name="Internet_20_link" text:visited-style-name="Visited_20_Internet_20_Link">
</text:a>
路透  <text:a xlink:type="simple" xlink:href="https://www.rfa.org/mandarin/yataibaodao/junshiwaijiao/gt1-05222023025303.html/@@stream" text:style-name="Internet_20_link" text:visited-style-name="Visited_20_Internet_20_Link">
</text:a>
</text:p>
      <text:p text:style-name="P4">
中亚五国元首聚集西安，出席中亚峰会。中国政府以唐朝繁荣时期的仪式招待外国元首。中方安排服务员以宫女造型接待来宾，又以美味佳肴、文艺演出款待宾客，其奢侈场面遭到网民炮轰。学者认为，俄罗斯的衰败让中国成为了亚洲的“老大哥”，凸显中国在亚洲的安保重点是反对“颜色革命”。</text:p>
      <ul>
        <li>
<text:span text:style-name="T4">
<text:a xlink:type="simple" xlink:href="https://www.rfa.org/mandarin/Xinwen/2-05202023122331.html" text:style-name="Internet_20_link" text:visited-style-name="Visited_20_Internet_20_Link">
 </text:a>
 </text:span>
  * <text:span text:style-name="T4">
<text:a xlink:type="simple" xlink:href="https://www.rfa.org/mandarin/yataibaodao/junshiwaijiao/kw-05192023100241.html" text:style-name="Internet_20_link" text:visited-style-name="Visited_20_Internet_20_Link">
 </text:a>
 <text:a xlink:type="simple" xlink:href="https://www.rfa.org/mandarin/yataibaodao/junshiwaijiao/kw-05192023100241.html" text:style-name="Internet_20_link" text:visited-style-name="Visited_20_Internet_20_Link">
 </text:a>
 </text:span>
  * <text:span text:style-name="T4">
<text:a xlink:type="simple" xlink:href="https://www.rfa.org/mandarin/yataibaodao/junshiwaijiao/tj-05152023103400.html" text:style-name="Internet_20_link" text:visited-style-name="Visited_20_Internet_20_Link">
 </text:a>
 <text:a xlink:type="simple" xlink:href="https://www.rfa.org/mandarin/yataibaodao/junshiwaijiao/tj-05152023103400.html" text:style-name="Internet_20_link" text:visited-style-name="Visited_20_Internet_20_Link">
 </text:a>
 </text:span>
  * <text:span text:style-name="T4">
<text:a xlink:type="simple" xlink:href="https://www.rfa.org/mandarin/Xinwen/11-05082023155206.html" text:style-name="Internet_20_link" text:visited-style-name="Visited_20_Internet_20_Link">
 </text:a>
 </text:span>
 <text:a xlink:type="simple" xlink:href="https://www.rfa.org/mandarin/Xinwen/11-05082023155206.html" text:style-name="Internet_20_link" text:visited-style-name="Visited_20_Internet_20_Link">
 <text:span text:style-name="T4">
乘虚而入？习近平将主持中国中亚峰会</text:span>
 </text:a>
</li>
      </ul>
      <text:p text:style-name="P4">
中亚峰会18日和19日在陕西西安举行。当局按照大唐盛世礼仪向外界展示万邦来朝的景象。现场画面显示，大红色唐式旗帜高高挂，装扮成“宫女”的礼仪人员为各国元首引路。在园内大红色地毯上，还有“宫女”的表演。习近平夫妇站在紫云楼台阶前观看。各国来宾享受着中国式富贵。众多网民对官媒报道表示批评，指责其浪费纳税人的钱。</text:p>
      <text:p text:style-name="P4">
<draw:frame draw:style-name="fr1" draw:name="Image66" text:anchor-type="as-char" svg:width="6.9236in" svg:height="1.899953in" draw:z-index="0">
<draw:image xlink:href="../Images/rfamandarin/2023-05-22T02-59-00-04-00/000001.png" xlink:type="simple" xlink:show="embed" xlink:actuate="onLoad" draw:mime-type="image/png"/>
</draw:frame>
 网民批评中亚峰会大排场。（网络图片/古亭提供）  <text:a xlink:type="simple" xlink:href="https://www.rfa.org/mandarin/yataibaodao/junshiwaijiao/gt1-05222023025303.html/m0522-gt1p3.jpg" text:style-name="Internet_20_link" text:visited-style-name="Visited_20_Internet_20_Link">
</text:a>
</text:p>
      <text:p text:style-name="P4">
时事评论人士马聚本周一（22日）接受自由亚洲电台采访时说，中方希望在中亚峰会上宣传中国文化中的“盛世”，但不知道中亚五国属于穆斯林文化：“很多人没有注意到的是这中亚五国的领导人都是穆斯林，他们都会做礼拜，但这次菜单当中，显示了各式各样的酒类。这对于中亚国家领导人来讲，实际上他们是厌恶的，他们最害怕这份菜单被公布在自己国家的媒体上，他们国家的人民都会对领导人口诛笔伐。”</text:p>
      <text:p text:style-name="P4">
马聚说，文艺表演中有一段张骞出使西域演绎唐朝与中亚的关系，都是虚假的历史叙述。他说：“与中亚的历史叙述截然不同，这反倒造成了中亚人对中国究竟想做些什么，产生新的疑问。”</text:p>
      <text:p text:style-name="P4">
<draw:frame draw:style-name="fr1" draw:name="Image67" text:anchor-type="as-char" svg:width="6.9236in" svg:height="4.619339in" draw:z-index="0">
<draw:image xlink:href="../Images/rfamandarin/2023-05-22T02-59-00-04-00/000002.png" xlink:type="simple" xlink:show="embed" xlink:actuate="onLoad" draw:mime-type="image/png"/>
</draw:frame>
 2023年 5月18日，习近平出席西安市举行的中国-中亚峰会欢迎仪式。（路透社）  <text:a xlink:type="simple" xlink:href="https://www.rfa.org/mandarin/yataibaodao/junshiwaijiao/gt1-05222023025303.html/2023-05-18t130219z_1992329634_rc2z01ai9w07_rtrmadp_3_china-centralasia.jpg" text:style-name="Internet_20_link" text:visited-style-name="Visited_20_Internet_20_Link">
</text:a>
</text:p>
      <text:p text:style-name="P4">
有舆论认为，中亚五国峰会原本想嘲讽西方7国峰会“小家子气”，然而评论区里却大翻车。在微博上，当局不得不关闭评论。有网民嘲讽道，看画面和字幕还以为是在拍一部大唐盛世的古装戏，但分明又有人戴着疫情时代流行的口罩，一个本来很严肃的国际性会议，却搞成一场搞笑的闹剧，只能说明主谋者和操刀者的思维认知极其混乱。</text:p>
      <text:p text:style-name="P4">
<text:span text:style-name="T4">
中亚峰会联手反“颜色革命”为重点</text:span>
</text:p>
      <text:p text:style-name="P4">
习近平在中亚峰会主旨讲话中说，中国同中亚国家关系有著深厚的历史渊源、广泛的现实需求、坚实的民意基础。他呼吁在中亚地区"充分发掘"在贸易、经济和工业能力方面的合作机会。习近平还说，中国和中亚各国必须坚决反对外部干涉内政，反对煽动"颜色革命"。</text:p>
      <text:p text:style-name="P4">
北京独立评论人士吴强接受本台采访时说，前苏联加盟共和国现已独立的国家曾经以俄罗斯为中心，但在乌克兰战争期间，已经出现崩溃趋势，在此情形下，中国以召开中亚峰会帮助俄罗斯稳定中亚局势：“另一方面，这种介入中央地区最新的态势，毫无疑问显示了中国在欧亚大陆地缘政治上的野心和决心，其决心之大，实际上在俄乌战争形势变化之后，中俄关系也发生变化，中国第一次扮演了俄罗斯老大哥的地位。”</text:p>
      <text:p text:style-name="P4">
<text:span text:style-name="T4">
俄罗斯失去对中亚控制 中国接盘</text:span>
</text:p>
      <text:p text:style-name="P4">
中国早在上个世纪五十年代把前苏联称为“老大哥”，如今局势发生了变化。吴强认为，中国正在重塑中俄关系，已然成为俄罗斯的“老大哥”。</text:p>
      <text:p text:style-name="P4">
他说：“更重要的是他们有共同点任务，也就是防止颜色革命，所谓的三股势力的渗透，这才是中国最关心的西部边界稳定的问题。”</text:p>
      <text:p text:style-name="P4">
对于中国承诺将为中亚地区提供260亿元人民币的支持，马聚认为，俄罗斯在失去对中亚地区的控制力之后，中国已经实际介入，成为俄罗斯的接盘侠。但会否“烂尾”很难判断。不过，可以肯定的是中亚5国是为钱而来。</text:p>
      <text:p text:style-name="P4">
记者：古亭 责编：陈美华 许书婷 嘉远 网编：瑞哲</text:p>
      <text:p text:style-name="P4">
Source: <text:a xlink:type="simple" xlink:href="https://www.rfa.org/mandarin/yataibaodao/junshiwaijiao/gt1-05222023025303.html" text:style-name="Internet_20_link" text:visited-style-name="Visited_20_Internet_20_Link">
https://www.rfa.org/mandarin/yataibaodao/junshiwaijiao/gt1-05222023025303.html</text:a>
</text:p>
      <!--NEWS-->
      <text:h text:style-name="P10" text:outline-level="1">
<text:span text:style-name="T4">
希臘選舉：執政黨大勝 席次不足單獨組閣</text:span>
</text:h>
      <text:p text:style-name="P4">
Author: None (Language: zh)</text:p>
      <text:p text:style-name="P4">
Publisher: None</text:p>
      <text:p text:style-name="P4">
Time: 2023-05-22T04:10:00Z</text:p>
      <text:p text:style-name="P4">
Description: 希臘總理米佐塔基斯領導的新民主黨21日遙遙領先主要反對黨，在36個政黨中取得最多國會席次，但仍未達絕對多數。新民主黨將會選擇籌組聯合政府，還是進行第二輪投票？</text:p>
      <text:p text:style-name="P4">
Videos: []</text:p>
      <text:p text:style-name="P4">
Images: ["<text:a xlink:type="simple" xlink:href="https://static.dw.com/image/65693200_303.jpg" text:style-name="Internet_20_link" text:visited-style-name="Visited_20_Internet_20_Link">
65693200_303.jpg</text:a>
", "<text:a xlink:type="simple" xlink:href="https://static.dw.com/image/65689825_401.jpg" text:style-name="Internet_20_link" text:visited-style-name="Visited_20_Internet_20_Link">
65689825_401.jpg</text:a>
"]</text:p>
      <text:p text:style-name="P4">
Subject: 时政风云</text:p>
      <text:p text:style-name="P4">
Subjects: ['希腊债务危机', '欧债危机', '欧盟', '希腊', '欧洲']</text:p>
      <text:p text:style-name="P4">
Keywords: ['希腊', '国会选举', '联合政府', '欧洲']</text:p>
      <text:p text:style-name="P4">
ID: 65693709</text:p>
      <!--METADATA-->
      <text:p text:style-name="P4">
<text:a xlink:type="simple" xlink:href="https://www.dw.com/zh/overlay/image/article/65693709/65693200" text:style-name="Internet_20_link" text:visited-style-name="Visited_20_Internet_20_Link">
 <draw:frame draw:style-name="fr1" draw:name="Image68" text:anchor-type="as-char" svg:width="6.9236in" svg:height="3.896998in" draw:z-index="0">
<draw:image xlink:href="../Images/dwzh/2023-05-22T04-10-00Z/65693200_303.jpg" xlink:type="simple" xlink:show="embed" xlink:actuate="onLoad" draw:mime-type="image/jpeg"/>
</draw:frame>
</text:a>
</text:p>
      <text:p text:style-name="P4">
希臘總理米佐塔基斯宣布其領導的新民主黨在國會大選中勝出。</text:p>
      <text:p text:style-name="P4">
（德國之聲中文網）希臘週日（5月21日）舉行全國國會大選，官方初步結果顯示， <text:a xlink:type="simple" xlink:href="https://www.dw.com/zh/zh/齐普拉斯大选胜利-债务减免再上议程/a-18727731" text:style-name="Internet_20_link" text:visited-style-name="Visited_20_Internet_20_Link">
 </text:a>
 以壓倒性優勢擊敗主要反對派——前總理 <text:a xlink:type="simple" xlink:href="https://www.dw.com/zh/zh/齐普拉斯邻家友善的政治高手/a-18213135" text:style-name="Internet_20_link" text:visited-style-name="Visited_20_Internet_20_Link">
</text:a>
 領導的激進左翼聯盟（Syriza）。</text:p>
      <text:p text:style-name="P4">
本次希臘大選共有36個政黨參選，但據出口調查數據，只有6或7個政黨可能達到3%的選舉門檻，於300人的議會中獲得席位。</text:p>
      <text:p text:style-name="P4">
現階段已開出大多數選票，希臘執政黨新民主黨以高達21%的差距領先激進左翼聯盟。希臘總理米佐塔基斯稱，這一結果是一場「政治地震」，是對新民主黨的有力支持。</text:p>
      <text:p text:style-name="P4">
齊普拉斯週日晚間也認敗，致電米佐塔基斯祝賀其勝利。齊普拉斯曾在2015年至2019年擔任希臘總理。</text:p>
      <text:p text:style-name="P4">
然而，即使新民主黨贏得了最多席位，仍未達絕對多數。希臘內政部預計，該黨將贏得國會145席，差6席才能獨立組建政府。這意味著，米佐塔基斯可能要尋找盟友籌組聯合政府，或選擇在6月底或7月初舉行第二輪投票。</text:p>
      <text:p text:style-name="P4">
不過鑑於希臘各政黨之間的深刻分歧，談判結盟並非易事，因此米佐塔基斯在選舉結果出爐後也暗示，若要產生一個強有力的政府，將需要舉行新一輪的選舉。根據希臘規定，第二輪選舉獲勝的政黨將獲得額外席位，使其更容易獨立組建政府。</text:p>
      <text:p text:style-name="P4">
<draw:frame draw:style-name="fr1" draw:name="Image69" text:anchor-type="as-char" svg:width="6.9236in" svg:height="3.896998in" draw:z-index="0">
<draw:image xlink:href="../Images/dwzh/2023-05-22T04-10-00Z/65689825_401.jpg" xlink:type="simple" xlink:show="embed" xlink:actuate="onLoad" draw:mime-type="image/jpeg"/>
</draw:frame>
</text:p>
      <text:p text:style-name="P4">
前希臘總理齊普拉斯目前領導的激進左翼聯盟（Syriza），為執政黨主要反對黨。</text:p>
      <text:h text:style-name="P12" text:outline-level="3">
<text:span text:style-name="T4">
競選重點是什麼？</text:span>
</text:h>
      <text:p text:style-name="P4">
選前，民調顯示米佐塔基斯的新民主黨處於領先地位。然而，希臘2月發生一件57人死亡的鐵路事故，致使執政黨支持度大幅下滑。此外，米佐塔基斯還被捲入了竊聽醜聞，被控指使國家情報單位竊聽泛希臘社會運動黨（PASOK）主席安德魯拉基斯（NikosAndroulakis）。</text:p>
      <text:p text:style-name="P4">
不過，55歲的米佐塔基斯在競選期間大力強調其近年來的執政成就，包括削減企業和個人稅收。他在投票當日（21日）發言表示：「今天我們在為我們的未來投票，為更多、更好的工作，為更有效的醫療保健系統，為一個更強大的國家，在歐洲發揮重要作用並<text:a xlink:type="simple" xlink:href="https://www.dw.com/zh/zh/欧盟宣布调查边境暴力驱赶难民/a-59447193" text:style-name="Internet_20_link" text:visited-style-name="Visited_20_Internet_20_Link">
 </text:a>
 。」</text:p>
      <text:p text:style-name="P4">
其主要對手、 <text:a xlink:type="simple" xlink:href="https://www.dw.com/zh/zh/希腊大选齐普拉斯获胜-保守派承认败选/a-18726184" text:style-name="Internet_20_link" text:visited-style-name="Visited_20_Internet_20_Link">
 </text:a>
則批評執政黨「傲慢」。他同日發表演說指，選舉是「一個充滿希望的日子」，因為「公民們有可能......改變國家的進程，擺脫4年來的不平等、不公正、暴利、工作不穩定……和對年輕人的打擊。」</text:p>
      <text:p text:style-name="P4">
希臘一直面臨生活成本過高的危機，這也是此次選戰的核心話題。各黨派試圖用創造就業和提高工資的承諾來吸引選民。</text:p>
      <text:h text:style-name="P12" text:outline-level="3">
<text:span text:style-name="T4">
希腊火车对撞事故 至少数十人伤亡</text:span>
</text:h>
      <text:p text:style-name="P4">
自2016年修法後，希臘將投票年齡由原先的18歲降低至17歲。在本次希臘議會選舉中，共有超過980萬希臘公民符合投票資格，居住在國外的希臘公民也獲准於其所在國家進行投票。</text:p>
      <text:p text:style-name="P4">
根據雅典通訊社報導，選舉前有5人因涉嫌試圖買票而被捕。警方在其中一名嫌疑人的汽車中發現了疑似犯罪證據，包含200張身份證、護照和一個裝有114個信封的袋子，每個信封都裝有5張已經完成勾選的選票。</text:p>
      <text:p text:style-name="P4">
（路透社、德新社、美聯社）</text:p>
      <text:p text:style-name="P4">
Source: <text:a xlink:type="simple" xlink:href="https://www.dw.com/zh/希臘選舉：執政黨大勝-席次不足單獨組閣/a-65693709" text:style-name="Internet_20_link" text:visited-style-name="Visited_20_Internet_20_Link">
https://www.dw.com/zh/希臘選舉：執政黨大勝-席次不足單獨組閣/a-65693709?maca=chi-rss-chi-all-1127-rdf</text:a>
</text:p>
      <!--NEWS-->
      <text:h text:style-name="P10" text:outline-level="1">
<text:span text:style-name="T4">
美光在中国被禁后　投资三十六亿美元日本设厂</text:span>
</text:h>
      <text:p text:style-name="P4">
Author: None</text:p>
      <text:p text:style-name="P4">
Publisher: Radio Free Asia (Organization)</text:p>
      <text:p text:style-name="P4">
Published Time: 2023-05-22T04:11:00-04:00</text:p>
      <text:p text:style-name="P4">
Modified Time: 2023-05-22T13:06:25-04:00</text:p>
      <text:p text:style-name="P4">
Description: None</text:p>
      <text:p text:style-name="P4">
Videos: []</text:p>
      <text:p text:style-name="P4">
Audios: ["<text:a xlink:type="simple" xlink:href="https://www.rfa.org/mandarin/yataibaodao/jingmao/gt2-05222023041046.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70" text:anchor-type="as-char" svg:width="6.9236in" svg:height="4.57851in" draw:z-index="0">
<draw:image xlink:href="../Images/rfamandarin/2023-05-22T04-11-00-04-00/000000.png" xlink:type="simple" xlink:show="embed" xlink:actuate="onLoad" draw:mime-type="image/png"/>
</draw:frame>
 中国发出通告称因安全因素禁止销售美光的芯片。 <text:a xlink:type="simple" xlink:href="https://www.rfa.org/mandarin/yataibaodao/jingmao/gt2-05222023041046.html/@@images/image" text:style-name="Internet_20_link" text:visited-style-name="Visited_20_Internet_20_Link">
</text:a>
路透资料  <text:a xlink:type="simple" xlink:href="https://www.rfa.org/mandarin/yataibaodao/jingmao/gt2-05222023041046.html/@@stream" text:style-name="Internet_20_link" text:visited-style-name="Visited_20_Internet_20_Link">
</text:a>
</text:p>
      <text:p text:style-name="P4">
中国网信办日前宣布，美国美光公司产品存在网络安全隐患，要求中国国内客商停止采购美光产品。与此同时，美光科技公司宣布在日本投资三十六亿美元，用于先进制程存储芯片生产。</text:p>
      <ul>
        <li>
<text:span text:style-name="T4">
<text:a xlink:type="simple" xlink:href="https://www.rfa.org/mandarin/Xinwen/10-05212023161607.html" text:style-name="Internet_20_link" text:visited-style-name="Visited_20_Internet_20_Link">
 </text:a>
 </text:span>
  * <text:span text:style-name="T4">
<text:a xlink:type="simple" xlink:href="https://www.rfa.org/mandarin/yataibaodao/jingmao/gt1-04032023030956.html" text:style-name="Internet_20_link" text:visited-style-name="Visited_20_Internet_20_Link">
 </text:a>
 </text:span>
</li>
      </ul>
      <text:p text:style-name="P4">
网信办中国微信公众号本周日晚间公布，审查发现，美光公司产品存在较严重网络安全问题隐患，对中国关键资讯基础设施供应链造成重大安全风险，影响中国国家安全。因此，网络安全审查办公室依法作出不予通过网络安全审查的结论。还称，按照《网络安全法》等法律法规，中国国内关键资讯基础设施的运营者，应停止采购美光公司产品。</text:p>
      <text:p text:style-name="P4">
不愿公开身份的半导体业人士陈女士，本周一（22日）接受本台查询时说，美国、日本等国限制高端芯片和一部分半导体材料卖给中国企业：“美光在华公司也在执行美国的政策，不会卖受美国政府管制的高阶纳米芯片和高新技术给中国。这次网信办禁止国内企业购买美光的产品，美光在华销售金额会有所下降，但是中国企业购买美光同类产品的成本将会上升。”</text:p>
      <text:p text:style-name="P4">
<text:span text:style-name="T4">
禁美光产品转购同类产品更贵</text:span>
</text:p>
      <text:p text:style-name="P4">
陈女士还说：“比如最普通的动态随机存取存储器、闪存等产品都是当前业内急需品，现在要向外国其它公司购买，价格可能更贵，所谓杀敌一万，自损八千，现在看来可能不止‘八千’。”</text:p>
      <text:p text:style-name="P4">
法新社报道，美光发布声明说，已接获中国网信办通知上述审查结论，美光将评估结论内容与后续行动。记者询问美光是否会提出申诉时，美光发言人表示："我们期待继续与中国当局进行讨论。"</text:p>
      <text:p text:style-name="P4">
<draw:frame draw:style-name="fr1" draw:name="Image71" text:anchor-type="as-char" svg:width="6.9236in" svg:height="4.696509in" draw:z-index="0">
<draw:image xlink:href="../Images/rfamandarin/2023-05-22T04-11-00-04-00/000001.png" xlink:type="simple" xlink:show="embed" xlink:actuate="onLoad" draw:mime-type="image/png"/>
</draw:frame>
 美光科技公司 (Micron TechnologyInc., MU)（路透社）  <text:a xlink:type="simple" xlink:href="https://www.rfa.org/mandarin/yataibaodao/jingmao/gt2-05222023041046.html/image.jpeg" text:style-name="Internet_20_link" text:visited-style-name="Visited_20_Internet_20_Link">
</text:a>
</text:p>
      <text:p text:style-name="P4">
美光公司去年营业额在全球半导体公司排名第六，去年营收达308亿美元，其中约10%来自中国。不过，分析师指出，美光在中国销售的产品有很大部分是由外国制造商购买，目前还不清楚网信办的决定是否会影响这些外国买家。</text:p>
      <text:p text:style-name="P4">
<text:span text:style-name="T4">
禁美光在华销售做给国内百姓看</text:span>
</text:p>
      <text:p text:style-name="P4">
关注中国半导体行业发展的李昂接受本台采访时说，美光的关键产品早已停止向中国销售，因此网信办的禁令没有实际意义。他说：“人家美国人早就说了不给中国提供芯片了，如果你在美国没说之前这么说，我认为你（中国）可能是在抵制他。它是做个姿态而已，主要是做给国内的民众看的，它给国内百姓要有一个交代。”</text:p>
      <text:p text:style-name="P4">
中国每年需要从外国进口大量芯片用以生产手机、无人机等电子产品。去年，中国用于向外国购买芯片的金额达数千亿美元，相同于购买原油、天然气的金额。</text:p>
      <text:p text:style-name="P4">
<text:span text:style-name="T4">
美国公司芯片制造移师日本</text:span>
</text:p>
      <text:p text:style-name="P4">
美光科技公司代表上周四在日本宣布，在日本政府支持下，该公司将在日本投资约36亿美元，用于先进制程存储芯片生产。该公司说，此项投资的尖端存储芯片将在2025年投产。</text:p>
      <text:p text:style-name="P4">
记者：古亭 责编：陈美华 许书婷 嘉远 网编：瑞哲</text:p>
      <text:p text:style-name="P4">
Source: <text:a xlink:type="simple" xlink:href="https://www.rfa.org/mandarin/yataibaodao/jingmao/gt2-05222023041046.html" text:style-name="Internet_20_link" text:visited-style-name="Visited_20_Internet_20_Link">
https://www.rfa.org/mandarin/yataibaodao/jingmao/gt2-05222023041046.html</text:a>
</text:p>
      <!--NEWS-->
      <text:h text:style-name="P10" text:outline-level="1">
<text:span text:style-name="T4">
霍乱已夺10命 南非当局要名民众留心</text:span>
</text:h>
      <text:p text:style-name="P4">
Publisher: 法新社</text:p>
      <text:p text:style-name="P4">
Published Time: 2023-05-22T05:32:07+00:00</text:p>
      <text:p text:style-name="P4">
Modified Time: 2023-05-22T05:05:02+00:00</text:p>
      <text:p text:style-name="P4">
Description: （法新社约翰尼斯堡21日电） 南非行政首都普勒托利亚周遭爆发霍乱疫情，已夺走至少10条人命，豪登省卫生当局今天表示，民众要「特别小心」。</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3.617581in" draw:z-index="0">
<draw:image xlink:href="../Images/rficn/2023-05-22T05-32-07-00-00/000000.png" xlink:type="simple" xlink:show="embed" xlink:actuate="onLoad" draw:mime-type="image/png"/>
</draw:frame>
</text:p>
      <text:p text:style-name="P4">
普勒托利亚（Pretoria）所在的豪登省（Gauteng）卫生当局表示，15日开始至今，已经有95人出现包括腹泻、胃痉挛、呕心等霍乱症状，前往当地医院就诊。</text:p>
      <text:p text:style-name="P4">
豪登省卫生部在声明中表示，今天经实验室检测，证实至少有19例感染霍乱，并指有37人仍在接受治疗。</text:p>
      <text:p text:style-name="P4">
病逝者包括一名3岁儿童，及9名成人。</text:p>
      <text:p text:style-name="P4">
豪登省卫生当局首长恩科莫-拉雷霍科（Nomantu Nkomo-Ralehoko）表示，他们正在动员额外的医护人员、护士等人力，以因应这波集中在普勒托利亚北区哈曼斯克拉尔（Hammanskraal）的霍乱疫情。</text:p>
      <text:p text:style-name="P4">
恩科莫-拉雷霍科说：「我们要重申并敦促民众，不要接触已知或疑似遭感染的食物、水、物品，在处理食物之前、使用厕所之后，都要用肥皂彻底洗手。」</text:p>
      <text:p text:style-name="P4">
霍乱可透过食用受污染的食物或水而传播。若未及时治疗，可能在数小时内就夺走人命。</text:p>
      <text:p text:style-name="P4">
稍早，普勒托利亚政府已经敦促哈曼斯克拉尔和周遭地区的居民，不要直接从水龙头喝水，并称将会有水车供水。</text:p>
      <text:p text:style-name="P4">
联合国表示，在稳定降温10年后，霍乱2021年在全球各地卷土重来，本周更警告在43个国家的共10亿人正处于危险中。</text:p>
      <text:p text:style-name="P4">
霍乱在南非并不盛行。南非上次爆发霍乱疫情是2008、2009年的时候，当时其邻国辛巴威爆发疫情，通报约1万2000个病例，南非境外移入病例跟着激增，随后也出现本土病例。</text:p>
      <text:p text:style-name="P4">
在附近的马拉威、莫三比克这两个联合国认为2023年霍乱最严重的国家爆发疫情后，南非今年也通报了几个病例。</text:p>
      <text:p text:style-name="P4">
世界卫生组织（WHO）将全球霍乱病例增加归咎于贫困、冲突和气候变迁。</text:p>
      <text:p text:style-name="P4">
Source: <text:a xlink:type="simple" xlink:href="https://www.rfi.fr/cn/%E7%A7%91%E5%AD%A6%E6%96%B0%E7%9F%A5/20230522-%E9%9C%8D%E4%B9%B1%E5%B7%B2%E5%A4%BA10%E5%91%BD-%E5%8D%97%E9%9D%9E%E5%BD%93%E5%B1%80%E8%A6%81%E5%90%8D%E6%B0%91%E4%BC%97%E7%95%99%E5%BF%83" text:style-name="Internet_20_link" text:visited-style-name="Visited_20_Internet_20_Link">
https://www.rfi.fr/cn/%E7%A7%91%E5%AD%A6%E6%96%B0%E7%9F%A5/20230522-%E9%9C%8D%E4%B9%B1%E5%B7%B2%E5%A4%BA10%E5%91%BD-%E5%8D%97%E9%9D%9E%E5%BD%93%E5%B1%80%E8%A6%81%E5%90%8D%E6%B0%91%E4%BC%97%E7%95%99%E5%BF%83</text:a>
</text:p>
      <!--NEWS-->
      <text:h text:style-name="P10" text:outline-level="1">
<text:span text:style-name="T4">
拜登和麦卡锡通电话 敲定周一第三次举行债务上限谈判</text:span>
</text:h>
      <text:p text:style-name="P4">
Author: 联合早报 (Person)</text:p>
      <text:p text:style-name="P4">
Publisher: 联合早报 (Organization)</text:p>
      <text:p text:style-name="P4">
Published Time: 2023-05-22T06:34</text:p>
      <text:p text:style-name="P4">
Modified Time: 2023-05-22T08:19</text:p>
      <text:p text:style-name="P4">
Description: 美国总统拜登和众议院议长麦卡锡同意于星期一（5月22日）下午会面，就美国联邦债务危机重启谈判。综合《纽约时报》和路透社报道，白宫官员说，拜登和麦卡锡星期天通电话，两人同意于星期一会...</text:p>
      <text:p text:style-name="P4">
Videos: []</text:p>
      <text:p text:style-name="P4">
Audios: []</text:p>
      <text:p text:style-name="P4">
Images: []</text:p>
      <text:p text:style-name="P4">
Type: NewsArticle</text:p>
      <text:p text:style-name="P4">
Breadcrumbs: ['即时', '国际']</text:p>
      <text:p text:style-name="P4">
Keywords: ['美国', '拜登', '麦卡锡', '债务违约']</text:p>
      <!--METADATA-->
      <text:p text:style-name="P4">
美国总统拜登和众议院议长麦卡锡同意于星期一（5月22日）下午会面，就美国联邦债务危机重启 <text:a xlink:type="simple" xlink:href="https://www.zaobao.com/realtime/world/story20230520-1396417" text:style-name="Internet_20_link" text:visited-style-name="Visited_20_Internet_20_Link">
</text:a>
 。</text:p>
      <text:p text:style-name="P4">
综合《纽约时报》和路透社报道，白宫官员说，拜登和麦卡锡星期天通电话，两人同意于星期一会晤。白宫谈判团队将于星期天晚上再次开会，讨论一些悬而未决的问题。</text:p>
      <text:p text:style-name="P4">
麦卡锡在与拜登通电话后向媒体宣布，他和拜登的会议将在拜登从日本广岛返回华府后举行。这将是两人为避免美国出现首次 <text:a xlink:type="simple" xlink:href="https://www.zaobao.com/keywords/zhai-wu-wei-yue" text:style-name="Internet_20_link" text:visited-style-name="Visited_20_Internet_20_Link">
</text:a>
 而在本月内第三次会面。</text:p>
      <text:p text:style-name="P4">
麦卡锡称两人星期天的通话具有“成效”（productive）。</text:p>
      <text:p text:style-name="P4">
麦卡锡说：“总统告诉我他还在考虑些什么，且正在听取他的成员的意见，我也告诉他我正在考虑些什么。“</text:p>
      <text:p text:style-name="P4">
他说： “我觉得这方面的沟通是有成效的。但是，我们还没有达成协议。分歧依然存在。”</text:p>
      <text:p text:style-name="P4">
麦卡锡说，白宫和众议院的谈判团队当天下午就到国会继续开会，为他和拜登的会议做好铺垫工作。</text:p>
      <text:p text:style-name="P4">
美国财政部长耶伦星期天接受美国全国广播公司（NBC）访问时警告说， <text:a xlink:type="simple" xlink:href="https://www.zaobao.com/realtime/world/story20230521-1396914" text:style-name="Internet_20_link" text:visited-style-name="Visited_20_Internet_20_Link">
</text:a>
 。</text:p>
      <text:p text:style-name="P4">
美国财政部此前已多次强调，联邦政府的现金耗尽时将触发美国的首次债务违约，将波及全球经济，并削弱美国在全球经济领导地位。</text:p>
      <text:p text:style-name="P4">
Source: <text:a xlink:type="simple" xlink:href="https://www.zaobao.com.sg/realtime/world/story20230522-1396959" text:style-name="Internet_20_link" text:visited-style-name="Visited_20_Internet_20_Link">
https://www.zaobao.com.sg/realtime/world/story20230522-1396959</text:a>
</text:p>
      <!--NEWS-->
      <text:h text:style-name="P10" text:outline-level="1">
<text:span text:style-name="T4">
专栏 | 有问有答：深圳五月花教会集体逃离始末 - 出走本无时间表，集体逃离的导火索事件及深层原因</text:span>
</text:h>
      <text:p text:style-name="P4">
Author: None</text:p>
      <text:p text:style-name="P4">
Publisher: Radio Free Asia (Organization)</text:p>
      <text:p text:style-name="P4">
Published Time: 2023-05-22T06:36:38-04:00</text:p>
      <text:p text:style-name="P4">
Modified Time: 2023-05-22T06:36:38-04:00</text:p>
      <text:p text:style-name="P4">
Description: None</text:p>
      <text:p text:style-name="P4">
Videos: []</text:p>
      <text:p text:style-name="P4">
Audios: ["<text:a xlink:type="simple" xlink:href="https://www.rfa.org/mandarin/zhuanlan/youwenyouda/qa-0522202306355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5.1927in" draw:z-index="0">
<draw:image xlink:href="../Images/rfamandarin/2023-05-22T06-36-38-04-00/000000.png" xlink:type="simple" xlink:show="embed" xlink:actuate="onLoad" draw:mime-type="image/png"/>
</draw:frame>
 圣道教会部分成员4月7日晚抵达得克萨斯州达拉斯-沃思堡机场，美国国务院官员、对华援助协会、国际寻求自由者、宗教自由研究所等机构的代表到机场迎接。 <text:a xlink:type="simple" xlink:href="https://www.rfa.org/mandarin/zhuanlan/youwenyouda/qa-05222023063556.html/@@images/image" text:style-name="Internet_20_link" text:visited-style-name="Visited_20_Internet_20_Link">
</text:a>
（记者王允摄影）  <text:a xlink:type="simple" xlink:href="https://www.rfa.org/mandarin/zhuanlan/youwenyouda/qa-05222023063556.html/@@stream" text:style-name="Internet_20_link" text:visited-style-name="Visited_20_Internet_20_Link">
</text:a>
</text:p>
      <text:p text:style-name="P4">
深圳改革宗圣道教会，又称五月花教会的约60名教会成员，为保守宗教信仰自由，免遭宗教迫害，于2019年，相约集体逃离。历经三年多的时间，辗转韩国济州岛，泰国，终于在今年4月7号、基督教的耶稣受难日“圣周五” ，到达美国德克萨斯州的达拉斯机场。这样追求宗教自由的勇气和意志令人敬佩，集体逃离的历程凶险莫测，令人扼腕。那么他们经历了怎样的磨难？有没有遇到生命危险？离开中国之后，是否可以摆脱中国政府打压的阴影？</text:p>
      <text:p text:style-name="P4">
在前面的节目中，我们讲述了五月花教会成员在泰国，遭被中国国安人员策反的内部人士告密，致使位于泰国芭提雅市郊山间的暂时住所被泄露，险些被强行遣返回中国的惊险历程；以及从济州岛转移到泰国这个过程当中，一位新生婴儿无法拿到护照，耽搁在济州岛，无法前往泰国的困境。另外我们还介绍了五月花教会成员在济州岛为了安身立命，到农场做工，维持生计，同时经受庇护申请没有着落，焦灼忧虑的历程。</text:p>
      <text:p text:style-name="P4">
在这次的节目中，我们请您收听深圳五月花教会潘永光牧师，介绍五月花教会成员决定集体逃离的导火索事件及政治，社会的深层原因。</text:p>
      <text:p text:style-name="P4">
潘永光牧师介绍，自己曾经受到多次训诫，收到不下10份训诫书，先于因披露新冠病毒遭训诫的李文亮医生。潘牧师还表示，因为参与公开联署，反对新颁布的宗教事务管理办法，遭受打压升级。另外他认为遭受骚扰迫害在最重要的原因，是五月花教会同美国费城教会有联系。</text:p>
      <text:p text:style-name="P4">
索取翻墙软件, 请发电邮给：fankui@rfa.org</text:p>
      <text:p text:style-name="P4">
请关注《有问有答》主持人 林悦杨 的社交媒体：</text:p>
      <text:p text:style-name="P4">
Skype账号：linyueyang01</text:p>
      <text:p text:style-name="P4">
Twitter: Linyueyang</text:p>
      <text:p text:style-name="P4">
微信：linyueyang</text:p>
      <text:p text:style-name="P4">
Source: <text:a xlink:type="simple" xlink:href="https://www.rfa.org/mandarin/zhuanlan/youwenyouda/qa-05222023063556.html" text:style-name="Internet_20_link" text:visited-style-name="Visited_20_Internet_20_Link">
https://www.rfa.org/mandarin/zhuanlan/youwenyouda/qa-05222023063556.html</text:a>
</text:p>
      <!--NEWS-->
      <text:h text:style-name="P10" text:outline-level="1">
<text:span text:style-name="T4">
俄罗斯-中国安全会议22日在莫斯科召开</text:span>
</text:h>
      <text:p text:style-name="P4">
Author: 联合早报 (Person)</text:p>
      <text:p text:style-name="P4">
Publisher: 联合早报 (Organization)</text:p>
      <text:p text:style-name="P4">
Published Time: 2023-05-22T07:07</text:p>
      <text:p text:style-name="P4">
Modified Time: 2023-05-22T07:07</text:p>
      <text:p text:style-name="P4">
Description: 俄罗斯-中国安全会议定星期一（5月22日）在莫斯科举行。路透社引述俄罗斯新闻社（RIA）报道，俄罗斯联邦安全会议秘书帕特鲁舍夫（Nikolai Patrushev）和中国共产党中央...</text:p>
      <text:p text:style-name="P4">
Videos: []</text:p>
      <text:p text:style-name="P4">
Audios: []</text:p>
      <text:p text:style-name="P4">
Images: []</text:p>
      <text:p text:style-name="P4">
Type: NewsArticle</text:p>
      <text:p text:style-name="P4">
Breadcrumbs: ['即时', '国际']</text:p>
      <text:p text:style-name="P4">
Keywords: ['俄罗斯', '中国', '普京']</text:p>
      <!--METADATA-->
      <text:p text:style-name="P4">
俄罗斯-中国安全会议定星期一（5月22日）在莫斯科举行。</text:p>
      <text:p text:style-name="P4">
路透社引述俄罗斯新闻社（RIA）报道，俄罗斯联邦安全会议秘书帕特鲁舍夫（NikolaiPatrushev）和中国共产党中央政治局委员陈文清，星期一将在莫斯科举行会谈。</text:p>
      <text:p text:style-name="P4">
俄新社说，这将是帕特鲁舍夫与陈文清首次会面。陈文清去年10月出任中共中央政法委员会书记，这是中国最高安全职位，掌管公安、法官和间谍事务。</text:p>
      <text:p text:style-name="P4">
帕特鲁舍夫为俄罗斯联邦安全局（FSB）内部安全部门前负责人，被广泛视为俄罗斯总统普京核心圈中最鹰派的成员之一。</text:p>
      <text:p text:style-name="P4">
俄中双边安全会谈虽为年度活动，但自莫斯科于去年2月派大量军队进入乌克兰以来，俄中两国在经济、政治和军事关系方面已进一步提升。</text:p>
      <text:p text:style-name="P4">
Source: <text:a xlink:type="simple" xlink:href="https://www.zaobao.com.sg/realtime/world/story20230522-1396962" text:style-name="Internet_20_link" text:visited-style-name="Visited_20_Internet_20_Link">
https://www.zaobao.com.sg/realtime/world/story20230522-1396962</text:a>
</text:p>
      <!--NEWS-->
      <text:h text:style-name="P10" text:outline-level="1">
<text:span text:style-name="T4">
日股收涨</text:span>
</text:h>
      <text:p text:style-name="P4">
Publisher: 法新社</text:p>
      <text:p text:style-name="P4">
Published Time: 2023-05-22T07:32:07+00:00</text:p>
      <text:p text:style-name="P4">
Modified Time: 2023-05-22T07:05:02+00:00</text:p>
      <text:p text:style-name="P4">
Description: （法新社东京22日电） 外国投资人买盘力压获利回吐卖盘，东京股市今天收高，日经指数飙破33年新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3.617581in" draw:z-index="0">
<draw:image xlink:href="../Images/rficn/2023-05-22T07-32-07-00-00/000000.png" xlink:type="simple" xlink:show="embed" xlink:actuate="onLoad" draw:mime-type="image/png"/>
</draw:frame>
</text:p>
      <text:p text:style-name="P4">
日股日经225指数收涨278.47点或0.90%，来到31086.82点，东证股价指数收涨14.21点或0.66%，来到2175.90点。</text:p>
      <text:p text:style-name="P4">
Source: <text:a xlink:type="simple" xlink:href="https://www.rfi.fr/cn/%E8%B4%A2%E7%BB%8F%E5%BF%AB%E8%AE%AF/20230522-%E6%97%A5%E8%82%A1%E6%94%B6%E6%B6%A8" text:style-name="Internet_20_link" text:visited-style-name="Visited_20_Internet_20_Link">
https://www.rfi.fr/cn/%E8%B4%A2%E7%BB%8F%E5%BF%AB%E8%AE%AF/20230522-%E6%97%A5%E8%82%A1%E6%94%B6%E6%B6%A8</text:a>
</text:p>
      <!--NEWS-->
      <text:h text:style-name="P10" text:outline-level="1">
<text:span text:style-name="T4">
膝上截肢者圣母峰登顶 尼泊尔籍退役军人写历史</text:span>
</text:h>
      <text:p text:style-name="P4">
Publisher: 法新社</text:p>
      <text:p text:style-name="P4">
Published Time: 2023-05-22T08:02:08+00:00</text:p>
      <text:p text:style-name="P4">
Modified Time: 2023-05-22T07:50:01+00:00</text:p>
      <text:p text:style-name="P4">
Description: （法新社加德满都21日电） 曾于服役时与英国部队并肩作战的尼泊尔人马加尔，在阿富汗战场被炸断双腿，如今成功于圣母峰登顶，成为双腿膝上截肢者中，有此成就的第1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5" text:anchor-type="as-char" svg:width="6.9236in" svg:height="3.617581in" draw:z-index="0">
<draw:image xlink:href="../Images/rficn/2023-05-22T08-02-08-00-00/000000.png" xlink:type="simple" xlink:show="embed" xlink:actuate="onLoad" draw:mime-type="image/png"/>
</draw:frame>
</text:p>
      <text:p text:style-name="P4">
马加尔（Hari BudhaMagar）19日下午约3时之际，攀上圣母峰（Everest）之巅，在成功登顶后，他已撤退到基地营，明天将回到加德满都（Kathmandu）。</text:p>
      <text:p text:style-name="P4">
现年43岁的马加尔2010年随廓尔喀旅（Brigade of Gurkhas）服役于阿富汗时，不幸踩到土制爆裂物。廓尔喀旅由被招募加入英军的尼泊尔人组成。</text:p>
      <text:p text:style-name="P4">
目前已有两位双腿膝下截肢的登山客登顶圣母峰，分别是纽西兰的殷格里斯（Mark Inglis）和中国的夏伯渝，两人分别于2006年和2018年完成壮举。</text:p>
      <text:p text:style-name="P4">
穿戴义肢的马加尔过去除曾在怀特岛（Isle of Wight）附近划船外，也攀登过包括摩洛哥的图卜卡勒峰（Mount Toubkal），及苏格兰的本尼维斯山(Ben Nevis) 、欧洲的白朗峰（Mont Blanc）等名岳。</text:p>
      <text:p text:style-name="P4">
由于尼泊尔有禁止双腿截肢和盲人登山的法律，因此马加尔多年来一直无法挑战登顶圣母峰。</text:p>
      <text:p text:style-name="P4">
殷格里斯当年攀上8849公尺的圣母峰时，这条法律尚未生效；在马加尔和其他人的施压下，尼泊尔最高法院于2018年撤销相关规定。</text:p>
      <text:p text:style-name="P4">
马加尔上个月在前往基地营前曾说：「只要你能因时、因地制宜，调整自己的人生，我们可以做任何想做的事，除了天空外，将没有极限。」</text:p>
      <text:p text:style-name="P4">
马加尔在自己网站上以「没有双腿、没有极限」为宣传口号。</text:p>
      <text:p text:style-name="P4">
世界10大高峰中，有8座在尼泊尔，每年春天气候温暖、通常风势和缓之际，都会吸引数百名登山者到访。</text:p>
      <text:p text:style-name="P4">
政府旅游局官员寇瑞拉（Bigyan Koirala）表示，今年的登山季，已经有将近450名登山家成功登顶圣母峰。</text:p>
      <text:p text:style-name="P4">
尼泊尔当局今年发出478张许可给外国登山者，每张登山证费用是1万1000美元（新台币33万7300元）。</text:p>
      <text:p text:style-name="P4">
由于大多数登山者需要一名向导，今年一直持续到6月初的登山季，攀登圣母峰的人料将超过900人，这将写下纪录。</text:p>
      <text:p text:style-name="P4">
今年的登山季，已经有9人魂断圣母峰。</text:p>
      <text:p text:style-name="P4">
Source: <text:a xlink:type="simple" xlink:href="https://www.rfi.fr/cn/%E5%9B%BD%E9%99%85%E6%8A%A5%E9%81%93/20230522-%E8%86%9D%E4%B8%8A%E6%88%AA%E8%82%A2%E8%80%85%E5%9C%A3%E6%AF%8D%E5%B3%B0%E7%99%BB%E9%A1%B6-%E5%B0%BC%E6%B3%8A%E5%B0%94%E7%B1%8D%E9%80%80%E5%BD%B9%E5%86%9B%E4%BA%BA%E5%86%99%E5%8E%86%E5%8F%B2" text:style-name="Internet_20_link" text:visited-style-name="Visited_20_Internet_20_Link">
https://www.rfi.fr/cn/%E5%9B%BD%E9%99%85%E6%8A%A5%E9%81%93/20230522-%E8%86%9D%E4%B8%8A%E6%88%AA%E8%82%A2%E8%80%85%E5%9C%A3%E6%AF%8D%E5%B3%B0%E7%99%BB%E9%A1%B6-%E5%B0%BC%E6%B3%8A%E5%B0%94%E7%B1%8D%E9%80%80%E5%BD%B9%E5%86%9B%E4%BA%BA%E5%86%99%E5%8E%86%E5%8F%B2</text:a>
</text:p>
      <!--NEWS-->
      <text:h text:style-name="P10" text:outline-level="1">
<text:span text:style-name="T4">
称履行攻占巴赫穆特承诺 俄雇佣军25日撤离</text:span>
</text:h>
      <text:p text:style-name="P4">
Author: 联合早报 (Person)</text:p>
      <text:p text:style-name="P4">
Publisher: 联合早报 (Organization)</text:p>
      <text:p text:style-name="P4">
Published Time: 2023-05-22T08:14</text:p>
      <text:p text:style-name="P4">
Modified Time: 2023-05-22T08:14</text:p>
      <text:p text:style-name="P4">
Description: 俄罗斯雇佣军瓦格纳集团创办人普里戈津说，他的部队已履行承诺，占领乌克兰东部城市巴赫穆特的所有领土，将在本周之内撤离占领区。乌克兰军方则说，仍控制小部分地区，在郊区的战斗也取得进展。</text:p>
      <text:p text:style-name="P4">
Videos: []</text:p>
      <text:p text:style-name="P4">
Audios: []</text:p>
      <text:p text:style-name="P4">
Images: []</text:p>
      <text:p text:style-name="P4">
Type: NewsArticle</text:p>
      <text:p text:style-name="P4">
Breadcrumbs: ['即时', '国际']</text:p>
      <text:p text:style-name="P4">
Keywords: ['俄乌战争', '俄罗斯', '乌克兰']</text:p>
      <!--METADATA-->
      <text:p text:style-name="P4">
俄罗斯雇佣军瓦格纳集团创办人普里戈津说，他的部队已履行承诺， <text:a xlink:type="simple" xlink:href="https://www.zaobao.com/realtime/world/story20230520-1396628" text:style-name="Internet_20_link" text:visited-style-name="Visited_20_Internet_20_Link">
</text:a>
，将在本周之内撤离占领区。乌克兰军方则说， <text:a xlink:type="simple" xlink:href="https://www.zaobao.com/realtime/world/story20230521-1396844" text:style-name="Internet_20_link" text:visited-style-name="Visited_20_Internet_20_Link">
</text:a>
 ，在郊区的战斗也取得进展。</text:p>
      <text:p text:style-name="P4">
路透社报道，普里戈津星期天（5月21日）在社交媒体平台Telegram发布一段录音讲话说：“瓦格纳没有再发动进攻。瓦格纳今天没有占领任何领土。我们已经攻占了我们承诺攻占的每一寸领土。”</text:p>
      <text:p text:style-name="P4">
他说：“正如我们昨天所说，我们正在向（俄罗斯）国防部移交阵地，并在（5月）25日离开冲突地区。”</text:p>
      <text:p text:style-name="P4">
普里戈津20日宣布他的部队已完全控制巴赫穆特，这座乌克兰东部城市遭俄军炮火袭击长达九个多月。但乌克兰总统泽连斯基和军方高官21日均 <text:a xlink:type="simple" xlink:href="https://www.zaobao.com/realtime/world/story20230521-1396830" text:style-name="Internet_20_link" text:visited-style-name="Visited_20_Internet_20_Link">
</text:a>
 。</text:p>
      <text:p text:style-name="P4">
另据《纽约时报》报道，基辅地面部队司令西尔斯基（Oleksandr Syrsky）星期天说，乌军仍然控制巴赫穆特的一小部分地区，在郊区的战斗也取得进展。</text:p>
      <text:p text:style-name="P4">
西尔斯基在Telegram说：“虽然我们现在仅控制小部分的巴赫穆特地区，但在防御上来说，它的重要性是不容忽视的。”</text:p>
      <text:p text:style-name="P4">
他还补充说，乌军在巴赫穆特边缘地带的战斗继续取得进展，在战术上而言，“已接近包围整座城市”。</text:p>
      <text:p text:style-name="P4">
路透社无法核实巴赫穆特战区的有关报道。</text:p>
      <text:p text:style-name="P4">
Source: <text:a xlink:type="simple" xlink:href="https://www.zaobao.com.sg/realtime/world/story20230522-1396967" text:style-name="Internet_20_link" text:visited-style-name="Visited_20_Internet_20_Link">
https://www.zaobao.com.sg/realtime/world/story20230522-1396967</text:a>
</text:p>
      <!--NEWS-->
      <text:h text:style-name="P10" text:outline-level="1">
<text:span text:style-name="T4">
乌克兰水上芭蕾姊妹花痛舍家乡亲人 为奥运异地训练</text:span>
</text:h>
      <text:p text:style-name="P4">
Publisher: 法新社</text:p>
      <text:p text:style-name="P4">
Published Time: 2023-05-22T08:32:07+00:00</text:p>
      <text:p text:style-name="P4">
Modified Time: 2023-05-22T08:05:02+00:00</text:p>
      <text:p text:style-name="P4">
Description: （法新社法国蒙贝列21日电） 乌克兰水上芭蕾名将弗拉季斯拉娃（Vladyslava Aleksiiva）和玛莉娜（Maryna Aleksiiva）离乡背井，心系远在家乡的亲人，却不曾放弃想在巴黎奥运夺牌的梦想。</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3.617581in" draw:z-index="0">
<draw:image xlink:href="../Images/rficn/2023-05-22T08-32-07-00-00/000000.png" xlink:type="simple" xlink:show="embed" xlink:actuate="onLoad" draw:mime-type="image/png"/>
</draw:frame>
</text:p>
      <text:p text:style-name="P4">
去年俄罗斯人入侵乌克兰时，这对曾在东京奥运勇夺铜牌的21岁姐妹花正在训练期间。</text:p>
      <text:p text:style-name="P4">
战争开打后，两人逃离遭俄国飞弹轰炸的哈尔科夫（Kharkiv），在义大利待了6个月。现在她们可以在国际巡回赛比赛间隔期间，回乌克兰短暂停留。</text:p>
      <text:p text:style-name="P4">
她们最近一次参加的是本月在法国南部蒙贝列（Montpellier）举行的世界杯赛事。</text:p>
      <text:p text:style-name="P4">
姊妹俩接受法新社采访时坦承，家乡的父母和其他家人不断受到威胁，她们其实很难专注于训练。</text:p>
      <text:p text:style-name="P4">
玛莉娜说，「我有点担心…」说着说着她声音越来越小，弗拉季斯拉娃马上扮演完美的搭档角色，接棒说下去，「和亲人分开对我们压力很大，因为他们还在乌克兰。昨天乌曼（Uman）和基辅发生爆炸，很多房屋毁了」。</text:p>
      <text:p text:style-name="P4">
「能在一起还是比较好，但我们得在比赛中展现我们的技术和勇气，出国也是不得已。」</text:p>
      <text:p text:style-name="P4">
姊妹俩在蒙贝列赢得女子双人自由自选项目冠军后，将到西班牙、波兰参赛，之后飞往日本福冈参加7月14日至30日的世界锦标赛。</text:p>
      <text:p text:style-name="P4">
经历过在乌克兰常常停电和一片漆黑的日子，对两人而言，在法国训练简直就像在天堂一样。</text:p>
      <text:p text:style-name="P4">
玛莉娜说：「没电，我们就没办法吹头发，现在好一点，因为天气暖和，也有电了。」</text:p>
      <text:p text:style-name="P4">
「有时候我还会打开手机的手电筒，因为我老忘记我们已经有电了。」</text:p>
      <text:p text:style-name="P4">
俄国入侵乌克兰后，俄罗斯及其盟友白俄罗斯的运动员基本上被禁止参加国际比赛，但国际奥林匹克委员会（International OlympicCommittee）3月表示，只要这两国选手不积极支持战争，即可以个人中立身分重返赛场。</text:p>
      <text:p text:style-name="P4">
本月稍早，乌克兰柔道队退出世界锦标赛，以抗议俄国选手参赛。</text:p>
      <text:p text:style-name="P4">
姐妹俩担心类似的情况会导致乌克兰抵制巴黎奥运。</text:p>
      <text:p text:style-name="P4">
先前乌克兰运动员矢言，如果国际奥委会允许俄罗斯人参加2024巴黎奥运，他们就将抵制赛事。但先前响应这种立场的姐妹俩如今软化了立场，建议乌克兰政府应该改变这种不成文政策。</text:p>
      <text:p text:style-name="P4">
「或许我国得想办法改变规定，让我们能参加有俄国选手的比赛。」</text:p>
      <text:p text:style-name="P4">
「他们杀了人还可以参加，我们什么都没做却不能去，这样很蠢。」</text:p>
      <text:p text:style-name="P4">
Source: <text:a xlink:type="simple" xlink:href="https://www.rfi.fr/cn/%E8%BF%90%E5%8A%A8%E5%A4%A9%E5%9C%B0/20230522-%E4%B9%8C%E5%85%8B%E5%85%B0%E6%B0%B4%E4%B8%8A%E8%8A%AD%E8%95%BE%E5%A7%8A%E5%A6%B9%E8%8A%B1%E7%97%9B%E8%88%8D%E5%AE%B6%E4%B9%A1%E4%BA%B2%E4%BA%BA-%E4%B8%BA%E5%A5%A5%E8%BF%90%E5%BC%82%E5%9C%B0%E8%AE%AD%E7%BB%83" text:style-name="Internet_20_link" text:visited-style-name="Visited_20_Internet_20_Link">
https://www.rfi.fr/cn/%E8%BF%90%E5%8A%A8%E5%A4%A9%E5%9C%B0/20230522-%E4%B9%8C%E5%85%8B%E5%85%B0%E6%B0%B4%E4%B8%8A%E8%8A%AD%E8%95%BE%E5%A7%8A%E5%A6%B9%E8%8A%B1%E7%97%9B%E8%88%8D%E5%AE%B6%E4%B9%A1%E4%BA%B2%E4%BA%BA-%E4%B8%BA%E5%A5%A5%E8%BF%90%E5%BC%82%E5%9C%B0%E8%AE%AD%E7%BB%83</text:a>
</text:p>
      <!--NEWS-->
      <text:h text:style-name="P10" text:outline-level="1">
<text:span text:style-name="T4">
Instagram服务一度中断 Meta：多数用户已能访问平台</text:span>
</text:h>
      <text:p text:style-name="P4">
Author: 联合早报 (Person)</text:p>
      <text:p text:style-name="P4">
Publisher: 联合早报 (Organization)</text:p>
      <text:p text:style-name="P4">
Published Time: 2023-05-22T08:38</text:p>
      <text:p text:style-name="P4">
Modified Time: 2023-05-22T09:56</text:p>
      <text:p text:style-name="P4">
Description: Meta Platform Inc的社交媒体应用Instagram星期天（5月21日）服务中断，世界各地的用户纷纷抱怨无法访问这个图片和视频分享平台。同日较迟，Meta说大多数用户...</text:p>
      <text:p text:style-name="P4">
Videos: []</text:p>
      <text:p text:style-name="P4">
Audios: []</text:p>
      <text:p text:style-name="P4">
Images: []</text:p>
      <text:p text:style-name="P4">
Type: NewsArticle</text:p>
      <text:p text:style-name="P4">
Breadcrumbs: ['即时', '国际']</text:p>
      <text:p text:style-name="P4">
Keywords: ['instagram', '社交媒体平台', '社交媒体', '故障']</text:p>
      <!--METADATA-->
      <text:p text:style-name="P4">
Meta PlatformInc的社交媒体应用Instagram星期天（5月21日）服务中断，世界各地的用户纷纷抱怨无法访问这个图片和视频分享平台。同日较迟，Meta说大多数用户 <text:a xlink:type="simple" xlink:href="https://www.zaobao.com/realtime/singapore/story20230522-1396970" text:style-name="Internet_20_link" text:visited-style-name="Visited_20_Internet_20_Link">
</text:a>
 。</text:p>
      <text:p text:style-name="P4">
Meta发言人回应路透社询问时说：“今天早些时候，一个技术问题导致一些用户无法访问Instagram。我们已迅速为受影响的用户解决这个问题。”</text:p>
      <text:p text:style-name="P4">
根据中断服务追踪网站Downdetector.com的数据，Instagram从美国东部时间星期天下午5时45分（新加坡时间星期一凌晨5时45分）开始出现故障。</text:p>
      <text:p text:style-name="P4">
Instagram早前发表电邮声明说，正在努力尽快让Instagram恢复正常，并对服务中断给用户造成不便致歉。</text:p>
      <text:p text:style-name="P4">
Instagram没有透露更多详情，也没有提供受影响用户的数据。Downdetector.com的数据显示美国有10万多起，加拿大有2万4000起，英国有5万6000多起。</text:p>
      <text:p text:style-name="P4">
在中断高峰时段，超过18万用户在访问Instagram时遇到问题。</text:p>
      <text:p text:style-name="P4">
Source: <text:a xlink:type="simple" xlink:href="https://www.zaobao.com.sg/realtime/world/story20230522-1396969" text:style-name="Internet_20_link" text:visited-style-name="Visited_20_Internet_20_Link">
https://www.zaobao.com.sg/realtime/world/story20230522-1396969</text:a>
</text:p>
      <!--NEWS-->
      <text:h text:style-name="P10" text:outline-level="1">
<text:span text:style-name="T4">
严家祺（下）：中国政治倒退到古代化｜观点</text:span>
</text:h>
      <text:p text:style-name="P4">
Author: None</text:p>
      <text:p text:style-name="P4">
Publisher: Radio Free Asia (Organization)</text:p>
      <text:p text:style-name="P4">
Published Time: 2023-05-22T09:00:00-04:00</text:p>
      <text:p text:style-name="P4">
Modified Time: 2023-05-19T16:42: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3.88615in" draw:z-index="0">
<draw:image xlink:href="../Images/rfamandarin/2023-05-22T09-00-00-04-00/000000.png" xlink:type="simple" xlink:show="embed" xlink:actuate="onLoad" draw:mime-type="image/png"/>
</draw:frame>
 <text:a xlink:type="simple" xlink:href="https://www.rfa.org/mandarin/duomeiti/guandian/gd-05192023145629.html/@@images/image" text:style-name="Internet_20_link" text:visited-style-name="Visited_20_Internet_20_Link">
</text:a>
自由亚洲电台制图</text:p>
      <text:p text:style-name="P4">
<text:span text:style-name="T4">
主持人： 大家好，这里是“观点”，我是唐琪薇。今天的观点节目，我们访问的嘉宾还是中国著名的社会科学家严家祺先生。严家祺先生最早是学物理出身的，在他看来，人类社会的“元历史”是一种不受偶然性干扰、遵循必然性道路和方向的历史进程。而早在1990年代初，严家祺先生就提出了联邦中国构想，希望为未来中国国家结构提供一种合理的、可能的选择。我们应该如何从“元历史”看当代中国的变化？联邦中国的构想，会不会像一些观察人士担心的那样分裂中国？一起来听听严家祺先生的观点。</text:span>
</text:p>
      <text:p text:style-name="P4">
记者：您在90年代的时候就提出要用联邦制的方法，来解决中国的民族问题。您的理想是希望中国成为一个联邦制的中国吗？</text:p>
      <text:p text:style-name="P4">
<text:span text:style-name="T4">
严家祺：联邦制可以有多种形式，就是中国大陆的主体，汉人部分它是完全带有联邦的特色，但是它可以比较紧密地连在一起，这个不可能说把它分开的。把江苏省同上海分开，把北京同河北分开不可能的，它是一体，同广东也在一体，它不能像美国一样学美国。但是对于新疆西藏或者是还有台湾香港，它可以采取联邦制的很多特点，名义上也可以叫联邦中国。我是这么一个构想。</text:span>
</text:p>
      <text:p text:style-name="P4">
记者：有反对者认为联邦制就是要分裂中国，您的回应？</text:p>
      <text:p text:style-name="P4">
<text:span text:style-name="T4">
严家祺：联邦制不是分裂中国，邦联制就是分裂中国，我从来不赞成中国成立邦联。邦联是多个国家的联合，联邦是一个国家。美国就是联邦国家，澳大利亚是联邦国家。所以联邦制要作比较研究。</text:span>
</text:p>
      <text:p text:style-name="P4">
记者：但是联邦的话美国以前是一个个独立的州，后来联合成一个国家，但中国本来是一个统一的中国，如果......</text:p>
      <text:p text:style-name="P4">
<text:span text:style-name="T4">
严家祺：这不需要抄人家，中国感到怎么好就好，但它本质上要承认一点，台湾如果中国要统一的话，和平统一要用自愿平等和平的方式实现，要用武力威胁实现的统一是绝对要反对的。</text:span>
</text:p>
      <text:p text:style-name="P4">
记者：有观察人士表示很多中国人，他们其实也不喜欢中国共产党，但是同时他们又不希望一个四分五裂的中国。他们认为从地缘政治的角度，一个四分五裂的中国更加符合西方的利益。我不知道您会怎么看待（这种说法）？</text:p>
      <text:p text:style-name="P4">
<text:span text:style-name="T4">
严家祺：很简单中国不会分裂，中国不会变成四分五裂的国家。因为是二十一世纪了，铁路、交通公路以及经济上的联系，它使中国不可能分裂，希望它分裂也分裂不了，它同俄罗斯的情况完全不同。而且也可能一个民主的中国，蒙古加入中国，蒙古回来了，这个可能性是完全存在的。所以中国正面临着一个用和平的方式、用自愿平等的方式来实现中国的统一，但是要武力威胁台湾完全是走不通的。</text:span>
</text:p>
      <text:p text:style-name="P4">
记者：有前美国官员指出，中国从1949年毛泽东时代开始，就有超越美国成为世界霸主的百年计划。我知道您曾经为中共权力的最高层工作，您对这个有什么样的观察呢？</text:p>
      <text:p text:style-name="P4">
<text:span text:style-name="T4">
严家祺：共产党想把共产主义遍及全球这个野心是错误的。这个（野心）毛泽东就有，毛感到习近平是继承了他，应该说江泽民胡锦涛没有，但是习近平又有了。要把共产主义在全世界实现，这个是一个不可能的事情，而且是一个马克思主义理论的错误，中国人没有得到充分的认识。中国作为一个大国要在世界上崛起是必然的，不可能不崛起，它有十四亿人，而且中国有不同于西方的一些文化。文明要共存，不同的文明，而且儒家文明在基督教文明伊斯兰文明中间，还能起个好作用，它是一个调和的协调的中间的中庸之道的一种文明制度。所以本来儒家能起好作用。</text:span>
</text:p>
      <text:p text:style-name="P4">
记者：也有观察人士认为，即使中国是一个民主国家，但是从地缘政治的角度，也一样会成为美国的对手。您的观察呢？</text:p>
      <text:p text:style-name="P4">
<text:span text:style-name="T4">
严家祺：这个问题很简单，看看世界历史史前历史，国家和国家的关系不是靠民主不民主、专制不专制来划分的，以前的国家都不民主，它有国际关系。国家第一个特点，它是一个植物它有地缘政治，地缘政治是至关重要。中国、美国隔了一个太平洋，同中国同蒙古的关系同朝鲜的关系就非常不同，同俄国的关系不同。第二国家是一个动物，动物是什么呢？它有些理性它没有人类的理性，没有人类那么高。它没有感情它没有人类的感情，所以国家把国家利益放在第一位。这个矛盾的存在好解决，就是英国同美国的关系，有矛盾好解决。</text:span>
</text:p>
      <text:p text:style-name="P4">
记者：最近习提出了一个口号，就是中国式现代化。那中国官方的解释就是中国式的现代化是打破了现代化等于西方化的迷思。我不知道您会如何比较习的中国式现代化，和之前邓的有中国特色社会主义理论呢？</text:p>
      <text:p text:style-name="P4">
<text:span text:style-name="T4">
严家祺：中国在科学技术方面是走现代化道路，这是肯定的。中国的发展经济能够发展，同中国加入世界贸易组织、吸收西方的经济管理体制的制度都大有关系，也同很多中国经济学家的努力分不开。但是在政治领域里面，中国完全是倒退到了中华帝国的程度，不仅没有现代化是古代化。中国政治是古代化，中国经济科学技术已然走在现代化道路上，但是在互联网这些方面受到了阻碍，因为受到了政治方面的阻碍，所以实际上中国的现代化有很大的障碍，这个障碍不属于西方属于自己。</text:span>
</text:p>
      <text:p text:style-name="P4">
记者：在斡旋沙特和伊朗建交之后，习近平又试图扮演俄乌战争之间的调停人。最近他对国际外交秩序是频频出手，您的观察如何呢？</text:p>
      <text:p text:style-name="P4">
<text:span text:style-name="T4">
严家祺：他没有用，他大的问题上就做错了，就是在国际问题上处理有一点非常重要，要讲信誉。国家的承诺不能改变，政府的承诺可以改变政府政策可以改变。国家对另一个国家的承诺是国家的责任，国家元首代表国家。香港中英联合声明的式微就是消灭了这个承诺。</text:span>
</text:p>
      <text:p text:style-name="P4">
记者：现在习近平又尝试做俄乌战争的调停人，对中国在国际地缘政治上的地位会产生哪些影响？</text:p>
      <text:p text:style-name="P4">
<text:span text:style-name="T4">
严家祺：至少知道他是一个还懂点事情的人。普京的行动要受到全世界的谴责，他要完全站在普京一边那当然是错误的了。他愿意做这种事情不必反对，但是他没有能力做好，他也起不到这样的作用。所以对一个人的评价，不是说你一件事做错了全部都错，一件事做对了全部都对。他现在恢复帝制应该说是大错特错，他做几件好事也是可能的。但是他首先要做好事，我一直要讲达赖喇嘛、天安门母亲、人权，首先要做这个好事，就是做一些好（事）我感到我不反对。</text:span>
</text:p>
      <text:p text:style-name="P4">
记者：一方面国际社会中国在新疆问题上是受到国际社会的诟病，另外一方面我们看到像不少中东穆斯林的国家，却跟中国保持非常良好的关系。所以也有批评人士指出，不遵循西方的民主价值就是和普世价值背道而驰的说法，其实是西方殖民者态度的延续。我不知道您会如何回应呢？</text:p>
      <text:p text:style-name="P4">
<text:span text:style-name="T4">
严家祺：这个问题对中国来讲是意识形态一个重要问题，这个普世价值是存在的，而且中国也提供了好的普世价值。像孔老夫子讲的己所不欲勿施于人，这是普世价值。但是这个仁政就不是普世价值，孟子说要实行仁政这是专制主义的思想。所以孔老夫子的思想里边有很多好的东西，而且我们作为中国人也一直这样做的。民主没有东西方之分，什么叫民主，你看看定义就行了。你看全国人民代表大会三千人的会议，民主不民主？它不民主。这是一个基本事实。美国国会里面有很多不同意见，分裂成不同看法，这是民主的表现。但是作为决策效率来讲受到影响，但是防止了非常大的灾难的产生。这始终是民主制度一个很好的东西，而且不会改变。民主是政府的权力受到限制，人民的权利受到保障，而且政府的权力来源于人民，但是中国没有这个。</text:span>
</text:p>
      <text:p text:style-name="P4">
记者：您是一位政治学家，您说政治学是研究国家非政治化途径的科学，您说越少人关心政治的国家是越好的国家。为什么？</text:p>
      <text:p text:style-name="P4">
<text:span text:style-name="T4">
严家祺：我不是政治学家我懂一点政治。我是早期学物理学的，我相信大物理学。而且我进到政治领域里面去，我的目标本身就是希望一个国家政治少一点为好。所以我在政治学研究所成立大会上作了一个讲话，我说政治学所政治学研究的根本目标，是追求一个国家非政治化的道路。什么叫非政治化呢？军队国家化就是非政治化，这是第一条。另外司法独立也是非政治化，不要把审判看作一个政治现象。中国的审判变成政治了，这个司法独立是非政治化。中国官员不要关心政治，一般官员他是按照法律办事，叫非政治化，但是政务官要关心政治。政治就是说他有偏向有政策方向，或者偏向习近平或者偏向温家宝，他有不同的，或者他偏向共和党偏向民主党这叫偏向。这是政治任命官员，但是大多数的官员不需要关心政治，按照法律办事。现在（中国）所有官员都要关心政治，要不忠于习近平的话，那就要离开了怎么办呢？本来官员，文官制度就是这样，这样的领域多得不得了，这就是政治学。一个国家里面大家不关心政治，这是好国家，大家都关心政治了问题就来了，文化革命谁都关心政治。</text:span>
</text:p>
      <text:p text:style-name="P4">
记者：刚才您说您不是政治学家，您会怎么定义自己呢？</text:p>
      <text:p text:style-name="P4">
<text:span text:style-name="T4">
严家祺：我定义自己我是一个Meta世界观的学者。什么叫Meta？Meta有四个，第一个Metaverse元宇宙，第二个叫Metabolism，这就叫代谢，实际应该翻成新陈代谢或者代谢，医学上叫Metabolism代谢，第三个就是叫做Metahistory就是元历史，我是一个非常坚信元历史的人。这个元历史马克思的元历史观是错误的，黑格尔的元历史观也有问题。黑格尔的元历史把普鲁士放到第一位，马克思把共产主义放在第一位都是错误的。元历史本身有它的重要性。第四个Metaphysics，Metaphysics中文翻成形而上学。我现在要写一本书叫《形而上学的世界观》，就是被毛泽东批判的孤立的静止的僵化的看待世界，我现在就要这样看待世界。这是一个长远看待人类社会、看待中国发展的一个基本能力。辩证法只能够看一天看两天看三天看五天看眼前，所以就会想到打台湾，这就叫辩证法。这个辩证法不行的，在逻辑里面没有辩证法，辩证法是诡辩法，所以我从来不搞自然辩证法。</text:span>
</text:p>
      <text:p text:style-name="P4">
记者：刚才您其实也谈了很多，我也在您的回忆文章当中看到，您说很久以来您没有在美国长远的打算，总是想几年后可以回到中国。我知道您现在其实是回不到中国，我想问您您现在还有这个想法，很想回到中国吗？还有您在海外生活了这么多年，其实刚才您也谈到了一下，什么是您的身份认同呢？</text:p>
      <text:p text:style-name="P4">
<text:span text:style-name="T4">
严家祺：实际上什么叫做文明？文明是一个人追求的最大的身份认同叫文明。基督教文明儒家文明伊斯兰文明，是一个人追求的最大的最范围大的认同，就叫文明，这不是我说的话，是亨廷顿讲的，所以我对文明有这样一个基本看法。我不赞成仁政的看法，它是专制主义的基础，但是我身上带有儒家的很多东西，我不可能把它丢掉。所以我的文化还是中国文化，还是带有儒家文化特点。但是我同时接受基督教文化，我接受基督教文化。其实在这个情况下面，如果说在中国六四得到了正确评价的时候，赵紫阳能够得到正确评价的时候，六四能够翻案，天安门母亲得到照顾的时候，我愿意（不管）多么大的年纪，要回到我的家乡，我要看我的亲人，几十年没见的妹妹，我要看我的弟弟，我弟弟刚刚（染上）新冠病毒去世，我要看我的亲人他们不关心政治。我想念我的同事，对社会科学院对哲学研究所政治学研究所我有感情，我希望我回到我的土地上去。但是习近平时代我不抱希望，尽管我认识王沪宁，不抱任何希望。我希望中国在改变之后，我要高高兴兴地带着我可怜的老婆回到我自己的家乡。我爱美国爱中国，美国法国对我们的好，我永远放在我心里面......</text:span>
</text:p>
      <text:p text:style-name="P4">
<text:span text:style-name="T4">
主持人：在回忆录里，严家祺这样写道：“‘十九世纪法国诗人维尼说:“强者创造事变，弱者受制于上帝给他安排的事变。平凡的人听从命运，只有具有伟大性格的人才起来斗争。’我没有伟大性格，但不愿顺从命运，一生都在寻求真理和正义，反抗命运的安排，一定要看到六四恢复真相，一定要看到正义的阳光普照中国大地，一定要回到祖国和家乡。”我是唐琪薇，感谢收看，下次节目，我们再会！</text:span>
</text:p>
      <text:p text:style-name="P4">
Source: <text:a xlink:type="simple" xlink:href="https://www.rfa.org/mandarin/duomeiti/guandian/gd-05192023145629.html" text:style-name="Internet_20_link" text:visited-style-name="Visited_20_Internet_20_Link">
https://www.rfa.org/mandarin/duomeiti/guandian/gd-05192023145629.html</text:a>
</text:p>
      <!--NEWS-->
      <text:h text:style-name="P10" text:outline-level="1">
<text:span text:style-name="T4">
中国宣布禁止采购美光产品 公司称评估后续行动</text:span>
</text:h>
      <text:p text:style-name="P4">
Publisher: 法新社</text:p>
      <text:p text:style-name="P4">
Published Time: 2023-05-22T09:02:07+00:00</text:p>
      <text:p text:style-name="P4">
Modified Time: 2023-05-22T08:50:01+00:00</text:p>
      <text:p text:style-name="P4">
Description: （法新社北京21日电） 中国网信办今晚宣布，美国美光公司产品存在较严重网路安全隐患，中国国内关键资讯基础设施运营者应停止采购美光产品。美光公司随即表示，将评估后续行动并与中国当局讨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3.617581in" draw:z-index="0">
<draw:image xlink:href="../Images/rficn/2023-05-22T09-02-07-00-00/000000.png" xlink:type="simple" xlink:show="embed" xlink:actuate="onLoad" draw:mime-type="image/png"/>
</draw:frame>
</text:p>
      <text:p text:style-name="P4">
中国网信办称，审查发现，美光公司（Micron）产品存在较严重网路安全问题隐患，对中国关键资讯基础设施供应链造成重大安全风险，影响中国国家安全。为此，网路安全审查办公室依法作出不予通过网路安全审查的结论。</text:p>
      <text:p text:style-name="P4">
中国网信办表示，按照「网路安全法」等法律法规，中国国内关键资讯基础设施的运营者应停止采购美光公司产品。</text:p>
      <text:p text:style-name="P4">
此举象徵美中间激烈的晶片战进一步升高。美国希望阻止中国取得先进半导体，中方3月间对美光在中国销售的产品启动网路安全审查以反制。</text:p>
      <text:p text:style-name="P4">
美光发布声明说，已接获中国网信办通知上述审查结论，美光将评估结论内容与后续行动。</text:p>
      <text:p text:style-name="P4">
记者询问美光是否会提出申诉时，美光发言人表示：「我们期待继续与中国当局进行讨论。」</text:p>
      <text:p text:style-name="P4">
根据公司资讯，美光去年营收达308亿美元，其中约10%来自中国。不过，分析师指出，美光在中国销售的产品有很大部分是由外国制造商购买，目前还不清楚网信办的决定是否会影响这些外国买家。</text:p>
      <text:p text:style-name="P4">
Source: <text:a xlink:type="simple" xlink:href="https://www.rfi.fr/cn/%E8%B4%A2%E7%BB%8F%E5%BF%AB%E8%AE%AF/20230522-%E4%B8%AD%E5%9B%BD%E5%AE%A3%E5%B8%83%E7%A6%81%E6%AD%A2%E9%87%87%E8%B4%AD%E7%BE%8E%E5%85%89%E4%BA%A7%E5%93%81-%E5%85%AC%E5%8F%B8%E7%A7%B0%E8%AF%84%E4%BC%B0%E5%90%8E%E7%BB%AD%E8%A1%8C%E5%8A%A8" text:style-name="Internet_20_link" text:visited-style-name="Visited_20_Internet_20_Link">
https://www.rfi.fr/cn/%E8%B4%A2%E7%BB%8F%E5%BF%AB%E8%AE%AF/20230522-%E4%B8%AD%E5%9B%BD%E5%AE%A3%E5%B8%83%E7%A6%81%E6%AD%A2%E9%87%87%E8%B4%AD%E7%BE%8E%E5%85%89%E4%BA%A7%E5%93%81-%E5%85%AC%E5%8F%B8%E7%A7%B0%E8%AF%84%E4%BC%B0%E5%90%8E%E7%BB%AD%E8%A1%8C%E5%8A%A8</text:a>
</text:p>
      <!--NEWS-->
      <text:h text:style-name="P10" text:outline-level="1">
<text:span text:style-name="T4">
札波罗热核电厂再度断联 已切换至紧急发电机</text:span>
</text:h>
      <text:p text:style-name="P4">
Publisher: 法新社</text:p>
      <text:p text:style-name="P4">
Published Time: 2023-05-22T09:02:08+00:00</text:p>
      <text:p text:style-name="P4">
Modified Time: 2023-05-22T08:35:02+00:00</text:p>
      <text:p text:style-name="P4">
Description: （法新社莫斯科22日电） 乌克兰境内俄罗斯控制区的俄国官员今天表示，札波罗热核电厂再度与电网断联，已切换至备用和紧急电源发电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9" text:anchor-type="as-char" svg:width="6.9236in" svg:height="3.617581in" draw:z-index="0">
<draw:image xlink:href="../Images/rficn/2023-05-22T09-02-08-00-00/000000.png" xlink:type="simple" xlink:show="embed" xlink:actuate="onLoad" draw:mime-type="image/png"/>
</draw:frame>
</text:p>
      <text:p text:style-name="P4">
俄国当局在Telegram上写道，「由于一条高压电线遭切断，电厂失去外部电力供应」，当局正调查事件原因，备用柴油发电机也正在运转。</text:p>
      <text:p text:style-name="P4">
Source: <text:a xlink:type="simple" xlink:href="https://www.rfi.fr/cn/%E5%9B%BD%E9%99%85%E6%8A%A5%E9%81%93/20230522-%E6%9C%AD%E6%B3%A2%E7%BD%97%E7%83%AD%E6%A0%B8%E7%94%B5%E5%8E%82%E5%86%8D%E5%BA%A6%E6%96%AD%E8%81%94-%E5%B7%B2%E5%88%87%E6%8D%A2%E8%87%B3%E7%B4%A7%E6%80%A5%E5%8F%91%E7%94%B5%E6%9C%BA" text:style-name="Internet_20_link" text:visited-style-name="Visited_20_Internet_20_Link">
https://www.rfi.fr/cn/%E5%9B%BD%E9%99%85%E6%8A%A5%E9%81%93/20230522-%E6%9C%AD%E6%B3%A2%E7%BD%97%E7%83%AD%E6%A0%B8%E7%94%B5%E5%8E%82%E5%86%8D%E5%BA%A6%E6%96%AD%E8%81%94-%E5%B7%B2%E5%88%87%E6%8D%A2%E8%87%B3%E7%B4%A7%E6%80%A5%E5%8F%91%E7%94%B5%E6%9C%BA</text:a>
</text:p>
      <!--NEWS-->
      <text:h text:style-name="P10" text:outline-level="1">
<text:span text:style-name="T4">
制衡中國 莫迪、布林肯造訪太平洋島國</text:span>
</text:h>
      <text:p text:style-name="P4">
Author: None (Language: zh)</text:p>
      <text:p text:style-name="P4">
Publisher: None</text:p>
      <text:p text:style-name="P4">
Time: 2023-05-22T09:19:00Z</text:p>
      <text:p text:style-name="P4">
Description: 太平洋島國巴布亞新幾內亞22日召開一連串會晤，該國總理先是與印度總理莫迪會談，下午又會晤美國國務卿布林肯。該國還與美國簽署了防衛合作協議，專家認為，中國的擴張正是這些努力背後的重要影響因素。</text:p>
      <text:p text:style-name="P4">
Videos: []</text:p>
      <text:p text:style-name="P4">
Images: ["<text:a xlink:type="simple" xlink:href="https://static.dw.com/image/65695118_303.jpg" text:style-name="Internet_20_link" text:visited-style-name="Visited_20_Internet_20_Link">
65695118_303.jpg</text:a>
", "<text:a xlink:type="simple" xlink:href="https://static.dw.com/image/65693876_401.jpg" text:style-name="Internet_20_link" text:visited-style-name="Visited_20_Internet_20_Link">
65693876_401.jpg</text:a>
", "<text:a xlink:type="simple" xlink:href="https://static.dw.com/image/65693662_401.jpg" text:style-name="Internet_20_link" text:visited-style-name="Visited_20_Internet_20_Link">
65693662_401.jpg</text:a>
", "<text:a xlink:type="simple" xlink:href="https://static.dw.com/image/64590065_303.jpg" text:style-name="Internet_20_link" text:visited-style-name="Visited_20_Internet_20_Link">
64590065_303.jpg</text:a>
", "<text:a xlink:type="simple" xlink:href="https://static.dw.com/image/64589922_303.jpg" text:style-name="Internet_20_link" text:visited-style-name="Visited_20_Internet_20_Link">
64589922_303.jpg</text:a>
", "<text:a xlink:type="simple" xlink:href="https://static.dw.com/image/63385957_303.jpg" text:style-name="Internet_20_link" text:visited-style-name="Visited_20_Internet_20_Link">
63385957_303.jpg</text:a>
", "<text:a xlink:type="simple" xlink:href="https://static.dw.com/image/40010197_303.jpg" text:style-name="Internet_20_link" text:visited-style-name="Visited_20_Internet_20_Link">
40010197_303.jpg</text:a>
", "<text:a xlink:type="simple" xlink:href="https://static.dw.com/image/64584719_303.jpg" text:style-name="Internet_20_link" text:visited-style-name="Visited_20_Internet_20_Link">
64584719_303.jpg</text:a>
", "<text:a xlink:type="simple" xlink:href="https://static.dw.com/image/63008271_303.jpg" text:style-name="Internet_20_link" text:visited-style-name="Visited_20_Internet_20_Link">
63008271_303.jpg</text:a>
"]</text:p>
      <text:p text:style-name="P4">
Subject: 时政风云</text:p>
      <text:p text:style-name="P4">
Subjects: ['奥巴马', '印度', '美国']</text:p>
      <text:p text:style-name="P4">
Keywords: ['太平洋岛国', '巴布亚—新几内亚', '印度', '美国', '莫迪', '布林肯', '防卫协议', '所罗门群岛', '抗中']</text:p>
      <text:p text:style-name="P4">
ID: 65695643</text:p>
      <!--METADATA-->
      <text:p text:style-name="P4">
<text:a xlink:type="simple" xlink:href="https://www.dw.com/zh/overlay/image/article/65695643/65695118" text:style-name="Internet_20_link" text:visited-style-name="Visited_20_Internet_20_Link">
 <draw:frame draw:style-name="fr1" draw:name="Image80" text:anchor-type="as-char" svg:width="6.9236in" svg:height="3.896998in" draw:z-index="0">
<draw:image xlink:href="../Images/dwzh/2023-05-22T09-19-00Z/65695118_303.jpg" xlink:type="simple" xlink:show="embed" xlink:actuate="onLoad" draw:mime-type="image/jpeg"/>
</draw:frame>
</text:a>
</text:p>
      <text:p text:style-name="P4">
印度總理莫迪（左）22日會晤巴布亞新幾內亞總理馬拉佩。</text:p>
      <text:p text:style-name="P4">
（德國之聲中文網）日本廣島的 <text:a xlink:type="simple" xlink:href="https://www.dw.com/zh/zh/美中關係低谷逢春拜登很快解凍/a-65693328" text:style-name="Internet_20_link" text:visited-style-name="Visited_20_Internet_20_Link">
 </text:a>
，受邀參與的印度總理莫迪（Narendra Modi）隨後前往太平洋島國巴布亞新幾內亞，出席印度與太平洋島國合作論壇（Forum for India-Pacific Islands Cooperation, FIPIC）。</text:p>
      <text:p text:style-name="P4">
週日晚間，莫迪抵達巴布亞新幾內亞首都莫爾茲比港（Port Moresby），由巴國總理馬拉佩（JamesMarape）親自到機場迎接。馬拉佩對莫迪的高規格接待，成為《印度斯坦時報》（Hindustan Times）、《印度時報》（The Times ofIndia）等印媒的關注焦點。</text:p>
      <text:p text:style-name="P4">
報導稱，巴國一般不會在日落之後舉行典禮迎接任何賓客，但莫迪不僅有禮炮、儀隊、紅毯迎接，馬拉佩更彎腰碰觸了莫迪的腿。莫迪所屬的印度人民黨（BJP）的發言人帕特拉（SambitPatra）21日在推特上表示，此舉「體現了印度在莫迪總理領導下的成長與影響力」。</text:p>
      <text:h text:style-name="P12" text:outline-level="3">
<text:span text:style-name="T4">
印度布局太平洋</text:span>
</text:h>
      <text:p text:style-name="P4">
法新社指出，莫迪此行是第一次有印度總理造訪巴布亞新幾內亞。近年中國在太平洋島國大量投資、擴張影響力，印度對此感到警戒，因此尋求強化與該區域的關係。自2020年開始，印中邊境衝突再起，導致雙方關係惡化。</text:p>
      <text:p text:style-name="P4">
澳大利亞洛伊國際政策研究所（Lowy Institute）太平洋島國項目研究員索拉（MihaiSora）告訴法新社：「隨著印度在四方安全對話（QUAD）的角色日益顯著，它逐漸成為國際舞台上的一個印太強國，它也希望被這麼看待。」</text:p>
      <text:p text:style-name="P4">
週一（22日），莫迪與馬拉佩舉行雙邊會談。莫迪在推特上指出，對談「極具成效」，雙方將強化商業、科技、衛生等方面的合作，也有討論到氣候變遷。</text:p>
      <text:p text:style-name="P4">
<draw:frame draw:style-name="fr1" draw:name="Image81" text:anchor-type="as-char" svg:width="6.9236in" svg:height="3.896998in" draw:z-index="0">
<draw:image xlink:href="../Images/dwzh/2023-05-22T09-19-00Z/65693876_401.jpg" xlink:type="simple" xlink:show="embed" xlink:actuate="onLoad" draw:mime-type="image/jpeg"/>
</draw:frame>
</text:p>
      <text:p text:style-name="P4">
印度總理莫迪22日與巴布亞新幾內亞共同主辦印度與太平洋島國合作論壇。</text:p>
      <text:p text:style-name="P4">
在印度與太平洋島國合作論壇上，莫迪告訴14個太平洋島國成員國，印度將會是他們的「可靠夥伴」，一同因應供應鏈與氣候變遷等問題；此外，印度支持多邊主義，致力於維持印太地區的「自由、開放與包容」。</text:p>
      <text:p text:style-name="P4">
莫迪還說，美日印澳四方安全對話成員國皆贊同， <text:a xlink:type="simple" xlink:href="https://www.dw.com/zh/zh/拉攏抗中-拜登9月將召開太平洋島國峰會/a-62733636" text:style-name="Internet_20_link" text:visited-style-name="Visited_20_Internet_20_Link">
 </text:a>
。四方安全對話原訂本週在澳大利亞悉尼舉行，但因拜登無法到場而取消；上週六（20日），四國領袖已改在G7峰會場邊會晤。</text:p>
      <text:p text:style-name="P4">
巴布亞新幾內亞總理馬拉佩22日表示，太平洋島國把印度視為「全球南方」（GlobalSouth）的領導者，呼籲印度應替「因大國博弈而身受其害」的小島國爭取利益。他補充道，小國受到俄烏戰爭等因素劇烈衝擊，通膨、物價居高不下。</text:p>
      <text:p text:style-name="P4">
莫迪也會見了所羅門群島總理索加瓦雷（Manasseh Sogavare）等領袖。結束一連串雙邊會晤後，莫迪前往澳大利亞，與總理阿爾巴尼斯（AnthonyAlbanese）見面。</text:p>
      <text:h text:style-name="P12" text:outline-level="3">
<text:span text:style-name="T4">
美國與巴布亞新幾內亞簽署防衛協議</text:span>
</text:h>
      <text:p text:style-name="P4">
原本美國總統拜登也要前往巴布亞新幾內亞，參加美國與太平洋島國論壇（U.S.-Pacific Islands Forum），但 <text:a xlink:type="simple" xlink:href="https://www.dw.com/zh/zh/美債危機攪局-拜登印太布局腳步大亂/a-65688655" text:style-name="Internet_20_link" text:visited-style-name="Visited_20_Internet_20_Link">
</text:a>
 ，改由國務卿布林肯（AntonyBlinken）代為出席。</text:p>
      <text:p text:style-name="P4">
22日，布林肯抵達巴布亞新幾內亞，正式與該國簽署了 <text:a xlink:type="simple" xlink:href="https://www.dw.com/zh/zh/防备中国-拜登将与巴布亚新几内亚签署防卫合作协议/a-65577668" text:style-name="Internet_20_link" text:visited-style-name="Visited_20_Internet_20_Link">
 </text:a>
 （Defence Cooperation Agreement,DCA），此後美軍將可以進出該國的空域與港口。他強調，此協議是兩國身為平等的主權夥伴共同起草的；馬拉佩則表示，雙方藉此提升了原先「普通的關係」。</text:p>
      <text:p text:style-name="P4">
馬拉佩此前曾說，跟美國訂約之後，未來十年內美軍在該國附近的部署將會增加；巴國將容許美國進入該國水域，並獲得美國的衛星監控技術，以對抗「公海上的非法行為」。儘管如此，這不代表巴國不會跟其他國家簽署類似協議，包含中國。</text:p>
      <text:p text:style-name="P4">
此外，巴布亞新幾內亞也與美國簽訂隨船觀察員協議（Ship RidersPact），允許美國海岸警衛隊在該國的專屬經濟區內巡邏，且船上將有巴國的官員隨行。美國國務院稱，華府還將提供4500萬美元的資金，強化與巴布亞新幾內亞的經濟、安全合作。</text:p>
      <text:p text:style-name="P4">
不過，澳大利亞廣播公司（ABC）22日的報導指出，巴布亞新幾內亞內部有一波聲浪，批評總理馬拉佩破壞了該國戰略獨立的傳統。</text:p>
      <text:p text:style-name="P4">
巴國最大報《信使報》（PostCourier）報導，此協議引發多所大學的學生抗議，認為政府在該國的重要出入關口給了美軍太多自主性。一名17歲的學生告訴美聯社，她反對與美國簽訂協議。她說中國在當地修路、資助學校，相較之下美國提供給巴布亞新幾內亞的幫助不大。    22日，中國外交部發言人毛寧被問及美巴簽訂協議一事，她回應，針對各國與太平洋島國的正常交往與合作，中國「不持異議」，但「需要警惕的是以合作之名搞地緣政治博弈」。她表示，中國認為任何合作都不應當針對第三方。</text:p>
      <text:p text:style-name="P4">
<draw:frame draw:style-name="fr1" draw:name="Image82" text:anchor-type="as-char" svg:width="6.9236in" svg:height="3.896998in" draw:z-index="0">
<draw:image xlink:href="../Images/dwzh/2023-05-22T09-19-00Z/65693662_401.jpg" xlink:type="simple" xlink:show="embed" xlink:actuate="onLoad" draw:mime-type="image/jpeg"/>
</draw:frame>
</text:p>
      <text:p text:style-name="P4">
美國國務卿布林肯抵達巴布亞新幾內亞首都莫爾茲比港。</text:p>
      <text:h text:style-name="P12" text:outline-level="3">
<text:span text:style-name="T4">
美中著眼太平洋島國戰略地位</text:span>
</text:h>
      <text:p text:style-name="P4">
去年， <text:a xlink:type="simple" xlink:href="https://www.dw.com/zh/zh/所羅門擬與中國軍安合作-澳大利亞表達憂慮/a-61254001" text:style-name="Internet_20_link" text:visited-style-name="Visited_20_Internet_20_Link">
 </text:a>
，掀起美國、澳大利亞等國疑慮，質疑中國可能在當地建立軍事基地，但 <text:a xlink:type="simple" xlink:href="https://www.dw.com/zh/zh/索羅門總理駁斥紐澳-與北京簽安全協議沒受脅迫/a-61286910" text:style-name="Internet_20_link" text:visited-style-name="Visited_20_Internet_20_Link">
 </text:a>
 。隨後，美國強化在太平洋的布局，例如在所羅門、湯加等國設立使館。</text:p>
      <text:p text:style-name="P4">
法新社指出，美國眼看中國的勢力深入南太平洋，擔憂未來若台灣遭到中國入侵，美軍的防衛可能複雜化。至於美巴防衛合作協議，對外定調是「保護巴布亞新幾內亞的領土疆界」，但有專家認為，中國在太平洋的勢力擴張是重要影響因素。</text:p>
      <text:p text:style-name="P4">
美巴簽署協議前，美國和平研究所（United States Institute of Peace）太平洋島國項目顧問皮克（GordonPeake）告訴法新社，巴布亞新幾內亞不再是「寂寥的偏遠外交哨所」；雖然文件內可能不會直接提及中國，卻會是美巴關係深化的一項重要弦外之音。</text:p>
      <text:p text:style-name="P4">
新西蘭總理希普金斯（ChrisHipkins）22日早上與巴布亞新幾內亞總理會晤時則說，美巴防務協議是「既有關係的延伸」，不只涉及軍事影響力，更關乎發展。他對美國對太平洋地區的關注表示樂見，但也表示新西蘭對於把太平洋地區軍事化並不感興趣，而是關心氣候變遷等共同議題。</text:p>
      <ul>
        <li>
          <draw:frame draw:style-name="fr1" draw:name="Image83" text:anchor-type="as-char" svg:width="6.9236in" svg:height="3.896998in" draw:z-index="0">
            <draw:image xlink:href="../Images/dwzh/2023-05-22T09-19-00Z/64590065_303.jpg" xlink:type="simple" xlink:show="embed" xlink:actuate="onLoad" draw:mime-type="image/jpeg"/>
          </draw:frame>
        </li>
      </ul>
      <h5>
美国扩大在亚太地区的军事部署</h5>
      <text:h text:style-name="P12" text:outline-level="3">
<text:span text:style-name="T4">
美军可进入更多菲律宾军事基地</text:span>
</text:h>
      <text:p text:style-name="P4">
美国防长奥斯汀宣布与菲律宾达成协议，使美国能够进入菲律宾的另外四个军事基地。如此一来，美国军队便能紧盯两个关键地点：台湾海峡和南中国海的争议地区。据官员称，每天都有大约500名美军士兵在菲律宾执勤，该国允许美军在指定的菲律宾军营中停留。</text:p>
      <ul>
        <li>
          <draw:frame draw:style-name="fr1" draw:name="Image84" text:anchor-type="as-char" svg:width="6.9236in" svg:height="3.896998in" draw:z-index="0">
            <draw:image xlink:href="../Images/dwzh/2023-05-22T09-19-00Z/64589922_303.jpg" xlink:type="simple" xlink:show="embed" xlink:actuate="onLoad" draw:mime-type="image/jpeg"/>
          </draw:frame>
        </li>
      </ul>
      <h5>
美国扩大在亚太地区的军事部署</h5>
      <text:h text:style-name="P12" text:outline-level="3">
<text:span text:style-name="T4">
美防长：加强联盟以应对中国非法主张</text:span>
</text:h>
      <text:p text:style-name="P4">
在与菲律宾防长加尔维兹（Carlito GalvezJr.，图右）于马尼拉一同出席的新闻发布会上，美国防长奥斯汀表示，加强联盟的努力「在中国继续推进其在西菲律宾海的非法主张时尤为重要」。作为回应，中国外交部发言人毛宁指责美国通过新的军事安排追求「其自私的议程」，称这是「加剧该地区紧张局势并危及地区和平与稳定的行为」。</text:p>
      <ul>
        <li>
          <draw:frame draw:style-name="fr1" draw:name="Image85" text:anchor-type="as-char" svg:width="6.9236in" svg:height="3.896998in" draw:z-index="0">
            <draw:image xlink:href="../Images/dwzh/2023-05-22T09-19-00Z/63385957_303.jpg" xlink:type="simple" xlink:show="embed" xlink:actuate="onLoad" draw:mime-type="image/jpeg"/>
          </draw:frame>
        </li>
      </ul>
      <h5>
美国扩大在亚太地区的军事部署</h5>
      <text:h text:style-name="P12" text:outline-level="3">
<text:span text:style-name="T4">
增加朝鲜半岛部署的军事设备</text:span>
</text:h>
      <text:p text:style-name="P4">
美国防长奥斯汀也在首尔宣布，将增加在朝鲜半岛部署的先进军事设备，包括战斗机和航空母舰，以促进联合训练和规划。他和韩国国防部长李钟燮就扩大美韩联合军事演习达成协议，还讨论了2月份模拟演习的准备工作。朝鲜在2022年试射了几十枚导弹，包括可能具有核能力的导弹，旨在打击韩国和美国本土的目标。美国因此在去年恢复了大规模军事演习，以加强对平壤的威慑。朝鲜官方对此表示，它准备以「最具压倒性的核力量」来反击美国的军事行动。</text:p>
      <ul>
        <li>
          <draw:frame draw:style-name="fr1" draw:name="Image86" text:anchor-type="as-char" svg:width="6.9236in" svg:height="3.896998in" draw:z-index="0">
            <draw:image xlink:href="../Images/dwzh/2023-05-22T09-19-00Z/40010197_303.jpg" xlink:type="simple" xlink:show="embed" xlink:actuate="onLoad" draw:mime-type="image/jpeg"/>
          </draw:frame>
        </li>
      </ul>
      <h5>
美国扩大在亚太地区的军事部署</h5>
      <text:h text:style-name="P12" text:outline-level="3">
<text:span text:style-name="T4">
调整美军在冲绳岛驻军</text:span>
</text:h>
      <text:p text:style-name="P4">
2023年1月，美国和日本同意调整美国在冲绳岛的驻军，部分原因是为了加强反舰能力，为中国入侵台湾或在中国南海或东海发生其他敌对行为时做准备。日本是美国在本土之外驻军最多的地方，包括大约1.8万名美国海军陆战队员，其中大多数人都驻扎在冲绳岛的主要基地。尽管日本和台湾没有正式的外交关系，但它们有着密切的非正式关系，并且对中国不断增强的军事活动有着共同的担忧。</text:p>
      <ul>
        <li>
          <draw:frame draw:style-name="fr1" draw:name="Image87" text:anchor-type="as-char" svg:width="6.9236in" svg:height="3.896998in" draw:z-index="0">
            <draw:image xlink:href="../Images/dwzh/2023-05-22T09-19-00Z/64584719_303.jpg" xlink:type="simple" xlink:show="embed" xlink:actuate="onLoad" draw:mime-type="image/jpeg"/>
          </draw:frame>
        </li>
      </ul>
      <h5>
美国扩大在亚太地区的军事部署</h5>
      <text:h text:style-name="P12" text:outline-level="3">
<text:span text:style-name="T4">
重开驻所罗门群岛大使馆</text:span>
</text:h>
      <text:p text:style-name="P4">
美国今年初重新恢复了自1993年以来关闭的美国驻所罗门群岛大使馆，美国务卿布林肯称这是对印太地区伙伴关系的承诺。去年4月索罗门群岛与中国签署的秘密安全协议引发了西方大国的担忧，即索罗门群岛可能为中国在太平洋地区提供一个立足点。美国国务院表示，重开那里的大使馆是对抗中国在该地区日益增长的影响力的优先事项。</text:p>
      <ul>
        <li>
          <draw:frame draw:style-name="fr1" draw:name="Image88" text:anchor-type="as-char" svg:width="6.9236in" svg:height="3.896998in" draw:z-index="0">
            <draw:image xlink:href="../Images/dwzh/2023-05-22T09-19-00Z/63008271_303.jpg" xlink:type="simple" xlink:show="embed" xlink:actuate="onLoad" draw:mime-type="image/jpeg"/>
          </draw:frame>
        </li>
      </ul>
      <h5>
美国扩大在亚太地区的军事部署</h5>
      <text:h text:style-name="P12" text:outline-level="3">
<text:span text:style-name="T4">
向台湾出售武器</text:span>
</text:h>
      <text:p text:style-name="P4">
美国与台湾没有正式的外交关系，但却是台湾的主要军事支持者。几十年来，华盛顿根据《与台湾关系法》向台湾出售「防御性」武器。去年8月前美国众议院议长佩洛西访台后，中国解放军在台湾周边海域展开数十年来规模最大的实弹军演。接着在9月，拜登政府宣布了价值11.6亿美元的第6度对台军售案。美参院更在去年底通过《国防授权法案》，该法计画未来派遣美国政府官员长驻台湾，以强化美台双边合作。</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綜合報導）</text:p>
      <text:p text:style-name="P4">
Source: <text:a xlink:type="simple" xlink:href="https://www.dw.com/zh/制衡中國-莫迪、布林肯造訪太平洋島國/a-65695643" text:style-name="Internet_20_link" text:visited-style-name="Visited_20_Internet_20_Link">
https://www.dw.com/zh/制衡中國-莫迪、布林肯造訪太平洋島國/a-65695643?maca=chi-rss-chi-all-1127-rdf</text:a>
</text:p>
      <!--NEWS-->
      <text:h text:style-name="P10" text:outline-level="1">
<text:span text:style-name="T4">
莫迪和布林肯抵巴新 与太平洋首脑讨论贸易气候与安全</text:span>
</text:h>
      <text:p text:style-name="P4">
Author: 联合早报 (Person)</text:p>
      <text:p text:style-name="P4">
Publisher: 联合早报 (Organization)</text:p>
      <text:p text:style-name="P4">
Published Time: 2023-05-22T09:32</text:p>
      <text:p text:style-name="P4">
Modified Time: 2023-05-22T10:03</text:p>
      <text:p text:style-name="P4">
Description: 印度总理莫迪和美国国务卿布林肯已抵达巴布亚新几内亚，于星期一（5月22日）与太平洋岛国领导人举行会议，讨论贸易、气候变化和地区安全问题。路透社报道，巴布亚新几内亚总理马拉佩星期天晚...</text:p>
      <text:p text:style-name="P4">
Videos: []</text:p>
      <text:p text:style-name="P4">
Audios: []</text:p>
      <text:p text:style-name="P4">
Images: []</text:p>
      <text:p text:style-name="P4">
Type: NewsArticle</text:p>
      <text:p text:style-name="P4">
Breadcrumbs: ['即时', '国际']</text:p>
      <text:p text:style-name="P4">
Keywords: ['巴布亚新几内亚', '莫迪', '布林肯', '美国', '太平洋岛国']</text:p>
      <!--METADATA-->
      <text:p text:style-name="P4">
印度总理莫迪和美国国务卿布林肯已抵达巴布亚新几内亚，于星期一（5月22日）与太平洋岛国领导人举行会议，讨论贸易、气候变化和地区安全问题。</text:p>
      <text:p text:style-name="P4">
路透社报道，巴布亚新几内亚总理马拉佩星期天晚上到机场迎接莫迪，两人星期一上午举行双边会议。随后，莫迪将与14位太平洋岛国领导人举行区域峰会。</text:p>
      <text:p text:style-name="P4">
布林肯预计将签署一份美国和巴布亚新几内亚的国防合作协议，下午他还将与太平洋岛国领导人进行会议。</text:p>
      <text:p text:style-name="P4">
根据巴布亚新几内亚政府星期一发表的一份声明，布林肯将签署一份国防合作协议和随船观察员协议（Ship RidersPact），允许美国海岸警卫队船只与巴布亚新几内亚人员一起在巴新专属经济区巡逻。</text:p>
      <text:p text:style-name="P4">
所罗门群岛总理索加瓦雷、萨摩亚总理马塔法、瓦努阿图总理卡尔萨考和新喀里多尼亚总统马普等太平洋岛国领导人，于星期天抵达巴布亚新几内亚。</text:p>
      <text:p text:style-name="P4">
新西兰总理希普金斯和澳大利亚太平洋发展事务部长康罗伊也将参加此次会议。</text:p>
      <text:p text:style-name="P4">
据当地媒体报道，美国印太司令部司令阿奎利诺（John Aquilino）也于星期天晚上抵达巴布亚新几内亚。</text:p>
      <text:p text:style-name="P4">
Source: <text:a xlink:type="simple" xlink:href="https://www.zaobao.com.sg/realtime/world/story20230522-1396976" text:style-name="Internet_20_link" text:visited-style-name="Visited_20_Internet_20_Link">
https://www.zaobao.com.sg/realtime/world/story20230522-1396976</text:a>
</text:p>
      <!--NEWS-->
      <text:h text:style-name="P10" text:outline-level="1">
<text:span text:style-name="T4">
港股收高</text:span>
</text:h>
      <text:p text:style-name="P4">
Publisher: 法新社</text:p>
      <text:p text:style-name="P4">
Published Time: 2023-05-22T09:32:08+00:00</text:p>
      <text:p text:style-name="P4">
Modified Time: 2023-05-22T09:20:04+00:00</text:p>
      <text:p text:style-name="P4">
Description: （法新社香港22日电） 香港股市今天大幅收高，因投资人对于美国举债上限谈判、美中关系可能融冰怀抱希望。 恒生指数大涨227.60点，涨幅1.17%，收在19678.17点。</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9" text:anchor-type="as-char" svg:width="6.9236in" svg:height="3.617581in" draw:z-index="0">
<draw:image xlink:href="../Images/rficn/2023-05-22T09-32-08-00-00/000000.png" xlink:type="simple" xlink:show="embed" xlink:actuate="onLoad" draw:mime-type="image/png"/>
</draw:frame>
</text:p>
      <text:p text:style-name="P4">
上海综合股价指数收涨12.93点，或0.39%，来到3296.47点；深圳综合股价指数上涨7.86点，或0.39%，来到2038.96点。</text:p>
      <text:p text:style-name="P4">
Source: <text:a xlink:type="simple" xlink:href="https://www.rfi.fr/cn/%E8%B4%A2%E7%BB%8F%E5%BF%AB%E8%AE%AF/20230522-%E6%B8%AF%E8%82%A1%E6%94%B6%E9%AB%98" text:style-name="Internet_20_link" text:visited-style-name="Visited_20_Internet_20_Link">
https://www.rfi.fr/cn/%E8%B4%A2%E7%BB%8F%E5%BF%AB%E8%AE%AF/20230522-%E6%B8%AF%E8%82%A1%E6%94%B6%E9%AB%98</text:a>
</text:p>
      <!--NEWS-->
      <text:h text:style-name="P10" text:outline-level="1">
<text:span text:style-name="T4">
翻身农管把歌唱 | "动物庄园"动画剧场</text:span>
</text:h>
      <text:p text:style-name="P4">
Author: None</text:p>
      <text:p text:style-name="P4">
Publisher: Radio Free Asia (Organization)</text:p>
      <text:p text:style-name="P4">
Published Time: 2023-05-22T10:00:00-04:00</text:p>
      <text:p text:style-name="P4">
Modified Time: 2023-05-22T12:03:5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0" text:anchor-type="as-char" svg:width="6.9236in" svg:height="3.88615in" draw:z-index="0">
<draw:image xlink:href="../Images/rfamandarin/2023-05-22T10-00-00-04-00/000000.png" xlink:type="simple" xlink:show="embed" xlink:actuate="onLoad" draw:mime-type="image/png"/>
</draw:frame>
 <text:a xlink:type="simple" xlink:href="https://www.rfa.org/mandarin/duomeiti/donghuajuchang/dw-05192023152114.html/@@images/image" text:style-name="Internet_20_link" text:visited-style-name="Visited_20_Internet_20_Link">
</text:a>
自由亚洲电台制图</text:p>
      <text:p text:style-name="P4">
（龙、鹰对谈）</text:p>
      <text:p text:style-name="P4">
龙 我们最近呀，又朝现代化管理迈进了一大步呀！</text:p>
      <text:p text:style-name="P4">
鹰 哦？那恭喜你呀。是什么现代化管理呀？</text:p>
      <text:p text:style-name="P4">
龙 农业综合行政执法队伍！老百姓亲切地叫成“农管”！</text:p>
      <text:p text:style-name="P4">
鹰 您多久没跟老百姓说过话了？</text:p>
      <text:p text:style-name="P4">
龙 嘿，少见不得人好。我告诉你，这个先进管理呀，还受你们西方世界一些启发呢！</text:p>
      <text:p text:style-name="P4">
鹰 可别，冤有头债有主啊</text:p>
      <text:p text:style-name="P4">
龙 客气了，你看看你们的综艺节目里面，这农业规范啊，多齐全！上到天气，下到农机，只要看得着，准能管着！</text:p>
      <text:p text:style-name="P4">
鹰 您这是夸人是骂人呢？咱俩可是天壤之别。我们的法规不过是为了防止污染，保护环境安全！</text:p>
      <text:p text:style-name="P4">
龙 我们也是为了维护安全呀！</text:p>
      <text:p text:style-name="P4">
鹰 什么安全？</text:p>
      <text:p text:style-name="P4">
龙 国家安全！稳粮保供！</text:p>
      <text:p text:style-name="P4">
鹰 我还是太天真了。这环境安不安全哪里比得上领导安不安全呐？</text:p>
      <text:p text:style-name="P4">
龙 一点就通！</text:p>
      <text:p text:style-name="P4">
鹰受不起！另外呀，这农管上来以后退林还耕，几百亿的绿化项目一声令下推倒重来都不在话下。更甭说朝令夕改的摊派种植，今天还是只能种这个，明天就只能种那个了。我们的法规管的是环境，你们的法规可是真就是为了“管人”才存在的呀！</text:p>
      <text:p text:style-name="P4">
龙 老话怎么说的，龙家人是需要管一管的嘛！不过你也别说谁，你们那儿不也有各个地方的繁文缛节，什么超市不准卖非本地的农产品呀，照样不是折腾老百姓？</text:p>
      <text:p text:style-name="P4">
鹰 我们是基层自治，镇议会、市议会自行决定法律，当地人同意了，政府就无权干涉！</text:p>
      <text:p text:style-name="P4">
龙 呵巧了，我们也是权力下放到基层不是！现代民主国家还是大同小异呀！</text:p>
      <text:p text:style-name="P4">
鹰脸还挺大呀，我们是权力在基层民众，你们是权力下放到基层党国公务员，再转一手外包给社会零时工。这既能省时省力韭菜自动收割，还能解决社会闲散前大白的再就业。也就是你呀！</text:p>
      <text:p text:style-name="P4">
龙 嘿嘿，过奖啦！龙家发展这么多年，咱们积累的先进管理技术总要让农民朋友享受享受嘛！</text:p>
      <text:p text:style-name="P4">
鹰 合着 “土改”、“户口”、“公社”、 “收容所”、“暂住证”、“城管”、“清理低端人口”，农民是都遗憾地错过了呀？</text:p>
      <text:p text:style-name="P4">
龙 不遗憾不遗憾，这次肯定一个都不能少！</text:p>
      <text:p text:style-name="P4">
Source: <text:a xlink:type="simple" xlink:href="https://www.rfa.org/mandarin/duomeiti/donghuajuchang/dw-05192023152114.html" text:style-name="Internet_20_link" text:visited-style-name="Visited_20_Internet_20_Link">
https://www.rfa.org/mandarin/duomeiti/donghuajuchang/dw-05192023152114.html</text:a>
</text:p>
      <!--NEWS-->
      <text:h text:style-name="P10" text:outline-level="1">
<text:span text:style-name="T4">
不满G7 中国召见日本大使 批英国“鹦鹉学舌”</text:span>
</text:h>
      <text:p text:style-name="P4">
Author: None (Language: zh)</text:p>
      <text:p text:style-name="P4">
Publisher: None</text:p>
      <text:p text:style-name="P4">
Time: 2023-05-22T10:02:00Z</text:p>
      <text:p text:style-name="P4">
Description: 上周末在广岛闭幕的G7峰会批评中国不断对台湾发出战争威胁。G7联合公报中呼吁全世界所有国家尊重法治和国际贸易规则。中国对公报中的涉华议题做出强烈回应，称七国集团“抹黑攻击中国，粗暴干涉中国内政”。</text:p>
      <text:p text:style-name="P4">
Videos: []</text:p>
      <text:p text:style-name="P4">
Images: ["<text:a xlink:type="simple" xlink:href="https://static.dw.com/image/65686387_303.jpg" text:style-name="Internet_20_link" text:visited-style-name="Visited_20_Internet_20_Link">
65686387_303.jpg</text:a>
", "<text:a xlink:type="simple" xlink:href="https://static.dw.com/image/65690487_401.jpg" text:style-name="Internet_20_link" text:visited-style-name="Visited_20_Internet_20_Link">
65690487_401.jpg</text:a>
", "<text:a xlink:type="simple" xlink:href="https://static.dw.com/image/54155319_404.jpg" text:style-name="Internet_20_link" text:visited-style-name="Visited_20_Internet_20_Link">
54155319_404.jpg</text:a>
"]</text:p>
      <text:p text:style-name="P4">
Subject: 时政风云</text:p>
      <text:p text:style-name="P4">
Subjects: ['戴安娜', '岛屿主权争端', '专题报道：全景观看“习马会”', '中国', '英国', '英国退欧', '日本', '中共十九大', '德中关系']</text:p>
      <text:p text:style-name="P4">
Keywords: ['G7', '七国集团', '联合公报', '中国', '英国', '日本']</text:p>
      <text:p text:style-name="P4">
ID: 65696505</text:p>
      <!--METADATA-->
      <text:p text:style-name="P4">
<text:a xlink:type="simple" xlink:href="https://www.dw.com/zh/overlay/image/article/65696505/65686387" text:style-name="Internet_20_link" text:visited-style-name="Visited_20_Internet_20_Link">
 <draw:frame draw:style-name="fr1" draw:name="Image91" text:anchor-type="as-char" svg:width="6.9236in" svg:height="3.896998in" draw:z-index="0">
<draw:image xlink:href="../Images/dwzh/2023-05-22T10-02-00Z/65686387_303.jpg" xlink:type="simple" xlink:show="embed" xlink:actuate="onLoad" draw:mime-type="image/jpeg"/>
</draw:frame>
</text:a>
</text:p>
      <text:p text:style-name="P4">
中国对G7公报中涉华议题大为不满。</text:p>
      <text:p text:style-name="P4">
（德国之声中文网）上周末，七国集团广岛峰会发表的联合公报就 <text:a xlink:type="simple" xlink:href="https://www.dw.com/zh/zh/分析g7對中更強硬-調停戰爭不單靠北京/a-65689524" text:style-name="Internet_20_link" text:visited-style-name="Visited_20_Internet_20_Link">
 </text:a>
，其中提到：“鉴于中国在国际社会中的作用及其经济规模，有必要与中国在全球挑战以及共同感兴趣的领域进行合作”、“我们准备与中国建立建设性和稳定的关系，认识到与中国坦诚接触并直接向中国表达我们关切的重要性。”</text:p>
      <text:p text:style-name="P4">
公报还强调， <text:a xlink:type="simple" xlink:href="https://www.dw.com/zh/zh/g7联合公报政策方针不是为了伤害中国/a-65684805" text:style-name="Internet_20_link" text:visited-style-name="Visited_20_Internet_20_Link">
 </text:a>
，也不是为了阻挠其经济进步和发展，“我们不是在脱钩或向内转”。</text:p>
      <text:p text:style-name="P4">
除此之外，公报也呼吁中国对俄罗斯施加压力，使其停止其军事侵略、从乌克兰撤出其军队。并希望中国能藉由与乌克兰直接对话等方式，支持以领土完整和《联合国宪章》原则及宗旨为基础的全面、公正和持久的和平。</text:p>
      <text:p text:style-name="P4">
<draw:frame draw:style-name="fr1" draw:name="Image92" text:anchor-type="as-char" svg:width="6.9236in" svg:height="3.896998in" draw:z-index="0">
<draw:image xlink:href="../Images/dwzh/2023-05-22T10-02-00Z/65690487_401.jpg" xlink:type="simple" xlink:show="embed" xlink:actuate="onLoad" draw:mime-type="image/jpeg"/>
</draw:frame>
</text:p>
      <text:p text:style-name="P4">
英国首相苏纳克表示，中国对全球安全和繁荣构成了我们这个时代最大的挑战。</text:p>
      <text:p text:style-name="P4">
上周日（5月21日）英国首相苏纳克峰会结束后对媒体表示：“ <text:a xlink:type="simple" xlink:href="https://www.dw.com/zh/zh/英国首相中国对全球安全与繁荣构成最大挑战/a-65690280" text:style-name="Internet_20_link" text:visited-style-name="Visited_20_Internet_20_Link">
</text:a>
。他们在国内越来越独裁，在国外越来越强硬。”</text:p>
      <text:p text:style-name="P4">
他说，英国和G7集团其它国家共同寻找方法，减少中国带来的挑战。</text:p>
      <text:p text:style-name="P4">
他说：“这一切都是关于去风险，而不是脱钩。”他补充说：“我们（七国集团）正在采取措施防止中国利用经济胁迫来干涉其他国家的主权事务。”</text:p>
      <text:p text:style-name="P4">
中国对联合公报中涉华议题以及苏纳克的言论表述大为不满。上周六，中国外交部发言人率先回应称：“七国集团不顾中方严重关切，执意操弄涉华议题、抹黑攻击中国、粗暴干涉中国内政，中方对此表示强烈不满和坚决反对，已向峰会主办方日本等有关方面提出严正交涉。”发言人表示：“对于所谓‘经济胁迫’，美国大搞单边制裁、‘脱钩断链’，才是把经贸关系政治化、武器化的真正‘胁迫者’。我们奉劝七国集团不要做经济胁迫的同谋和帮凶。”</text:p>
      <text:p text:style-name="P4">
发言人在回应中还提到，“台湾是中国的台湾。解决台湾问题是中国人自己的事，要由中国人来决定”，“香港、新疆、西藏事务纯属中国内政，中国坚决反对任何外部势力打着‘人权’幌子对此横加干涉。七国集团应当停止在涉港、涉疆、涉藏问题上对中国指手画脚，深刻反省自身历史和人权劣迹”。</text:p>
      <text:p text:style-name="P4">
中国外交部发表的声明中还强调，“中方作为负责任大国，坚定维护以联合国为核心的国际体系、以国际法为基础的国际秩序和以联合国宪章宗旨和原则为基础的国际关系基本准则，决不接受少数国家炮制的‘家法帮规’。国际社会不接受七国集团主导的、以意识形态和价值观划线的‘西方规则’，更不接受服务于‘美国第一’和少数国家既得利益的‘小圈子规则’。七国集团应当反躬自省，改弦更张”。</text:p>
      <text:p text:style-name="P4">
<draw:frame draw:style-name="fr1" draw:name="Image93" text:anchor-type="as-char" svg:width="6.9236in" svg:height="3.889434in" draw:z-index="0">
<draw:image xlink:href="../Images/dwzh/2023-05-22T10-02-00Z/54155319_404.jpg" xlink:type="simple" xlink:show="embed" xlink:actuate="onLoad" draw:mime-type="image/jpeg"/>
</draw:frame>
</text:p>
      <text:p text:style-name="P4">
中国外交部对日本官方表达强烈不满。</text:p>
      <text:h text:style-name="P12" text:outline-level="3">
<text:span text:style-name="T4">
中国外交部召见日本驻华大使</text:span>
</text:h>
      <text:p text:style-name="P4">
上周日，G7广岛峰会闭幕当天，中国外交部副部长孙卫东召见日本驻华大使垂秀夫。孙卫东表示：“日方作为今年七国集团轮值主席国，在七国集团广岛峰会系列活动和联合宣言中伙同有关国家抹黑攻击中国，粗暴干涉中国内政，违背国际法基本原则和中日四个政治文件精神，损害中国主权、安全和发展利益。中方强烈不满，坚决反对。”</text:p>
      <text:p text:style-name="P4">
孙卫东再度强调，“台湾问题是中国核心利益中的核心，事关中日关系政治基础，是不可逾越的红线”，“涉港、涉疆、涉藏事务纯属中国内政，绝不容许任何外部势力说三道四、妄加干涉”。他还指责“美国才是破坏国际秩序规则、扰乱世界经济运行的始作俑者和最大风险”。</text:p>
      <text:p text:style-name="P4">
孙卫东警告日本“应端正对华认知，把握战略自主，恪守中日四个政治文件原则，真正以建设性姿态推动两国关系稳定发展”。</text:p>
      <text:p text:style-name="P4">
同一日，日本驻华大使馆在其官方网页上就广岛峰会公报发表三点说明：“（1）关于G7广岛首脑声明所提出的有关中国的各种课题（东海与南海、台湾、人权、经济胁迫等），包括我国在内的G7立场正如该首脑声明所表明，在该声明中表明这些立场是有理由的；（2）如果中国不改变行为，那么与以前一样，G7就提及共同关切，这是理所当然的，将来也可能不会变；（3）如果中方要求不提及这些关切，首先应该采取积极的应对措施。”</text:p>
      <text:p text:style-name="P4">
日本驻华大使馆还表示，驻华大使垂秀夫在与中国外交部副部长孙卫东会见时强调指出，“在日中关系严峻的时候才更需要推进民间交流，中方也经常说日中民间交流很重要，但实际上每当日中关系的氛围恶化的时候，中方就阻碍日中民间交流和文化交流，希望中方予以妥善处理”。</text:p>
      <text:p text:style-name="P4">
更多内容： <text:a xlink:type="simple" xlink:href="https://www.dw.com/zh/zh/德语媒体g7和中国/a-65686050" text:style-name="Internet_20_link" text:visited-style-name="Visited_20_Internet_20_Link">
 </text:a>
</text:p>
      <text:h text:style-name="P12" text:outline-level="3">
<text:span text:style-name="T4">
中国驻英使馆批评苏纳克“鹦鹉学舌”</text:span>
</text:h>
      <text:p text:style-name="P4">
就英国首相苏纳克在广岛峰会结束后做出的有关“中国是当今全球安全与繁荣的最大挑战”的表述，中国驻英国大使馆发言人回应称：“英方上述言论纯属鹦鹉学舌，是完全违背事实的恶意诽谤。中方对此坚决反对，予以强烈谴责。”</text:p>
      <text:p text:style-name="P4">
发言人表示，“美国及其少数附庸不断干涉别国内政、挑起对立对抗，他们才是国际安全与繁荣的最大破坏者”。“我们奉劝英国政客多花些精力应对自己国内积重难返的政治、经济、社会问题，不要总是随美起舞、到处挑事生非、制造分裂和对抗。中方敦促英方立即停止对中国的诬蔑抹黑，以免对中英关系造成新的损害。”</text:p>
      <text:p text:style-name="P4">
Source: <text:a xlink:type="simple" xlink:href="https://www.dw.com/zh/不满g7-中国召见日本大使-批英国-鹦鹉学舌/a-65696505" text:style-name="Internet_20_link" text:visited-style-name="Visited_20_Internet_20_Link">
https://www.dw.com/zh/不满g7-中国召见日本大使-批英国-鹦鹉学舌/a-65696505?maca=chi-rss-chi-all-1127-rdf</text:a>
</text:p>
      <!--NEWS-->
      <text:h text:style-name="P10" text:outline-level="1">
<text:span text:style-name="T4">
纽西兰绵羊与人口数量少于5比1 写下历史新低</text:span>
</text:h>
      <text:p text:style-name="P4">
Publisher: 法新社</text:p>
      <text:p text:style-name="P4">
Published Time: 2023-05-22T10:02:07+00:00</text:p>
      <text:p text:style-name="P4">
Modified Time: 2023-05-22T09:50:01+00:00</text:p>
      <text:p text:style-name="P4">
Description: （法新社威灵顿22日电） 纽西兰官方统计资料显示，绵羊与人口的比例不到5比1，已降至1850年代以来的最低水准。</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3.617581in" draw:z-index="0">
<draw:image xlink:href="../Images/rficn/2023-05-22T10-02-07-00-00/000000.png" xlink:type="simple" xlink:show="embed" xlink:actuate="onLoad" draw:mime-type="image/png"/>
</draw:frame>
</text:p>
      <text:p text:style-name="P4">
法新社报导，根据最新发布的5年1度农业生产普查结果，截至2022年6月，纽国绵羊减少了40万只，相当于2%，总数量达到2530万只。</text:p>
      <text:p text:style-name="P4">
纽西兰国家统计局（Stats NZ）分析师艾特威尔（JasonAttewell）表示：「自1850年代开始记录全国绵羊数量以来，在2022年，绵羊与人口的比例首次降至5比1以下。」</text:p>
      <text:p text:style-name="P4">
艾特威尔说，「1982年时，纽西兰曾以每人平均拥有22只绵羊而闻名」，而澳洲「目前的绵羊数量是纽西兰的3倍，但平均下来，每个澳洲人仅拥有3只羊」。</text:p>
      <text:p text:style-name="P4">
纽西兰拥有520万人口，是世界主要羊毛出口国之一，去年向海外出口了价值2亿8400万美元的羊毛。</text:p>
      <text:p text:style-name="P4">
然而，受到农业成本上升和羊毛价格下跌影响，纽国绵羊数量自1980年代达到7200万只高峰后，开始逐年下降。</text:p>
      <text:p text:style-name="P4">
Source: <text:a xlink:type="simple" xlink:href="https://www.rfi.fr/cn/%E5%9B%BD%E9%99%85%E6%8A%A5%E9%81%93/20230522-%E7%BA%BD%E8%A5%BF%E5%85%B0%E7%BB%B5%E7%BE%8A%E4%B8%8E%E4%BA%BA%E5%8F%A3%E6%95%B0%E9%87%8F%E5%B0%91%E4%BA%8E5%E6%AF%941-%E5%86%99%E4%B8%8B%E5%8E%86%E5%8F%B2%E6%96%B0%E4%BD%8E" text:style-name="Internet_20_link" text:visited-style-name="Visited_20_Internet_20_Link">
https://www.rfi.fr/cn/%E5%9B%BD%E9%99%85%E6%8A%A5%E9%81%93/20230522-%E7%BA%BD%E8%A5%BF%E5%85%B0%E7%BB%B5%E7%BE%8A%E4%B8%8E%E4%BA%BA%E5%8F%A3%E6%95%B0%E9%87%8F%E5%B0%91%E4%BA%8E5%E6%AF%941-%E5%86%99%E4%B8%8B%E5%8E%86%E5%8F%B2%E6%96%B0%E4%BD%8E</text:a>
</text:p>
      <!--NEWS-->
      <text:h text:style-name="P10" text:outline-level="1">
<text:span text:style-name="T4">
英超提前封王 曼城仍靠击败切尔西庆功</text:span>
</text:h>
      <text:p text:style-name="P4">
Publisher: 法新社</text:p>
      <text:p text:style-name="P4">
Published Time: 2023-05-22T10:02:08+00:00</text:p>
      <text:p text:style-name="P4">
Modified Time: 2023-05-22T09:35:01+00:00</text:p>
      <text:p text:style-name="P4">
Description: （法新社曼彻斯特21日电） 英超足球联赛曼城今天主场1比0击败切尔西，赛后球迷涌入场内庆祝曼城完成英超三连霸。</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5" text:anchor-type="as-char" svg:width="6.9236in" svg:height="3.617581in" draw:z-index="0">
<draw:image xlink:href="../Images/rficn/2023-05-22T10-02-08-00-00/000000.png" xlink:type="simple" xlink:show="embed" xlink:actuate="onLoad" draw:mime-type="image/png"/>
</draw:frame>
</text:p>
      <text:p text:style-name="P4">
昨天当第2名的兵工厂作客时0比1败给诺丁罕森林时，曼城就拿下6个赛季内第5座英超冠军。</text:p>
      <text:p text:style-name="P4">
非自力提前封王也让曼城主帅瓜迪欧拉（PepGuardiola）得以放手让主力在今天对切尔西之战休息，开始为6月2日的英格兰足总杯及6月10日的欧冠决赛养精蓄锐。</text:p>
      <text:p text:style-name="P4">
曼城今天比赛担任队长的沃克（Kyle Walker）说：「大家别担心，我们还没放松。我们先得在足总杯对付难缠宿敌（曼联），然后是欧冠。」</text:p>
      <text:p text:style-name="P4">
曼城持续在国内发光发热，俨然成为英格兰史上最佳球会之一。但外界一方面对瓜迪欧拉执教下的球队品质表示赞赏，一方面却也对他们的资金运营提出质疑。</text:p>
      <text:p text:style-name="P4">
自从2008年由「富爸爸」阿拉伯联合大公国副总理曼苏尔（SheikhMansour）接手球队后，曼城便脱胎换骨，重金补强毫不手软，但也遭英超联盟盯上，2009到2018年被联盟开罚100多次违反球队财务规定。</text:p>
      <text:p text:style-name="P4">
曼城实力的雄厚，体现在阿瓦雷兹（JulianAlvarez）身上，现年23岁的他是阿根廷去年世足夺冠的主力，本季在英超却大多只能当挪威球星哈兰德（ErlingHaaland）的替补，因为哈兰德实在太神勇，本季为曼城攻入17球，让球队在各项赛事的不败场次推进到24场。</text:p>
      <text:p text:style-name="P4">
瓜迪欧拉甚至在17日欧冠4强赛与皇马的第2轮交手一口气变阵9人，照样4比0轻取对手，阵容深度不是恐怖两字可形容。</text:p>
      <text:p text:style-name="P4">
Source: <text:a xlink:type="simple" xlink:href="https://www.rfi.fr/cn/%E8%BF%90%E5%8A%A8%E5%A4%A9%E5%9C%B0/20230522-%E8%8B%B1%E8%B6%85%E6%8F%90%E5%89%8D%E5%B0%81%E7%8E%8B-%E6%9B%BC%E5%9F%8E%E4%BB%8D%E9%9D%A0%E5%87%BB%E8%B4%A5%E5%88%87%E5%B0%94%E8%A5%BF%E5%BA%86%E5%8A%9F" text:style-name="Internet_20_link" text:visited-style-name="Visited_20_Internet_20_Link">
https://www.rfi.fr/cn/%E8%BF%90%E5%8A%A8%E5%A4%A9%E5%9C%B0/20230522-%E8%8B%B1%E8%B6%85%E6%8F%90%E5%89%8D%E5%B0%81%E7%8E%8B-%E6%9B%BC%E5%9F%8E%E4%BB%8D%E9%9D%A0%E5%87%BB%E8%B4%A5%E5%88%87%E5%B0%94%E8%A5%BF%E5%BA%86%E5%8A%9F</text:a>
</text:p>
      <!--NEWS-->
      <text:h text:style-name="P10" text:outline-level="1">
<text:span text:style-name="T4">
欧盟拟议新法 防范专制国家操控欧洲民意</text:span>
</text:h>
      <text:p text:style-name="P4">
Author: None (Language: zh)</text:p>
      <text:p text:style-name="P4">
Publisher: None</text:p>
      <text:p text:style-name="P4">
Time: 2023-05-22T10:13:00Z</text:p>
      <text:p text:style-name="P4">
Description: 为了防范专制国家暗中操控欧洲公共舆论，并对欧盟政治决策施加影响，欧盟即将出台法律，要求非政府组织及民间机构必须公布其来自欧盟境外的资金来源。</text:p>
      <text:p text:style-name="P4">
Videos: []</text:p>
      <text:p text:style-name="P4">
Images: ["<text:a xlink:type="simple" xlink:href="https://static.dw.com/image/46376116_303.jpg" text:style-name="Internet_20_link" text:visited-style-name="Visited_20_Internet_20_Link">
46376116_303.jpg</text:a>
", "<text:a xlink:type="simple" xlink:href="https://static.dw.com/image/6583283_7.jpg" text:style-name="Internet_20_link" text:visited-style-name="Visited_20_Internet_20_Link">
6583283_7.jpg</text:a>
"]</text:p>
      <text:p text:style-name="P4">
Subject: 新闻广角</text:p>
      <text:p text:style-name="P4">
Subjects: ['希腊债务危机', '欧债危机', '欧盟', '乌克兰', '诺贝尔奖', '欧洲难民危机', '欧洲']</text:p>
      <text:p text:style-name="P4">
Keywords: ['欧盟', '资金来源', '民间组织', '影响力', '操控', '政治决策', '专制政权']</text:p>
      <text:p text:style-name="P4">
ID: 65696966</text:p>
      <!--METADATA-->
      <text:p text:style-name="P4">
<text:a xlink:type="simple" xlink:href="https://www.dw.com/zh/overlay/image/article/65696966/46376116" text:style-name="Internet_20_link" text:visited-style-name="Visited_20_Internet_20_Link">
 <draw:frame draw:style-name="fr1" draw:name="Image96" text:anchor-type="as-char" svg:width="6.9236in" svg:height="3.896998in" draw:z-index="0">
<draw:image xlink:href="../Images/dwzh/2023-05-22T10-13-00Z/46376116_303.jpg" xlink:type="simple" xlink:show="embed" xlink:actuate="onLoad" draw:mime-type="image/jpeg"/>
</draw:frame>
</text:a>
</text:p>
      <text:p text:style-name="P4">
去年年底一系列贿赂丑闻被曝光之后，欧盟坚定了通过立法增加相关组织资金来源透明度的决心</text:p>
      <text:p text:style-name="P4">
（德国之声中文网）据媒体报道，欧盟委员会将要求非政府组织及其他机构公布其来自欧盟境外的资金收入。据周日的《世界报》报道，这是欧盟计划于今年七月出台的《民主捍卫法》的一部分。相关报道称，各成员国都应制定透明度目录，以显示经济协会、公关以及私人媒体机构是否接受了来自欧盟以外的资助。</text:p>
      <text:p text:style-name="P4">
熟悉立法内幕的欧盟委员会副主席杰洛瓦（Vera Jourova ）对《世界报》表示，按照新的法规，设址德国的知名机构，如透明国际TransparencyInternational、难民互助会Pro Asyl 以及德国环境与自然保护联盟 （BUND）等对于公共舆论具有影响力的机构，今后必须公布其财政来源。</text:p>
      <text:p text:style-name="P4">
杰洛瓦表示，这项立法的意义是要让人们看清，俄罗斯、中国以及中东的专制政权是否在为其自身利益，影响欧盟的公众舆论以及政治决策。杰洛瓦说："对于克里姆林宫以及其他国家的所作所为，我们不能掉以轻心，过分幼稚。是时候让那些来自欧盟之外的舆论操控行为以及神秘金主们曝光一下了。"</text:p>
      <text:p text:style-name="P4">
<draw:frame draw:style-name="fr1" draw:name="Image97" text:anchor-type="as-char" svg:width="6.9236in" svg:height="3.89389in" draw:z-index="0">
<draw:image xlink:href="../Images/dwzh/2023-05-22T10-13-00Z/6583283_7.jpg" xlink:type="simple" xlink:show="embed" xlink:actuate="onLoad" draw:mime-type="image/jpeg"/>
</draw:frame>
</text:p>
      <text:p text:style-name="P4">
杰洛瓦：对于俄罗斯等专制政权操控民意的行为，不能掉以轻心。</text:p>
      <text:p text:style-name="P4">
去年年底一系列贿赂丑闻被曝光之后，欧盟坚定了通过立法增加相关组织资金来源透明度的决心。 <text:a xlink:type="simple" xlink:href="https://www.dw.com/zh/zh/欧盟议会副议长涉嫌贪腐遭拘押/a-64067754" text:style-name="Internet_20_link" text:visited-style-name="Visited_20_Internet_20_Link">
</text:a>
</text:p>
      <text:p text:style-name="P4">
（德新社，世界报）</text:p>
      <text:p text:style-name="P4">
Source: <text:a xlink:type="simple" xlink:href="https://www.dw.com/zh/欧盟拟议新法-防范专制国家操控欧洲民意/a-65696966" text:style-name="Internet_20_link" text:visited-style-name="Visited_20_Internet_20_Link">
https://www.dw.com/zh/欧盟拟议新法-防范专制国家操控欧洲民意/a-65696966?maca=chi-rss-chi-all-1127-rdf</text:a>
</text:p>
      <!--NEWS-->
      <text:h text:style-name="P10" text:outline-level="1">
<text:span text:style-name="T4">
马尼拉邮政大楼大火 百年建筑付之一炬</text:span>
</text:h>
      <text:p text:style-name="P4">
Publisher: 法新社</text:p>
      <text:p text:style-name="P4">
Published Time: 2023-05-22T10:32:08+00:00</text:p>
      <text:p text:style-name="P4">
Modified Time: 2023-05-22T10:05:02+00:00</text:p>
      <text:p text:style-name="P4">
Description: （法新社马尼拉22日电） 菲律宾官员今天表示，一场大火烧毁有近百年历史的地标「马尼拉中央邮局」（Manila Central Pos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8" text:anchor-type="as-char" svg:width="6.9236in" svg:height="3.617581in" draw:z-index="0">
<draw:image xlink:href="../Images/rficn/2023-05-22T10-32-08-00-00/000000.png" xlink:type="simple" xlink:show="embed" xlink:actuate="onLoad" draw:mime-type="image/png"/>
</draw:frame>
</text:p>
      <text:p text:style-name="P4">
菲律宾消防总署表示，这场猛烈大火的火苗昨天深夜窜出后，他们派了超过80辆消防车前往灭火。</text:p>
      <text:p text:style-name="P4">
大火烧毁这座可俯瞰巴石河（Pasig River），建筑具新古典主义风格的邮政大楼，浓浓黑烟窜上数百公尺高空。</text:p>
      <text:p text:style-name="P4">
消防员花了7个多小时才控制火势。</text:p>
      <text:p text:style-name="P4">
菲律宾邮政局长卡罗斯（General Luis Carlos）告诉当地电台DZBB：「整栋建筑物，从地下室到5楼全被烧毁。」</text:p>
      <text:p text:style-name="P4">
他表示，起火原因目前仍在调查。</text:p>
      <text:p text:style-name="P4">
马尼拉各处的消防人员都被派往救火，有一名义消受到轻伤。</text:p>
      <text:p text:style-name="P4">
根据马尼拉中央邮局的网站，这栋邮政大楼建于1926年，曾被认为是马尼拉「最宏伟的建筑」。</text:p>
      <text:p text:style-name="P4">
这栋邮政大楼第二次世界大战期间，在美军从日军手中夺回马尼拉时曾被摧毁，并于1946年重建。</text:p>
      <text:p text:style-name="P4">
菲律宾国家博物馆（Philippine National Museum）2018年宣布该建筑是「重要文化财产」。</text:p>
      <text:p text:style-name="P4">
卡罗斯表示，信件、包裹和邮政局所有存放在这栋建筑的邮票珍藏，很可能都已经焚毁。（译者：李晋纬/核稿：陈政一）</text:p>
      <text:p text:style-name="P4">
Source: <text:a xlink:type="simple" xlink:href="https://www.rfi.fr/cn/%E5%9B%BD%E9%99%85%E6%8A%A5%E9%81%93/20230522-%E9%A9%AC%E5%B0%BC%E6%8B%89%E9%82%AE%E6%94%BF%E5%A4%A7%E6%A5%BC%E5%A4%A7%E7%81%AB-%E7%99%BE%E5%B9%B4%E5%BB%BA%E7%AD%91%E4%BB%98%E4%B9%8B%E4%B8%80%E7%82%AC" text:style-name="Internet_20_link" text:visited-style-name="Visited_20_Internet_20_Link">
https://www.rfi.fr/cn/%E5%9B%BD%E9%99%85%E6%8A%A5%E9%81%93/20230522-%E9%A9%AC%E5%B0%BC%E6%8B%89%E9%82%AE%E6%94%BF%E5%A4%A7%E6%A5%BC%E5%A4%A7%E7%81%AB-%E7%99%BE%E5%B9%B4%E5%BB%BA%E7%AD%91%E4%BB%98%E4%B9%8B%E4%B8%80%E7%82%AC</text:a>
</text:p>
      <!--NEWS-->
      <text:h text:style-name="P10" text:outline-level="1">
<text:span text:style-name="T4">
媒体：北溪爆炸事件有更多线索与乌克兰有关</text:span>
</text:h>
      <text:p text:style-name="P4">
Author: None (Language: zh)</text:p>
      <text:p text:style-name="P4">
Publisher: None</text:p>
      <text:p text:style-name="P4">
Time: 2023-05-22T10:40:00Z</text:p>
      <text:p text:style-name="P4">
Description: 此前曾有德媒报道，调查者在一艘小帆船上发现了炸药残余物。如今，多家德国与国际媒体联合报道称，租用该帆船的可能是一家与乌克兰有关的"皮包公司"，并且其中一人或许是一名有军方背景的乌克兰人。</text:p>
      <text:p text:style-name="P4">
Videos: []</text:p>
      <text:p text:style-name="P4">
Images: ["<text:a xlink:type="simple" xlink:href="https://static.dw.com/image/65246567_303.jpg" text:style-name="Internet_20_link" text:visited-style-name="Visited_20_Internet_20_Link">
65246567_303.jpg</text:a>
", "<text:a xlink:type="simple" xlink:href="https://static.dw.com/image/63301009_7.png" text:style-name="Internet_20_link" text:visited-style-name="Visited_20_Internet_20_Link">
63301009_7.png</text:a>
"]</text:p>
      <text:p text:style-name="P4">
Subject: 时政风云</text:p>
      <text:p text:style-name="P4">
Subjects: ['北溪', '北溪管道', '北溪2号', '北溪爆炸', '北溪管道爆炸']</text:p>
      <text:p text:style-name="P4">
Keywords: ['意见反馈']</text:p>
      <text:p text:style-name="P4">
ID: 65697137</text:p>
      <!--METADATA-->
      <text:p text:style-name="P4">
<text:a xlink:type="simple" xlink:href="https://www.dw.com/zh/overlay/image/article/65697137/65246567" text:style-name="Internet_20_link" text:visited-style-name="Visited_20_Internet_20_Link">
 <draw:frame draw:style-name="fr1" draw:name="Image99" text:anchor-type="as-char" svg:width="6.9236in" svg:height="3.896998in" draw:z-index="0">
<draw:image xlink:href="../Images/dwzh/2023-05-22T10-40-00Z/65246567_303.jpg" xlink:type="simple" xlink:show="embed" xlink:actuate="onLoad" draw:mime-type="image/jpeg"/>
</draw:frame>
</text:a>
</text:p>
      <text:p text:style-name="P4">
（德国之声中文网）此次调查的线索来自波罗的海停泊的一艘15米的小帆船，名为Andromeda。北德意志电台、西德意志电台和南德意志报以及瑞典报纸Expressen、波兰在线杂志frontstory和丹麦日报Berlinske共同进行了此次调查。</text:p>
      <text:p text:style-name="P4">
德国电视一台报道说，多条新线索指向乌克兰，这在政治上的敏感性极其重大。</text:p>
      <text:p text:style-name="P4">
<text:a xlink:type="simple" xlink:href="https://www.dw.com/zh/zh/媒體美稱親烏團體破壞北溪管道-烏否認涉入/a-64915043" text:style-name="Internet_20_link" text:visited-style-name="Visited_20_Internet_20_Link">
 </text:a>
 。</text:p>
      <text:h text:style-name="P12" text:outline-level="3">
<text:span text:style-name="T4">
“皮包公司”？</text:span>
</text:h>
      <text:p text:style-name="P4">
此次德国与国际媒体伙伴的共同调查显示，上述波兰公司看来是一家旅行社，根据波兰的商业注册记录，该公司位于华沙某个地址，而该地址注册有百余家公司。一名女性在那里证实，这家公司的确在该地址，但她没有公司持有人的电话，只有电邮。</text:p>
      <text:p text:style-name="P4">
调查显示，这家所谓的旅行社并没有网站，似有可能只是一家皮包公司。从公司的信息来看，过去几年也没有值得一提的营业额。只是2020年突然获得280万欧元的收入，但收入来由不明。</text:p>
      <text:p text:style-name="P4">
从互联网上找到的信息显示，一位金发中年女性是公司持有人。在电话中，她迟疑地表示是公司持有人，但没回答任何问题就挂了电话。而同一名女性还出现在另外两家公司的名录里面。但令人存疑的是，她是否也只是一名"稻草人"。</text:p>
      <text:p text:style-name="P4">
德国电视一台报道说，情报部门有时会使用皮包公司来掩盖秘密行动。或许这家旅行社也只是用来租赁和支付Andromeda号帆船的手段。但真实情况如何，尚无法确认。</text:p>
      <text:p text:style-name="P4">
<draw:frame draw:style-name="fr1" draw:name="Image100" text:anchor-type="as-char" svg:width="6.9236in" svg:height="6.9236in" draw:z-index="0">
<draw:image xlink:href="../Images/dwzh/2023-05-22T10-40-00Z/63301009_7.png" xlink:type="simple" xlink:show="embed" xlink:actuate="onLoad" draw:mime-type="image/png"/>
</draw:frame>
</text:p>
      <text:p text:style-name="P4">
北溪管道泄漏地点</text:p>
      <text:h text:style-name="P12" text:outline-level="3">
<text:span text:style-name="T4">
一名乌克兰男子</text:span>
</text:h>
      <text:p text:style-name="P4">
从这艘帆船引出的另一条线索则是，租赁这艘帆船的人提交了护照。其中一本是罗马尼亚护照，持有人名为StefanM.。而此名确有其人，只是据德国联邦刑事局的信息，北溪管道被炸之际，几乎可以确定此人在罗马尼亚。记者了解到，德国调查者认为，当时拿着这本护照的可能是一名20多岁的乌克兰男子。并且记者获知了此人的姓名。</text:p>
      <text:p text:style-name="P4">
社交媒体上的图片显示，这名男子有时身着军装，并有明显的纹身。他曾在乌克兰步兵服役。该男子一名亲属在电话中向调查的记者表示，这名男子目前仍在军中服役，有时会打电话。但这名亲属说，该男子去年秋天并未离开乌克兰。乌克兰官方迄今没有回复调查记者的询问。</text:p>
      <text:h text:style-name="P12" text:outline-level="3">
<text:span text:style-name="T4">
其它可能</text:span>
</text:h>
      <text:p text:style-name="P4">
不过，对于北溪管道被炸的真相，目前也有其它理论。 <text:a xlink:type="simple" xlink:href="https://www.dw.com/zh/zh/前特工发现俄船只曾神秘出没北溪爆炸水域/a-65512958" text:style-name="Internet_20_link" text:visited-style-name="Visited_20_Internet_20_Link">
</text:a>
 ，有些配有小型潜艇或水下无人机。</text:p>
      <text:p text:style-name="P4">
德国电视一台报道说，但迄今为止，德国安全部门圈中称，尚无证据证明这些俄罗斯船只的确参与了 <text:a xlink:type="simple" xlink:href="https://www.dw.com/zh/zh/北溪爆炸疑云不散-德国当局选择沉默/a-64786212" text:style-name="Internet_20_link" text:visited-style-name="Visited_20_Internet_20_Link">
</text:a>
 。德国联邦总检察长弗朗克（PeterFrank）年初曾表示，尚无法证实俄罗斯为幕后操控者。但"调查还在进行中"。 <text:a xlink:type="simple" xlink:href="https://www.dw.com/zh/zh/炸毁北溪是美国人干的中情局坚决否认/a-64653283" text:style-name="Internet_20_link" text:visited-style-name="Visited_20_Internet_20_Link">
</text:a>
</text:p>
      <text:h text:style-name="P12" text:outline-level="3">
<text:span text:style-name="T4">
如何保护天然气管道免遭人为破坏？</text:span>
</text:h>
      <text:p text:style-name="P4">
（综合报道）</text:p>
      <text:p text:style-name="P4">
Source: <text:a xlink:type="simple" xlink:href="https://www.dw.com/zh/媒体：北溪爆炸事件有更多线索与乌克兰有关/a-65697137" text:style-name="Internet_20_link" text:visited-style-name="Visited_20_Internet_20_Link">
https://www.dw.com/zh/媒体：北溪爆炸事件有更多线索与乌克兰有关/a-65697137?maca=chi-rss-chi-all-1127-rdf</text:a>
</text:p>
      <!--NEWS-->
      <text:h text:style-name="P10" text:outline-level="1">
<text:span text:style-name="T4">
世界卫生大会再次拒绝台湾作为观察员与会</text:span>
</text:h>
      <text:p text:style-name="P4">
Author: None (Language: zh)</text:p>
      <text:p text:style-name="P4">
Publisher: None</text:p>
      <text:p text:style-name="P4">
Time: 2023-05-22T10:46:00Z</text:p>
      <text:p text:style-name="P4">
Description: 第76届世界卫生大会（WHA）本周一决定，不邀请台湾参加5月21日至30日举行的本届世卫组织大会。台湾外交部对此结果表示遗憾与不满。北京方面则称，世卫大会连续多年拒绝所谓涉台提案充分说明，一个中国原则“不容任何挑战”。</text:p>
      <text:p text:style-name="P4">
Videos: []</text:p>
      <text:p text:style-name="P4">
Images: ["<text:a xlink:type="simple" xlink:href="https://static.dw.com/image/57648121_303.jpg" text:style-name="Internet_20_link" text:visited-style-name="Visited_20_Internet_20_Link">
57648121_303.jpg</text:a>
"]</text:p>
      <text:p text:style-name="P4">
Subject: 时政风云</text:p>
      <text:p text:style-name="P4">
Subjects: ['岛屿主权争端', '马英九', '专题报道：全景观看“习马会”', '专题报道：2016年台湾大选', '中国', '台湾', '中共十九大', '德中关系']</text:p>
      <text:p text:style-name="P4">
Keywords: ['台湾', '世卫', '世界卫生大会', '中国', '外交部', '薛瑞元']</text:p>
      <text:p text:style-name="P4">
ID: 65697135</text:p>
      <!--METADATA-->
      <text:p text:style-name="P4">
<text:a xlink:type="simple" xlink:href="https://www.dw.com/zh/overlay/image/article/65697135/57648121" text:style-name="Internet_20_link" text:visited-style-name="Visited_20_Internet_20_Link">
 <draw:frame draw:style-name="fr1" draw:name="Image101" text:anchor-type="as-char" svg:width="6.9236in" svg:height="3.896998in" draw:z-index="0">
<draw:image xlink:href="../Images/dwzh/2023-05-22T10-46-00Z/57648121_303.jpg" xlink:type="simple" xlink:show="embed" xlink:actuate="onLoad" draw:mime-type="image/jpeg"/>
</draw:frame>
</text:a>
</text:p>
      <text:p text:style-name="P4">
世卫组织总干事谭德赛</text:p>
      <text:p text:style-name="P4">
（德国之声中文网）随着中华人民共和国1971年取得在联合国的中国代表权，中华民国政府被迫退出联合国以及包括世界卫生组织在内的联合国下属机构。1972年的第25届世界卫生大会（WHA）决定由中华人民共和国正式取代中华民国在世界卫生组织的席位。自1997年起，中华民国每年都尝试以不同名义重新参与世界卫生组织以及世界卫生大会，但均遭到世卫组织秘书处的拒绝。在台海关系回暖的2009年至2016年，台湾曾被允许以观察员身份参加世界卫生大会。但自2017年以来，<text:a xlink:type="simple" xlink:href="https://www.dw.com/zh/zh/台湾连续第5年未收到参与世卫大会的邀请/a-57494047" text:style-name="Internet_20_link" text:visited-style-name="Visited_20_Internet_20_Link">
 </text:a>
 ，本届大会也不例外。</text:p>
      <text:p text:style-name="P4">
本周一（5月22日），第76届世界卫生大会总务委员会和全会分别做出决定，拒绝将台湾友邦圣文森及格瑞那丁、贝里斯、斯威士兰及吐瓦鲁提出的"邀请台湾以观察员身份参加世卫大会"的提案列入大会议程。</text:p>
      <text:h text:style-name="P12" text:outline-level="3">
<text:span text:style-name="T4">
台湾外交部：只有台湾的民选政府才能代表台湾2350万人民</text:span>
</text:h>
      <text:p text:style-name="P4">
对这一结果，台湾外交部在5月23日发表的声明中写道，"中国一再以政治凌驾全球卫生安全的公共利益，损及台湾人民健康人权的相关作法，外交部无法接受。中方另妄称已对台湾参与全球卫生事务做出妥善安排，针对中方误导国际社会的谎言与霸凌行径，外交部予以唾弃。外交部重申，只有台湾的民选政府才能在WHO及其他国际组织代表台湾2350万人民；台湾人民的健康人权由我国政府负责守护，中国政府无权、也没有能力代劳。"</text:p>
      <text:p text:style-name="P4">
5月21日，台湾卫生福利部部长薛瑞源在日内瓦新闻俱乐部举办的一个活动上表示，"将台湾排除在世卫组织之外，不仅危害了台湾2350万人民的健康权，也严重破坏了世卫组织实现全民健康的努力。他警告说，将台湾排除在世卫组织之外会阻碍迅速有效地共享信息，而这些信息是预防或更有效地应对下一次大流行威胁所必须的。他担心台湾将成为下一次大流行的国际防疫体系缺口，并"对整个世界产生可怕的影响"。"据台湾媒体报道，薛瑞元5月19日带领世卫行动团出访瑞士，访问团包括数名立委和官员。</text:p>
      <text:h text:style-name="P12" text:outline-level="3">
<text:span text:style-name="T4">
中国外交部：'国际防疫体系缺口'是无稽之谈</text:span>
</text:h>
      <text:p text:style-name="P4">
中国外交部发言人就世界卫生大会拒绝将"邀请台湾以观察员身份参加世卫大会"的提案列入大会议程表示，"台民进党当局罔顾各方意愿和台湾同胞民生福祉，执意唆使其所谓"邦交国"搞涉台提案"，"大会开幕前，近百个国家以专门致函世卫组织、发表声明等方式，表明坚持一个中国原则，反对台湾参加世卫大会的立场。"</text:p>
      <text:p text:style-name="P4">
这位发言人还表示，"中国中央政府高度重视台湾同胞的健康福祉。在一个中国原则前提下，对台湾地区参与全球卫生事务作出了妥善安排。新冠疫情发生后，中国中央政府已向台湾地区通报疫情超过500次，过去一年批准台湾地区卫生专家参加世卫组织技术活动24批26人次。台湾地区设有《国际卫生条例》联络点，能够及时获取和通报突发卫生事件信息。所谓'国际防疫体系缺口'根本就是无稽之谈......我们再次奉劝民进党当局，民意不可违，玩火必自焚，'以疫谋独'绝无出路。"</text:p>
      <text:h text:style-name="P12" text:outline-level="3">
<text:span text:style-name="T4">
华盛顿的警告</text:span>
</text:h>
      <text:p text:style-name="P4">
华盛顿近日对世卫组织继续排斥台湾发出警告。美国驻日内瓦代表团5月20日发推文说："随着我们继续应对世界各地出现的新的健康威胁，将台湾孤立在第76届世界卫生大会外……破坏了由世卫组织领导的包容性的全球公共卫生合作。"</text:p>
      <text:p text:style-name="P4">
对此，中国外交部发言人5月22日严厉警告说，"中方也敦促个别国家，不要揣着明白装糊涂，停止将卫生问题政治化，停止借台湾问题干涉中国内政，停止'以台制华'的错误做法。"</text:p>
      <text:p text:style-name="P4">
Source: <text:a xlink:type="simple" xlink:href="https://www.dw.com/zh/世界卫生大会再次拒绝台湾作为观察员与会/a-65697135" text:style-name="Internet_20_link" text:visited-style-name="Visited_20_Internet_20_Link">
https://www.dw.com/zh/世界卫生大会再次拒绝台湾作为观察员与会/a-65697135?maca=chi-rss-chi-all-1127-rdf</text:a>
</text:p>
      <!--NEWS-->
      <text:h text:style-name="P10" text:outline-level="1">
<text:span text:style-name="T4">
专栏 | 劳工通讯：深圳宝安区松岗运丰电子厂撤迁 工人要求赔偿（四）</text:span>
</text:h>
      <text:p text:style-name="P4">
Author: None</text:p>
      <text:p text:style-name="P4">
Publisher: Radio Free Asia (Organization)</text:p>
      <text:p text:style-name="P4">
Published Time: 2023-05-22T10:52:07-04:00</text:p>
      <text:p text:style-name="P4">
Modified Time: 2023-05-22T10:52:07-04:00</text:p>
      <text:p text:style-name="P4">
Description: None</text:p>
      <text:p text:style-name="P4">
Videos: []</text:p>
      <text:p text:style-name="P4">
Audios: ["<text:a xlink:type="simple" xlink:href="https://www.rfa.org/mandarin/zhuanlan/laogongtongxun/hdf-0522202309291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2" text:anchor-type="as-char" svg:width="6.9236in" svg:height="4.645512in" draw:z-index="0">
<draw:image xlink:href="../Images/rfamandarin/2023-05-22T10-52-07-04-00/000000.png" xlink:type="simple" xlink:show="embed" xlink:actuate="onLoad" draw:mime-type="image/png"/>
</draw:frame>
 <text:a xlink:type="simple" xlink:href="https://www.rfa.org/mandarin/zhuanlan/laogongtongxun/hdf-05222023092915.html/@@images/image" text:style-name="Internet_20_link" text:visited-style-name="Visited_20_Internet_20_Link">
</text:a>
Photo: RFA  <text:a xlink:type="simple" xlink:href="https://www.rfa.org/mandarin/zhuanlan/laogongtongxun/hdf-05222023092915.html/@@stream" text:style-name="Internet_20_link" text:visited-style-name="Visited_20_Internet_20_Link">
</text:a>
</text:p>
      <text:p text:style-name="P4">
今年五一劳动节前，位于深圳宝安区松岗街道的运丰电子科技（深圳）有限公司，厂方突然开始拆卸搬走机器引发工人怀疑老板要关厂。情绪激动的工人们不知所措，便 <text:a xlink:type="simple" xlink:href="https://maps.clb.org.hk/" text:style-name="Internet_20_link" text:visited-style-name="Visited_20_Internet_20_Link">
</text:a>
，要求老板承诺做出合理补偿。</text:p>
      <text:p text:style-name="P4">
当地警察出动来到现场，消防也在楼下铺设了充气垫，以防不测。而当地工会则照例缺席。</text:p>
      <text:p text:style-name="P4">
宝安区松岗街道办网站一则消息说，就在3月30日，也就是今次事件发生前三个星期，松岗街道工会刚开过 <text:a xlink:type="simple" xlink:href="http://www.baoan.gov.cn/sgjd/zwgk/qt/gzdt/content/post_10517892.html" text:style-name="Internet_20_link" text:visited-style-name="Visited_20_Internet_20_Link">
</text:a>
，宝安区工会副主席陈锦花在会上讲话，要求基层工会要竭力为职工办实事、做好事、解难事，从而不断增强工会的感知力、响应力、影响力和凝聚力，并要求“工会组织亮牌子、工会主席亮身份”。</text:p>
      <text:p text:style-name="P4">
松岗街道工会主席丁艳在会上表态说，她要努力打造一支强有力的工会干部队伍，把“党政所需、社会所求、职工所急、工会所能”的事做好，实现“职工对美好生活的向往”，让职工群众真正感受到工会是“职工之家”，工会干部是最可信赖的“娘家人”。</text:p>
      <text:p text:style-name="P4">
两级工会主席的话音未落，3个星期后，运丰厂便出现了“党政所需、社会所求、职工所急“的状况。</text:p>
      <text:p text:style-name="P4">
据运丰电子科技（深圳）有限 <text:a xlink:type="simple" xlink:href="http://www.welfarepcb.com/profile_cn.html" text:style-name="Internet_20_link" text:visited-style-name="Visited_20_Internet_20_Link">
 </text:a>
资料，1984年5月运丰电路版有限公司在香港成立，1991年5月深圳松岗运丰电路板厂成立，2012年5月，松岗运丰电路板厂根据国家相关政策指令要求转营，并更名为运丰电子科技（深圳）有限公司。</text:p>
      <text:p text:style-name="P4">
该厂 <text:a xlink:type="simple" xlink:href="http://www.welfarepcb.com/index_cn.html" text:style-name="Internet_20_link" text:visited-style-name="Visited_20_Internet_20_Link">
 </text:a>
 包括索尼、卡西欧、富士康、三美电机等国际知名品牌，是 <text:a xlink:type="simple" xlink:href="http://www.welfarepcb.com/awards_cn.html" text:style-name="Internet_20_link" text:visited-style-name="Visited_20_Internet_20_Link">
</text:a>
“、”最佳供应商“和”关键部件供应商“，富士康的”品质绩优供应商“，并两次收到索尼的感谢状。</text:p>
      <text:p text:style-name="P4">
此外，运丰厂还被授予深圳市”绿色企业“、深圳外来人员法制教育先进单位、宝安区优秀企业、松岗街道优秀企业以及中国海关信得过企业。</text:p>
      <text:p text:style-name="P4">
如此一家客户稳定并受到各级政府嘉奖的企业，而且厂里还建立了工会，企业与员工之间的信任为什么如此脆弱呢？工人有诉求为什么一下子就发展到集体登上楼顶维权呢？工人上楼顶之前有没有找过当地工会求助呢？事发之后，当地工会有没有像主席们在工会代表大会上所说的”亮牌子、亮身份“，发挥工会感知力、响应力、影响力和凝聚力，代表工人跟企业协商谈判解决问题呢？</text:p>
      <text:p text:style-name="P4">
请收听我带着这些疑问，跟深圳市宝安区总工会出钱购买服务的“职工心理咨询专线”，以及运丰电子科技（深圳）有限公司工会主席的谈话。</text:p>
      <text:p text:style-name="P4">
Source: <text:a xlink:type="simple" xlink:href="https://www.rfa.org/mandarin/zhuanlan/laogongtongxun/hdf-05222023092915.html" text:style-name="Internet_20_link" text:visited-style-name="Visited_20_Internet_20_Link">
https://www.rfa.org/mandarin/zhuanlan/laogongtongxun/hdf-05222023092915.html</text:a>
</text:p>
      <!--NEWS-->
      <text:h text:style-name="P10" text:outline-level="1">
<text:span text:style-name="T4">
未能与泽连斯基会面 卢拉称感到“不快”</text:span>
</text:h>
      <text:p text:style-name="P4">
Author: 联合早报 (Person)</text:p>
      <text:p text:style-name="P4">
Publisher: 联合早报 (Organization)</text:p>
      <text:p text:style-name="P4">
Published Time: 2023-05-22T10:55</text:p>
      <text:p text:style-name="P4">
Modified Time: 2023-05-22T11:10</text:p>
      <text:p text:style-name="P4">
Description: 巴西总统卢拉说，他和乌克兰总统泽连斯基没有在七国集团（G7）峰会会面，他对此感到“不快”（upset）。综合法新社和彭博社报道，泽连斯基希望争取“全球南方”国家（Global So...</text:p>
      <text:p text:style-name="P4">
Videos: []</text:p>
      <text:p text:style-name="P4">
Audios: []</text:p>
      <text:p text:style-name="P4">
Images: []</text:p>
      <text:p text:style-name="P4">
Type: NewsArticle</text:p>
      <text:p text:style-name="P4">
Breadcrumbs: ['即时', '国际']</text:p>
      <text:p text:style-name="P4">
Keywords: ['俄乌战争', '泽连斯基', '巴西', '七国集团', '俄罗斯']</text:p>
      <!--METADATA-->
      <text:p text:style-name="P4">
巴西总统卢拉说，他和乌克兰总统泽连斯基没有在 <text:a xlink:type="simple" xlink:href="https://www.zaobao.com/keywords/qi-guo-ji-tuan" text:style-name="Internet_20_link" text:visited-style-name="Visited_20_Internet_20_Link">
 </text:a>
峰会会面，他对此感到“不快”（upset）。</text:p>
      <text:p text:style-name="P4">
综合法新社和彭博社报道，泽连斯基希望争取“全球南方”国家（Global South），对入侵乌克兰的俄罗斯采取更强硬的立场。</text:p>
      <text:p text:style-name="P4">
泽连斯基周末到日本广岛参加G7峰会，与印度总理莫迪在星期六（5月20日） <text:a xlink:type="simple" xlink:href="https://www.zaobao.com/news/world/story20230520-1396634" text:style-name="Internet_20_link" text:visited-style-name="Visited_20_Internet_20_Link">
</text:a>
 ，但他并没有和卢拉见面。</text:p>
      <text:p text:style-name="P4">
泽连斯基星期天在广岛的记者会上说：“我几乎见了所有人，见了所有的领导人。他们都有各自的日程安排，这是我们无法和巴西总统会面的原因。”</text:p>
      <text:p text:style-name="P4">
记者问他，是否对无法和卢拉见面感到失望，泽连斯基说：“我认为失望的人是他。”</text:p>
      <text:p text:style-name="P4">
卢拉星期一回国前在广岛召开的记者会上强调，巴乌双方团队已安排他和泽连斯基进行双边会谈，但泽连斯基并没有现身。</text:p>
      <text:p text:style-name="P4">
卢拉说，“或许他还有其他的安排”，并补充说，未来两人有没有机会见面，将取决于泽连斯基是否愿意“进行和谈”。</text:p>
      <text:p text:style-name="P4">
印度总理办公室星期六在推特上发文宣布，莫迪与泽连斯基当天在G7峰会的会场边举行了双边会晤。泽连斯基会后在Telegram上说，他邀请印度加入乌克兰的和平方案。</text:p>
      <text:p text:style-name="P4">
这是2022年2月俄罗斯入侵乌克兰以来，莫迪和泽连斯基首次面对面会谈。俄乌战事爆发后，印度仍增加对俄罗斯的能源进口，从未谴责俄罗斯入侵乌克兰。</text:p>
      <text:p text:style-name="P4">
Source: <text:a xlink:type="simple" xlink:href="https://www.zaobao.com.sg/realtime/world/story20230522-1396990" text:style-name="Internet_20_link" text:visited-style-name="Visited_20_Internet_20_Link">
https://www.zaobao.com.sg/realtime/world/story20230522-1396990</text:a>
</text:p>
      <!--NEWS-->
      <text:h text:style-name="P10" text:outline-level="1">
<text:span text:style-name="T4">
中国再度阻挠台湾参加世卫大会</text:span>
</text:h>
      <text:p text:style-name="P4">
Author: None</text:p>
      <text:p text:style-name="P4">
Publisher: Radio Free Asia (Organization)</text:p>
      <text:p text:style-name="P4">
Published Time: 2023-05-22T11:11:00-04:00</text:p>
      <text:p text:style-name="P4">
Modified Time: 2023-05-22T14:58:46-04:00</text:p>
      <text:p text:style-name="P4">
Description: None</text:p>
      <text:p text:style-name="P4">
Videos: []</text:p>
      <text:p text:style-name="P4">
Audios: ["<text:a xlink:type="simple" xlink:href="https://www.rfa.org/mandarin/yataibaodao/junshiwaijiao/ck-0522202311101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03" text:anchor-type="as-char" svg:width="6.9236in" svg:height="3.897317in" draw:z-index="0">
<draw:image xlink:href="../Images/rfamandarin/2023-05-22T11-11-00-04-00/000000.png" xlink:type="simple" xlink:show="embed" xlink:actuate="onLoad" draw:mime-type="image/png"/>
</draw:frame>
台湾新北市议员陈乃瑜向世卫组织总干事谭德塞表达台湾盼参与的诉求。 <text:a xlink:type="simple" xlink:href="https://www.rfa.org/mandarin/yataibaodao/junshiwaijiao/ck-05222023111017.html/@@images/image" text:style-name="Internet_20_link" text:visited-style-name="Visited_20_Internet_20_Link">
</text:a>
陈乃瑜提供  <text:a xlink:type="simple" xlink:href="https://www.rfa.org/mandarin/yataibaodao/junshiwaijiao/ck-05222023111017.html/@@stream" text:style-name="Internet_20_link" text:visited-style-name="Visited_20_Internet_20_Link">
</text:a>
</text:p>
      <text:p text:style-name="P4">
第七十六届世界卫生大会5月21日至30日在瑞士日内瓦举办。 受到中国打压，台湾今年再度没收到世卫大会的邀请函。不过，台湾各界并没有因此气馁，台湾侨界和民间团体特地组织游行表达诉求。</text:p>
      <ul>
        <li>
<text:span text:style-name="T4">
<text:a xlink:type="simple" xlink:href="https://www.rfa.org/mandarin/Xinwen/10-05132023162834.html" text:style-name="Internet_20_link" text:visited-style-name="Visited_20_Internet_20_Link">
 </text:a>
 </text:span>
  * <text:a xlink:type="simple" xlink:href="https://www.rfa.org/mandarin/yataibaodao/gangtai/hcm-05102023082329.html" text:style-name="Internet_20_link" text:visited-style-name="Visited_20_Internet_20_Link">
 <text:span text:style-name="T4">
美国务卿布林肯支持台湾参与WHA 中方“坚决反对”</text:span>
 </text:a>
  * <text:span text:style-name="T4">
<text:a xlink:type="simple" xlink:href="https://www.rfa.org/mandarin/Xinwen/5-05092023141025.html" text:style-name="Internet_20_link" text:visited-style-name="Visited_20_Internet_20_Link">
 </text:a>
 </text:span>
</li>
      </ul>
      <text:p text:style-name="P4">
世界卫生大会5月21日下午在瑞士日内瓦举行。 开议前，世卫举办的“为健康而走大游行 ” （Walk theTalk）中，台湾的游行队伍意外遇到世卫组织总干事谭德塞（Tedros AdhanomGhebreyesus），游行民众抓紧机会问谭德塞，支持台湾进入世卫组织吗？ 但谭德塞并未正面回应。</text:p>
      <text:p text:style-name="Quotations">

<text:p text:style-name="P4">
【WHA开议台湾仍未获邀请】  &gt;
  【台湾宣讲团巧遇谭德塞】  &gt;
  &gt;
  世卫大会（ <text:a xlink:type="simple" xlink:href="https://twitter.com/hashtag/WHA" text:style-name="Internet_20_link" text:visited-style-name="Visited_20_Internet_20_Link">
 </text:a>
&gt;
 ）21日开议并举行“Wall the Talk”健走活动。赴日内瓦传达台湾诉求的“ <text:a xlink:type="simple" xlink:href="https://twitter.com/hashtag/%E5%8F%B0%E6%B9%BE%E8%81%94%E5%90%88%E5%9B%BD%E5%8D%8F%E8%BF%9B%E4%BC%9A" text:style-name="Internet_20_link" text:visited-style-name="Visited_20_Internet_20_Link">
&gt;
 </text:a>
&gt;
 ”WHO宣达团，意外于途中遇见 <text:a xlink:type="simple" xlink:href="https://twitter.com/hashtag/WHO" text:style-name="Internet_20_link" text:visited-style-name="Visited_20_Internet_20_Link">
&gt;
 </text:a>
 秘书长 <text:a xlink:type="simple" xlink:href="https://twitter.com/hashtag/%E8%B0%AD%E5%BE%B7%E5%A1%9E" text:style-name="Internet_20_link" text:visited-style-name="Visited_20_Internet_20_Link">
&gt;
 </text:a>
&gt;
 ，上百位台侨等人当面表达台湾盼参与诉求，並围着谭高喊口号：“TAIWAN FOR… <text:a xlink:type="simple" xlink:href="https://t.co/Cnjv7cn25Z" text:style-name="Internet_20_link" text:visited-style-name="Visited_20_Internet_20_Link">
 </text:a>
&gt;
&gt;
 — 自由亚洲电台 (@RFA_Chinese) <text:a xlink:type="simple" xlink:href="https://twitter.com/RFA_Chinese/status/1660595358844739586" text:style-name="Internet_20_link" text:visited-style-name="Visited_20_Internet_20_Link">
&gt;
 </text:a>
</text:p>

</text:p>
      <text:p text:style-name="P4">
台湾牙医师史书华：“你支持台湾进入世卫吗？”</text:p>
      <text:p text:style-name="P4">
世卫组织总干事谭德塞：“你知道，这是成员国的决议，会员国要投赞成票，台湾要跟他们好好谈谈。”</text:p>
      <text:p text:style-name="P4">
谭德塞的回答如同打太极，参加游行的台湾人无法接受，围着谭德塞高喊“TAIWAN FOR WHO 为台湾加油”的口号。</text:p>
      <text:p text:style-name="P4">
台湾新北市议员陈乃瑜：“来自美国跟欧洲在地的侨胞，在谭德塞身边不断的喊口号，TAIWAN FOR WHO，我就再回谭德塞，病毒是不能用投票表决的，人权也不能用投票来表决的，我们台湾人的人命，我们的健康人权，当然也是不能用投票来表决的。”</text:p>
      <text:p text:style-name="P4">
<draw:frame draw:style-name="fr1" draw:name="Image104" text:anchor-type="as-char" svg:width="6.9236in" svg:height="5.193872in" draw:z-index="0">
<draw:image xlink:href="../Images/rfamandarin/2023-05-22T11-11-00-04-00/000001.png" xlink:type="simple" xlink:show="embed" xlink:actuate="onLoad" draw:mime-type="image/png"/>
</draw:frame>
 台湾立法委员自组考察团参与游行活动。（陈乃瑜独家提供）  <text:a xlink:type="simple" xlink:href="https://www.rfa.org/mandarin/yataibaodao/junshiwaijiao/ck-05222023111017.html/foto24e43745c.jpg" text:style-name="Internet_20_link" text:visited-style-name="Visited_20_Internet_20_Link">
</text:a>
</text:p>
      <text:p text:style-name="P4">
来自世界各地的台湾侨胞、民间、医生团体，这次组织将近500人，除了21日上午的大游行外，19号开始，便在联合国三脚椅广场上举行游行示威活动。</text:p>
      <text:p text:style-name="P4">
台湾全国医师医疗产业工会理事长吴欣岱：“在过去三年间，因为中国新冠肺炎病毒，做了多少的牺牲，多少的努力，才让台湾的防疫成绩成为世界第一，这样的成绩，WHA不让我们加入，还有天理吗？”</text:p>
      <text:p text:style-name="P4">
而这次也吸引不少非台湾籍的外国人权工作者站台支持。</text:p>
      <text:p text:style-name="P4">
<draw:frame draw:style-name="fr1" draw:name="Image105" text:anchor-type="as-char" svg:width="6.9236in" svg:height="9.231467in" draw:z-index="0">
<draw:image xlink:href="../Images/rfamandarin/2023-05-22T11-11-00-04-00/000002.png" xlink:type="simple" xlink:show="embed" xlink:actuate="onLoad" draw:mime-type="image/png"/>
</draw:frame>
台湾侨界、民间团体组织游行队伍，在世卫“为健康而走大游行”（Walk the Walk）中表达诉求，图为游行队伍在联合国三角椅广场举办的游行活动。（人权画家淋漓淋浪独家提供）  <text:a xlink:type="simple" xlink:href="https://www.rfa.org/mandarin/yataibaodao/junshiwaijiao/ck-05222023111017.html/foto357284e0989d2690596c65408.jpg" text:style-name="Internet_20_link" text:visited-style-name="Visited_20_Internet_20_Link">
</text:a>
</text:p>
      <text:p text:style-name="P4">
香港人权画家淋漓：“在香港，在2019年，在那一年人们说，今日香港，明日台湾，因此我们支持台湾进入世卫组织。”</text:p>
      <text:p text:style-name="P4">
香港人权画家淋浪：“香港不是中国，香港为台湾发声，我们支持台湾加入世卫，总有一天能打倒中国。”</text:p>
      <text:p text:style-name="P4">
<text:span text:style-name="T4">
国际力挺台湾入世卫 中国又打压</text:span>
</text:p>
      <text:p text:style-name="P4">
事实上，从2009年到2016年，台湾曾以观察员的身份参加世卫大会，2017年后，在中国的打压下，至今已经连续七年，被拒于世卫组织门外。但近几年，鉴于各国反中，再加上台湾防疫成果，受到世界肯定，因此今年欧洲议会、欧盟27国、七大工业国（G7）、美、澳、英等八国驻台机构都支持台湾参与世卫事务，并以观察员身份参加世界卫生大会。虽然本届国际支持层级提高，但台湾还是没有收到邀请函。</text:p>
      <text:p text:style-name="P4">
记者 ：郭宸绮 责编：嘉远 网编：瑞哲</text:p>
      <text:p text:style-name="P4">
Source: <text:a xlink:type="simple" xlink:href="https://www.rfa.org/mandarin/yataibaodao/junshiwaijiao/ck-05222023111017.html" text:style-name="Internet_20_link" text:visited-style-name="Visited_20_Internet_20_Link">
https://www.rfa.org/mandarin/yataibaodao/junshiwaijiao/ck-05222023111017.html</text:a>
</text:p>
      <!--NEWS-->
      <text:h text:style-name="P10" text:outline-level="1">
<text:span text:style-name="T4">
中国商务部长召美企座谈</text:span>
</text:h>
      <text:p text:style-name="P4">
Author: None</text:p>
      <text:p text:style-name="P4">
Publisher: Radio Free Asia (Organization)</text:p>
      <text:p text:style-name="P4">
Published Time: 2023-05-22T11:15:36-04:00</text:p>
      <text:p text:style-name="P4">
Modified Time: 2023-05-22T11:15:3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4.612011in" draw:z-index="0">
<draw:image xlink:href="../Images/rfamandarin/2023-05-22T11-15-36-04-00/000000.png" xlink:type="simple" xlink:show="embed" xlink:actuate="onLoad" draw:mime-type="image/png"/>
</draw:frame>
 中国商务部长王文涛 <text:a xlink:type="simple" xlink:href="https://www.rfa.org/mandarin/Xinwen/1-05222023111218.html/@@images/image" text:style-name="Internet_20_link" text:visited-style-name="Visited_20_Internet_20_Link">
</text:a>
路透社资料图片</text:p>
      <text:p text:style-name="P4">
中国商务部长王文涛在5月22日主持召开美资企业座谈会，出席者除主办者上海美国商会及旗下会员外，还有娇生（Johnson &amp;Johnson）、3M、陶氏（Dow Chemical Co.）、默沙东（Merck &amp; Co.）、汉威（Honeywell）等美企代表。</text:p>
      <text:p text:style-name="P4">
根据中国商务部新闻稿，王文涛在座谈会上表示，中国把“吸引外资”放在更加重要的位置，稳步扩大规则、规制、管理、标准等制度型开放。当前中国经济运作“保持恢复好转态势”，市场潜力持续释放，这些都将为包括美企在内的各国企业赴中国发展提供更多机遇。</text:p>
      <text:p text:style-name="P4">
此外他说，中国将继续精准、高效做好外资企业和项目服务保障，依法保护外商投资权益，打造“市场化、法治化、国际化”一流营商环境，与各国企业共享中国庞大市场和开放发展的红利。</text:p>
      <text:p text:style-name="P4">
根据新闻稿内容，与会美企代表说，感谢中国商务部、特别是重点项目工作专班为外资企业提供的服务保障。美企“持续看好中国市场的发展前景，愿进一步深耕中国市场”。</text:p>
      <text:p text:style-name="P4">
不过中国当局才在前一日以国安为由封杀美光半导体产品，此前也传出多家外企突然遭到公安搜查，导致外企信心流失的消息。</text:p>
      <text:p text:style-name="P4">
责编：陈品洁</text:p>
      <text:p text:style-name="P4">
Source: <text:a xlink:type="simple" xlink:href="https://www.rfa.org/mandarin/Xinwen/1-05222023111218.html" text:style-name="Internet_20_link" text:visited-style-name="Visited_20_Internet_20_Link">
https://www.rfa.org/mandarin/Xinwen/1-05222023111218.html</text:a>
</text:p>
      <!--NEWS-->
      <text:h text:style-name="P10" text:outline-level="1">
<text:span text:style-name="T4">
G7发布联合公报　聚焦中国经济胁迫</text:span>
</text:h>
      <text:p text:style-name="P4">
Author: None</text:p>
      <text:p text:style-name="P4">
Publisher: Radio Free Asia (Organization)</text:p>
      <text:p text:style-name="P4">
Published Time: 2023-05-22T11:18:00-04:00</text:p>
      <text:p text:style-name="P4">
Modified Time: 2023-05-22T13:05:16-04:00</text:p>
      <text:p text:style-name="P4">
Description: None</text:p>
      <text:p text:style-name="P4">
Videos: []</text:p>
      <text:p text:style-name="P4">
Audios: ["<text:a xlink:type="simple" xlink:href="https://www.rfa.org/mandarin/yataibaodao/gangtai/hcm-0522202309003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107" text:anchor-type="as-char" svg:width="6.9236in" svg:height="5.1927in" draw:z-index="0">
<draw:image xlink:href="../Images/rfamandarin/2023-05-22T11-18-00-04-00/000000.png" xlink:type="simple" xlink:show="embed" xlink:actuate="onLoad" draw:mime-type="image/png"/>
</draw:frame>
台湾的国策院举行“GT、美日韩峰会与美中战略对抗”座谈会 <text:a xlink:type="simple" xlink:href="https://www.rfa.org/mandarin/yataibaodao/gangtai/hcm-05222023090034.html/@@images/image" text:style-name="Internet_20_link" text:visited-style-name="Visited_20_Internet_20_Link">
</text:a>
记者 黄春梅摄  <text:a xlink:type="simple" xlink:href="https://www.rfa.org/mandarin/yataibaodao/gangtai/hcm-05222023090034.html/@@stream" text:style-name="Internet_20_link" text:visited-style-name="Visited_20_Internet_20_Link">
</text:a>
</text:p>
      <text:p text:style-name="P4">
七大工业国集团(G7)高峰会日前发表联合声明强调，成员国必须抵御中国的经济胁迫。美国总统拜登在记者会上也表示，成员国对于中国已达成一致看法。</text:p>
      <ul>
        <li>
<text:span text:style-name="T4">
<text:a xlink:type="simple" xlink:href="https://www.rfa.org/mandarin/Xinwen/st1-05222023003556.html" text:style-name="Internet_20_link" text:visited-style-name="Visited_20_Internet_20_Link">
 </text:a>
 </text:span>
  * <text:span text:style-name="T4">
<text:a xlink:type="simple" xlink:href="https://www.rfa.org/mandarin/Xinwen/6-05212023155023.html" text:style-name="Internet_20_link" text:visited-style-name="Visited_20_Internet_20_Link">
 </text:a>
 <text:a xlink:type="simple" xlink:href="https://www.rfa.org/mandarin/Xinwen/6-05212023155023.html" text:style-name="Internet_20_link" text:visited-style-name="Visited_20_Internet_20_Link">
 </text:a>
 </text:span>
  * <text:a xlink:type="simple" xlink:href="https://www.rfa.org/mandarin/Xinwen/8-05202023162022.html" text:style-name="Internet_20_link" text:visited-style-name="Visited_20_Internet_20_Link">
 <text:span text:style-name="T4">
G7将发表有关中国的共同声明：寻求去风险、不脱钩</text:span>
 </text:a>
</li>
      </ul>
      <text:p text:style-name="P4">
联合公报的第51与52条聚焦中国，强调成员国必须抵御中国经济胁迫，但同时说明不与中国脱钩(decouple)，而要“去风险”（de-risk）和多样化(diversify)。在台湾、新疆、西藏、香港与南海问题上，G7公报再次作出明确表态。公报说，G7国家在与中国的关系方面保持一致立场，准备与中国建立“有建设性且稳定的关系”，并且要在和中国坦诚接触时也能表达关切。</text:p>
      <text:p text:style-name="Quotations">

<text:p text:style-name="P4">
【拜登：若中对台片面行动G7将有所回应】  &gt;
  【无意脱钩中国 但要去风险化】  &gt;
  美国总统拜登21日在 <text:a xlink:type="simple" xlink:href="https://twitter.com/hashtag/G7" text:style-name="Internet_20_link" text:visited-style-name="Visited_20_Internet_20_Link">
 </text:a>
&gt;
 高峰会后表示，大部分盟国对台海紧张议题有明确共识，即如果中国片面对台湾采取行动，将会有所回应。  &gt;
  拜登表示，“我们无意与中国 <text:a xlink:type="simple" xlink:href="https://twitter.com/hashtag/%E8%84%B1%E9%92%A9" text:style-name="Internet_20_link" text:visited-style-name="Visited_20_Internet_20_Link">
&gt;
 </text:a>
&gt;
 。我们期盼跟中国的关系… <text:a xlink:type="simple" xlink:href="https://t.co/CRxGlCQseS" text:style-name="Internet_20_link" text:visited-style-name="Visited_20_Internet_20_Link">
 </text:a>
&gt;
&gt;
 — 自由亚洲电台 (@RFA_Chinese) <text:a xlink:type="simple" xlink:href="https://twitter.com/RFA_Chinese/status/1660587645435789312" text:style-name="Internet_20_link" text:visited-style-name="Visited_20_Internet_20_Link">
&gt;
 </text:a>
</text:p>

</text:p>
      <text:p text:style-name="P4">
公报指出，各国必须培养抵御经济胁迫的能力，有必要在不过度限制贸易和投资的情况下，来限制某些可能威胁国家安全的先进技术。</text:p>
      <text:p text:style-name="P4">
台湾的国策研究院文教基金会执行长郭育仁接受本台访问时指出，40多页的公报把中国领导人习近平从2012年上台后，就新疆、西藏、香港和台湾问题、南海、东海，以及中国对民主国家的经济胁迫、对自由市场的渗透等全部罪状细数一次。</text:p>
      <text:p text:style-name="P4">
<draw:frame draw:style-name="fr1" draw:name="Image108" text:anchor-type="as-char" svg:width="6.9236in" svg:height="5.1927in" draw:z-index="0">
<draw:image xlink:href="../Images/rfamandarin/2023-05-22T11-18-00-04-00/000001.png" xlink:type="simple" xlink:show="embed" xlink:actuate="onLoad" draw:mime-type="image/png"/>
</draw:frame>
台湾的国策研究院执行长郭育仁认为，美中之间只有恶性螺旋的速度快慢差别而已。(记者 黄春梅摄)  <text:a xlink:type="simple" xlink:href="https://www.rfa.org/mandarin/yataibaodao/gangtai/hcm-05222023090034.html/90ed80b24ec1.jpg" text:style-name="Internet_20_link" text:visited-style-name="Visited_20_Internet_20_Link">
</text:a>
</text:p>
      <text:p text:style-name="P4">
“我认为，美中关系现在只有恶性螺旋的速度快慢的差别而已。”郭育仁表示，虽然美国从拜登总统到国务卿布林肯都强调管控分歧，但是要回到2020年之前，甚至于2018年之前的美中关系，现在则难以逆转。</text:p>
      <text:p text:style-name="P4">
郭育仁解读所谓的去风险化跟多元化意涵，与去年加拿大提议要组成类似像“经济安全的北约组织”概念相同。他预期，最快今年底，最晚明年初，所谓的“经济北约”就会成形：“用这种群体吓阻的设计，让中国不敢轻易地再用经济胁迫方式，去遂行它的政治目的。”</text:p>
      <text:p text:style-name="P4">
“国际局势正在朝无冷战之名、但有冷战之实的方向发展。”台湾大学中国大陆研究中心特约研究员尹丽乔在国策院一场座谈中分析，美国拜登政府倾力组建与独裁强权相抗衡的民主阵营；另一方面，北京也努力破解民主阵营遏止独裁强权的阵势。从G7峰会看来，北京2023 年春天以来的外交攻势，对民主与独裁的对抗格局影响有限。</text:p>
      <text:p text:style-name="P4">
<draw:frame draw:style-name="fr1" draw:name="Image109" text:anchor-type="as-char" svg:width="6.9236in" svg:height="5.1927in" draw:z-index="0">
<draw:image xlink:href="../Images/rfamandarin/2023-05-22T11-18-00-04-00/000002.png" xlink:type="simple" xlink:show="embed" xlink:actuate="onLoad" draw:mime-type="image/png"/>
</draw:frame>
台湾大学中国大陆研究中心特约研究员尹丽乔表示，国际局势正朝无冷战之名、但有冷战之实方向发展。(记者 黄春梅摄)  <text:a xlink:type="simple" xlink:href="https://www.rfa.org/mandarin/yataibaodao/gangtai/hcm-05222023090034.html/5c399e9755ac.jpg" text:style-name="Internet_20_link" text:visited-style-name="Visited_20_Internet_20_Link">
</text:a>
</text:p>
      <text:p text:style-name="P4">
“这是一个平衡却细腻的协调式对中战略竞争。”台湾的中山大学中国与亚太区域研究所助理教授张珈健这样解读G7公报透露的意涵。</text:p>
      <text:p text:style-name="P4">
他提到，由于西方民主伙伴与同盟彼此仍有利害关系差距，在面对中国时经常面临中国渗透及裂解威胁、与民主盟邦行动分歧之风险。因此，本次 G7峰会试图建立西方协调一致的对中竞争策略；其次，公报强调不脱钩但去风险，显然是为了化解之前欧盟与欧洲主要国家如德、法等国在对中态度上与美日的分歧。</text:p>
      <text:p text:style-name="P4">
<draw:frame draw:style-name="fr1" draw:name="Image110" text:anchor-type="as-char" svg:width="6.9236in" svg:height="5.1927in" draw:z-index="0">
<draw:image xlink:href="../Images/rfamandarin/2023-05-22T11-18-00-04-00/000003.png" xlink:type="simple" xlink:show="embed" xlink:actuate="onLoad" draw:mime-type="image/png"/>
</draw:frame>
台湾的中山大学中国与亚太区域研究所助理教授张珈健表示，G7联合公报是一个平衡却细腻的协调式对中战略竞争。(记者 黄春梅摄)  <text:a xlink:type="simple" xlink:href="https://www.rfa.org/mandarin/yataibaodao/gangtai/hcm-05222023090034.html/5f3573c85065.jpg" text:style-name="Internet_20_link" text:visited-style-name="Visited_20_Internet_20_Link">
</text:a>
</text:p>
      <text:p text:style-name="P4">
<text:span text:style-name="T4">
台海和平与国际安全相关</text:span>
</text:p>
      <text:p text:style-name="P4">
公报还重申，台海和平及稳定对国际社会的安全及繁荣有着不可或缺的重要性。“G7成员国对于台湾的基本立场没有任何改变，包括一个中国政策。我们呼吁用和平方式解决两岸问题”。同时，公报也对东海与南海状况表示“严重关切”，强烈反对任何借由武力或威吓片面改变现状的尝试。</text:p>
      <text:p text:style-name="P4">
美国总统拜登被问及相关议题时表示，“我们不打算告诉中国他们能做什么，我们也不期望台湾宣布独立，但与此同时，我们将继续让台湾能够自我防卫。”拜登强调，“大多数盟友都清楚地认识到，如果中国采取单边行动，就会有回应”。</text:p>
      <text:p text:style-name="P4">
“G7强调台湾海峡和平稳定的重要性，对国际社会的安全与繁荣不可或缺。G7此立场的表达明确，首度将台海安全定调为重要国际安全议题。这与中共坚持台湾问题属于中国内政，不容他国干涉，且欲将台海实质内海化之操作背道而驰。”台湾的国防大学中共军事事务研究所教授马振坤做上述解读。</text:p>
      <text:p text:style-name="P4">
<draw:frame draw:style-name="fr1" draw:name="Image111" text:anchor-type="as-char" svg:width="6.9236in" svg:height="5.1927in" draw:z-index="0">
<draw:image xlink:href="../Images/rfamandarin/2023-05-22T11-18-00-04-00/000004.png" xlink:type="simple" xlink:show="embed" xlink:actuate="onLoad" draw:mime-type="image/png"/>
</draw:frame>
台湾的国防大学中共军事事务研究所教授马振坤指出，G7立场表达明确，首度将台海安全定调为重要国际安全议题。(记者 黄春梅摄)  <text:a xlink:type="simple" xlink:href="https://www.rfa.org/mandarin/yataibaodao/gangtai/hcm-05222023090034.html/99ac632f5764.jpg" text:style-name="Internet_20_link" text:visited-style-name="Visited_20_Internet_20_Link">
</text:a>
</text:p>
      <text:p text:style-name="P4">
马振坤说，中共意图将台海内海化并非指其要全面控制台湾海峡，或禁止国际海空航运活动。相反地，中共欲实现的台海内海化并不会影响海峡内的国际海空航运活动，而是不允许任何国家借由这类海空穿越台海行为挑战中国主权主张。</text:p>
      <text:p text:style-name="P4">
郭育仁则指出，去年8月共军的围台军演，与今年4月8-10号3天290多架次军机在台湾周边演习；从去年军演结束后，中国在台湾周边海域常态性地驻扎4到5艘军舰等来看，中国试图把军演与军事动员界线模糊化。“试图降低台湾部队、驻日美军，还有日本自卫队的警戒，造成预警的真空。”他提醒，如果时机对的话，共军可以对台湾进行突袭(surpriseattack)，千万不能掉以轻心。</text:p>
      <text:p text:style-name="P4">
记者：黄春梅 责编： 许书婷 何平 网编：瑞哲</text:p>
      <text:p text:style-name="P4">
Source: <text:a xlink:type="simple" xlink:href="https://www.rfa.org/mandarin/yataibaodao/gangtai/hcm-05222023090034.html" text:style-name="Internet_20_link" text:visited-style-name="Visited_20_Internet_20_Link">
https://www.rfa.org/mandarin/yataibaodao/gangtai/hcm-05222023090034.html</text:a>
</text:p>
      <!--NEWS-->
      <text:h text:style-name="P10" text:outline-level="1">
<text:span text:style-name="T4">
因为G7广岛峰会玻璃心碎？中国召见日本驻华大使</text:span>
</text:h>
      <text:p text:style-name="P4">
Author: None</text:p>
      <text:p text:style-name="P4">
Publisher: Radio Free Asia (Organization)</text:p>
      <text:p text:style-name="P4">
Published Time: 2023-05-22T11:21:17-04:00</text:p>
      <text:p text:style-name="P4">
Modified Time: 2023-05-22T11:21: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2" text:anchor-type="as-char" svg:width="6.9236in" svg:height="3.88615in" draw:z-index="0">
<draw:image xlink:href="../Images/rfamandarin/2023-05-22T11-21-17-04-00/000000.png" xlink:type="simple" xlink:show="embed" xlink:actuate="onLoad" draw:mime-type="image/png"/>
</draw:frame>
 日本驻华大使垂秀夫 <text:a xlink:type="simple" xlink:href="https://www.rfa.org/mandarin/Xinwen/2-05222023111639.html/@@images/image" text:style-name="Internet_20_link" text:visited-style-name="Visited_20_Internet_20_Link">
</text:a>
网络图片</text:p>
      <text:p text:style-name="P4">
七国集团（G7）广岛峰会21日中午闭幕，中国外交部副部长孙卫东在同日就召见日本驻华大使垂秀夫，严正交涉七国集团领袖峰会“炒作涉华议题”。</text:p>
      <text:p text:style-name="P4">
垂秀夫随即通过日本驻中国大使馆官网回复，发表3点立场强硬的“反驳和说明”，指关于七国集团声明所提出有关中国的各种课题，如东海与南海、台湾、人权、经济胁迫等，成员国在声明中表明这些立场是有理由的。</text:p>
      <text:p text:style-name="P4">
垂秀夫也说，若中国不改变其行为，那么与以前一样，七国集团就提及共同关切“这是理所当然的，将来也可能不会变”。此外他表示如果中方要求不提及这些关切，首先应该采取“积极的应对措施”。</text:p>
      <text:p text:style-name="P4">
除上述问题外，垂秀夫还表示，每当日中关系氛围恶化时，“中方就阻碍日中民间交流和文化交流，希望中方予以妥善处理”。</text:p>
      <text:p text:style-name="P4">
责编：陈品洁</text:p>
      <text:p text:style-name="P4">
Source: <text:a xlink:type="simple" xlink:href="https://www.rfa.org/mandarin/Xinwen/2-05222023111639.html" text:style-name="Internet_20_link" text:visited-style-name="Visited_20_Internet_20_Link">
https://www.rfa.org/mandarin/Xinwen/2-05222023111639.html</text:a>
</text:p>
      <!--NEWS-->
      <text:h text:style-name="P10" text:outline-level="1">
<text:span text:style-name="T4">
余文生夫妇被控寻衅滋事　官方威胁律师勿协助</text:span>
</text:h>
      <text:p text:style-name="P4">
Author: None</text:p>
      <text:p text:style-name="P4">
Publisher: Radio Free Asia (Organization)</text:p>
      <text:p text:style-name="P4">
Published Time: 2023-05-22T11:24:00-04:00</text:p>
      <text:p text:style-name="P4">
Modified Time: 2023-05-22T12:59:27-04:00</text:p>
      <text:p text:style-name="P4">
Description: None</text:p>
      <text:p text:style-name="P4">
Videos: []</text:p>
      <text:p text:style-name="P4">
Audios: ["<text:a xlink:type="simple" xlink:href="https://www.rfa.org/mandarin/yataibaodao/renquanfazhi/ec-05222023080320.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13" text:anchor-type="as-char" svg:width="6.9236in" svg:height="5.1927in" draw:z-index="0">
<draw:image xlink:href="../Images/rfamandarin/2023-05-22T11-24-00-04-00/000000.png" xlink:type="simple" xlink:show="embed" xlink:actuate="onLoad" draw:mime-type="image/png"/>
</draw:frame>
 资料照：中国维权律师余文生与太太许艳 <text:a xlink:type="simple" xlink:href="https://www.rfa.org/mandarin/yataibaodao/renquanfazhi/ec-05222023080320.html/@@images/image" text:style-name="Internet_20_link" text:visited-style-name="Visited_20_Internet_20_Link">
</text:a>
推特/余文生律师妻子许艳 @xuyan709  <text:a xlink:type="simple" xlink:href="https://www.rfa.org/mandarin/yataibaodao/renquanfazhi/ec-05222023080320.html/@@stream" text:style-name="Internet_20_link" text:visited-style-name="Visited_20_Internet_20_Link">
</text:a>
</text:p>
      <text:p text:style-name="P4">
中国维权律师余文生与太太许艳失踪一个多月后，家属正式接获当局通知，二人因涉寻衅滋事同被批捕。知情者透露，官方以不通过年检威胁律师，不能代理余文生夫妇的案件。</text:p>
      <ul>
        <li>
<text:span text:style-name="T4">
<text:a xlink:type="simple" xlink:href="https://www.rfa.org/mandarin/yataibaodao/renquanfazhi/ec-05102023074124.html" text:style-name="Internet_20_link" text:visited-style-name="Visited_20_Internet_20_Link">
 </text:a>
 </text:span>
  * <text:span text:style-name="T4">
<text:a xlink:type="simple" xlink:href="https://www.rfa.org/mandarin/yataibaodao/renquanfazhi/gf-04202023080605.html" text:style-name="Internet_20_link" text:visited-style-name="Visited_20_Internet_20_Link">
 </text:a>
 </text:span>
  * <text:a xlink:type="simple" xlink:href="https://www.rfa.org/mandarin/yataibaodao/renquanfazhi/gf-04172023070738.html" text:style-name="Internet_20_link" text:visited-style-name="Visited_20_Internet_20_Link">
 <text:span text:style-name="T4">
德外长访华 余文生夫妇遭刑拘 多名维权律师遭软禁</text:span>
 </text:a>
</li>
      </ul>
      <text:p text:style-name="P4">
中国维权律师余文生与妻子许艳，4月中旬在北京被便衣强行带到派出所后失踪。根据不同消息来源证实，二人已被警方以涉寻衅滋事批准逮捕，当局已派人通知余文生的哥哥。</text:p>
      <text:p text:style-name="P4">
<text:span text:style-name="T4">
余文生好友：家属相信不发声不找律师能换获释 却换来批捕通知</text:span>
</text:p>
      <text:p text:style-name="P4">
不便公开身份的余文生好友对本台表示，警方上个月带走余文生夫妻时，曾对家属表示，只要不找律师和不对外发声，二人被关37天后或可回家。余文生哥哥上周从外地到北京等候消息，但在周日（5月21日）收到的却是警方通知，正式批捕余文生和许艳。</text:p>
      <text:p text:style-name="P4">
不方便透露姓名的余文生好友："据我所知，余文生被带走后，对当局的要求反抗比较大，他哥哥知道余文生夫妻同被批捕时，已有表明不接受，但被警方说不行，他哥尝试把批捕通知拍照，也被警方阻止。余文生家属现在急需找律师帮忙，但多名律师都已被当局警告，家属不知如何处理。"</text:p>
      <text:p text:style-name="P4">
<text:span text:style-name="T4">
知情者：官方以不通过年检作威胁 警告律师不能代理余文生夫妻的案件</text:span>
</text:p>
      <text:p text:style-name="P4">
知情人士史先生表示，在余文生和许艳被拘捕期间，当局除了警告家属，不能发声和找律师外，也通过不同的手法，警告有可能代理案件的律师和律师事务所。</text:p>
      <text:p text:style-name="P4">
史先生："没有让他们的孩子找律师签委托书，警察也对外说，余文生不想请律师，许艳已经请两个律师了。后来警察去找到律师事务所，给主任施加压力，北京市司法局也施压，说今年律师事务所暂停年检，需要整顿，但到底最后是否暂停年检，现在还不清楚，要等到6月上旬才能知道。"</text:p>
      <text:p text:style-name="P4">
<text:span text:style-name="T4">
余文生好友批当局同时拘捕夫妻二人软禁其儿子做法不合理</text:span>
</text:p>
      <text:p text:style-name="P4">
余文生夫妻的另一名好友秦先生表示，担忧他们的情况，更担心余文生刚成年的儿子。他表示，在余文生夫妻被失踪的一个多月，他们的儿子一直被人严密看管，不容许与其他人接触，好友们想探望，代其父母照顾也被阻挠。秦先生批评，官方同时拘捕夫妻二人的做法不合理。</text:p>
      <text:p text:style-name="P4">
<draw:frame draw:style-name="fr1" draw:name="Image114" text:anchor-type="as-char" svg:width="6.9236in" svg:height="5.1927in" draw:z-index="0">
<draw:image xlink:href="../Images/rfamandarin/2023-05-22T11-24-00-04-00/000001.png" xlink:type="simple" xlink:show="embed" xlink:actuate="onLoad" draw:mime-type="image/png"/>
</draw:frame>
中国维权律师余文生与妻子许艳和他们的儿子合影（推特/余文生律师妻子许艳@xuyan709）  <text:a xlink:type="simple" xlink:href="https://www.rfa.org/mandarin/yataibaodao/renquanfazhi/ec-05222023080320.html/fhwsothayaendxm.jpeg" text:style-name="Internet_20_link" text:visited-style-name="Visited_20_Internet_20_Link">
</text:a>
</text:p>
      <text:p text:style-name="P4">
秦先生："我已经不谈中国的法律了，因为法律也不被他们所尊重。对于夫妻的一起抓捕，他们可能觉得一个抓一个的话，另一个可能在外面做呼吁，拯救入狱的人为此努力，因此会带来一些杂音，但是这一点杂音足以让他们感到恐惧吗？这种做法是完全把这个家庭毁掉了，而且他有那么小的一个孩子，没人照顾，至少应该考虑到对孩子的保护，这种底线的不断突破，这种把夫妻都抓起来的思路不对。"</text:p>
      <text:p text:style-name="P4">
<text:span text:style-name="T4">
海外律师指官方极力阻律师介入 或与余文生夫妻曾遭受酷刑有关</text:span>
</text:p>
      <text:p text:style-name="P4">
跟进余文生夫妇情况的旅美中国维权律师王清鹏表示，关注当局用尽方法禁止律师代理案件，是否代表余文生夫妻曾遭受酷刑。</text:p>
      <text:p text:style-name="P4">
王清鹏："当局会担心代理案件，会把余文生他们在里面的情况透露给外界，引起国际社会的关注，已经有多个律师收到警告，不能代理余文生夫妇的案件。鉴于余文生律师之前所受到的酷刑，以及谢阳、王全璋、常玮平和周世锋等众多律师，都受到了酷刑对待，我们有理由相信，余文生和许艳在里面，也可能受到酷刑对待，所以当局可能不希望有更多的外界关注和救援。"</text:p>
      <text:p text:style-name="P4">
王清鹏表示，现在只是通过余文生的哥哥，知道二人因寻衅滋事被批捕，从现在到开庭，当局有可能改变控告的罪名，使他们要面对更重的刑罚，情况令人担忧。</text:p>
      <text:p text:style-name="P4">
王清鹏："根据中国的法律规定，寻衅滋事罪一般将被判处5年以下有期徒刑、拘役或者管制，目前王爱忠被以寻衅滋事罪判处了有期徒刑3年，可能作为一个参考。但以后是否会增加例如煽动颠覆国家政权罪，目前没办法预测了，但目前国内的形势让人担忧，会有更严重的情况出现。"</text:p>
      <text:p text:style-name="P4">
王清鹏表示，近期当局针对李和平、王全璋和周世锋等709律师，监控和施压行动有升级的情况，但不清楚行动只是针对709律师们，或是广泛针对维权人士。她呼吁，外界关注在中国被抓捕的人权捍卫者，相信海外的声音能给当局压力，减少对被拘捕人士施加酷刑的可能。</text:p>
      <text:p text:style-name="P4">
记者：陈子非 责编：陈美华 许书婷 嘉远 网编：瑞哲</text:p>
      <text:p text:style-name="P4">
Source: <text:a xlink:type="simple" xlink:href="https://www.rfa.org/mandarin/yataibaodao/renquanfazhi/ec-05222023080320.html" text:style-name="Internet_20_link" text:visited-style-name="Visited_20_Internet_20_Link">
https://www.rfa.org/mandarin/yataibaodao/renquanfazhi/ec-05222023080320.html</text:a>
</text:p>
      <!--NEWS-->
      <text:h text:style-name="P10" text:outline-level="1">
<text:span text:style-name="T4">
香港立法会议员：约150反送中运动被捕者获不起诉</text:span>
</text:h>
      <text:p text:style-name="P4">
Author: None</text:p>
      <text:p text:style-name="P4">
Publisher: Radio Free Asia (Organization)</text:p>
      <text:p text:style-name="P4">
Published Time: 2023-05-22T11:25:00-04:00</text:p>
      <text:p text:style-name="P4">
Modified Time: 2023-05-22T12:36:4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5" text:anchor-type="as-char" svg:width="6.9236in" svg:height="3.88615in" draw:z-index="0">
<draw:image xlink:href="../Images/rfamandarin/2023-05-22T11-25-00-04-00/000000.png" xlink:type="simple" xlink:show="embed" xlink:actuate="onLoad" draw:mime-type="image/png"/>
</draw:frame>
2019年6月9日，香港民间人权阵线举行反对修订《逃犯条例》的大游行，数以万计的市民上街参加。 美联社资料图片</text:p>
      <text:p text:style-name="P4">
有超过6000人因参与香港反送中运动被捕而未被检控，持续关注反送中运动被捕人士情况的香港立法会议员张欣宇透露，先后有约150名被捕人士表示，已接获警方通知暂不作起诉或结案。</text:p>
      <text:p text:style-name="P4">
张欣宇告诉香港媒体香港01，这些人陆续于今年2月至5月期间收到香港警方透过电邮、口头以及致电通知不作起诉及结案，但部分当事人是自行询问警方，才获悉不作起诉，他们主要涉及非法集结、公众地方行为不检等罪行。张欣宇说，相信当局整体的检视程序已到尾声。</text:p>
      <text:p text:style-name="P4">
香港警务处处长萧泽颐在今年1月曾表示，警方会争取在今年2月内公布如何处理“反送中”运动中被捕但未被检控的人，当中约900名是涉及包围理工大学案件的被捕者，并将清楚交代警方会“检控”、“继续调查”，还是“销案”。</text:p>
      <text:p text:style-name="P4">
不过香港01指，后来有消息指出，由于涉及人数众多，而情况较为复杂，警方需更长时间处理。</text:p>
      <text:p text:style-name="P4">
责编：陈品洁</text:p>
      <text:p text:style-name="P4">
Source: <text:a xlink:type="simple" xlink:href="https://www.rfa.org/mandarin/Xinwen/3-05222023112228.html" text:style-name="Internet_20_link" text:visited-style-name="Visited_20_Internet_20_Link">
https://www.rfa.org/mandarin/Xinwen/3-05222023112228.html</text:a>
</text:p>
      <!--NEWS-->
      <text:h text:style-name="P10" text:outline-level="1">
<text:span text:style-name="T4">
世卫总干事：全球卫生安全模式必须实现典范转移</text:span>
</text:h>
      <text:p text:style-name="P4">
Author: 联合早报 (Person)</text:p>
      <text:p text:style-name="P4">
Publisher: 联合早报 (Organization)</text:p>
      <text:p text:style-name="P4">
Published Time: 2023-05-22T11:28</text:p>
      <text:p text:style-name="P4">
Modified Time: 2023-05-22T11:28</text:p>
      <text:p text:style-name="P4">
Description: 世界卫生组织（WHO）总干事谭德塞说，在冠病危机之后，世卫成员国正在磋商的大流行病协议，必须是一项对全球卫生安全做法做出激烈改变的“历史性协议”。法新社报道，世卫年度大会星期天（5...</text:p>
      <text:p text:style-name="P4">
Videos: []</text:p>
      <text:p text:style-name="P4">
Audios: []</text:p>
      <text:p text:style-name="P4">
Images: []</text:p>
      <text:p text:style-name="P4">
Type: NewsArticle</text:p>
      <text:p text:style-name="P4">
Breadcrumbs: ['即时', '国际']</text:p>
      <text:p text:style-name="P4">
Keywords: ['世界卫生组织', '谭德塞', '大流行病']</text:p>
      <!--METADATA-->
      <text:p text:style-name="P4">
世界卫生组织（WHO）总干事谭德塞说，在冠病危机之后，世卫成员国正在磋商的大流行病协议，必须是一项对全球卫生安全做法做出激烈改变的“历史性协议”。</text:p>
      <text:p text:style-name="P4">
法新社报道，世卫年度大会星期天（5月21日）在日内瓦开幕，谭德塞致开幕词时说：“我们再也不能像过去那样得过且过了。”</text:p>
      <text:p text:style-name="P4">
谭德塞在这个为期10天的大会上说：“世卫成员国现在正在谈判的大流行病协议，必须是一项历史性协议，以实现全球卫生安全模式的典范转移（paradigmshift，又称范式转移），认识到我们所有人的命运是交织在一起的。”</text:p>
      <text:p text:style-name="P4">
世卫成员国已开始就一项国际协议进行磋商，以确保全球为下一场大流行病做好更充分的防疫准备，他们的目标是在明年5月的下届世界卫生大会（WHA）时达成协议。</text:p>
      <text:p text:style-name="P4">
世卫5月5日宣布，冠病已不再构成国际关注的突发公共卫生事件（PHEIC），但谭德塞星期天强调，冠病依然致命，且依然在变异，人们一定要持续关注冠病。</text:p>
      <text:p text:style-name="P4">
Source: <text:a xlink:type="simple" xlink:href="https://www.zaobao.com.sg/realtime/world/story20230522-1397000" text:style-name="Internet_20_link" text:visited-style-name="Visited_20_Internet_20_Link">
https://www.zaobao.com.sg/realtime/world/story20230522-1397000</text:a>
</text:p>
      <!--NEWS-->
      <text:h text:style-name="P10" text:outline-level="1">
<text:span text:style-name="T4">
美国举债上限协商前 亚洲股市多收高</text:span>
</text:h>
      <text:p text:style-name="P4">
Publisher: 法新社</text:p>
      <text:p text:style-name="P4">
Published Time: 2023-05-22T11:32:06+00:00</text:p>
      <text:p text:style-name="P4">
Modified Time: 2023-05-22T11:20:05+00:00</text:p>
      <text:p text:style-name="P4">
Description: （法新社香港22日电） 美国总统拜登与国会领袖即将对举债上限进行协商，民主共和两党仍意见分歧，但也相信双方能达成协议，避免灾难性的债务违约。在举债上限协商前，亚洲股市今天大多收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3.617581in" draw:z-index="0">
<draw:image xlink:href="../Images/rficn/2023-05-22T11-32-06-00-00/000000.png" xlink:type="simple" xlink:show="embed" xlink:actuate="onLoad" draw:mime-type="image/png"/>
</draw:frame>
</text:p>
      <text:p text:style-name="P4">
法新社报导，拜登在七大工业国集团（G7）广岛峰会结束后回国，今天将在白宫与共和党籍众议院议长麦卡锡（KevinMcCarthy）针对举债上限进行协商。美国财政部长叶伦（Janet Yellen）警告，美国政府可能最快在6月1日就耗尽现金。</text:p>
      <text:p text:style-name="P4">
但各界普遍预期，美国两党终将达成协议。拜登先前坚称他不会屈服于削减开支的要求，指称那些要求「坦白说，令人难以接受」，并称「对方该是跳脱他们极端立场的时候了」。</text:p>
      <text:p text:style-name="P4">
麦卡锡先前曾表示，他的立场仍未改变。他曾推文说：「华盛顿不能继续花我们没有的钱来牺牲后代子孙。」然而，他在与拜登通话后告诉记者：「我相信这是富有成效的通话。」</text:p>
      <text:p text:style-name="P4">
SPI资产管理公司（SPI Asset Managemen）分析师殷尼斯（StephenInnes）指出：「看起来很有可能在6月初之前达成全面协议，但确切时间很难预测。」</text:p>
      <text:p text:style-name="P4">
此外，市场情绪受到提振，也因为咸信美国联邦准备理事会（Fed）下次会议将维持利率不变，以及拜登称中美关系应该「很快」可以开始解冻。</text:p>
      <text:p text:style-name="P4">
东京股市日经225指数上扬0.9%，收31086.82点，创33年新高；香港恒生指数扬升1.2%，收19678.17点；上海证券交易所综合股价指数上涨0.4%，收3296.47点。</text:p>
      <text:p text:style-name="P4">
首尔、新加坡、孟买、台北、雅加达及曼谷股市也收高，但雪梨、马尼拉及威灵顿股市收跌。</text:p>
      <text:p text:style-name="P4">
Source: <text:a xlink:type="simple" xlink:href="https://www.rfi.fr/cn/%E8%B4%A2%E7%BB%8F%E5%BF%AB%E8%AE%AF/20230522-%E7%BE%8E%E5%9B%BD%E4%B8%BE%E5%80%BA%E4%B8%8A%E9%99%90%E5%8D%8F%E5%95%86%E5%89%8D-%E4%BA%9A%E6%B4%B2%E8%82%A1%E5%B8%82%E5%A4%9A%E6%94%B6%E9%AB%98" text:style-name="Internet_20_link" text:visited-style-name="Visited_20_Internet_20_Link">
https://www.rfi.fr/cn/%E8%B4%A2%E7%BB%8F%E5%BF%AB%E8%AE%AF/20230522-%E7%BE%8E%E5%9B%BD%E4%B8%BE%E5%80%BA%E4%B8%8A%E9%99%90%E5%8D%8F%E5%95%86%E5%89%8D-%E4%BA%9A%E6%B4%B2%E8%82%A1%E5%B8%82%E5%A4%9A%E6%94%B6%E9%AB%98</text:a>
</text:p>
      <!--NEWS-->
      <text:h text:style-name="P10" text:outline-level="1">
<text:span text:style-name="T4">
瓦格纳佣兵：6/1前退出巴赫姆特 掌控权交俄军</text:span>
</text:h>
      <text:p text:style-name="P4">
Publisher: 法新社</text:p>
      <text:p text:style-name="P4">
Published Time: 2023-05-22T11:32:07+00:00</text:p>
      <text:p text:style-name="P4">
Modified Time: 2023-05-22T11:20:06+00:00</text:p>
      <text:p text:style-name="P4">
Description: （法新社莫斯科22日电） 俄罗斯佣兵组织瓦格纳集团首领今天表示，瓦格纳战士将在6月1日前退出乌克兰东部城镇巴赫姆特，把掌控权交给俄国军队。瓦格纳先前宣称完全掌控巴赫姆特，乌方否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3.617581in" draw:z-index="0">
<draw:image xlink:href="../Images/rficn/2023-05-22T11-32-07-00-00/000000.png" xlink:type="simple" xlink:show="embed" xlink:actuate="onLoad" draw:mime-type="image/png"/>
</draw:frame>
</text:p>
      <text:p text:style-name="P4">
瓦格纳（Wagner）和俄军都宣称已经拿下巴赫姆特（Bakhmut），但遭到基辅当局否认，称仍在这个城市顽强战斗。</text:p>
      <text:p text:style-name="P4">
乌克兰坚称，乌军依旧掌控巴赫姆特一个区域，双方仍在持续战斗。</text:p>
      <text:p text:style-name="P4">
乌克兰国防部副部长马里亚尔（Ganna Malyar）表示，「战斗仍在持续」，双方「仍在持续抢夺北侧和南侧郊区的高地」。</text:p>
      <text:p text:style-name="P4">
瓦格纳集团首脑普里格津（YevgenyPrigozhin）在社群平台Telegram发布的语音讯息中说：「瓦格纳将在5月25日至6月1日之间离开阿特莫夫斯克（Artemovsk，即巴赫姆特）」。</text:p>
      <text:p text:style-name="P4">
普里格津表示，瓦格纳集团已在巴赫姆特的西郊建立「防御阵线」，之后将把控制权移交给俄军。</text:p>
      <text:p text:style-name="P4">
他还说：「如果（俄国）国防部人手不足，我们有数以千计将士。」普里格津近来和俄国军方领导层愈来愈常爆发公开冲突。</text:p>
      <text:p text:style-name="P4">
他先前批评俄国国防部长萧依古（Sergei Shoigu）和俄军参谋总长吉拉西莫夫（Valery Gerasimov）无能，导致俄军在乌克兰战场损失惨重。</text:p>
      <text:p text:style-name="P4">
瓦格纳集团带头进攻巴赫姆特，使普里格津在俄乌战争的影响力大举上升。</text:p>
      <text:p text:style-name="P4">
他20日发布一段在城市废墟前拍摄的影片，声称巴赫姆特已经落入他的战士手中。他当时说瓦格纳会在5月25日之前撤出巴赫姆特。</text:p>
      <text:p text:style-name="P4">
俄罗斯总统蒲亭（Vladimir Putin）恭喜瓦格纳和俄军夺下胜利；但乌克兰总统泽伦斯基昨天在七大工业国集团（G7）峰会说，巴赫姆特并没有被俄国占领。</text:p>
      <text:p text:style-name="P4">
Source: <text:a xlink:type="simple" xlink:href="https://www.rfi.fr/cn/%E5%9B%BD%E9%99%85%E6%8A%A5%E9%81%93/20230522-%E7%93%A6%E6%A0%BC%E7%BA%B3%E4%BD%A3%E5%85%B5-6-1%E5%89%8D%E9%80%80%E5%87%BA%E5%B7%B4%E8%B5%AB%E5%A7%86%E7%89%B9-%E6%8E%8C%E6%8E%A7%E6%9D%83%E4%BA%A4%E4%BF%84%E5%86%9B" text:style-name="Internet_20_link" text:visited-style-name="Visited_20_Internet_20_Link">
https://www.rfi.fr/cn/%E5%9B%BD%E9%99%85%E6%8A%A5%E9%81%93/20230522-%E7%93%A6%E6%A0%BC%E7%BA%B3%E4%BD%A3%E5%85%B5-6-1%E5%89%8D%E9%80%80%E5%87%BA%E5%B7%B4%E8%B5%AB%E5%A7%86%E7%89%B9-%E6%8E%8C%E6%8E%A7%E6%9D%83%E4%BA%A4%E4%BF%84%E5%86%9B</text:a>
</text:p>
      <!--NEWS-->
      <text:h text:style-name="P10" text:outline-level="1">
<text:span text:style-name="T4">
各国在德投资:  美国蝉联榜首 中国排名下滑</text:span>
</text:h>
      <text:p text:style-name="P4">
Author: None (Language: zh)</text:p>
      <text:p text:style-name="P4">
Publisher: None</text:p>
      <text:p text:style-name="P4">
Time: 2023-05-22T11:42:00Z</text:p>
      <text:p text:style-name="P4">
Description: 据德国联邦外贸与投资署统计，尽管有战争和能源危机的影响，2022年外国企业在德国投资项目数量仍保持稳定，总投资额大幅增长。其中美国仍然是投资最多的国家，瑞士和英国分列第二第三，中国则滑落到第四名。来自中国的投资项目数量跌至2014年以来的最低水平。</text:p>
      <text:p text:style-name="P4">
Videos: []</text:p>
      <text:p text:style-name="P4">
Images: ["<text:a xlink:type="simple" xlink:href="https://static.dw.com/image/65439935_303.jpg" text:style-name="Internet_20_link" text:visited-style-name="Visited_20_Internet_20_Link">
65439935_303.jpg</text:a>
"]</text:p>
      <text:p text:style-name="P4">
Subject: 经济纵横</text:p>
      <text:p text:style-name="P4">
Subjects: ['奥巴马', '欧债危机', '欧盟', '岛屿主权争端', '专题报道：全景观看“习马会”', '德国', '能源转型', '中国', '留学德国', '中共十九大']</text:p>
      <text:p text:style-name="P4">
Keywords: ['德国', '投资', '在德投资', '美国', '中国', '经贸', '德国经济', '外国投资', '英特尔', '半导体', '可再生能源', '区位优势']</text:p>
      <text:p text:style-name="P4">
ID: 65697529</text:p>
      <!--METADATA-->
      <text:p text:style-name="P4">
<text:a xlink:type="simple" xlink:href="https://www.dw.com/zh/overlay/image/article/65697529/65439935" text:style-name="Internet_20_link" text:visited-style-name="Visited_20_Internet_20_Link">
 <draw:frame draw:style-name="fr1" draw:name="Image118" text:anchor-type="as-char" svg:width="6.9236in" svg:height="3.896998in" draw:z-index="0">
<draw:image xlink:href="../Images/dwzh/2023-05-22T11-42-00Z/65439935_303.jpg" xlink:type="simple" xlink:show="embed" xlink:actuate="onLoad" draw:mime-type="image/jpeg"/>
</draw:frame>
</text:a>
</text:p>
      <text:p text:style-name="P4">
外国已宣布的新增在德投资总额达到250亿美元，其中一大部分来自美国半导体加工企业英特尔（Intel）</text:p>
      <text:p text:style-name="P4">
（德国之声中文网）尽管发生能源危机，德国所吸引的外国投资水平仍然得以保持稳定，这要归功于来自美国、英国和土耳其企业的浓厚兴趣。 <text:a xlink:type="simple" xlink:href="https://www.gtai.de/cn/invest" text:style-name="Internet_20_link" text:visited-style-name="Visited_20_Internet_20_Link">
</text:a>
，在过去一年里外国企业在德国新注册分支机构以及扩展现有业务的项目共有1783个。这虽然比2021年的总量减少23个，但是却比2020年多了101个。</text:p>
      <text:p text:style-name="P4">
联邦外贸与投资署总经理赫尔曼（RobertHermann）周一对路透社表示：“鉴于目前的不利情况——乌克兰战争、能源危机和疫情后遗症，能达到这样的水准已经是成功了。”</text:p>
      <text:p text:style-name="P4">
<text:a xlink:type="simple" xlink:href="https://www.dw.com/zh/zh/德国仍然对投资者具有吸引力/a-64235264" text:style-name="Internet_20_link" text:visited-style-name="Visited_20_Internet_20_Link">
 </text:a>
这也体现在外国企业加大对未来科技的投资上——比如半导体产业、电池制造和循环利用等产业。大约15%的国际企业都希望在德国设立生产线，或者进行研发工作。</text:p>
      <text:p text:style-name="P4">
在德国投资最多的国家仍然是美国，有279个投资项目都来自美企。“这是值得关注的现象，毕竟美国在出台所谓《通货膨胀削减法案》（InflationReduction Act）之后，对本土投资进行了大力扶植”，赫尔曼指出。</text:p>
      <text:p text:style-name="P4">
排名第二和第三的是瑞士和英国，分别有208和170个投资项目。“这两个国家都不属于欧盟，但是都希望在欧盟市场立足，也经常选择德国作为落脚点。”</text:p>
      <text:p text:style-name="P4">
<text:a xlink:type="simple" xlink:href="https://www.dw.com/zh/zh/中资在欧洲投资总体大幅退潮/a-47791396" text:style-name="Internet_20_link" text:visited-style-name="Visited_20_Internet_20_Link">
 </text:a>
</text:p>
      <text:p text:style-name="P4">
“新冠疫情肯定对此造成了一定影响”，赫尔曼表示。在中国实行严格清零防疫政策期间，中德之间的商务旅行几乎无法进行，这给企业达成交易制造了困难，会导致项目进展延迟甚至受阻。</text:p>
      <text:p text:style-name="P4">
土耳其则以创纪录的139个投资项目跻身第五名。</text:p>
      <text:h text:style-name="P12" text:outline-level="3">
<text:span text:style-name="T4">
德国工业怎样依赖中国？</text:span>
</text:h>
      <text:h text:style-name="P12" text:outline-level="3">
<text:span text:style-name="T4">
德国优势与劣势</text:span>
</text:h>
      <text:p text:style-name="P4">
这些在德国的投资项目所创造的新就业岗位达到33500个，增幅达到10%左右。已宣布的新增投资总额达到250亿美元，其中一大部分来自美国半导体加工企业英特尔（Intel）。不过赫尔曼也指出，即使刨去这一桩投资，余下的总投资数额也还有80亿欧元，比2021年的水平多出10亿欧元。他说：“这是非常出色的数字。”</text:p>
      <text:p text:style-name="P4">
在招徕投资方面，可再生能源的使用渠道变得日益重要，比如风能和太阳能。</text:p>
      <text:p text:style-name="P4">
“不管是微软、苹果，还是规模小一些的数据中心运营商或者像Northvolt这样的电池制造商——可再生能源都是他们做出选择的一个重要理由”，德国联邦外贸与投资署的专家哈尔蒂希（AchimHartig）说， <text:a xlink:type="simple" xlink:href="https://www.dw.com/zh/zh/德国绿色能源比例创新高/a-51917232" text:style-name="Internet_20_link" text:visited-style-name="Visited_20_Internet_20_Link">
 </text:a>
2022年，德国可再生能源在能源消费总量中所占比例提高到了46%，到2030年，这一占比还将提高到至少80%。</text:p>
      <text:p text:style-name="P4">
相比之下，土地面积不足是德国的一个劣势。“厂区空间可用性是一个问题”，联邦外贸与投资署总经理赫尔曼指出，像英特尔或者特斯拉这样的大企业在德国投资，往往需要占地100公顷甚至更大的整块地皮，而这样的工业用地尤其在德国西部各州几乎已经找不到了。而专业技术人才的稀缺则并非阻止企业在德国投资的因素，“因为所有欧洲国家都有这个问题”，专家哈尔蒂希指出。</text:p>
      <text:p text:style-name="P4">
（路透社）</text:p>
      <text:p text:style-name="P4">
Source: <text:a xlink:type="simple" xlink:href="https://www.dw.com/zh/各国在德投资-美国蝉联榜首-中国排名下滑/a-65697529" text:style-name="Internet_20_link" text:visited-style-name="Visited_20_Internet_20_Link">
https://www.dw.com/zh/各国在德投资-美国蝉联榜首-中国排名下滑/a-65697529?maca=chi-rss-chi-all-1127-rdf</text:a>
</text:p>
      <!--NEWS-->
      <text:h text:style-name="P10" text:outline-level="1">
<text:span text:style-name="T4">
山东访民李淑莲女儿为母请愿要求赔偿</text:span>
</text:h>
      <text:p text:style-name="P4">
Author: None</text:p>
      <text:p text:style-name="P4">
Publisher: Radio Free Asia (Organization)</text:p>
      <text:p text:style-name="P4">
Published Time: 2023-05-22T11:46:00-04:00</text:p>
      <text:p text:style-name="P4">
Modified Time: 2023-05-22T12:58:49-04:00</text:p>
      <text:p text:style-name="P4">
Description: None</text:p>
      <text:p text:style-name="P4">
Videos: []</text:p>
      <text:p text:style-name="P4">
Audios: ["<text:a xlink:type="simple" xlink:href="https://www.rfa.org/mandarin/yataibaodao/renquanfazhi/gf-0522202308325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19" text:anchor-type="as-char" svg:width="6.9236in" svg:height="3.852648in" draw:z-index="0">
<draw:image xlink:href="../Images/rfamandarin/2023-05-22T11-46-00-04-00/000000.png" xlink:type="simple" xlink:show="embed" xlink:actuate="onLoad" draw:mime-type="image/png"/>
</draw:frame>
 身在日本的李宁（图）积极为母亲李淑莲伸冤。 <text:a xlink:type="simple" xlink:href="https://www.rfa.org/mandarin/yataibaodao/renquanfazhi/gf-05222023083252.html/@@images/image" text:style-name="Internet_20_link" text:visited-style-name="Visited_20_Internet_20_Link">
</text:a>
（李宁独家提供，拍摄日期不详）  <text:a xlink:type="simple" xlink:href="https://www.rfa.org/mandarin/yataibaodao/renquanfazhi/gf-05222023083252.html/@@stream" text:style-name="Internet_20_link" text:visited-style-name="Visited_20_Internet_20_Link">
</text:a>
</text:p>
      <text:p text:style-name="P4">
山东访民李淑莲多年前怀疑被殴打致死案余波未了。家属认为当年非法拘禁李淑莲的官员判刑过轻，加上一家人为了讨回公道付出了沉重代价，决意向当局追讨赔偿，案件下月1日开审。</text:p>
      <text:p text:style-name="P4">
<text:a xlink:type="simple" xlink:href="https://www.rfa.org/mandarin/yataibaodao/hc-05202022154126.html" text:style-name="Internet_20_link" text:visited-style-name="Visited_20_Internet_20_Link">
 <text:span text:style-name="T4">
为母惨死申冤的山东访民李宁赴日留学 她近况如何？</text:span>
 </text:a>
 <text:span text:style-name="T4">
<text:a xlink:type="simple" xlink:href="https://www.rfa.org/mandarin/yataibaodao/renquanfazhi/yf1-10202017094534.html" text:style-name="Internet_20_link" text:visited-style-name="Visited_20_Internet_20_Link">
 </text:a>
 </text:span>
  * <text:a xlink:type="simple" xlink:href="https://www.rfa.org/mandarin/Xinwen/6-12282018145347.html" text:style-name="Internet_20_link" text:visited-style-name="Visited_20_Internet_20_Link">
 <text:span text:style-name="T4">
山东访民李淑莲被殴致死案宣判 1人获释6人被轻判</text:span>
 </text:a>
  * <text:a xlink:type="simple" xlink:href="https://www.rfa.org/mandarin/yataibaodao/renquanfazhi/gf1-01122018105042.html" text:style-name="Internet_20_link" text:visited-style-name="Visited_20_Internet_20_Link">
 <text:span text:style-name="T4">
山东李宁为母上访被指扰乱公共秩序</text:span>
 </text:a>
</text:p>
      <text:p text:style-name="P4">
5月21日，中国留学生李宁独自在东京中国驻日本大使馆门外，为去世多年的母亲 <text:a xlink:type="simple" xlink:href="https://publish.twitter.com/" text:style-name="Internet_20_link" text:visited-style-name="Visited_20_Internet_20_Link">
</text:a>
。</text:p>
      <text:p text:style-name="P4">
李宁：“人的生命很短暂。任何时候都可能发生任何意外，但是我妈妈不是意外的死去，她是被人活活打死。”</text:p>
      <text:p text:style-name="P4">
2009年，李宁的母亲、访民李淑莲因为与当局发生房屋租赁纠纷赴京上访，被带回山东龙口后遭拘禁，同年10月死亡，身上有殴打和电击伤痕。当局声称李淑莲是上吊自杀，但家属却认为她是被殴打致死。</text:p>
      <text:p text:style-name="P4">
李宁：“我妈妈的臀部至少被打了130下，被人以电警棍以及沾水的毛巾抽打。他们又用脚踢，用所有一切你无法想象的手段殴打一个老年妇女。涉案的凶手还依然逍遥法外。”</text:p>
      <text:p text:style-name="P4">
2018年，六名涉案官员和保安被裁定非法拘禁罪成立，判刑四年半至八年不等。李宁认为判刑过轻。虽然涉案官员承认死因曾被改动，判决书却依然认定为自杀。</text:p>
      <text:p text:style-name="P4">
<draw:frame draw:style-name="fr1" draw:name="Image120" text:anchor-type="as-char" svg:width="6.9236in" svg:height="3.891238in" draw:z-index="0">
<draw:image xlink:href="../Images/rfamandarin/2023-05-22T11-46-00-04-00/000001.png" xlink:type="simple" xlink:show="embed" xlink:actuate="onLoad" draw:mime-type="image/png"/>
</draw:frame>
为了配合到中国大使馆请愿，李宁自制了宣传海报。（李宁独家提供，拍摄日期不详）  <text:a xlink:type="simple" xlink:href="https://www.rfa.org/mandarin/yataibaodao/renquanfazhi/gf-05222023083252.html/m0522gf-2.jpg" text:style-name="Internet_20_link" text:visited-style-name="Visited_20_Internet_20_Link">
</text:a>
</text:p>
      <text:p text:style-name="P4">
<text:span text:style-name="T4">
家属要求官媒公开道歉</text:span>
</text:p>
      <text:p text:style-name="P4">
李宁认为，母亲的死是中国政府、公安、法院等直接参与所导致，决意申请国家赔偿，并要求《人民日报》、《齐鲁晚报》、《中央电视台》等媒体公开道歉。6月1日，案件会在山东烟台牟平法院开审。李宁促请当局直播整个审讯过程。</text:p>
      <text:p text:style-name="P4">
李宁：“你既然能把人活活打死，那还怕什么呢？既然当初你们可以从北京派出所签手续，把我妈妈从北京抓回山东，然后集体决定殴打我母亲，你们现在有什么需要保密的？”</text:p>
      <text:p text:style-name="P4">
李宁对本台表示，期望透过这次索赔为其他受到当局不公对待的人开创先例。</text:p>
      <text:p text:style-name="P4">
李宁：“我用了10年的正常生活，全心全意的打官司。交通费、聘请律师的费用，所有的费用都是没有支持的，之前他们也是希望私底下解决这个事情，但是我认为，这不是钱能够摆平的。我希望能把事情公开化，也希望能保障其他受权力侵害的人，能透过程序拿到赔偿。”</text:p>
      <text:p text:style-name="P4">
李宁为了替母亲伸冤，曾长期奔波于北京和山东之间。李淑莲的妹妹李淑芬对李宁付出的代价，表示感概。</text:p>
      <text:p text:style-name="P4">
李淑芬：“本来她这10年可以做更有意义的事情。她严重透支了自己的健康。由于每一天都生活在恐惧当中，所以她的身体很不好。”</text:p>
      <text:p text:style-name="P4">
这次申请国家赔偿除了李宁之外，还有三名原告，分别是李淑莲的丈夫、父亲以及儿子。四人两年前曾向北京第一中级人民法院提起诉讼，当时法院不予立案。</text:p>
      <text:p text:style-name="P4">
记者：高锋 责编：许书婷 陈美华 嘉远 网编：瑞哲</text:p>
      <text:p text:style-name="P4">
Source: <text:a xlink:type="simple" xlink:href="https://www.rfa.org/mandarin/yataibaodao/renquanfazhi/gf-05222023083252.html" text:style-name="Internet_20_link" text:visited-style-name="Visited_20_Internet_20_Link">
https://www.rfa.org/mandarin/yataibaodao/renquanfazhi/gf-05222023083252.html</text:a>
</text:p>
      <!--NEWS-->
      <text:h text:style-name="P10" text:outline-level="1">
<text:span text:style-name="T4">
Meta涉违反欧盟资料规定 挨罚12亿欧元</text:span>
</text:h>
      <text:p text:style-name="P4">
Publisher: 法新社</text:p>
      <text:p text:style-name="P4">
Published Time: 2023-05-22T12:02:08+00:00</text:p>
      <text:p text:style-name="P4">
Modified Time: 2023-05-22T11:50:02+00:00</text:p>
      <text:p text:style-name="P4">
Description: （法新社都柏林22日电） 爱尔兰监管单位今天宣布，脸书（Facebook）母公司Meta将欧洲联盟（EU）用户资料转移至美国，违反法院之前的裁决，为此挨罚刷新纪录的12亿欧元（约新台币398亿元）。</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617581in" draw:z-index="0">
<draw:image xlink:href="../Images/rficn/2023-05-22T12-02-08-00-00/000000.png" xlink:type="simple" xlink:show="embed" xlink:actuate="onLoad" draw:mime-type="image/png"/>
</draw:frame>
</text:p>
      <text:p text:style-name="P4">
代表欧盟采取行动的爱尔兰资料保护委员会（Irish Data Protection Commission）说，欧洲资料保护委员会（European DataProtection Board, EDPB）已下令收取「总额12亿欧元的行政罚款」。</text:p>
      <text:p text:style-name="P4">
爱尔兰资料保护委员会自2020年起，着手调查Meta爱尔兰公司（MetaIreland）把个人资料从欧盟转移至美国的行为，结果发现，Meta并未处理欧洲联盟法院（Court of Justice of the EuropeanUnion）前次裁决发现的「资料主体基本权利与自由所面临的风险」。</text:p>
      <text:p text:style-name="P4">
欧洲联盟法院负责诠释欧盟法律，以确保各成员国用相同方式实施法律。</text:p>
      <text:p text:style-name="P4">
Meta回覆称，公司对于「被单独挑出来针对感到失望」，这项裁决「有缺陷和错误，并为无数其他公司创造一项危险先例」。</text:p>
      <text:p text:style-name="P4">
Meta全球事务总裁克莱格（Nick Clegg）和法务长纽斯特德（JenniferNewstead）在一篇部落格文章表示，公司有意上诉，且脸书在欧洲的运作未立即受到干扰。</text:p>
      <text:p text:style-name="P4">
他们还称：「美国透过最新改革，好跟欧洲规定同步，在这方面没有国家做的比美国更多。与此同时，（把资料）转移至中国等国家的作法，大致上仍未引起质疑。」</text:p>
      <text:p text:style-name="P4">
但欧洲资料保护委员会主席杰利尼克（Andrea Jelinek）说，Meta的侵权行为「非常严重」，且Meta「系统性、反覆、持续」转移资料。</text:p>
      <text:p text:style-name="P4">
她说：「这项空前罚款释出一项强烈讯息给各组织：严重侵权会有影响深远的后果。」</text:p>
      <text:p text:style-name="P4">
Source: <text:a xlink:type="simple" xlink:href="https://www.rfi.fr/cn/%E5%9B%BD%E9%99%85%E6%8A%A5%E9%81%93/20230522-meta%E6%B6%89%E8%BF%9D%E5%8F%8D%E6%AC%A7%E7%9B%9F%E8%B5%84%E6%96%99%E8%A7%84%E5%AE%9A-%E6%8C%A8%E7%BD%9A12%E4%BA%BF%E6%AC%A7%E5%85%83" text:style-name="Internet_20_link" text:visited-style-name="Visited_20_Internet_20_Link">
https://www.rfi.fr/cn/%E5%9B%BD%E9%99%85%E6%8A%A5%E9%81%93/20230522-meta%E6%B6%89%E8%BF%9D%E5%8F%8D%E6%AC%A7%E7%9B%9F%E8%B5%84%E6%96%99%E8%A7%84%E5%AE%9A-%E6%8C%A8%E7%BD%9A12%E4%BA%BF%E6%AC%A7%E5%85%83</text:a>
</text:p>
      <!--NEWS-->
      <text:h text:style-name="P10" text:outline-level="1">
<text:span text:style-name="T4">
G7要成功拉拢摇摆国家还得继续努力</text:span>
</text:h>
      <text:p text:style-name="P4">
Author: 联合早报 (Person)</text:p>
      <text:p text:style-name="P4">
Publisher: 联合早报 (Organization)</text:p>
      <text:p text:style-name="P4">
Published Time: 2023-05-22T12:12</text:p>
      <text:p text:style-name="P4">
Modified Time: 2023-05-22T12:12</text:p>
      <text:p text:style-name="P4">
Description: 彭博社的分析文章指出，周末落幕的七国集团（G7）峰会显示，美国及盟友要成功拉拢摇摆国家，还有许多工作得做，因为这些国家也是中国和俄罗斯极力拉拢的对象。此次峰会邀请了巴西总统卢拉、印...</text:p>
      <text:p text:style-name="P4">
Videos: []</text:p>
      <text:p text:style-name="P4">
Audios: []</text:p>
      <text:p text:style-name="P4">
Images: []</text:p>
      <text:p text:style-name="P4">
Type: NewsArticle</text:p>
      <text:p text:style-name="P4">
Breadcrumbs: ['即时', '国际']</text:p>
      <text:p text:style-name="P4">
Keywords: ['七国集团', '印度', '巴西', '印度尼西亚', '俄罗斯']</text:p>
      <!--METADATA-->
      <text:p text:style-name="P4">
彭博社的分析文章指出，周末落幕的七国集团（G7）峰会显示，美国及盟友要成功拉拢摇摆国家，还有许多工作得做，因为这些国家也是中国和俄罗斯极力拉拢的对象。</text:p>
      <text:p text:style-name="P4">
此次峰会邀请了巴西总统卢拉、印度总理莫迪和印度尼西亚总统佐科参加，但三人仅笼统地谈到和平的必要性，并不支持G7对乌克兰的看法。</text:p>
      <text:p text:style-name="P4">
乌克兰总统泽连斯基突然飞到日本广岛参加G7峰会，为他制造了与卢拉和莫迪一对一对话的机会。泽连斯基虽然在星期六（5月20日）与莫迪进行了双边会谈，但他并没有和卢拉见上一面。</text:p>
      <text:p text:style-name="P4">
巴西一名官员说，G7在战争中明显偏袒一方，实际上破坏了和平努力。</text:p>
      <text:p text:style-name="P4">
不过，英国一名高官认为，G7的努力是成功的。他说，期望印度或巴西突然开始制裁俄罗斯或向乌克兰运送武器，是不实际的。</text:p>
      <text:p text:style-name="P4">
美国国家安全顾问沙利文则说，用“施压”来形容总统拜登与卢拉、莫迪和其他领导人的互动是“用错词汇”了，美国的目的是强调这些国家在支持“主权和领土完整”的原则方面，可以扮演建设性的角色。</text:p>
      <text:p text:style-name="P4">
Source: <text:a xlink:type="simple" xlink:href="https://www.zaobao.com.sg/realtime/world/story20230522-1397003" text:style-name="Internet_20_link" text:visited-style-name="Visited_20_Internet_20_Link">
https://www.zaobao.com.sg/realtime/world/story20230522-1397003</text:a>
</text:p>
      <!--NEWS-->
      <text:h text:style-name="P10" text:outline-level="1">
<text:span text:style-name="T4">
三门峡教师抗议　中国工潮进入疫情后"新时代"？</text:span>
</text:h>
      <text:p text:style-name="P4">
Author: None</text:p>
      <text:p text:style-name="P4">
Publisher: Radio Free Asia (Organization)</text:p>
      <text:p text:style-name="P4">
Published Time: 2023-05-22T12:35:00-04:00</text:p>
      <text:p text:style-name="P4">
Modified Time: 2023-05-22T14:14: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4.857687in" draw:z-index="0">
<draw:image xlink:href="../Images/rfamandarin/2023-05-22T12-35-00-04-00/000000.png" xlink:type="simple" xlink:show="embed" xlink:actuate="onLoad" draw:mime-type="image/png"/>
</draw:frame>
河南三门峡数十名教师抗议无工资、无编制的消息，近日也在网络热传。 <text:a xlink:type="simple" xlink:href="https://www.rfa.org/mandarin/yataibaodao/renquanfazhi/kw-05222023105155.html/@@images/image" text:style-name="Internet_20_link" text:visited-style-name="Visited_20_Internet_20_Link">
</text:a>
微博</text:p>
      <text:p text:style-name="P4">
三年疫情重创中国经济，劳工权益问题也日趋突出。根据劳工组织统计，中国今年至少已爆发一百三十起工潮，达到2022年全年的三倍多。同时，河南三门峡数十名教师抗议无工资、无编制的消息，近日也在网络热传。有专家指出，中国正在进入疫情后的工潮"新时代"。</text:p>
      <ul>
        <li>
<text:span text:style-name="T4">
<text:a xlink:type="simple" xlink:href="https://www.rfa.org/mandarin/yataibaodao/jingmao/gt-05122023022803.html" text:style-name="Internet_20_link" text:visited-style-name="Visited_20_Internet_20_Link">
 </text:a>
 </text:span>
  * <text:a xlink:type="simple" xlink:href="https://www.rfa.org/mandarin/ytbdzhuantixilie/minyi/wy-02202023131912.html" text:style-name="Internet_20_link" text:visited-style-name="Visited_20_Internet_20_Link">
 <text:span text:style-name="T4">
疫情后的中国变局：民意在嬗变</text:span>
 </text:a>
</li>
      </ul>
      <text:p text:style-name="P4">
5月17日，福建厦门市一家空气清新机工厂的工人因欠薪问题爆发示威。这是本月发生的近 30 起工人抗议活动之一。</text:p>
      <text:p text:style-name="P4">
伴随中国放弃疫情清零措施和工厂重新开工，全国各地的罢工数量也在以惊人的速度飙升。据总部位于香港的非政府组织“中国劳工通讯 (CLB)”统计的数据，今年前五个月，中国至少已发生了 130 起工厂罢工事件，是 2022年全年的三倍多。该组织还估计，这大约只占中国所有集体劳工诉讼事件的5%-10%。</text:p>
      <text:p text:style-name="P4">
英国《卫报》也指出，中国工潮多属小规模，由于没有任何官方统计数据，“中国劳工通讯”的统计为中国正在发生的罢工事件勾勒出轮廓。</text:p>
      <text:p text:style-name="P4">
目前，美中之间政治关系不断恶化，这也反映在经济当中。中国官方对 3,000 家工厂进行的月度调查显示，4 月份，包括新订单和价格在内的所有 13项经济活动指标均出现下降。同时，4月份“规模以上工业增加值”按年仅增5.6%，远低于市场预期的10.6%增幅。</text:p>
      <text:p text:style-name="P4">
导致中国大多数罢工事件的根本原因是钱。由于资金短缺，许多工厂采取了不付或拖欠工人工资的做法，甚至还想方设法解雇工人而不支付遣散费，或将工作岗位迁到工人无法前往的地方。</text:p>
      <text:p text:style-name="P4">
《卫报》引述纽约康奈尔大学劳资关系学院教授埃利·弗里德曼 (Eli Friedman) 表示，中国今年似乎正在进入“后疫情”工厂罢工的“新时代”。</text:p>
      <text:p text:style-name="P4">
讽刺的是，中共号称代表工人阶级，却不容许独立工会的存在、运作。中国的所有工人都有权加入工会，但却必须隶属于中华全国总工会这一官方机构。美国加州大学尔湾分校历史系教授华志坚（JeffreyWasserstrom）也指出：“这和一个拥护消费主义的共产主义制度一样，具有讽刺意味。”</text:p>
      <text:p text:style-name="P4">
除了工人罢工，中国的事业单位也频频爆发讨薪事件。近日，一份河南省三门峡市34名教师的集体绝食抗议书和相关照片在网络热传。根据抗议书，这些教师均在2019年8月参加了三门峡市直属学校的教师招聘考试，并通过完整的考试程序，公示合格后被录取为市直公办编制教师。4年来，这些教师均认真履行教师工作，但编制至今没有落实，就连劳动合同也没有，工资、社保、医保、公积金也都没有。</text:p>
      <text:p text:style-name="Quotations">

<text:p text:style-name="P4">
网友投稿  &gt;
  5月15日，河南省三门峡市  &gt;
  34名教师宣布绝食抗议。  &gt;
  理由是四年来每天高强度工作，但是至今编制没有落实，没有合同没有工资没有社保没有公积金，多次向主管部门反映未果。 <text:a xlink:type="simple" xlink:href="https://t.co/InFkDkTMfQ" text:style-name="Internet_20_link" text:visited-style-name="Visited_20_Internet_20_Link">
&gt;
 </text:a>
&gt;
&gt;
 — 李老师不是你老师 (@whyyoutouzhele) <text:a xlink:type="simple" xlink:href="https://twitter.com/whyyoutouzhele/status/1660279998685519872" text:style-name="Internet_20_link" text:visited-style-name="Visited_20_Internet_20_Link">
&gt;
 </text:a>
</text:p>

</text:p>
      <text:p text:style-name="P4">
消息引发舆论广泛关注。5月22日，三门峡市教育局就此事发布情况通报称，市教育局“第一时间”做好“政策解读工作”，“教师当晚全部返回”,“目前，34名教师全部在岗”。通报还说，教师工资在学校转公办后，“由财政逐月发放”；关于教师编制问题，“相关部门已按程序全力推进”。</text:p>
      <text:p text:style-name="P4">
但三门峡教育局的值班室工作人员则告诉“红星新闻”，目前34名教师的编制和相关待遇问题还在解决当中，相关手续正在推进，其他情况不便透露。</text:p>
      <text:p text:style-name="P4">
记者：凯迪 责编：何平 网编：瑞哲</text:p>
      <text:p text:style-name="P4">
Source: <text:a xlink:type="simple" xlink:href="https://www.rfa.org/mandarin/yataibaodao/renquanfazhi/kw-05222023105155.html" text:style-name="Internet_20_link" text:visited-style-name="Visited_20_Internet_20_Link">
https://www.rfa.org/mandarin/yataibaodao/renquanfazhi/kw-05222023105155.html</text:a>
</text:p>
      <!--NEWS-->
      <text:h text:style-name="P10" text:outline-level="1">
<text:span text:style-name="T4">
摩尔多瓦民众走上街头参加亲西方集会</text:span>
</text:h>
      <text:p text:style-name="P4">
Author: None (Language: zh)</text:p>
      <text:p text:style-name="P4">
Publisher: None</text:p>
      <text:p text:style-name="P4">
Time: 2023-05-22T12:43:00Z</text:p>
      <text:p text:style-name="P4">
Description: 成千上万的摩尔多瓦民众上周末在首都基希讷乌参加“欧洲的摩尔多瓦”集会活动。该国亲西方的总统桑杜在集会上表示，摩尔多瓦要在2030年成为欧盟的一员。她同时指责俄罗斯试图阻止摩尔多瓦加入欧盟。</text:p>
      <text:p text:style-name="P4">
Videos: []</text:p>
      <text:p text:style-name="P4">
Images: ["<text:a xlink:type="simple" xlink:href="https://static.dw.com/image/65691498_303.jpg" text:style-name="Internet_20_link" text:visited-style-name="Visited_20_Internet_20_Link">
65691498_303.jpg</text:a>
", "<text:a xlink:type="simple" xlink:href="https://static.dw.com/image/65691474_401.jpg" text:style-name="Internet_20_link" text:visited-style-name="Visited_20_Internet_20_Link">
65691474_401.jpg</text:a>
"]</text:p>
      <text:p text:style-name="P4">
Subject: 时政风云</text:p>
      <text:p text:style-name="P4">
Subjects: ['希腊债务危机', '欧债危机', '俄罗斯', '欧盟', '乌克兰', '诺贝尔奖', '欧洲难民危机', '欧洲', '普京', '俄罗斯入侵乌克兰']</text:p>
      <text:p text:style-name="P4">
Keywords: ['摩尔多瓦', '欧盟', '乌克兰', '俄罗斯']</text:p>
      <text:p text:style-name="P4">
ID: 65698985</text:p>
      <!--METADATA-->
      <text:p text:style-name="P4">
<text:a xlink:type="simple" xlink:href="https://www.dw.com/zh/overlay/image/article/65698985/65691498" text:style-name="Internet_20_link" text:visited-style-name="Visited_20_Internet_20_Link">
 <draw:frame draw:style-name="fr1" draw:name="Image123" text:anchor-type="as-char" svg:width="6.9236in" svg:height="3.896998in" draw:z-index="0">
<draw:image xlink:href="../Images/dwzh/2023-05-22T12-43-00Z/65691498_303.jpg" xlink:type="simple" xlink:show="embed" xlink:actuate="onLoad" draw:mime-type="image/jpeg"/>
</draw:frame>
</text:a>
</text:p>
      <text:p text:style-name="P4">
民众参加支持桑杜政府的集会。</text:p>
      <text:p text:style-name="P4">
（德国之声中文网）上周日（5月21日）成千上万的民众聚集在摩尔多瓦首都基希讷乌参加支持该国政府的集会。</text:p>
      <text:p text:style-name="P4">
摩尔多瓦曾为前苏联加盟国，与乌克兰接壤，同时也是欧洲最贫穷的国家之一。这个面积微小的国家 <text:a xlink:type="simple" xlink:href="https://www.dw.com/zh/zh/烏克蘭摩爾多瓦成歐盟候選國-澤連斯基稱歷史時刻/a-62242379" text:style-name="Internet_20_link" text:visited-style-name="Visited_20_Internet_20_Link">
</text:a>
 。</text:p>
      <text:p text:style-name="P4">
摩尔多瓦现政府采取的是亲西方的道路。总统桑杜（Maia Sandu）指责俄罗斯支持反政府抗议活动以阻止摩尔多瓦加入欧盟。</text:p>
      <text:p text:style-name="P4">
警方称，周日参加游行活动的人员超过75000人。</text:p>
      <text:h text:style-name="P12" text:outline-level="3">
<text:span text:style-name="T4">
摩尔多瓦希望2030年可以成为欧盟成员国</text:span>
</text:h>
      <text:p text:style-name="P4">
桑杜在集会上说：“摩尔多瓦不想被俄罗斯讹诈。”</text:p>
      <text:p text:style-name="P4">
她说：“我们不想再处于欧洲的边缘。”她发誓，摩尔多瓦要在2030年成为 <text:a xlink:type="simple" xlink:href="https://www.dw.com/zh/zh/格鲁吉亚摩尔多瓦和乌克兰的欧盟情结/a-18542740" text:style-name="Internet_20_link" text:visited-style-name="Visited_20_Internet_20_Link">
</text:a>
 。</text:p>
      <text:p text:style-name="P4">
桑杜说：“我们来大声地、自信地、骄傲地说，摩尔多瓦人是欧洲人！”</text:p>
      <text:p text:style-name="P4">
“这是我们的人民生活在和平与繁荣中的机会，”她补充说，虽然满足加入欧盟的必要条件是一条“需要付出巨大努力的道路”，但这并不是“唯一一条道路”。</text:p>
      <text:p text:style-name="P4">
<draw:frame draw:style-name="fr1" draw:name="Image124" text:anchor-type="as-char" svg:width="6.9236in" svg:height="3.896998in" draw:z-index="0">
<draw:image xlink:href="../Images/dwzh/2023-05-22T12-43-00Z/65691474_401.jpg" xlink:type="simple" xlink:show="embed" xlink:actuate="onLoad" draw:mime-type="image/jpeg"/>
</draw:frame>
</text:p>
      <text:p text:style-name="P4">
欧洲议会议长梅措拉在集会上发言支持摩尔多瓦加入欧盟。</text:p>
      <text:p text:style-name="P4">
欧洲议会议长梅措拉（Roberta Metsola）也在集会上发言说，欧盟将“张开双臂，敞开心扉”欢迎摩尔多瓦。她还说，摩尔多瓦“已经为欧洲一体化做好准备”。</text:p>
      <text:p text:style-name="P4">
她说：“这是一件关于我们双方的事。你们把摩尔多瓦带进欧洲，你们会让欧洲变得更强大。”</text:p>
      <text:h text:style-name="P12" text:outline-level="3">
<text:span text:style-name="T4">
在野党的抗议活动</text:span>
</text:h>
      <text:p text:style-name="P4">
支持政府的民众在举行集会的同时，流亡海外亲俄罗斯的在野党领导人绍尔（IlanShor）通过视频连线的方式告诉参加反政府抗议活动的支持者们，他将就摩尔多瓦的外交政策推动一项公投。</text:p>
      <text:p text:style-name="P4">
乌克兰战争爆发以来，绍尔的支持者们已经举行了多次抗议活动。</text:p>
      <text:p text:style-name="P4">
上个月，绍尔被缺席判处15年监禁。他被认定2014年参与从摩尔多瓦银行盗窃10亿美元。</text:p>
      <text:p text:style-name="P4">
(路透社、法新社)</text:p>
      <text:p text:style-name="P4">
Source: <text:a xlink:type="simple" xlink:href="https://www.dw.com/zh/摩尔多瓦民众走上街头参加亲西方集会/a-65698985" text:style-name="Internet_20_link" text:visited-style-name="Visited_20_Internet_20_Link">
https://www.dw.com/zh/摩尔多瓦民众走上街头参加亲西方集会/a-65698985?maca=chi-rss-chi-all-1127-rdf</text:a>
</text:p>
      <!--NEWS-->
      <text:h text:style-name="P10" text:outline-level="1">
<text:span text:style-name="T4">
巴赫穆特血腥争夺战 泽连斯基将其与广岛核爆对比</text:span>
</text:h>
      <text:p text:style-name="P4">
Author: chinese@voanews.com (美国之音)</text:p>
      <text:p text:style-name="P4">
Publisher: 美国之音中文网 (Type: NewsMediaOrganization)</text:p>
      <text:p text:style-name="P4">
Published Time: 2023-05-22T12:52:42+08:00</text:p>
      <text:p text:style-name="P4">
Modified Time: 2023-05-22 09:11:27Z</text:p>
      <text:p text:style-name="P4">
Description: 乌克兰总统泽连斯基在日本广岛举行的七国集团（G7）峰会结束时表示，俄罗斯军队摧毁乌克兰城市巴赫穆特，让人想起二战末期的广岛原子弹爆炸。</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us-russia-ukraine-2nd-upd-20230521/7103400.html" text:style-name="Internet_20_link" text:visited-style-name="Visited_20_Internet_20_Link">
https://www.voachinese.com/a/us-russia-ukraine-2nd-upd-20230521/7103400.html</text:a>
</text:p>
      <!--NEWS-->
      <text:h text:style-name="P10" text:outline-level="1">
<text:span text:style-name="T4">
温哥华街头办香港抗争展　不同族裔共抗极权暴政</text:span>
</text:h>
      <text:p text:style-name="P4">
Author: None</text:p>
      <text:p text:style-name="P4">
Publisher: Radio Free Asia (Organization)</text:p>
      <text:p text:style-name="P4">
Published Time: 2023-05-22T12:53:00-04:00</text:p>
      <text:p text:style-name="P4">
Modified Time: 2023-05-22T14:13:36-04:00</text:p>
      <text:p text:style-name="P4">
Description: None</text:p>
      <text:p text:style-name="P4">
Videos: []</text:p>
      <text:p text:style-name="P4">
Audios: ["<text:a xlink:type="simple" xlink:href="https://www.rfa.org/mandarin/yataibaodao/gangtai/lf-05222023125040.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25" text:anchor-type="as-char" svg:width="6.9236in" svg:height="5.1927in" draw:z-index="0">
<draw:image xlink:href="../Images/rfamandarin/2023-05-22T12-53-00-04-00/000000.png" xlink:type="simple" xlink:show="embed" xlink:actuate="onLoad" draw:mime-type="image/png"/>
</draw:frame>
“香港抗争展”中有设立雨伞阵，提醒民众勿忘初心，追忆当时反送中运动抗争中有无数悲痛的故事。 <text:a xlink:type="simple" xlink:href="https://www.rfa.org/mandarin/yataibaodao/gangtai/lf-05222023125040.html/@@images/image" text:style-name="Internet_20_link" text:visited-style-name="Visited_20_Internet_20_Link">
</text:a>
记者柳飞拍摄  <text:a xlink:type="simple" xlink:href="https://www.rfa.org/mandarin/yataibaodao/gangtai/lf-05222023125040.html/@@stream" text:style-name="Internet_20_link" text:visited-style-name="Visited_20_Internet_20_Link">
</text:a>
</text:p>
      <text:p text:style-name="P4">
周末的温哥华市中心美术馆广场上同时有香港、乌克兰和伊朗社区举办对抗极权的集会活动，其中"温哥华手足"举办的"勿忘初心香港抗争展"吸引众人关注。国会议员关慧贞也到场支持，她提醒加拿大人勿忘历史教训，要同心保护民主制度。</text:p>
      <ul>
        <li>
<text:span text:style-name="T4">
<text:a xlink:type="simple" xlink:href="https://www.rfa.org/mandarin/yataibaodao/gangtai/lf-02072023121531.html" text:style-name="Internet_20_link" text:visited-style-name="Visited_20_Internet_20_Link">
 </text:a>
 </text:span>
  * <text:span text:style-name="T4">
<text:a xlink:type="simple" xlink:href="https://www.rfa.org/mandarin/yataibaodao/gangtai/lf-02062023131922.html" text:style-name="Internet_20_link" text:visited-style-name="Visited_20_Internet_20_Link">
 </text:a>
 </text:span>
</li>
      </ul>
      <text:p text:style-name="P4">
抗议极权暴政的声浪在温哥华美术馆前此起彼落，香港、乌克兰和伊朗社区不约而同在周六举办集会活动，透过大型看板、各种摊位或是艺术装置等多种方式，让来往人群认识中国、俄罗斯和伊朗政府对人民所造成的伤害。</text:p>
      <text:p text:style-name="P4">
“温哥华手足”等数十名义工费尽心思筹办的“勿忘初心香港抗争展”，其中包括巨大看板上列出目前被香港当局关押的政治犯名字，提醒世人勿忘他们的牺牲奉献；连侬牆上贴着许多人送上的隻字片语祝福；还有设立了雨伞阵，让人追忆起当时香港人是如何躲避警察的催泪弹和橡胶子弹。</text:p>
      <text:p text:style-name="P4">
展览活动负责人泰柏说，很多人都主动走过来关心香港情况，也分享他们对中共渗透加拿大的忧虑。加拿大不同的族裔社区都正遭受着同样的痛苦，更加坚定我们需要站在一起的信念。</text:p>
      <text:p text:style-name="P4">
“看到乌克兰社区、伊朗社区都和我们一起站出来对抗极权专制，这代表人权自由是普世价值，这代表加拿大人不愿意国家民主受到伤害。”</text:p>
      <text:p text:style-name="P4">
<draw:frame draw:style-name="fr1" draw:name="Image126" text:anchor-type="as-char" svg:width="6.9236in" svg:height="5.1927in" draw:z-index="0">
<draw:image xlink:href="../Images/rfamandarin/2023-05-22T12-53-00-04-00/000001.png" xlink:type="simple" xlink:show="embed" xlink:actuate="onLoad" draw:mime-type="image/png"/>
</draw:frame>
“香港抗争展”负责人泰柏说，竖立的大型看板上有被关押的政治犯名字，希望大家永远记得这些人的牺牲奉献。 (记者柳飞拍摄)  <text:a xlink:type="simple" xlink:href="https://www.rfa.org/mandarin/yataibaodao/gangtai/lf-05222023125040.html/hk-3.jpg" text:style-name="Internet_20_link" text:visited-style-name="Visited_20_Internet_20_Link">
</text:a>
</text:p>
      <text:p text:style-name="P4">
加拿大国会议员关慧贞在现场发表演讲时感谢香港维权人士的付出，为受难的香港人呐喊，为守护自由民主而努力，因为外国干涉和威胁不断在社区各个层面发酵，没有人能倖免。</text:p>
      <text:p text:style-name="P4">
“我们要确保这段历史会一代一代传承下去，我们要确保集结更多的力量对抗强权。抗争是值得的，因为这攸关人道，攸关我们能更好地生活。”</text:p>
      <text:p text:style-name="P4">
不同背景的人看到现场的展版和纪念刊物都很有感触。</text:p>
      <text:p text:style-name="P4">
两个月前才从香港移居到加拿大的熊先生已经笃定再也不回香港了，因为那里已经变成一个不自由的禁区。他说，既然走出来了，当然要更大声地为香港人讨公道。</text:p>
      <text:p text:style-name="P4">
“香港现在不能发声了，说什麽都要抓起，现在来到加拿大我想怎麽样都可以。”</text:p>
      <text:p text:style-name="P4">
出生于美国、定居于加拿大的安德鲁在连侬牆上贴下了“为自由而战”的纸片，表达对香港的支持。他说，能自由地表达意见是再基本不过的事情了。</text:p>
      <text:p text:style-name="P4">
温哥华出生长大的华裔加拿大人迈可听闻一名到日本留学的香港学生，只因为在网路上写了一点感受，就被中国逮捕，感到不可思议。他说温哥华都有中国警察站了，这又是另一种攻击伤害。</text:p>
      <text:p text:style-name="P4">
“身为华裔加拿大人的我是忧心的，我不能理解为何香港国安法会适用于我？为何加拿大政府对处理中国警察站的问题如此缓慢？”</text:p>
      <text:p text:style-name="P4">
来自台湾的小周在现场挥舞着中华民国的国旗，他说，两岸三地对于自由民主人权的渴望是一致的。</text:p>
      <text:p text:style-name="P4">
记者：柳飞 责编：嘉远 网编：瑞哲</text:p>
      <text:p text:style-name="P4">
Source: <text:a xlink:type="simple" xlink:href="https://www.rfa.org/mandarin/yataibaodao/gangtai/lf-05222023125040.html" text:style-name="Internet_20_link" text:visited-style-name="Visited_20_Internet_20_Link">
https://www.rfa.org/mandarin/yataibaodao/gangtai/lf-05222023125040.html</text:a>
</text:p>
      <!--NEWS-->
      <text:h text:style-name="P10" text:outline-level="1">
<text:span text:style-name="T4">
皇马巴西球员遭对手球迷辱骂是「猴子」 球团提刑事告诉</text:span>
</text:h>
      <text:p text:style-name="P4">
Publisher: 法新社</text:p>
      <text:p text:style-name="P4">
Published Time: 2023-05-22T13:02:08+00:00</text:p>
      <text:p text:style-name="P4">
Modified Time: 2023-05-22T15:50:03+00:00</text:p>
      <text:p text:style-name="P4">
Description: （法新社马德里22日电） 西班牙甲级足球联赛皇家马德里队巴西籍前锋小维尼修斯上周末比赛期间，遭对手球迷种族歧视辱骂。皇马球团今天向西班牙检方提出刑事告诉，并称这起事件是「仇恨犯罪」。</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3.617581in" draw:z-index="0">
<draw:image xlink:href="../Images/rficn/2023-05-22T13-02-08-00-00/000000.png" xlink:type="simple" xlink:show="embed" xlink:actuate="onLoad" draw:mime-type="image/png"/>
</draw:frame>
</text:p>
      <text:p text:style-name="P4">
法新社报导，小维尼修斯（Vinicius Jr）现年22岁，是巴西国脚前锋，皇马（Real Madrid CF）昨天在瓦伦西亚队（ValenciaCF）主场比赛时，他遭到地主队支持者针对，之后被驱逐出场。瓦伦西亚终场以1比0击败皇马。</text:p>
      <text:p text:style-name="P4">
事发时，小维尼修斯站到球门后，对着观众席指着明显在辱骂他的始作俑者。下半场赛事因而延误了几分钟。裁判在赛后报告中写道，有一名球迷对小维尼修斯喊「猴子、猴子」。</text:p>
      <text:p text:style-name="P4">
在赛末伤停补时期间，小维尼修斯与瓦伦西亚球员杜洛（Hugo Duro）发生口角时攻击对方，被裁判驱逐出场。</text:p>
      <text:p text:style-name="P4">
对此，皇马球团今天发表声明指出：「皇马强烈谴责昨天针对我队球员小维尼修斯的事件。」</text:p>
      <text:p text:style-name="P4">
皇马球团声明表示，球团认为这次辱?「构成仇恨犯罪」，已向检方提出刑事告诉，以调查事实并追究责任。</text:p>
      <text:p text:style-name="P4">
此前，小维尼修斯在西甲已屡次遭到针对，受到种族歧视辱?，这次在瓦伦西亚主场的事件是最新一起。</text:p>
      <text:p text:style-name="P4">
Source: <text:a xlink:type="simple" xlink:href="https://www.rfi.fr/cn/%E8%BF%90%E5%8A%A8%E5%A4%A9%E5%9C%B0/20230522-%E7%9A%87%E9%A9%AC%E5%B7%B4%E8%A5%BF%E7%90%83%E5%91%98%E9%81%AD%E5%AF%B9%E6%89%8B%E7%90%83%E8%BF%B7%E8%BE%B1%E9%AA%82%E6%98%AF-%E7%8C%B4%E5%AD%90-%E7%90%83%E5%9B%A2%E6%8F%90%E5%88%91%E4%BA%8B%E5%91%8A%E8%AF%89" text:style-name="Internet_20_link" text:visited-style-name="Visited_20_Internet_20_Link">
https://www.rfi.fr/cn/%E8%BF%90%E5%8A%A8%E5%A4%A9%E5%9C%B0/20230522-%E7%9A%87%E9%A9%AC%E5%B7%B4%E8%A5%BF%E7%90%83%E5%91%98%E9%81%AD%E5%AF%B9%E6%89%8B%E7%90%83%E8%BF%B7%E8%BE%B1%E9%AA%82%E6%98%AF-%E7%8C%B4%E5%AD%90-%E7%90%83%E5%9B%A2%E6%8F%90%E5%88%91%E4%BA%8B%E5%91%8A%E8%AF%89</text:a>
</text:p>
      <!--NEWS-->
      <text:h text:style-name="P10" text:outline-level="1">
<text:span text:style-name="T4">
日英遭批“抹黑中国”、“随美起舞” 日大使：中国需首先改变自身行为</text:span>
</text:h>
      <text:p text:style-name="P4">
Author: chinese@voanews.com (金谷)</text:p>
      <text:p text:style-name="P4">
Publisher: 美国之音中文网 (Type: NewsMediaOrganization)</text:p>
      <text:p text:style-name="P4">
Published Time: 2023-05-22T13:45:14+08:00</text:p>
      <text:p text:style-name="P4">
Modified Time: 2023-05-22 05:45:14Z</text:p>
      <text:p text:style-name="P4">
Description: 日本与英国领导人在七国集团（G7）峰会的最后一天分别对台湾问题和中国对国际秩序构成的挑战公开发表高调言论，这些涉华意见以及G7此前发表的联合公报引发中国强烈不满，引起一场中国与日、英等国的外交风波。日本驻华大使反驳说，如果中方不希望G7提出这些关切，首先应该采取积极的应对措施。</text:p>
      <text:p text:style-name="P4">
Videos: []</text:p>
      <text:p text:style-name="P4">
Images: []</text:p>
      <text:p text:style-name="P4">
Categories: ['中国', '亚太', '欧洲', '美中关系']</text:p>
      <text:p text:style-name="P4">
Type: None</text:p>
      <!--METADATA-->
      <text:p text:style-name="P4">
NoneNone</text:p>
      <text:p text:style-name="P4">
Source: <text:a xlink:type="simple" xlink:href="https://www.voachinese.com/a/china-japan-uk-g7-20230522/7103412.html" text:style-name="Internet_20_link" text:visited-style-name="Visited_20_Internet_20_Link">
https://www.voachinese.com/a/china-japan-uk-g7-20230522/7103412.html</text:a>
</text:p>
      <!--NEWS-->
      <text:h text:style-name="P10" text:outline-level="1">
<text:span text:style-name="T4">
韩国慎重考虑乌克兰的非杀伤性武器求援清单</text:span>
</text:h>
      <text:p text:style-name="P4">
Author: 联合早报 (Person)</text:p>
      <text:p text:style-name="P4">
Publisher: 联合早报 (Organization)</text:p>
      <text:p text:style-name="P4">
Published Time: 2023-05-22T13:46</text:p>
      <text:p text:style-name="P4">
Modified Time: 2023-05-22T13:46</text:p>
      <text:p text:style-name="P4">
Description: 有消息指，韩国政府已对乌克兰非杀伤性武器求援清单进行筛选研究。韩联社报道，根据韩国政府官员星期一（5月22日）消息，总统尹锡悦和乌克兰总统泽连斯基星期天，趁着在日本广岛举行七国集团...</text:p>
      <text:p text:style-name="P4">
Videos: []</text:p>
      <text:p text:style-name="P4">
Audios: []</text:p>
      <text:p text:style-name="P4">
Images: []</text:p>
      <text:p text:style-name="P4">
Type: NewsArticle</text:p>
      <text:p text:style-name="P4">
Breadcrumbs: ['即时', '国际']</text:p>
      <text:p text:style-name="P4">
Keywords: ['韩国', '乌克兰', '泽连斯基', '尹锡悦']</text:p>
      <!--METADATA-->
      <text:p text:style-name="P4">
有消息指，韩国政府已对乌克兰非杀伤性武器求援清单进行筛选研究。</text:p>
      <text:p text:style-name="P4">
韩联社报道，根据韩国政府官员星期一（5月22日）消息，总统尹锡悦和乌克兰总统泽连斯基星期天，趁着在日本广岛举行七国集团（G7）峰会之机进行会谈。尹锡悦会后说，泽连斯基向他提供了部分非杀伤性武器清单，韩方将对这份清单进行慎重考虑，并由韩国国防部等有关部门牵头，探讨为乌克兰提供非杀伤性武器援助问题。</text:p>
      <text:p text:style-name="P4">
据悉，乌克兰要求韩方提供探雷排雷装备、军用救护车、移动式X光机、防空雷达等装备。对于探雷排雷装备，韩方很可能向乌克兰提供陆军战斗工程车（K600）、携带式地雷探测器（PRS-20K）等。</text:p>
      <text:p text:style-name="P4">
战斗工程车系在K1A1坦克上搭载扫雷犁和挖掘机臂等部件而成，可清除地雷等各种路面障碍物。韩国自主研制的新型探雷器则采用探地雷达（GPR）技术，可探测金属及非金属地雷。</text:p>
      <text:p text:style-name="P4">
Source: <text:a xlink:type="simple" xlink:href="https://www.zaobao.com.sg/realtime/world/story20230522-1397012" text:style-name="Internet_20_link" text:visited-style-name="Visited_20_Internet_20_Link">
https://www.zaobao.com.sg/realtime/world/story20230522-1397012</text:a>
</text:p>
      <!--NEWS-->
      <text:h text:style-name="P10" text:outline-level="1">
<text:span text:style-name="T4">
北京一民谣音乐会“不可抗力”原因突遭取消</text:span>
</text:h>
      <text:p text:style-name="P4">
Author: None</text:p>
      <text:p text:style-name="P4">
Publisher: Radio Free Asia (Organization)</text:p>
      <text:p text:style-name="P4">
Published Time: 2023-05-22T13:48:00-04:00</text:p>
      <text:p text:style-name="P4">
Modified Time: 2023-05-22T14:14: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3.88615in" draw:z-index="0">
<draw:image xlink:href="../Images/rfamandarin/2023-05-22T13-48-00-04-00/000000.png" xlink:type="simple" xlink:show="embed" xlink:actuate="onLoad" draw:mime-type="image/png"/>
</draw:frame>
由中国民间举办的“What_The_Folk民谣现场”户外音乐会，原订于5月20日在北京郊区举行。图为主办方制作的海报。 <text:a xlink:type="simple" xlink:href="https://www.rfa.org/mandarin/Xinwen/4-05222023133804.html/@@images/image" text:style-name="Internet_20_link" text:visited-style-name="Visited_20_Internet_20_Link">
</text:a>
'What the Folk!?’微信图片</text:p>
      <text:p text:style-name="P4">
由民间举办的“What_The_Folk民谣现场”户外音乐会原订于5月20日在北京郊区举行，包括外国表演者在内的10位音乐家将进行演出，不过却在当天遭到取消。</text:p>
      <text:p text:style-name="P4">
美国彭博社（BloombergNews）报道，周六当天现场已经有摊贩聚集，参加音乐会的观众也陆续前来，不料警察突然出现并与主办方交谈，不久后一名志愿者走上台说，由于不可抗力因素，这场户外音乐会将被推迟。</text:p>
      <text:p text:style-name="P4">
根据音乐会主办方说法，警方已命令他们撤离场地。</text:p>
      <text:p text:style-name="P4">
该音乐会主办方至今没有在微博更新相关消息，彭博社报道，主办方在给持票人的微信消息中说：“由于不可预见的情况，我们不得不推迟今天的活动。 非常非常抱歉！”</text:p>
      <text:p text:style-name="P4">
该报道引述北京音乐家说法指，活动组织者以“不可抗力”为由道歉，但这被认为是中国政府等拥有可以随时停止活动权力的委婉说法。</text:p>
      <text:p text:style-name="P4">
责编：陈品洁</text:p>
      <text:p text:style-name="P4">
Source: <text:a xlink:type="simple" xlink:href="https://www.rfa.org/mandarin/Xinwen/4-05222023133804.html" text:style-name="Internet_20_link" text:visited-style-name="Visited_20_Internet_20_Link">
https://www.rfa.org/mandarin/Xinwen/4-05222023133804.html</text:a>
</text:p>
      <!--NEWS-->
      <text:h text:style-name="P10" text:outline-level="1">
<text:span text:style-name="T4">
评论 | 王丹：欧盟对华政策的十字路口</text:span>
</text:h>
      <text:p text:style-name="P4">
Author: None</text:p>
      <text:p text:style-name="P4">
Publisher: Radio Free Asia (Organization)</text:p>
      <text:p text:style-name="P4">
Published Time: 2023-05-22T13:51:54-04:00</text:p>
      <text:p text:style-name="P4">
Modified Time: 2023-05-22T13:51:54-04:00</text:p>
      <text:p text:style-name="P4">
Description: None</text:p>
      <text:p text:style-name="P4">
Videos: []</text:p>
      <text:p text:style-name="P4">
Audios: ["<text:a xlink:type="simple" xlink:href="https://www.rfa.org/mandarin/pinglun/wangdan/wd-0522202313510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5.103363in" draw:z-index="0">
<draw:image xlink:href="../Images/rfamandarin/2023-05-22T13-51-54-04-00/000000.png" xlink:type="simple" xlink:show="embed" xlink:actuate="onLoad" draw:mime-type="image/png"/>
</draw:frame>
 欧盟和中国旗帜 <text:a xlink:type="simple" xlink:href="https://www.rfa.org/mandarin/pinglun/wangdan/wd-05222023135101.html/@@images/image" text:style-name="Internet_20_link" text:visited-style-name="Visited_20_Internet_20_Link">
</text:a>
美联社图片  <text:a xlink:type="simple" xlink:href="https://www.rfa.org/mandarin/pinglun/wangdan/wd-05222023135101.html/@@stream" text:style-name="Internet_20_link" text:visited-style-name="Visited_20_Internet_20_Link">
</text:a>
</text:p>
      <text:p text:style-name="P4">
前不久，我去丹麦参加哥本哈根民主峰会，顺道也去了德国。在这两个国家，我拜访了一些与欧洲对华政策的制定有关的政治人物，智库研究者和民间人士。所到之处，我都可以听到这样的声音：欧洲的对华政策正在发生变化，但目前处于十字路口，正在确认新的发展方向。这句话的意思我们也可以理解为：欧洲国家普遍认识到，面对习近平上台之后中国表现出的全球扩张事态，西方国家过去二三十年的对华政策确实到了需要调整的时候，但如何调整，调整的力度怎样，调整的方向在哪里，对很多欧洲国家来说，显然还在犹豫之中。这一点，在今年的G7会议上就可以看出。</text:p>
      <text:p text:style-name="P4">
在日本广岛为期三天的会议之后，5月20日，七大工业国领袖发表了联合声明，也就是“广岛愿景”。声明中针对中国在东海及南海的军事化行径提出警告，重申台海和平与稳定是国际社会安全与繁荣不可或缺的一部分，敦促和平解决两岸议题，并坚决反对以武力及胁迫手段片面改变现状。英国金融时报指出，该声明是G7对中国发出的最强烈谴责，以应对北京升高的威胁。这表现出欧美国家对于中共的全球扩张的野心的警惕已经取得了共识，这种共识就是十字路口的一个方向。</text:p>
      <text:p text:style-name="P4">
但与此同时，我们看到的是，在经济问题上的表述似乎呈现出与国际安全问题完全不同的趋向。七大工业国的声明提出了来自中国的经济安全的问题，但提法是“降低风险”而不是很多学者主张的“脱钩”，同时，声明也呼吁与中国“维持稳定且具建设性的关係”，并期期待“一个遵守国际规则并成长的中国符合全球利益”。坦率讲，这样的认知，其实还是停留在过去的对于中国的幻想之中，希望中共能够遵守游戏规则更是一厢情愿的表现。在经济问题上的声明，显然是欧美之间一个妥协的结果，因为美国和日本的相关立场相对来说要强硬很多，而英国首相苏纳克在峰会后发表的评论，警告说中国是全球安全和繁荣的最大挑战，而且中国具备重塑世界秩序的手段和企图，显然也与声明的主旨有不同之处。换句话说，以法国和德国为首的欧盟国家在对华政策上，与美国，日本和英国出现了比较大的分歧，而结果，就是后者做出了某种程度上的让步。</text:p>
      <text:p text:style-name="P4">
之所以会如此，有复杂的原因。首先，欧洲国家目前最关心的，还是俄乌战争。这是可以理解的，因为危机就在他们家门口。为了这个最大的关切，很多欧洲国家寄希望于中国能够作为调停人，因此，对华政策的调整的步伐明显停顿。其次，我觉得欧洲国家很迷茫，他们多少还有旧的冷战思维，对俄罗斯非常警惕，但总觉得中国的行为会与前苏联和今天的俄罗斯不一样；与此同时，欧盟国家还是有欧美情结，前不久法国总统马克龙的一番关于不要跟随美国的脚步的讲话就是代表。我认为，对于来自中国的挑战，他们不是不知道，只是找不到更好的办法应对，干脆就头埋在沙子里，假装看不到，绕开这个话题。</text:p>
      <text:p text:style-name="P4">
在我看来，欧洲一些主要国家对中共还是抱有一定的幻想，对于与中共在经济上脱钩的必要性还是非常犹豫。这里有利益上的牵扯，也有认知上的误差。但我相信，现实早晚会迫使他们面对这个话题。我也相信，一旦被迫面对这个话题，他们也别无选择，只能跟美日英站在一起。换句话说，他们的觉醒，还需要时间。</text:p>
      <text:p text:style-name="P4">
（文章只代表特约评论员个人的立场和观点）</text:p>
      <text:p text:style-name="P4">
Source: <text:a xlink:type="simple" xlink:href="https://www.rfa.org/mandarin/pinglun/wangdan/wd-05222023135101.html" text:style-name="Internet_20_link" text:visited-style-name="Visited_20_Internet_20_Link">
https://www.rfa.org/mandarin/pinglun/wangdan/wd-05222023135101.html</text:a>
</text:p>
      <!--NEWS-->
      <text:h text:style-name="P10" text:outline-level="1">
<text:span text:style-name="T4">
美服饰品牌供应商疑供新疆棉花遭退货</text:span>
</text:h>
      <text:p text:style-name="P4">
Author: None</text:p>
      <text:p text:style-name="P4">
Publisher: Radio Free Asia (Organization)</text:p>
      <text:p text:style-name="P4">
Published Time: 2023-05-22T13:55:00-04:00</text:p>
      <text:p text:style-name="P4">
Modified Time: 2023-05-22T14:11: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3.685142in" draw:z-index="0">
<draw:image xlink:href="../Images/rfamandarin/2023-05-22T13-55-00-04-00/000000.png" xlink:type="simple" xlink:show="embed" xlink:actuate="onLoad" draw:mime-type="image/png"/>
</draw:frame>
 美国退伍军人创立的服饰品牌Nine LineApparel的品牌的首席执行官梅里特（Tyler Merritt） <text:a xlink:type="simple" xlink:href="https://www.rfa.org/mandarin/Xinwen/5-05222023134910.html/@@images/image" text:style-name="Internet_20_link" text:visited-style-name="Visited_20_Internet_20_Link">
</text:a>
Nine Line Apparel官网</text:p>
      <text:p text:style-name="P4">
美国媒体《纽约邮报》（New York Post）22日报道，由美国退伍军人创立的服饰品牌Nine LineApparel在一项测试项目中发现，其中一家供应商疑似使用新疆涉及强迫劳动的棉花，目前已将该供应商的产品全数退回。</text:p>
      <text:p text:style-name="P4">
根据美国劳工部消息，测试显示据称服装批发商Next Level所使用的棉花是来自新疆，恐涉及中国政府对当地维吾尔穆斯林的强迫劳动等行为。</text:p>
      <text:p text:style-name="P4">
该品牌的首席执行官梅里特（TylerMerritt）是美国陆军退伍军人，他在4月份的一个油管视频中表示，该品牌已经确定一家供应商低于其预期标准，决定退回从该供应商处购买的所有产品，直到进一步测试确认所有产品都来自永续资源。</text:p>
      <text:p text:style-name="P4">
梅里特表示，该服饰品牌从多个供应商处采购材料，但只有 Next Level 的测试结果与新疆地区种植的棉花一致。</text:p>
      <text:p text:style-name="P4">
责编：陈品洁</text:p>
      <text:p text:style-name="P4">
Source: <text:a xlink:type="simple" xlink:href="https://www.rfa.org/mandarin/Xinwen/5-05222023134910.html" text:style-name="Internet_20_link" text:visited-style-name="Visited_20_Internet_20_Link">
https://www.rfa.org/mandarin/Xinwen/5-05222023134910.html</text:a>
</text:p>
      <!--NEWS-->
      <text:h text:style-name="P10" text:outline-level="1">
<text:span text:style-name="T4">
评论 | 陈破空：从习近平雄安讲话，透视他不正常的思维</text:span>
</text:h>
      <text:p text:style-name="P4">
Author: None</text:p>
      <text:p text:style-name="P4">
Publisher: Radio Free Asia (Organization)</text:p>
      <text:p text:style-name="P4">
Published Time: 2023-05-22T14:02:00-04:00</text:p>
      <text:p text:style-name="P4">
Modified Time: 2023-05-22T14:04: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3.908484in" draw:z-index="0">
<draw:image xlink:href="../Images/rfamandarin/2023-05-22T14-02-00-04-00/000000.png" xlink:type="simple" xlink:show="embed" xlink:actuate="onLoad" draw:mime-type="image/png"/>
</draw:frame>
2023年5月10日，中共总书记习近平率领总理李强等高官到雄安新区视察。 <text:a xlink:type="simple" xlink:href="https://www.rfa.org/mandarin/pinglun/chenpokong/js-05222023135712.html/@@images/image" text:style-name="Internet_20_link" text:visited-style-name="Visited_20_Internet_20_Link">
</text:a>
（视频截图/CCTV）</text:p>
      <text:p text:style-name="P4">
2023年5月10日，习近平出现在雄安，且前呼后拥，阵势很大。这一消息本身就令人吃惊。因为，众所周知，所谓雄安新区已经成了习时代的重大烂尾工程之一。习近平竟毫不忌讳，公开亮相这片长满杂草的废弃之地？更令人吃惊的是习近平的讲话，不仅丝毫不承认雄安的失败，而且如此自夸：“2017年，我第一次来雄安，站在一片田埂上展开了新区规划图。短短6年里，雄安新区从无到有、从蓝图到实景，一座高水平现代化城市正在拔地而起，堪称奇迹。”</text:p>
      <text:p text:style-name="P4">
砸资八千亿！哪一片土地不能砸出一片新楼？哪怕在沙漠上、戈壁滩、荒无人烟之地，单纯靠砸钱，都能砸出一大片高楼大厦——所谓高水平现代化城市，俗称“鬼城”（如内蒙古鄂尔多斯）。这有什么奇迹可言？</text:p>
      <text:p text:style-name="P4">
习近平又说：“雄安新区功能定位，首先是疏解北京非首都功能的集中承载地，这是建设雄安新区的初心和使命。”当地人都说这是外行话。因为，北京是首都，另建雄安，就是要疏解北京的首都功能或部分首都功能；至于非首都功能，那是每个城市都具有的经济活动、民生保障和社会空间，只要上千万的北京市民还需要工作和吃饭，相关的非首都功能岂能疏解或转移？</text:p>
      <text:p text:style-name="P4">
说到北京众多单位和数百万人抵制搬迁到雄安，习近平说：“不能凭自身好恶，需要搬就得搬。不能搞‘纸面疏解’‘变相回流’，名义上疏解，结果回去了。更不能通过在京设立二级单位等方式边疏解边新增。”</text:p>
      <text:p text:style-name="P4">
好一个“自身好恶”，难道在习近平的决策背后，还有什么集体好恶？如果有集体好恶，那么，众多单位和数百万人拒绝迁移，本身不就是集体好恶？而所谓“自身好恶”，习近平拍脑袋的决策恰恰就是他个人的“自身好恶”，代表不了任何集体好恶。</text:p>
      <text:p text:style-name="P4">
习近平发话，在小圈子里听上去似乎有些道理，加上没人敢回嘴，造成的效果，仿佛他是权威，掌握了绝对真理。但仔细掂量，却只是：不正常的人说不正常的话。个人膨胀，头脑发热。不仅脱离现实，而且远离现实。</text:p>
      <text:p text:style-name="P4">
习近平声称建设雄安新区是“千年大计”，且不说如此定义的根据何在？千年后还有没有习近平、习家军和共产党？就说这千年工程，需要投资多少？党媒透露：30万亿！如今砸下8000亿而已。只是个零头，还有得砸。</text:p>
      <text:p text:style-name="P4">
习时代撑到十年，恰恰是毛泽东之后最缺钱的时代，整体经济下滑，所有省市自治区财政破产；公务员遭降薪、教师工资遭拖欠、白发老人被砍掉医保；外资外商陆续撤离、生产线和供应链转移他国，外汇储备虚空；中国社会进入高失业，年轻一代普遍躺平……就在这最缺钱的时候，居然还要砸巨资继续兴建“三天打鱼两天晒网”的雄安！</text:p>
      <text:p text:style-name="P4">
不由得让人联想到秦朝和秦始皇。一统天下之后，要修建浩大工程，长城和阿房宫，不惜耗尽天下人力物力财力。</text:p>
      <text:p text:style-name="P4">
秦始皇自我迷信，自以为，既然能够攻灭六国，一统天下，那就没有办不成的事，因为，没有什么比攻灭六国更难的事了，包括长生不老。结果，阿房宫还没有完工，秦始皇已经撒手归西。阿房宫被起义的项羽付之一炬、化为灰烬。长城则沦为千年摆设，为他人（其他朝代）做嫁衣裳。秦朝本身，传二世即亡，前后不过十五年。</text:p>
      <text:p text:style-name="P4">
习近平自我迷信，自以为，既然可以取得权力斗争的全胜，就没有办不成的事，因为，没有比扫平党内派系（即抢班夺权、篡党夺权、一派独大、一人专权）更难的事了，于是乎强行清零封城、强建雄安、强搞北交所、强来厕所工程、强推一带一路……习近平说出千年大计，隐约已经有秦始皇的味道。尽管，没人认为他拥有秦始皇的霸业和威仪。</text:p>
      <text:p text:style-name="P4">
习近平视察雄安，带上三名政治局常委：李强、蔡奇、丁薛祥，清一色的习家军人物。似乎终于实现家天下。罕见带上三名政治局常委亮相，其中的心理学，既有贬低，也有拔高。贬低了李强、蔡奇、丁薛祥，令他们的常委身份缩水，潜台词：如今的政治局常委，不过就是习近平的跟班，再也没有昔日的含金量。拔高了习近平，如今的这个总书记，超然于众常委之上，俨然一人独大的超级领袖，不再是七龙治水或九龙治水的集体领导。</text:p>
      <text:p text:style-name="P4">
但是，心理学的逻辑却是，贬低了别人，也降低了自己。习近平自以为，自己已经处于“会当凌绝顶，一览众山小”的巅峰状态，其实，不过是矮中拔高。竟不知？在世人口中，习大大已经沦为“武大郎开店”的经典人物。</text:p>
      <text:p text:style-name="P4">
（文章只代表特约评论员个人的立场和观点）</text:p>
      <text:p text:style-name="P4">
Source: <text:a xlink:type="simple" xlink:href="https://www.rfa.org/mandarin/pinglun/chenpokong/js-05222023135712.html" text:style-name="Internet_20_link" text:visited-style-name="Visited_20_Internet_20_Link">
https://www.rfa.org/mandarin/pinglun/chenpokong/js-05222023135712.html</text:a>
</text:p>
      <!--NEWS-->
      <text:h text:style-name="P10" text:outline-level="1">
<text:span text:style-name="T4">
美国与巴纽签署国防合作协议 力抗中国影响力</text:span>
</text:h>
      <text:p text:style-name="P4">
Publisher: 法新社</text:p>
      <text:p text:style-name="P4">
Published Time: 2023-05-22T14:02:07+00:00</text:p>
      <text:p text:style-name="P4">
Modified Time: 2023-05-22T13:35:02+00:00</text:p>
      <text:p text:style-name="P4">
Description: （法新社莫士比港22日电） 美国国务卿布林肯今天代替总统拜登出访巴布亚纽几内亚，并与该国签署国防合作协议，允许美国军队进入其机场和港口。与此同时，美国正在太平洋区域与中国展开竞争。</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3.617581in" draw:z-index="0">
<draw:image xlink:href="../Images/rficn/2023-05-22T14-02-07-00-00/000000.png" xlink:type="simple" xlink:show="embed" xlink:actuate="onLoad" draw:mime-type="image/png"/>
</draw:frame>
</text:p>
      <text:p text:style-name="P4">
在巴纽首都莫士比港（Port Moresby）与14个南太平洋岛国领导人参加「印太岛屿合作论坛」（Forum for India-PacificIslands Cooperation，FIPIC）之前，巴纽国防部长达基（Win Bakri Daki）与美国国务卿布林肯（AntonyBlinken）签署了双边「国防合作协议」（Defence Cooperation Agreement，DCA）。</text:p>
      <text:p text:style-name="P4">
巴纽总理马拉普（James Marape）在签署仪式上说，巴纽正设法提升与美国的关系。</text:p>
      <text:p text:style-name="P4">
布林肯指出，未来两国都将可以登上对方的船只，分享技术专长，并一起「更有效地巡逻」海洋。</text:p>
      <text:p text:style-name="P4">
他说，「我们正共同努力塑造未来。我们也非常期待能将双方的伙伴关系提升到一个新水准。」</text:p>
      <text:p text:style-name="P4">
美国国务院表示，与巴纽的协议将「加强安全合作以及双边关系，提高巴布亚纽几内亚国防军的能力，并强化该区域的稳定与安全」。</text:p>
      <text:p text:style-name="P4">
除国防协议外，华府也将提供巴纽4500万美元资金，以打击犯罪集团、减缓气候变迁、对抗爱滋病，并为巴纽军队提供防护装备。</text:p>
      <text:p text:style-name="P4">
近年来，中国一直是太平洋岛国基础设施的主要提供者，北京先前还与索罗门群岛（SolomonIslands）签署安全协定。美国担忧，中国在南太平洋的军事据点可能有助解放军从侧翼包围其关岛设施，并在中国入侵台湾时，导致台湾的防御工作变得更加复杂。</text:p>
      <text:p text:style-name="P4">
美国国会智库「和平研究所」（United States Institute of Peace，USIP）太平洋岛国高阶顾问皮克（GordonPeake）说，「莫士比港不再是过往沉睡的外交前哨站。虽然协议中可能没有提到中国，但这是加深美巴关系的重要潜台词。」</text:p>
      <text:p text:style-name="P4">
马拉普上周则宣称，上述协议不会阻止他与包括中国在内的其他国家签署类似协议。</text:p>
      <text:p text:style-name="P4">
北京19日也表态反对「将任何地缘政治游戏引入太平洋岛国区域」，但并未直接提到该协议或布林肯的访问。</text:p>
      <text:p text:style-name="P4">
Source: <text:a xlink:type="simple" xlink:href="https://www.rfi.fr/cn/%E5%9B%BD%E9%99%85%E6%8A%A5%E9%81%93/20230522-%E7%BE%8E%E5%9B%BD%E4%B8%8E%E5%B7%B4%E7%BA%BD%E7%AD%BE%E7%BD%B2%E5%9B%BD%E9%98%B2%E5%90%88%E4%BD%9C%E5%8D%8F%E8%AE%AE-%E5%8A%9B%E6%8A%97%E4%B8%AD%E5%9B%BD%E5%BD%B1%E5%93%8D%E5%8A%9B" text:style-name="Internet_20_link" text:visited-style-name="Visited_20_Internet_20_Link">
https://www.rfi.fr/cn/%E5%9B%BD%E9%99%85%E6%8A%A5%E9%81%93/20230522-%E7%BE%8E%E5%9B%BD%E4%B8%8E%E5%B7%B4%E7%BA%BD%E7%AD%BE%E7%BD%B2%E5%9B%BD%E9%98%B2%E5%90%88%E4%BD%9C%E5%8D%8F%E8%AE%AE-%E5%8A%9B%E6%8A%97%E4%B8%AD%E5%9B%BD%E5%BD%B1%E5%93%8D%E5%8A%9B</text:a>
</text:p>
      <!--NEWS-->
      <text:h text:style-name="P10" text:outline-level="1">
<text:span text:style-name="T4">
钟南山：6月底或为疫情高峰　XBB变异株疫苗已获批</text:span>
</text:h>
      <text:p text:style-name="P4">
Author: None</text:p>
      <text:p text:style-name="P4">
Publisher: Radio Free Asia (Organization)</text:p>
      <text:p text:style-name="P4">
Published Time: 2023-05-22T14:02:37-04:00</text:p>
      <text:p text:style-name="P4">
Modified Time: 2023-05-22T14:02: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4.612011in" draw:z-index="0">
<draw:image xlink:href="../Images/rfamandarin/2023-05-22T14-02-37-04-00/000000.png" xlink:type="simple" xlink:show="embed" xlink:actuate="onLoad" draw:mime-type="image/png"/>
</draw:frame>
 中国防疫专家钟南山 法新社资料图片</text:p>
      <text:p text:style-name="P4">
中国防疫专家钟南山22日在出席论坛活动时表示，目前中国第2波疫情于4月中旬上升，4月底至5月初为小高峰是“预料到的”，6月底则将出现今年第2波高峰。</text:p>
      <text:p text:style-name="P4">
钟南山指，就当前而言，对于有基础病的人群预防感染极为重要，他也透露，能覆盖XBB新冠变异株的疫苗有2款已经初步获得批准，预计很快就能面世；另外还有3至4款应该也能很快被批准。</text:p>
      <text:p text:style-name="P4">
此外，据中国媒体《科技日报》报道，现任北京大学教授的中国科学院院士谢晓亮18日在一场学术会议上表示，目前疫情走势较为缓和，有很大机率不会重现去年底至今年初那样的疫情形势。</text:p>
      <text:p text:style-name="P4">
谢晓亮强调，就国际数据来看，新冠病毒变异可间歇引发多轮感染高峰，约5个月一次，因此科学研究仍要为今年冬季可能到来的疫情高峰做好因应准备。</text:p>
      <text:p text:style-name="P4">
责编：陈品洁</text:p>
      <text:p text:style-name="P4">
Source: <text:a xlink:type="simple" xlink:href="https://www.rfa.org/mandarin/Xinwen/6-05222023140017.html" text:style-name="Internet_20_link" text:visited-style-name="Visited_20_Internet_20_Link">
https://www.rfa.org/mandarin/Xinwen/6-05222023140017.html</text:a>
</text:p>
      <!--NEWS-->
      <text:h text:style-name="P10" text:outline-level="1">
<text:span text:style-name="T4">
台湾跆拳道选手领奖时手举五星红旗 台行政院长：彻查！</text:span>
</text:h>
      <text:p text:style-name="P4">
Author: None (Language: zh)</text:p>
      <text:p text:style-name="P4">
Publisher: None</text:p>
      <text:p text:style-name="P4">
Time: 2023-05-22T14:10:00Z</text:p>
      <text:p text:style-name="P4">
Description: 台湾跆拳道选手李东宪在韩国亚太大师运动会获得铜牌领奖时展示中国的国旗五星红旗，引发争议。事后他在接受中国媒体采访时再呛台湾是“鬼岛”，没有“言论自由”。台湾行政院长陈建仁回应称“相关单位务必要清查厘清”。</text:p>
      <text:p text:style-name="P4">
Videos: []</text:p>
      <text:p text:style-name="P4">
Images: ["<text:a xlink:type="simple" xlink:href="https://static.dw.com/image/58730760_303.jpg" text:style-name="Internet_20_link" text:visited-style-name="Visited_20_Internet_20_Link">
58730760_303.jpg</text:a>
"]</text:p>
      <text:p text:style-name="P4">
Subject: 时政风云</text:p>
      <text:p text:style-name="P4">
Subjects: ['岛屿主权争端', '马英九', '专题报道：全景观看“习马会”', '专题报道：2016年台湾大选', '中国', '台湾', '中共十九大', '德中关系']</text:p>
      <text:p text:style-name="P4">
Keywords: ['李东宪', '跆拳道', '五星红旗', '中国', '台湾', '两岸人民关系条例', '陈建仁']</text:p>
      <text:p text:style-name="P4">
ID: 65700819</text:p>
      <!--METADATA-->
      <text:p text:style-name="P4">
<text:a xlink:type="simple" xlink:href="https://www.dw.com/zh/overlay/image/article/65700819/58730760" text:style-name="Internet_20_link" text:visited-style-name="Visited_20_Internet_20_Link">
 <draw:frame draw:style-name="fr1" draw:name="Image134" text:anchor-type="as-char" svg:width="6.9236in" svg:height="3.896998in" draw:z-index="0">
<draw:image xlink:href="../Images/dwzh/2023-05-22T14-10-00Z/58730760_303.jpg" xlink:type="simple" xlink:show="embed" xlink:actuate="onLoad" draw:mime-type="image/jpeg"/>
</draw:frame>
</text:a>
</text:p>
      <text:p text:style-name="P4">
（德国之声中文网）来自台湾台南的 <text:a xlink:type="simple" xlink:href="https://www.dw.com/zh/zh/奥运成绩不佳台湾体委会挨批/a-16160005" text:style-name="Internet_20_link" text:visited-style-name="Visited_20_Internet_20_Link">
 </text:a>
选手李东宪本月在韩国举行的2023年亚太大师运动会上摘取铜牌。在领奖台上，身穿台湾比赛服的李东宪展示中国的国旗 <text:a xlink:type="simple" xlink:href="https://www.dw.com/zh/zh/台湾该不该禁止五星旗-正与反的公共讨论/a-41191715" text:style-name="Internet_20_link" text:visited-style-name="Visited_20_Internet_20_Link">
</text:a>
，引发热议。赛后他在接受采访时还说：“作为中国人，我感到非常骄傲自豪！”</text:p>
      <text:p text:style-name="P4">
台湾媒体报道称，李东宪生长于台南市，但长期在中国大陆生活工作，很少回台湾。还有报道称，李东宪已经加入共产党。</text:p>
      <text:p text:style-name="P4">
此次也不是李东宪首次在比赛后亮出五星红旗。2017年他曾经在马来西亚的世界俱乐部跆拳道组织大赛获得铜牌后，也曾手举五星红旗上台庆祝。</text:p>
      <text:p text:style-name="P4">
李东宪近日在接受中国大陆《海峡导报》采访时表示自己因领奖时手举中国国旗而遭到网络“围剿”。他说，台湾当局说台湾“民主自由”、“行为自由”，各种方面“自由”。“但是真的有言论自由吗？他同意有反对的声音在吗？如果他同意的话，那他应该不能去阻止我们这种小老百姓发言或做这个事情。”</text:p>
      <text:p text:style-name="P4">
他还说：“那如果我今天举的是韩国国旗，或日本国旗，或美国国旗，他们是不是给我拍掌？对吧。就因为我举的是一个他们不喜欢的（国旗），他们就借此发难群起围剿。他不允许有异己的声音，他不允许老百姓他去遵从自己内心的想法，去做他自己想做的事情。那我认为这样的话，那这个地方有什么好待的呢。就像台湾老百姓自己讲的，这真的就成为一个‘鬼岛’。”</text:p>
      <text:p text:style-name="P4">
李东宪还曾在2021年接受新华社采访时说过：“只有早日实现统一，台湾人民才能骄傲地抬起头。‘作为堂堂正正的中国人，我支持国家统一！’”</text:p>
      <text:p text:style-name="P4">
今天台湾行政院院长陈建仁今天在被问到如何看待李东宪的言论和做法时，他回应说：“李先生是自己报名参加在南韩的这个比赛，他既不是我们跆拳道协会派出，也不是我们国家的代表。他是否担任共产党员，然后在台湾发展相关的组织，我们要请相关单位务必要清查厘清，如果确实有从事这样的工作，我们会一定按照相关法律加以处理。”</text:p>
      <text:p text:style-name="P4">
他还强调：“希望李东宪的举动不要造成国人和全世界大家的误解，实际上台湾人都是热爱台湾，也不容许类似污蔑台湾的情形发生。”</text:p>
      <text:p text:style-name="P4">
台湾陆委会昨天也表示，李东宪是否加入中国共产党，或在台为中共发展组织等情事，“待政府有关机关厘清及确认事实后，依法处理”。</text:p>
      <text:p text:style-name="P4">
陆委会方面还呼吁台湾人“赴陆发展或从事两岸交流活动时，不应配合陆方统战宣传或成为陆方统战样板”。</text:p>
      <text:p text:style-name="P4">
根据《台湾地区与大陆地区人民关系条例（两岸条例）》第33条，台湾人民法人、团体或其他机构，不得担任经陆委会会商各该主管机关公告禁止之大陆地区党务、军事、行政或具政治性机关（构）、团体之职务或为其成员。</text:p>
      <text:p text:style-name="P4">
日前，陆委会已公告因违反两岸条例，对担任 <text:a xlink:type="simple" xlink:href="https://www.dw.com/zh/zh/墙外文摘57岁的台湾女孩/a-47952218" text:style-name="Internet_20_link" text:visited-style-name="Visited_20_Internet_20_Link">
 </text:a>
开罚新台币50万元。</text:p>
      <text:h text:style-name="P12" text:outline-level="3">
<text:span text:style-name="T4">
台灣民眾怎麼看「台灣省人大代表」？</text:span>
</text:h>
      <text:p text:style-name="P4">
Source: <text:a xlink:type="simple" xlink:href="https://www.dw.com/zh/台湾跆拳道选手领奖时手举五星红旗-台行政院长：彻查！/a-65700819" text:style-name="Internet_20_link" text:visited-style-name="Visited_20_Internet_20_Link">
https://www.dw.com/zh/台湾跆拳道选手领奖时手举五星红旗-台行政院长：彻查！/a-65700819?maca=chi-rss-chi-all-1127-rdf</text:a>
</text:p>
      <!--NEWS-->
      <text:h text:style-name="P10" text:outline-level="1">
<text:span text:style-name="T4">
德语媒体：对华政策的转折点</text:span>
</text:h>
      <text:p text:style-name="P4">
Author: None (Language: zh)</text:p>
      <text:p text:style-name="P4">
Publisher: None</text:p>
      <text:p text:style-name="P4">
Time: 2023-05-22T14:11:00Z</text:p>
      <text:p text:style-name="P4">
Description: 刚刚结束的七国集团峰会上，除了俄乌战争之外，如何同中国打交道也首次成为西方七国首脑的重要议题。在对华关系中"去风险"，显然已经成为各方的共识。</text:p>
      <text:p text:style-name="P4">
Videos: []</text:p>
      <text:p text:style-name="P4">
Images: ["<text:a xlink:type="simple" xlink:href="https://static.dw.com/image/65688748_303.jpg" text:style-name="Internet_20_link" text:visited-style-name="Visited_20_Internet_20_Link">
65688748_303.jpg</text:a>
", "<text:a xlink:type="simple" xlink:href="https://static.dw.com/image/65143584_401.jpg" text:style-name="Internet_20_link" text:visited-style-name="Visited_20_Internet_20_Link">
65143584_401.jpg</text:a>
"]</text:p>
      <text:p text:style-name="P4">
Subject: 评论分析</text:p>
      <text:p text:style-name="P4">
Subjects: ['岛屿主权争端', '专题报道：全景观看“习马会”', '中国', '日本', '中共十九大', '德中关系']</text:p>
      <text:p text:style-name="P4">
Keywords: ['中国', '七国峰会', '对华战略', '去风险', '日本', '经贸关系']</text:p>
      <text:p text:style-name="P4">
ID: 65700674</text:p>
      <!--METADATA-->
      <text:p text:style-name="P4">
<text:a xlink:type="simple" xlink:href="https://www.dw.com/zh/overlay/image/article/65700674/65688748" text:style-name="Internet_20_link" text:visited-style-name="Visited_20_Internet_20_Link">
 <draw:frame draw:style-name="fr1" draw:name="Image135" text:anchor-type="as-char" svg:width="6.9236in" svg:height="3.896998in" draw:z-index="0">
<draw:image xlink:href="../Images/dwzh/2023-05-22T14-11-00Z/65688748_303.jpg" xlink:type="simple" xlink:show="embed" xlink:actuate="onLoad" draw:mime-type="image/jpeg"/>
</draw:frame>
</text:a>
</text:p>
      <text:p text:style-name="P4">
（德国之声中文网）《商报》发表评论称，本次峰会可能会成为二十一世纪西方共同对华政策的一个重要转折点。这篇题为《西方对华政策的转折点》的评论写道：</text:p>
      <text:p text:style-name="P4">
"同峰会前各方的强硬措辞相比较，峰会声明中对华政策的描述可能过于温和、均衡和模糊。东道主日本同中国关系紧张，也许是此次峰会注重中国议题的原因之一。但总体而言，西方民主国家从未以如此明确的措辞对北京的军事和经济扩张提出过谴责，并在'去风险'的主题之下制定了共同对华战略的基本轮廓，在此问题上达成共识的速度之快，令人震惊。</text:p>
      <text:p text:style-name="P4">
加强外资管控和保护敏感技术的声明，标志着西方贸易政策的根本性转变，对中国而言，则是一块红布， <text:a xlink:type="simple" xlink:href="https://www.dw.com/zh/zh/不满g7-中国召见日本大使-批英国鹦鹉学舌/a-65696505" text:style-name="Internet_20_link" text:visited-style-name="Visited_20_Internet_20_Link">
</text:a>
在同中国打交道的问题上，一种新的现实主义正在西方占据上风。西方七国终于意识到，全球化时代已经终结，一个以西方和中国相互抗争为主线的时代正在来临。世界经济在未来不会变得更加开放，而是会变得更加区块化。这个新时代将比开放市场的时代更让人不舒服。但它也为西方提供了机会。中国正在日益变成一个破坏性的大国，这绝不仅仅表现在对台湾的威吓或在东海和南海的主权争议上。“</text:p>
      <text:p text:style-name="P4">
评论指出，新的对华战略绝不会在短期内达到预期效果，但西方各国并没有更好的选择。</text:p>
      <text:p text:style-name="P4">
"新的战略当然不会一帆风顺。 <text:a xlink:type="simple" xlink:href="https://www.dw.com/zh/zh/g7联合公报政策方针不是为了伤害中国/a-65684805" text:style-name="Internet_20_link" text:visited-style-name="Visited_20_Internet_20_Link">
 </text:a>
。拜登总统安全顾问苏利文的比喻恰到好处，他说西方七国是'自由世界的指导委员会'。七国集团正在从一个辩论沙龙演变成一台推动西方决策的政治机器。G20机制成立之初，曾有人断言G7就此寿终正寝。但现如今，G7也许已变得前所未有的重要。"</text:p>
      <text:p text:style-name="P4">
<draw:frame draw:style-name="fr1" draw:name="Image136" text:anchor-type="as-char" svg:width="6.9236in" svg:height="3.896998in" draw:z-index="0">
<draw:image xlink:href="../Images/dwzh/2023-05-22T14-11-00Z/65143584_401.jpg" xlink:type="simple" xlink:show="embed" xlink:actuate="onLoad" draw:mime-type="image/jpeg"/>
</draw:frame>
</text:p>
      <text:p text:style-name="P4">
七国集团：我们无意阻碍中国经济的发展。</text:p>
      <text:p text:style-name="P4">
对于刚刚在日本闭幕的G7峰会，《法兰克福汇报》发表评论写道：</text:p>
      <text:p text:style-name="P4">
"声明中的一些表述显得平淡无奇，但其意义却非同小可。七国集团闭会声明中写道，七国集团政策的目标并不是损害中国。'我们没有阻止中国经济发展和经济进步的意向。'特别是美国人也参与了这一表述，格外引人注目。毕竟美国出台的芯片及芯片制造设备出口禁令恰恰是出于这样的目的：阻止中国取代美国成为世界头号经济强国。对抗性的政策今后是否会有所缓和，还有待进一步观察。但已经发出了相应的信号。</text:p>
      <text:p text:style-name="P4">
希望德国即将出台的中国战略也会延续这一精神。减少在原料及药物等领域的对华依赖，当然是正确的。出于国家安全考量，严格审查中国国有企业的在德投资，这样做的意义也同样不容争辩。但是，德国政府绝不应屈从于美国的压力，将中国同西方高科技产品隔绝开来。因为这样做完全不符合国际贸易中的公平游戏原则。"</text:p>
      <text:p text:style-name="P4">
<text:span text:style-name="T5">
摘编自其他媒体的内容，不代表德国之声的立场或观点。</text:span>
</text:p>
      <text:p text:style-name="P4">
Source: <text:a xlink:type="simple" xlink:href="https://www.dw.com/zh/德语媒体：对华政策的转折点/a-65700674" text:style-name="Internet_20_link" text:visited-style-name="Visited_20_Internet_20_Link">
https://www.dw.com/zh/德语媒体：对华政策的转折点/a-65700674?maca=chi-rss-chi-all-1127-rdf</text:a>
</text:p>
      <!--NEWS-->
      <text:h text:style-name="P10" text:outline-level="1">
<text:span text:style-name="T4">
哪些国家禁止Tiktok？原因何在？</text:span>
</text:h>
      <text:p text:style-name="P4">
Author: None (Language: zh)</text:p>
      <text:p text:style-name="P4">
Publisher: None</text:p>
      <text:p text:style-name="P4">
Time: 2023-05-22T14:13:00Z</text:p>
      <text:p text:style-name="P4">
Description: 除担心Tiktok收集手机上大量数据，从而危及到安全和隐私之外，还有一些国家因别的原因禁止了该平台。</text:p>
      <text:p text:style-name="P4">
Videos: []</text:p>
      <text:p text:style-name="P4">
Images: ["<text:a xlink:type="simple" xlink:href="https://static.dw.com/image/65678412_303.jpg" text:style-name="Internet_20_link" text:visited-style-name="Visited_20_Internet_20_Link">
65678412_303.jpg</text:a>
", "<text:a xlink:type="simple" xlink:href="https://static.dw.com/image/64591922_401.jpg" text:style-name="Internet_20_link" text:visited-style-name="Visited_20_Internet_20_Link">
64591922_401.jpg</text:a>
"]</text:p>
      <text:p text:style-name="P4">
Subject: 时政风云</text:p>
      <text:p text:style-name="P4">
Subjects: []</text:p>
      <text:p text:style-name="P4">
Keywords: ['Tiktok', '禁令', '抖音', '字节跳动', '数据安全', '隐私', '间谍', '窃取数据']</text:p>
      <text:p text:style-name="P4">
ID: 65700672</text:p>
      <!--METADATA-->
      <text:p text:style-name="P4">
<text:a xlink:type="simple" xlink:href="https://www.dw.com/zh/overlay/image/article/65700672/65678412" text:style-name="Internet_20_link" text:visited-style-name="Visited_20_Internet_20_Link">
 <draw:frame draw:style-name="fr1" draw:name="Image137" text:anchor-type="as-char" svg:width="6.9236in" svg:height="3.896998in" draw:z-index="0">
<draw:image xlink:href="../Images/dwzh/2023-05-22T14-13-00Z/65678412_303.jpg" xlink:type="simple" xlink:show="embed" xlink:actuate="onLoad" draw:mime-type="image/jpeg"/>
</draw:frame>
</text:a>
</text:p>
      <text:p text:style-name="P4">
（德国之声中文网）Tiktok在世界各地有超过10亿用户，但在很多国家，它都被视为安全风险。 <text:a xlink:type="simple" xlink:href="https://www.dw.com/zh/zh/前高管指控字节跳动充当中国政府宣传工具/a-65612568" text:style-name="Internet_20_link" text:visited-style-name="Visited_20_Internet_20_Link">
</text:a>
。尽管北京予以否认，但该短视频平台仍在一些国家被限制使用。</text:p>
      <text:h text:style-name="P12" text:outline-level="3">
<text:span text:style-name="T4">
美国</text:span>
</text:h>
      <text:p text:style-name="P4">
拜登任下的美国政府禁止其工作人员在政府设备上使用该App。超过半数的联邦州以及美国国会、军方也有这样的规定。目前正在审查的是，是否能在整个美国禁止该平台。</text:p>
      <text:p text:style-name="P4">
<text:a xlink:type="simple" xlink:href="https://www.dw.com/zh/zh/tiktok遭蒙大拿州封殺-創作者提告控違憲/a-65666897" text:style-name="Internet_20_link" text:visited-style-name="Visited_20_Internet_20_Link">
 </text:a>
。自2024年起，那里将不再允许下载Tiktok，以"防止公民受到中国共产党的监控"。但已安装该App的用户继续使用不会受到惩罚。</text:p>
      <text:h text:style-name="P12" text:outline-level="3">
<text:span text:style-name="T4">
加拿大</text:span>
</text:h>
      <text:p text:style-name="P4">
加拿大禁止在政府设备上使用Tiktok。理由是，该视频App能够获取手机上的大量内容。不过迄今尚无证据显示，加拿大政府的秘密信息被窃取。</text:p>
      <text:p text:style-name="P4">
<draw:frame draw:style-name="fr1" draw:name="Image138" text:anchor-type="as-char" svg:width="6.9236in" svg:height="3.896998in" draw:z-index="0">
<draw:image xlink:href="../Images/dwzh/2023-05-22T14-13-00Z/64591922_401.jpg" xlink:type="simple" xlink:show="embed" xlink:actuate="onLoad" draw:mime-type="image/jpeg"/>
</draw:frame>
</text:p>
      <text:p text:style-name="P4">
对Tiktok安全性的顾虑是大多数国家限制使用该App的原因</text:p>
      <text:h text:style-name="P12" text:outline-level="3">
<text:span text:style-name="T4">
欧洲</text:span>
</text:h>
      <text:p text:style-name="P4">
欧盟三大最重要机构：欧盟委员会、欧洲理事会和欧洲议会于2023年2月底禁止员工在工作设备上使用Tiktok，因担心中国政府可能获得设备上的数据。欧洲议会也禁止在私人设备上使用Tiktok，如果该设备上可读取议会的电邮或者与工作网络联网。</text:p>
      <text:p text:style-name="P4">
此后，多个欧盟国家效仿这一规定，禁止政府人员在工作设备上使用该App。这些国家包括比利时、爱沙尼亚、拉脱维亚和荷兰。</text:p>
      <text:p text:style-name="P4">
在德国，联邦政府并无原则性的规定禁止在工作手机上使用Tiktok，但政府设备上既未预装该App，也无法下载。</text:p>
      <text:p text:style-name="P4">
<text:a xlink:type="simple" xlink:href="https://www.dw.com/zh/zh/奥地利宣布禁止公务手机使用tiktok/a-65577074" text:style-name="Internet_20_link" text:visited-style-name="Visited_20_Internet_20_Link">
 </text:a>
，在工作手机上禁止使用Tiktok。</text:p>
      <text:p text:style-name="P4">
法国除禁止公务员在工作设备上使用Tiktok之外，还同时禁止使用twitter、Instagram、netflix和游戏candycrush。理由也是安全性的缺乏以及数据保护方面的顾虑。据法新社信息，这影响到法国250万公务员。</text:p>
      <text:p text:style-name="P4">
爱尔兰建议公务员在工作手机上不使用Tiktok。</text:p>
      <text:p text:style-name="P4">
丹麦禁止国防部工作人员使用该平台。</text:p>
      <text:p text:style-name="P4">
瑞典军方禁止在工作设备上使用该平台。</text:p>
      <text:p text:style-name="P4">
非欧盟成员国挪威因担心信息被窃取而禁止政府人员在工作设备上使用Tiktok或Telegram。</text:p>
      <text:p text:style-name="P4">
非欧盟国家英国也禁止在政府手机上使用Toktok，理由是"敏感的政府数据其安全必须列在首位"。该国公法广播机构BBC也向员工表示："如果您不是出于业务原因需要Tiktok，那您应当删除Tiktok。"不过，BBC自己也在该平台上有几个频道。</text:p>
      <text:h text:style-name="P12" text:outline-level="3">
<text:span text:style-name="T4">
大洋洲</text:span>
</text:h>
      <text:p text:style-name="P4">
新西兰3月也对Tiktok的使用作出限制，凡能接入议会网络的设备都禁止使用该App。</text:p>
      <text:p text:style-name="P4">
<text:a xlink:type="simple" xlink:href="https://www.dw.com/zh/zh/澳大利亞禁止政府設備使用tiktok/a-65222959" text:style-name="Internet_20_link" text:visited-style-name="Visited_20_Internet_20_Link">
 </text:a>
，理由是该App收集大量用户数据，对安全和隐私构成显著风险。</text:p>
      <text:h text:style-name="P12" text:outline-level="3">
<text:span text:style-name="T4">
亚洲</text:span>
</text:h>
      <text:p text:style-name="P4">
阿富汗自2022年完全禁止Tiktok。2021年在西方撤出该国后上台掌权的塔利班称，该平台让年轻人误入歧途。</text:p>
      <text:h text:style-name="P12" text:outline-level="3">
<text:span text:style-name="T4">
禁用TikTok 印度早已先行一步</text:span>
</text:h>
      <text:p text:style-name="P4">
印度则自2020年就已禁止该平台。当时中印军队在喜马拉雅争议边界生冲突，20名印度士兵死亡。之后不久印度宣布该禁令，称该App危及印度主权和安全。而印度本土的视频平台Moj和Josh则取而代之取得很大成功。</text:p>
      <text:p text:style-name="P4">
约旦自2022年12月禁止Tiktok。当时，该国因燃料价格大幅上涨而爆发抗议，导致一名警察死亡，40余名安全力量受伤。一名政府发言人指责该平台发布大量视频"呼吁谋杀和混乱"。有报道称，Tiktok公司和约旦政府仍在谈判中。</text:p>
      <text:h text:style-name="P12" text:outline-level="3">
<text:span text:style-name="T4">
TikTok在台灣：兩岸統一的「先鋒」？</text:span>
</text:h>
      <text:p text:style-name="P4">
2022年底，台湾禁止政府工作人员在手机、平板电脑和电脑设备上使用Tiktok等其它中国社交网络。据台北时报报道，教育部试图向民众宣导，中国政府有可能使用该平台传播错误的信息，也包括有关台湾的信息。</text:p>
      <text:p text:style-name="P4">
Source: <text:a xlink:type="simple" xlink:href="https://www.dw.com/zh/哪些国家禁止tiktok？原因何在？/a-65700672" text:style-name="Internet_20_link" text:visited-style-name="Visited_20_Internet_20_Link">
https://www.dw.com/zh/哪些国家禁止tiktok？原因何在？/a-65700672?maca=chi-rss-chi-all-1127-rdf</text:a>
</text:p>
      <!--NEWS-->
      <text:h text:style-name="P10" text:outline-level="1">
<text:span text:style-name="T4">
俄媒：俄乌冲突结束 欧盟才会同意俄银行重返SWIFT系统</text:span>
</text:h>
      <text:p text:style-name="P4">
Author: 联合早报 (Person)</text:p>
      <text:p text:style-name="P4">
Publisher: 联合早报 (Organization)</text:p>
      <text:p text:style-name="P4">
Published Time: 2023-05-22T14:39</text:p>
      <text:p text:style-name="P4">
Modified Time: 2023-05-22T14:39</text:p>
      <text:p text:style-name="P4">
Description: 上周，由俄罗斯、乌克兰、土耳其和联合国共同签署的《黑海谷物出口倡议》又延长了两个月。但莫斯科表示希望针对俄罗斯的一揽子计划取得更多进展，包括将俄罗斯农业银行（Rosselkhozb...</text:p>
      <text:p text:style-name="P4">
Videos: []</text:p>
      <text:p text:style-name="P4">
Audios: []</text:p>
      <text:p text:style-name="P4">
Images: []</text:p>
      <text:p text:style-name="P4">
Type: NewsArticle</text:p>
      <text:p text:style-name="P4">
Breadcrumbs: ['即时', '国际']</text:p>
      <text:p text:style-name="P4">
Keywords: ['俄罗斯', '欧盟', 'SWIFT', '乌克兰', '俄乌战争']</text:p>
      <!--METADATA-->
      <text:p text:style-name="P4">
上周，由俄罗斯、乌克兰、土耳其和联合国共同签署的《黑海谷物出口倡议》又延长了两个月。但莫斯科表示希望针对俄罗斯的一揽子计划取得更多进展，包括将俄罗斯农业银行（Rosselkhozbank）重新纳入环球银行金融电信协会（SWIFT）支付系统。</text:p>
      <text:p text:style-name="P4">
根据俄罗斯《消息报》（Izvestia）报道，欧盟外交事务发言人斯塔诺星期一（5月22日）说，只有在俄乌冲突结束后，欧盟才可能同意俄罗斯农业银行重回加入SWIFT支付系统。</text:p>
      <text:p text:style-name="P4">
联合国秘书长发言人迪雅里克上个月说，联合国正在与SWIFT管理层以及欧洲方面等讨论俄罗斯银行回归该系统的事宜，并正在与欧盟成员国的私营经济部门联系，以确保黑海港口农产品外运协议涉及俄罗斯粮食和化肥的部分得到执行。但联合国并没有权限对SWIFT系统直接下达相关指令。</text:p>
      <text:p text:style-name="P4">
美国等西方国家去年2月26日发布联合声明，将部分俄罗斯银行排除在环球银行间金融通信协会（SWIFT）支付系统之外，并对俄罗斯央行实施限制措施，以防其配置国际储备削弱制裁措施造成的影响。</text:p>
      <text:p text:style-name="P4">
SWIFT创建于1973年，总部设在比利时首都布鲁塞尔，主要职能是在全球银行系统之间传递结算信息。</text:p>
      <text:p text:style-name="P4">
Source: <text:a xlink:type="simple" xlink:href="https://www.zaobao.com.sg/realtime/world/story20230522-1397017" text:style-name="Internet_20_link" text:visited-style-name="Visited_20_Internet_20_Link">
https://www.zaobao.com.sg/realtime/world/story20230522-1397017</text:a>
</text:p>
      <!--NEWS-->
      <text:h text:style-name="P10" text:outline-level="1">
<text:span text:style-name="T4">
巴布亚新几内亚：俄入侵乌克兰事件促使了巴新要与美国签署防务合作协议</text:span>
</text:h>
      <text:p text:style-name="P4">
Author: chinese@voanews.com (美国之音)</text:p>
      <text:p text:style-name="P4">
Publisher: 美国之音中文网 (Type: NewsMediaOrganization)</text:p>
      <text:p text:style-name="P4">
Published Time: 2023-05-22T14:50:55+08:00</text:p>
      <text:p text:style-name="P4">
Modified Time: 2023-05-22 09:38:09Z</text:p>
      <text:p text:style-name="P4">
Description: 南太平洋岛国巴布亚新几内亚的政府表示，该国没有敌人，但是俄罗斯入侵乌克兰的事件表明，应该为未来做好准备和采取行动，包括与美国签署一项防务合作协议。</text:p>
      <text:p text:style-name="P4">
Videos: []</text:p>
      <text:p text:style-name="P4">
Images: []</text:p>
      <text:p text:style-name="P4">
Categories: ['亚太', '美国', '中国', '军事']</text:p>
      <text:p text:style-name="P4">
Type: None</text:p>
      <!--METADATA-->
      <text:p text:style-name="P4">
NoneNone</text:p>
      <text:p text:style-name="P4">
Source: <text:a xlink:type="simple" xlink:href="https://www.voachinese.com/a/papua-new-guinea-cites-ukraine-conflict-as-needing-defence-pact-with-us-20230522/7103443.html" text:style-name="Internet_20_link" text:visited-style-name="Visited_20_Internet_20_Link">
https://www.voachinese.com/a/papua-new-guinea-cites-ukraine-conflict-as-needing-defence-pact-with-us-20230522/7103443.html</text:a>
</text:p>
      <!--NEWS-->
      <text:h text:style-name="P10" text:outline-level="1">
<text:span text:style-name="T4">
美商务部称中国封杀美光“毫无事实根据”</text:span>
</text:h>
      <text:p text:style-name="P4">
Author: chinese@voanews.com (杨安)</text:p>
      <text:p text:style-name="P4">
Publisher: 美国之音中文网 (Type: NewsMediaOrganization)</text:p>
      <text:p text:style-name="P4">
Published Time: 2023-05-22T14:57:34+08:00</text:p>
      <text:p text:style-name="P4">
Modified Time: 2023-05-22 06:57:34Z</text:p>
      <text:p text:style-name="P4">
Description: 美国最大的存储芯片制造商美光（Micron）科技公司的产品遭中国政府指控存在“严重网络安全风险”，对中国的信息基础设施构成危害并影响国家安全，据此要求中国关键信息基础设施的运营商应停止购买美光公司的产品。美国商务部周日（5月21日）表示：“坚决反对毫无事实根据的禁令。”</text:p>
      <text:p text:style-name="P4">
Videos: []</text:p>
      <text:p text:style-name="P4">
Images: []</text:p>
      <text:p text:style-name="P4">
Categories: ['科技', '美国', '经济·金融·贸易', '美中关系']</text:p>
      <text:p text:style-name="P4">
Type: None</text:p>
      <!--METADATA-->
      <text:p text:style-name="P4">
NoneNone</text:p>
      <text:p text:style-name="P4">
Source: <text:a xlink:type="simple" xlink:href="https://www.voachinese.com/a/us-commerce-department-responds-to-china-ban-on-micro-20230522/7103445.html" text:style-name="Internet_20_link" text:visited-style-name="Visited_20_Internet_20_Link">
https://www.voachinese.com/a/us-commerce-department-responds-to-china-ban-on-micro-20230522/7103445.html</text:a>
</text:p>
      <!--NEWS-->
      <text:h text:style-name="P10" text:outline-level="1">
<text:span text:style-name="T4">
菲首都中央邮局大火 致五人伤</text:span>
</text:h>
      <text:p text:style-name="P4">
Author: 联合早报 (Person)</text:p>
      <text:p text:style-name="P4">
Publisher: 联合早报 (Organization)</text:p>
      <text:p text:style-name="P4">
Published Time: 2023-05-22T15:01</text:p>
      <text:p text:style-name="P4">
Modified Time: 2023-05-22T15:01</text:p>
      <text:p text:style-name="P4">
Description: 一场大火烧毁了菲律宾首都一座历史悠久的邮局大楼。新华社报道，菲律宾消防部门星期一（5月22日）说，马尼拉地标建筑中央邮局大楼星期天午夜失火，大火持续了七个多小时，目前有至少五人受伤...</text:p>
      <text:p text:style-name="P4">
Videos: []</text:p>
      <text:p text:style-name="P4">
Audios: []</text:p>
      <text:p text:style-name="P4">
Images: []</text:p>
      <text:p text:style-name="P4">
Type: NewsArticle</text:p>
      <text:p text:style-name="P4">
Breadcrumbs: ['即时', '国际']</text:p>
      <text:p text:style-name="P4">
Keywords: ['菲律宾', '大火', '马尼拉']</text:p>
      <!--METADATA-->
      <text:p text:style-name="P4">
一场大火烧毁了菲律宾首都一座历史悠久的邮局大楼。</text:p>
      <text:p text:style-name="P4">
新华社报道，菲律宾消防部门星期一（5月22日）说，马尼拉地标建筑中央邮局大楼星期天午夜失火，大火持续了七个多小时，目前有至少五人受伤，建筑内部受损严重。</text:p>
      <text:p text:style-name="P4">
火势在星期一早上7时30分左右得到控制。</text:p>
      <text:p text:style-name="P4">
初步调查结果显示，起火点位于这栋四层建筑的地下室，并迅速蔓延至整栋建筑。</text:p>
      <text:p text:style-name="P4">
消防部门说，建筑框架结构依然完整，但内部设施受损严重。</text:p>
      <text:p text:style-name="P4">
邮政管理部门负责人说，一些存放在邮局的信件和包裹可能遭毁。事故原因仍在调查中。</text:p>
      <text:p text:style-name="P4">
马尼拉中央邮局大楼位于帕西格河岸，为新古典主义风格建筑，是马尼拉市地标建筑。这座大楼1926年竣工，在第二次世界大战期间遭毁，战后得到重建。</text:p>
      <text:p text:style-name="P4">
Source: <text:a xlink:type="simple" xlink:href="https://www.zaobao.com.sg/realtime/world/story20230522-1397023" text:style-name="Internet_20_link" text:visited-style-name="Visited_20_Internet_20_Link">
https://www.zaobao.com.sg/realtime/world/story20230522-1397023</text:a>
</text:p>
      <!--NEWS-->
      <text:h text:style-name="P10" text:outline-level="1">
<text:span text:style-name="T4">
蔡英文重申"和平是唯一选项"   中国民众支持武统吗？</text:span>
</text:h>
      <text:p text:style-name="P4">
Author: None</text:p>
      <text:p text:style-name="P4">
Publisher: Radio Free Asia (Organization)</text:p>
      <text:p text:style-name="P4">
Published Time: 2023-05-22T15:04:00-04:00</text:p>
      <text:p text:style-name="P4">
Modified Time: 2023-05-22T15:38:54-04:00</text:p>
      <text:p text:style-name="P4">
Description: None</text:p>
      <text:p text:style-name="P4">
Videos: []</text:p>
      <text:p text:style-name="P4">
Audios: ["<text:a xlink:type="simple" xlink:href="https://www.rfa.org/mandarin/yataibaodao/gangtai/tj-05222023131238.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39" text:anchor-type="as-char" svg:width="6.9236in" svg:height="4.612011in" draw:z-index="0">
<draw:image xlink:href="../Images/rfamandarin/2023-05-22T15-04-00-04-00/000000.png" xlink:type="simple" xlink:show="embed" xlink:actuate="onLoad" draw:mime-type="image/png"/>
</draw:frame>
蔡英文总统5月20日主持"执政七年，重新定义台湾，让世界重新看见台湾"记者会。 <text:a xlink:type="simple" xlink:href="https://www.rfa.org/mandarin/yataibaodao/gangtai/tj-05222023131238.html/@@images/image" text:style-name="Internet_20_link" text:visited-style-name="Visited_20_Internet_20_Link">
</text:a>
台湾总统府提供  <text:a xlink:type="simple" xlink:href="https://www.rfa.org/mandarin/yataibaodao/gangtai/tj-05222023131238.html/@@stream" text:style-name="Internet_20_link" text:visited-style-name="Visited_20_Internet_20_Link">
</text:a>
</text:p>
      <text:p text:style-name="P4">
台湾的总统蔡英文日前发表执政七周年演说，重申在两岸问题上"战争不是选项"。随着台湾大选临近以及北京当局对台武力威胁日趋升级，台海局势的前景备受舆论瞩目。</text:p>
      <text:p text:style-name="P4">
<text:a xlink:type="simple" xlink:href="https://www.rfa.org/mandarin/Xinwen/9-05212023161238.html" text:style-name="Internet_20_link" text:visited-style-name="Visited_20_Internet_20_Link">
 </text:a>
 <text:a xlink:type="simple" xlink:href="https://www.rfa.org/mandarin/Xinwen/5-05202023123921.html" text:style-name="Internet_20_link" text:visited-style-name="Visited_20_Internet_20_Link">
 <text:span text:style-name="T4">
英文520演说：战争不是选项</text:span>
 </text:a>
  * <text:span text:style-name="T4">
<text:a xlink:type="simple" xlink:href="https://www.rfa.org/mandarin/Xinwen/9-05212023161238.html" text:style-name="Internet_20_link" text:visited-style-name="Visited_20_Internet_20_Link">
 </text:a>
 </text:span>
</text:p>
      <text:p text:style-name="P4">
5月20日，台湾的总统蔡英文执政满七年。蔡英文为此召开记者会，并发表了演说。演说中，蔡英文谈到两岸议题时强调，和平解决台海问题是全球共识：“面对中国的文攻武吓，台湾人民冷静不躁进、理性不挑衅。……台海议题必须和平解决，战争不是选项，任何一方都不能以非和平的方式片面改变现状。从我执政以来，政府的立场很坚定，我们信守承诺维持现状，致力台海的和平稳定。……我们不挑衅、不冒进，也绝不会在压力底下屈服。”</text:p>
      <text:p text:style-name="P4">
蔡英文指出，台湾虽身处风险，但绝对不是风险制造者，而是负责任的风险管控者。同时，她也呼吁透过对话解决两岸分歧。蔡英文表示：“和平是两岸间的唯一选项，以维持现状作为各方的最大公约数，就是确保和平的关键之钥。”</text:p>
      <text:p text:style-name="P4">
华盛顿智库德国马歇尔基金会（GMF）印太项目主任葛来仪（BonnieGlaser）本周一就此接受本台采访时告诉记者，蔡英文的演讲与其过去7年所履行的政策一致：“蔡英文的政策一直以来都很清晰，她追求维持台海现状、强化台美关系、为台湾寻求更多国际支持，以及强化台湾经济。她在很多个面向上都很成功。”</text:p>
      <text:p text:style-name="P4">
<draw:frame draw:style-name="fr1" draw:name="Image140" text:anchor-type="as-char" svg:width="6.9236in" svg:height="4.349996in" draw:z-index="0">
<draw:image xlink:href="../Images/rfamandarin/2023-05-22T15-04-00-04-00/000001.png" xlink:type="simple" xlink:show="embed" xlink:actuate="onLoad" draw:mime-type="image/png"/>
</draw:frame>
蔡英文总统5月20日主持"执政七年，重新定义台湾，让世界重新看见台湾"记者会。(台湾总统府提供)  <text:a xlink:type="simple" xlink:href="https://www.rfa.org/mandarin/yataibaodao/gangtai/tj-05222023131238.html/e2418a99-06fc-4c53-a1e2-990beaf4b845.jpg" text:style-name="Internet_20_link" text:visited-style-name="Visited_20_Internet_20_Link">
</text:a>
</text:p>
      <text:p text:style-name="P4">
<text:span text:style-name="T4">
学者：两岸缺乏沟通机制 责任在北京</text:span>
</text:p>
      <text:p text:style-name="P4">
蔡英文在演讲中呼吁，两岸应该透过对话解决分歧。不过外界普遍认为，自从蔡英文上任后，北京关闭了两岸有效的沟通机制。</text:p>
      <text:p text:style-name="P4">
对此，美国迈阿密大学政治系教授金德芳（June TeufelDreyer）在接受本台采访时分析认为，两岸缺乏直接对话机制，问题出在北京当局：“如果一方拒绝认知另一方的立场，两方想要沟通就很荒谬。蔡英文刚开始第一任期的时候，她说她接受1992年历史事实，但是北京拒绝这个说法，并说蔡英文‘未完成试卷’。如果在谈判前，一方强调‘你一定要接受我的立场，放弃你的立场我才要谈’，谈判当然难以发生。两岸双方虽然有沟通渠道，但是北京拒绝使用它们。”</text:p>
      <text:p text:style-name="P4">
美国国防研究谘询机构兰德公司（RAND）政治科学家郭泓均（RaymondKuo）也表示：“过去七年，两岸的沟通机制大幅衰退。在国民党的马英九执政时期，两岸签订了二十六项协议，大家都希望在换政府后这些协议能延续。但自从蔡英文赢得总统大选后，多数协议都终止了。”</text:p>
      <text:p text:style-name="P4">
郭泓均也指出，两岸应就特定议题进行谈判，但若是双方想透过对谈根本性解决两岸问题可能很难：“台北政府会希望恢復既有协议，和北京谈有关两岸海巡互动的问题。但若谈及两岸根本问题，两岸可以谈判的空间非常小，尤其是中国2019年对于香港的抗议进行镇压后，以及台湾人的自我认同随着时间推移变得越来越强。上述的事件都让两方可以和谈的政治空间变得非常狭窄，几乎已经是没有空间的程度。”</text:p>
      <text:p text:style-name="P4">
<draw:frame draw:style-name="fr1" draw:name="Image141" text:anchor-type="as-char" svg:width="6.9236in" svg:height="3.894525in" draw:z-index="0">
<draw:image xlink:href="../Images/rfamandarin/2023-05-22T15-04-00-04-00/000002.png" xlink:type="simple" xlink:show="embed" xlink:actuate="onLoad" draw:mime-type="image/png"/>
</draw:frame>
蔡英文总统5月20日主持"执政七年，重新定义台湾，让世界重新看见台湾"记者会。(台湾总统府提供)  <text:a xlink:type="simple" xlink:href="https://www.rfa.org/mandarin/yataibaodao/gangtai/tj-05222023131238.html/49ed456c-8107-4710-8c9e-3db9abc1c374.jpg" text:style-name="Internet_20_link" text:visited-style-name="Visited_20_Internet_20_Link">
</text:a>
</text:p>
      <text:p text:style-name="P4">
<text:span text:style-name="T4">
民调：近半中国民众不支持武统台湾</text:span>
</text:p>
      <text:p text:style-name="P4">
与此同时，国际刊物《当代中国期刊》（Journal of ContemporaryChina）近日公布一项最新民调显示，在针对有关是否支持武统台湾的问题上，仅有55%的中国民众支持全面攻打，而33%的民众反对。另有22%的民众表示，两岸不一定要统一。外界注意到，上述结果与中国政府宣称的论调，即所谓“全中国都希望台湾回归”，有相当大的出入。</text:p>
      <text:p text:style-name="P4">
郭泓均就此表示：“这篇文章中有提到，民众会考量人权、经济、政治、生命成本、以及美国介入的可能性，上述因素都会降低民众对武统台湾的支持。中国民众在武统台湾的议题上会做出理性的成本效益分析。”</text:p>
      <text:p text:style-name="P4">
郭泓均还引述相关文献指出，中国民众实际对于武统台湾的支持度可能更低：“中国民众对于民调时常会自我审查，百分比大约在24.5至26.5之间。所以拿上述55%的数据来看，我们可能还要降低25%才会是真实数据。”</text:p>
      <text:p text:style-name="P4">
金德芳则认为，在上述民调所提供的所有”统一台湾”选项中，民众表达支持的比例都相当接近（55%左右），这显示民众对于台湾议题并没有特别在意：“这显然不支持习近平强调‘整个国家都热切盼望台湾回归’的论述。”</text:p>
      <text:p text:style-name="P4">
记者：唐缘媛 责编：何平 网编：洪伟</text:p>
      <text:p text:style-name="P4">
Source: <text:a xlink:type="simple" xlink:href="https://www.rfa.org/mandarin/yataibaodao/gangtai/tj-05222023131238.html" text:style-name="Internet_20_link" text:visited-style-name="Visited_20_Internet_20_Link">
https://www.rfa.org/mandarin/yataibaodao/gangtai/tj-05222023131238.html</text:a>
</text:p>
      <!--NEWS-->
      <text:h text:style-name="P10" text:outline-level="1">
<text:span text:style-name="T4">
马国六州选举 慕尤丁放话夺雪州森州</text:span>
</text:h>
      <text:p text:style-name="P4">
Author: 联合早报 (Person)</text:p>
      <text:p text:style-name="P4">
Publisher: 联合早报 (Organization)</text:p>
      <text:p text:style-name="P4">
Published Time: 2023-05-22T15:17</text:p>
      <text:p text:style-name="P4">
Modified Time: 2023-05-22T15:37</text:p>
      <text:p text:style-name="P4">
Description: 马来西亚反对党国民联盟主席慕尤丁说，国盟在接下来的六州选举除了要捍卫吉打、吉兰丹和登嘉楼三州执政权，更要夺下雪兰莪和森美兰，同时削减希盟在槟州的得票率。雪州国盟主席阿兹敏则预测雪州...</text:p>
      <text:p text:style-name="P4">
Videos: []</text:p>
      <text:p text:style-name="P4">
Audios: []</text:p>
      <text:p text:style-name="P4">
Images: []</text:p>
      <text:p text:style-name="P4">
Type: NewsArticle</text:p>
      <text:p text:style-name="P4">
Breadcrumbs: ['即时', '国际']</text:p>
      <text:p text:style-name="P4">
Keywords: ['慕尤丁', '国民联盟', '雪兰莪', '森美兰']</text:p>
      <!--METADATA-->
      <text:p text:style-name="P4">
马来西亚反对党国民联盟主席慕尤丁说，国盟在接下来的六州选举除了要捍卫吉打、吉兰丹和登嘉楼三州执政权，更要夺下雪兰莪和森美兰，同时削减希盟在槟州的得票率。雪州国盟主席阿兹敏则预测雪州议会将在6月19日解散。</text:p>
      <text:p text:style-name="P4">
慕尤丁也是土著团结党主席。他星期天（5月21日）晚间出席雪州国盟开斋节庆祝活动时，抨击巫统与希盟组成团结政府是背叛马来人。“去年大选前，我和（伊斯兰党主席）哈迪阿旺说过，（公正党主席）安华与（巫统主席）阿末扎希之间有秘密协议，他们驳斥我说谎。如今事实证明谁在说谎？”</text:p>
      <text:p text:style-name="P4">
他说，当前物价上涨，人民被生活费压得喘不过气，但政府无法解决民困，尤其雪州人民。“虽然目前看似达到政治稳定，但仍无法解决人民的困难。”</text:p>
      <text:p text:style-name="P4">
慕尤丁上星期六（20日）说，研究显示，国盟将在即将到来的六州选举赢得至少七成选票，尤其是马来选票。</text:p>
      <text:p text:style-name="P4">
雪州国盟主席阿兹敏星期天回答媒体询问时说，据他了解，雪州大臣阿米鲁丁将在6月19日解散州议会。“州选举的脚步很近了。据我了解，雪州大臣将在6月19日解散州议会。（州议会）解散后，选举委员会将开始州选程序。”</text:p>
      <text:p text:style-name="P4">
阿兹敏也是土团党雪州国际山庄区州议员。他说，他仍维持半年前的决定，就是本届州选不参选。</text:p>
      <text:p text:style-name="P4">
Source: <text:a xlink:type="simple" xlink:href="https://www.zaobao.com.sg/realtime/world/story20230522-1397121" text:style-name="Internet_20_link" text:visited-style-name="Visited_20_Internet_20_Link">
https://www.zaobao.com.sg/realtime/world/story20230522-1397121</text:a>
</text:p>
      <!--NEWS-->
      <text:h text:style-name="P10" text:outline-level="1">
<text:span text:style-name="T4">
尼泊尔向导第27度登上圣母峰顶 追平雪巴人同胞纪录</text:span>
</text:h>
      <text:p text:style-name="P4">
Publisher: 法新社</text:p>
      <text:p text:style-name="P4">
Published Time: 2023-05-22T15:32:07+00:00</text:p>
      <text:p text:style-name="P4">
Modified Time: 2023-05-22T15:20:05+00:00</text:p>
      <text:p text:style-name="P4">
Description: （法新社加德满都22日电） 尼泊尔登山向导雪巴人帕桑．达瓦今天第27度登上世界最高峰圣母峰的峰顶，追平同为雪巴人的另一位知名尼泊尔登山向导卡米．瑞塔本月17日才创造的圣母峰登顶次数记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2" text:anchor-type="as-char" svg:width="6.9236in" svg:height="3.617581in" draw:z-index="0">
<draw:image xlink:href="../Images/rficn/2023-05-22T15-32-07-00-00/000000.png" xlink:type="simple" xlink:show="embed" xlink:actuate="onLoad" draw:mime-type="image/png"/>
</draw:frame>
</text:p>
      <text:p text:style-name="P4">
46岁的帕桑．达瓦（Pasang Dawa Sherpa）上周才第26度登上标高8849公尺的圣母峰峰顶，追平53岁的卡米．瑞塔（Kami RitaSherpa）写下的纪录；但有「圣母峰男人」封号的卡米．瑞塔3天后第27度登顶。两人间紧追不舍的较量受到登山界屏息关注。</text:p>
      <text:p text:style-name="P4">
安排圣母峰攻顶行程的公司「想像尼泊尔」（Imagine Nepal）告诉法新社：「帕桑．达瓦今天带着中国登山客抵达峰顶。这是他第27度登顶。」</text:p>
      <text:p text:style-name="P4">
帕桑．达瓦自从1998年首度攀登圣母峰后，几乎年年登顶，有时甚至在同个攻顶季2度登顶。不过，他追平的纪录可能不久又要被打破，因为卡米．瑞塔已经预计本周要再次攀登圣母峰。</text:p>
      <text:p text:style-name="P4">
尼泊尔在今年圣母峰攻顶季已经发出478张许可给外国登山客，攻顶季将在6月初结束。由于大多数登山客需要向导，因此今年共有900多人将尝试登顶圣母峰。</text:p>
      <text:p text:style-name="P4">
Source: <text:a xlink:type="simple" xlink:href="https://www.rfi.fr/cn/%E5%9B%BD%E9%99%85%E6%8A%A5%E9%81%93/20230522-%E5%B0%BC%E6%B3%8A%E5%B0%94%E5%90%91%E5%AF%BC%E7%AC%AC27%E5%BA%A6%E7%99%BB%E4%B8%8A%E5%9C%A3%E6%AF%8D%E5%B3%B0%E9%A1%B6-%E8%BF%BD%E5%B9%B3%E9%9B%AA%E5%B7%B4%E4%BA%BA%E5%90%8C%E8%83%9E%E7%BA%AA%E5%BD%95" text:style-name="Internet_20_link" text:visited-style-name="Visited_20_Internet_20_Link">
https://www.rfi.fr/cn/%E5%9B%BD%E9%99%85%E6%8A%A5%E9%81%93/20230522-%E5%B0%BC%E6%B3%8A%E5%B0%94%E5%90%91%E5%AF%BC%E7%AC%AC27%E5%BA%A6%E7%99%BB%E4%B8%8A%E5%9C%A3%E6%AF%8D%E5%B3%B0%E9%A1%B6-%E8%BF%BD%E5%B9%B3%E9%9B%AA%E5%B7%B4%E4%BA%BA%E5%90%8C%E8%83%9E%E7%BA%AA%E5%BD%95</text:a>
</text:p>
      <!--NEWS-->
      <text:h text:style-name="P10" text:outline-level="1">
<text:span text:style-name="T4">
洛杉矶六四纪念活动持续进行　00后参与其中</text:span>
</text:h>
      <text:p text:style-name="P4">
Author: None</text:p>
      <text:p text:style-name="P4">
Publisher: Radio Free Asia (Organization)</text:p>
      <text:p text:style-name="P4">
Published Time: 2023-05-22T15:35:00-04:00</text:p>
      <text:p text:style-name="P4">
Modified Time: 2023-05-22T16:04:34-04:00</text:p>
      <text:p text:style-name="P4">
Description: None</text:p>
      <text:p text:style-name="P4">
Videos: []</text:p>
      <text:p text:style-name="P4">
Audios: ["<text:a xlink:type="simple" xlink:href="https://www.rfa.org/mandarin/yataibaodao/gangtai/sc-0522202313340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43" text:anchor-type="as-char" svg:width="6.9236in" svg:height="4.612011in" draw:z-index="0">
<draw:image xlink:href="../Images/rfamandarin/2023-05-22T15-35-00-04-00/000000.png" xlink:type="simple" xlink:show="embed" xlink:actuate="onLoad" draw:mime-type="image/png"/>
</draw:frame>
 本次圣塔莫尼卡集会的现场情形 <text:a xlink:type="simple" xlink:href="https://www.rfa.org/mandarin/yataibaodao/gangtai/sc-05222023133403.html/@@images/image" text:style-name="Internet_20_link" text:visited-style-name="Visited_20_Internet_20_Link">
</text:a>
界立建提供  <text:a xlink:type="simple" xlink:href="https://www.rfa.org/mandarin/yataibaodao/gangtai/sc-05222023133403.html/@@stream" text:style-name="Internet_20_link" text:visited-style-name="Visited_20_Internet_20_Link">
</text:a>
</text:p>
      <text:p text:style-name="P4">
六四三十四周年即将来临之际，在南加州洛杉矶的旅游景区圣塔莫尼卡（SantaMonica）码头，一场六四纪念活动在5月21日下午举行。值得注意的是，本次活动有多位00后参加。</text:p>
      <text:p text:style-name="P4">
<text:a xlink:type="simple" xlink:href="https://www.rfa.org/mandarin/yataibaodao/gangtai/sc-05162023102123.html" text:style-name="Internet_20_link" text:visited-style-name="Visited_20_Internet_20_Link">
 <text:span text:style-name="T4">
巨幅"国殇之柱"海报现身加州 展示活动将持续</text:span>
 </text:a>
  * <text:span text:style-name="T4">
<text:a xlink:type="simple" xlink:href="https://www.rfa.org/mandarin/yataibaodao/gangtai/sc-05092023081823.html" text:style-name="Internet_20_link" text:visited-style-name="Visited_20_Internet_20_Link">
 </text:a>
 </text:span>
</text:p>
      <text:p text:style-name="P4">
<text:span text:style-name="T4">
00后参加者谈六四：“觉得那时候中国的大学生完全不一样”</text:span>
</text:p>
      <text:p text:style-name="P4">
在本次活动中，约一百名集会者们呼喊着“中共屠杀，血债血偿”、“勿忘六四，血债血偿”、“勿忘六四，拒绝遗忘”等口号，举行了游行。</text:p>
      <text:p text:style-name="P4">
来自中国的00后张先生参加了本次活动。他在接受采访时表示，在十五六岁的时候，他通过翻墙看到了八九六四和大跃进造成的大饥荒等历史。在谈到对八九民主运动的看法时，他表示，他觉得那场运动很可惜，并说道：“我看了六四那时候的视频，觉得那时候中国的大学生（和现在）完全不一样。我在他们身上看到了那种精神，一种自由的、独立的思想。”</text:p>
      <text:p text:style-name="P4">
张先生告诉记者，他身边的同学和朋友年龄段基本在十八到二十岁之间。在讲述这些人对六四的认知时，他说道：“我周围的人，基本上没有人知道这段历史。我跟有的人说八九六四，他们就算知道后，也觉得共产党的行为是对的，他们觉得中国就是需要共产党去管理。”</text:p>
      <text:p text:style-name="P4">
他也表示，在中国时，他觉得和身边的人难以沟通：“我也就不去跟那些人谈论这些事情了，（和他们完全地无法沟通）。”</text:p>
      <text:p text:style-name="P4">
本次集会的参加者们，手举着此前在加州多地展出的巨幅“国殇之柱”（Pillar ofShame）海报，在圣塔莫尼卡码头的建筑间行进。在活动中，他们也将这幅海报竖立起来，进行了展示。目前，由丹麦雕塑家高志活（JensGalschiøt）创作的、以六四屠杀为主题的“国殇之柱”雕塑，已被香港警方以“作为调查一起涉及煽动他人颠覆国家政权罪的证物”的名义取走。</text:p>
      <text:p text:style-name="P4">
<draw:frame draw:style-name="fr1" draw:name="Image144" text:anchor-type="as-char" svg:width="6.9236in" svg:height="4.413795in" draw:z-index="0">
<draw:image xlink:href="../Images/rfamandarin/2023-05-22T15-35-00-04-00/000001.png" xlink:type="simple" xlink:show="embed" xlink:actuate="onLoad" draw:mime-type="image/png"/>
</draw:frame>
在圣安东尼奥山学院内的巨幅"国殇之柱"海报（界立建提供）  <text:a xlink:type="simple" xlink:href="https://www.rfa.org/mandarin/yataibaodao/gangtai/sc-05222023133403.html/m0522-sc4.jpeg" text:style-name="Internet_20_link" text:visited-style-name="Visited_20_Internet_20_Link">
</text:a>
</text:p>
      <text:p text:style-name="P4">
<text:span text:style-name="T4">
另一位00后：“我相信纸终究包不住火”</text:span>
</text:p>
      <text:p text:style-name="P4">
另一位参加本次活动的00后、曾在香港读书的肖雅洁表示，对于当代中国年轻人来说，六四的情况是难以了解的。她是在香港读书时，通过学校举办的六四纪念活动了解到这段历史的。在讲述参加这次活动的感受时，她告诉记者：“今天我看到，无论是很多外国人还是中国的游客，都有纷纷举起自己的手机记录下这次的活动。我觉得只有更多人了解到这段历史，才能够帮助我们把这段历史宣传出去，让更多人了解到中共的恶行以及嘴脸。”</text:p>
      <text:p text:style-name="P4">
她也认为，六四的真相终究是中共无法掩盖的：“其实现在国内很难了解到这些过往的状况，但是我能看到越来越多的人站出来。我相信纸终究包不住火，中共的手段也终将会在光明之下无所遁形。”</text:p>
      <text:p text:style-name="P4">
本次活动的发起人、中国民主党青年部执行长界立建在5月22日上午，又于洛杉矶的圣安东尼奥山学院（Mt. San AntonioCollege）校园内竖起了巨幅“国殇之柱”海报。在南加州，这一巨幅海报的展示活动将会持续进行。</text:p>
      <text:p text:style-name="P4">
记者：孙诚 责编：嘉远 网编：洪伟</text:p>
      <text:p text:style-name="P4">
Source: <text:a xlink:type="simple" xlink:href="https://www.rfa.org/mandarin/yataibaodao/gangtai/sc-05222023133403.html" text:style-name="Internet_20_link" text:visited-style-name="Visited_20_Internet_20_Link">
https://www.rfa.org/mandarin/yataibaodao/gangtai/sc-05222023133403.html</text:a>
</text:p>
      <!--NEWS-->
      <text:h text:style-name="P10" text:outline-level="1">
<text:span text:style-name="T4">
专栏 | 夜话中南海：习近平是文革的受害者还是受益者？</text:span>
</text:h>
      <text:p text:style-name="P4">
Author: None</text:p>
      <text:p text:style-name="P4">
Publisher: Radio Free Asia (Organization)</text:p>
      <text:p text:style-name="P4">
Published Time: 2023-05-22T15:51:54-04:00</text:p>
      <text:p text:style-name="P4">
Modified Time: 2023-05-22T15:51:54-04:00</text:p>
      <text:p text:style-name="P4">
Description: None</text:p>
      <text:p text:style-name="P4">
Videos: []</text:p>
      <text:p text:style-name="P4">
Audios: ["<text:a xlink:type="simple" xlink:href="https://www.rfa.org/mandarin/zhuanlan/yehuazhongnanhai/gx-0522202309310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4.612011in" draw:z-index="0">
<draw:image xlink:href="../Images/rfamandarin/2023-05-22T15-51-54-04-00/000000.png" xlink:type="simple" xlink:show="embed" xlink:actuate="onLoad" draw:mime-type="image/png"/>
</draw:frame>
北京一个商家正在拉开一幅1969年刻画着毛泽东检阅文革大军情景的横幅。摄于2016年5月16日。 <text:a xlink:type="simple" xlink:href="https://www.rfa.org/mandarin/zhuanlan/yehuazhongnanhai/gx-05222023093106.html/@@images/image" text:style-name="Internet_20_link" text:visited-style-name="Visited_20_Internet_20_Link">
</text:a>
美联社资料图片  <text:a xlink:type="simple" xlink:href="https://www.rfa.org/mandarin/zhuanlan/yehuazhongnanhai/gx-05222023093106.html/@@stream" text:style-name="Internet_20_link" text:visited-style-name="Visited_20_Internet_20_Link">
</text:a>
</text:p>
      <text:p text:style-name="P4">
本月19日，纽约时报中文网上刊登出标题为《中国不能抹去文革十年》的文章，因为文章内容中有一句“习近平自己就是文革的受害者——据称他被自己的母亲出卖，被流放到贫穷的农村”，几家转载此文的中文网站都将标题扩展为《习近平自己就是受害者中国不能抹去文革十年》。</text:p>
      <text:p text:style-name="P4">
文章刊出后，有读者是在认同习近平是“文革的受害者”的前提下，解释他为什么要引领中国“抹去文革十年”，诸如“通常家暴下长大的孩子，成年以后会有暴力倾向”；“跟旧时多年的媳妇熬成婆是一个道理，被虐后就想着怎么去虐别人，并以此为荣为乐”：“正是因为是受害者，才要加害于别人啊。只有我受过苦，你们开开心心，那我的苦不是白吃了”，等等。</text:p>
      <text:p text:style-name="P4">
同时，更有读者持相反观点。比如一则评论的内容是：“纽时实在太low。连个上过学的人都没有吗？习近平能有今天，就是文革的受益者好不好？！没有文革能有今天吗？这根本就不是政治观点的问题，这是最普通的逻辑。”。</text:p>
      <text:p text:style-name="P4">
再比如一则网名“Timberwolf”者发表的评论内容：老毛说过‘感谢日本侵略中国‘因为日本侵华给老毛铺就了上位之路，所以你不能说老毛是日本侵华的受害者。同理，习近平把自己的文革经历作为资产铺就了上位之路，所以习是文革得利者而不是受害者。这也说明了为什么习要一意孤行推行文革。“</text:p>
      <text:p text:style-name="P4">
关于习近平到底是文革的受益者还是受害者，在网上能够读到众家之言。一篇署名彭小明的文章《习近平文革经历考》的引言是：北京人民教育出版社的中学统编教材已经将有关文革历史的叙述作了根本性修改，涉及毛泽东错误的文革动机，把错误一词删去。并且把这场持续十一年、祸患全国城乡各族人民的浩劫，改称为艰辛探索跌宕起伏的曲折发展的一段时期。这种轻描淡写的笔触已经完全不同于中共十一届六中全会历史决议关于文革是“一场由毛泽东错误地发动和领导的浩劫”的历史结论。在文革受害者尚还健在的今天，以习近平为首的中共党政领导集团已经公然改削教科书，否定历史性决议，习近平的头脑里到底有什么文革印象？当年全国各族人民在苦难中煎熬挣扎，他和他的笔杆子头脑中的文革则是另一回事。国内外各种吹捧习近平生活经历的文章铺天盖地，我们不妨去伪存真，做一番严谨的筛选和分析。</text:p>
      <text:p text:style-name="P4">
关于习近平父亲习仲勋早在“文革”爆发之前的1962年已经遭到政治整肃的那段历史，这里不作详述。习仲勋在1962年离开副总理职位，内部处分，仍保留公职，没有被逮捕关押，而且被周恩来一再叮嘱“不要想不开（自杀）”。他被安排到中央党校西宫所“学习”（接受审查）。习近平母亲齐心本来就在党校工作，实际上夫妇同在党校。</text:p>
      <text:p text:style-name="P4">
接下来就是“文革”开始，从个人和家庭的角度来说，当年的习仲勋习近平一家确实也是经受了很大的波折和压抑。但是从整个中国和文化大革命的背景来比较，尤其是跟胡风反革命集团案、跟彭陆罗杨反党集团案比较，习仲勋案的处置又相对温和。胡风案牵涉２１００人，逮捕９２人，多人死于监狱和劳改营，多人疯癫，仅极少数人生还；彭陆罗杨全都关押秦城监狱，九死一生，毛死之后才出狱。</text:p>
      <text:p text:style-name="P4">
而习仲勋因“利用小说进行反党“被毛泽东抛弃时，文革还没有爆发。文革前夕，习仲勋调往洛阳，反而是有幸躲过了北京浩劫。。当时，刘少奇本人关押病死，王光美长期监禁，长子自杀，其余子女均受迫害，彭德怀、陶铸关押多年病死……,不胜枚举。而习仲勋没有判刑入狱，保留了高干身份，游街、批斗、仅仅聋了一只耳朵，相比之下，尚属幸运。</text:p>
      <text:p text:style-name="P4">
当时的习仲勋被下放洛阳，全家都没有跟随。彭小明的文章中分析说：1953年出生的习近平因为年齿尚幼，文革之前的所有惨烈政治运动他基本不会有印象。与之同龄的青少年一般应有一点三年特大饥荒的饥饿难耐食不果腹的印象，但是当时北京和各省市高干家庭都有相应的营养特供。</text:p>
      <text:p text:style-name="P4">
文革从横扫牛鬼蛇神（打击地富反坏右）转入打击走资派的时候，习家也遭受冲击。不过，相比较而言，当时没有跟随习仲勋去洛阳的家属们遭受的这次冲击并不严重。按照彭小明文章的分析，因为时间已晚于“扫四旧“的疯狂高潮，高潮中约有十万家庭被阖家赶出街巷，押解农村落户。而习近平一家远非如此凄惨；他们被安排搬入了中央党校，到习近平母亲工作的的地方居住。在党校里面当然已经没有高干宿舍的电话和秘书、警卫员，但是衣食住行还是基本正常的。比起老舍、陈梦家等名人、一些资本家和小业主家庭，红卫兵用皮带打人、用开水烫人，许多人当场被打死等的悲惨下场，习近平一家尚属幸运。</text:p>
      <text:p text:style-name="P4">
笔者非常认同彭小明文章中“习近平一家尚属幸运”的结论。当然，这个“幸运“是相对而言。比如相对邓小平的长公子邓朴方被造反派逼迫跳楼致死，比如相比于刘少奇夫人及子女们所遭受的非人待遇……。</text:p>
      <text:p text:style-name="P4">
关于“文革“中习近平的”入狱“经历。彭小明的文章根据“习近平传记“的介绍，说是习近平曾经受过文革打击。例如曾经被关押，出逃以后，母亲齐心竟也不敢收留，主动将他送返关押地点，而且还在批斗大会上挂牌批斗。</text:p>
      <text:p text:style-name="P4">
彭小明认为：现实的可能只是，习近平本人也有参与联动的过激行动，高呼反对江青和中央文革的口号，坚持血统论的某些言论，高干子弟要掌权，红色恐怖万岁，乃至跟造反派学生发生肢体冲突……。毕竟当时抓捕联动的对象全部是高干家庭的子弟，毫无劣迹的人。当时的习近平的过激言行，他的母亲齐心应该是知晓的，所以他逃回家里，母亲也不敢收留，仍把他送回关押地点。</text:p>
      <text:p text:style-name="P4">
而从习近平2017年在中共十七大上成为中央政治局常委，储君地位明显之后，中国内地官媒也在宣传文章中描述过他在“文革“中经历的”困境“，大致内容是：自1962年起，习近平由于受父亲习仲勋冤案的牵连，遭到歧视。父亲蒙冤时，习近平才10岁，也被打成黑帮子女。习近平15岁时，还被关押在北京少年犯罪管教所黑帮子女学习班。“文革”中，习近平受过批斗，挨过饥饿，流浪过，被关押过……。</text:p>
      <text:p text:style-name="P4">
同样也是这家《纽约时报》，早在2015年的时候就刊登过一篇描述习近平“文革遭遇”的文章，题目是《从文革浩劫中走出来的习近平》。</text:p>
      <text:p text:style-name="P4">
文中吹捧说：北京——文化大革命那场浩劫爆发时，他还是个身材瘦小的13岁少年，说起话来语气温和，热爱古典诗词。两年后，在武斗成风的红卫兵肆虐的北京城里漂泊沉浮的过程中，习近平变得坚强起来，成了一个在逆境中生存的斗士。</text:p>
      <text:p text:style-name="P4">
纽约时报的这篇文章援引了2000年习近平还是福建副省长期间发表的一篇访谈内容，习近平回忆自己当年因为不甘受欺负而被造反派揪出来，“都以为我是头”，他说。</text:p>
      <text:p text:style-name="P4">
纽约时报当时的这篇文章中还说道：到了1968年底，习近平的反抗之举已足以让上面下令把他送去被打倒的官员子女待的少管所。不过，毛主席不久之后发出指示，让城市青年上山下乡，使他免去了遭到关押的命运。</text:p>
      <text:p text:style-name="P4">
纽约时报的这段描述大致上合乎习近平进中央工作之前几次对采访者叙述过的内容。那就是他在“下乡插队“之前只是被造反派弄去审问过，并不是真正意义上的”关押“。</text:p>
      <text:p text:style-name="P4">
至于习近平当年“曾经被关押“的经历，起因也不是他参加过当时的所谓红卫兵组织”联动“，搞过”打砸抢“，而是他被迫下乡插队不久逃回北京被当成”盲流“关进了”收容所“。而所谓”母亲齐心也不敢收留“也是拍马屁者的演义。</text:p>
      <text:p text:style-name="P4">
事实是，当时所有被逼上山下乡的”城市知识青年“临行前都是要被注销城市户口的，也就是说，当时的习近平从踏上“热烈欢送北京知识青年上山下乡”的西去列车开始，他的北京城市户口就已经变成了陕西延安地区的农村户口了。如此一来，无论是他习近平还是其他被迫“上山下乡”的“知识青年”回到原来所在城市里搞不好就会被当地公安当成“盲流”关进收容所一段时间后，集中遣送“原籍”。这里的“籍”是指的“户籍”，即本人当时的户口所在地。</text:p>
      <text:p text:style-name="P4">
按照中共官方颁布习近平的公开简历，他到陕西梁家河插队的初始时间是1969年1月，离开那里的时间是1975年10月，满打满算是六年十个月。凑了一个整，便有了这所谓”七年梁家河岁月“的官方正式说法，习近平自己也亲口说过“当年同我们农民兄弟朝夕相处的那二千四百多个日日夜”。</text:p>
      <text:p text:style-name="P4">
但习近平当上总书记之后说这话时，显然是忘记了2000年他还在福建任职时接受记者采访亲口说出的如下一段话：在上山下乡时，我年龄小，又是被形势所迫下去的，没有长期观念，别人下去天天上山干活，我却很随意，老百姓对我印象很不好。几个月后我回到北京又被关进“学习班”，半年后被放出来，见到我老革命的姨父和姨姨，他们说现在城市也不容易，你们在这儿（北京）干什么?天天让人家当作流窜人口?当时在国庆节经常要清理“倒流”人口，但清理完后，又不让我们回去，先关在派出所，一进去就四、五个月。而且关进去不是让你白坐着，还要让你干重体力活，海淀街一带的下水管，都是我们埋的…….</text:p>
      <text:p text:style-name="P4">
习近平这里说的“国庆节“，应该是1969年的国庆节。计算一下，习近平是在1969年年中左右从陕北流放地“倒流”回北京家中的，这“流窜“回京后的两次被”专政“时间相加已经是十一个月，也就是说他是在1970年年初至年中期间才又被迫返回陕西梁家河。就算这两次被“专政”之间在北京见到自己姨父的过程只有一天，忽略不计，那么6年零10个月减去十一个月，他习近平真正的”知青岁月“事实上还不满六年。</text:p>
      <text:p text:style-name="P4">
更需要强调的是，习近平当从北京返回梁家河之后不久，也许是返回梁家河之前，他的老革命的姨父姨母已经向他透露了1970年六月中共中央转发的《关于北京大学清华大学招生（试点）的请示报告》，报告指出：经过三年来的文化大革命，北京大学、清华大学已经具备了招生条件，计划于本年下半年开始招生。招生办法实行群众推荐、领导批准和学校复审相结合，也就是说，进大学不需要经过考试了。按照彭小明的文章《习近平文革经历考》的说法，当时习近平的母亲齐心写信给梁家河党支部，请求帮助习近平追求进步。这一封“妈妈来信”是日后习近平得到推荐照顾的早期铺垫。既为照顾习近平打了招呼，又不像其他知青的干部父母搞口头或书面的强索特权那样难听难看。在习家恢复名誉之前做到了恰到好处，不疾不徐。生产队党支部和公社党委的小干部们无不受宠若惊，觉得习近平非同一般知青。从此，争取上大学也成了习近平的重要动力。</text:p>
      <text:p text:style-name="P4">
“文革“研究权威人士宋永毅先生在接受纽约时报记者采访时说：一个人对一场政治运动的态度，常常是要总体来看，即要看他在这个政治运动中间是得利多，还是受损多。就习近平来说，他是得利多，受损少。习近平在“文革”初期，就读的是八一学校，北京的八一学校，是军队干部子女的学校，这个学校有两个特点，一是纨绔子弟多，一些高干子弟在那里不好好读书，习近平是因为功课差才送进去的。他和薄熙来不一样，薄熙来读的是北京四中，是全中国最好的中学，是考进去的。所以为什么薄熙来看不起习近平，因为八一学校大家是靠父母关系进去的，不通过择优录取的考试。</text:p>
      <text:p text:style-name="P4">
宋永毅先生说：“文化大革命”中他习近平得了什么利呢？“文革”开始不久，习近平下了乡，下了乡以后他在那里当了农村的支部书记，很快以“工农兵“身份被推荐进了清华。进了清华以后基本上一帆风顺。按照习近平的水平，能进清华吗？“文革”前八一学校的毕业生很少能考进清华的。</text:p>
      <text:p text:style-name="P4">
这里需要定补充的是，薄煕来不但文革前进入男四中是考进去的，“文革”结束后，薄煕来也是靠高考成绩进入北京大学的。</text:p>
      <text:p text:style-name="P4">
(本期节目由高新主持及播讲）</text:p>
      <text:p text:style-name="P4">
(文章只代表特约评论员个人的立场和观点）</text:p>
      <text:p text:style-name="P4">
Source: <text:a xlink:type="simple" xlink:href="https://www.rfa.org/mandarin/zhuanlan/yehuazhongnanhai/gx-05222023093106.html" text:style-name="Internet_20_link" text:visited-style-name="Visited_20_Internet_20_Link">
https://www.rfa.org/mandarin/zhuanlan/yehuazhongnanhai/gx-05222023093106.html</text:a>
</text:p>
      <!--NEWS-->
      <text:h text:style-name="P10" text:outline-level="1">
<text:span text:style-name="T4">
尹锡悦：正在审阅乌克兰递交的援助清单</text:span>
</text:h>
      <text:p text:style-name="P4">
Author: chinese@voanews.com (美国之音)</text:p>
      <text:p text:style-name="P4">
Publisher: 美国之音中文网 (Type: NewsMediaOrganization)</text:p>
      <text:p text:style-name="P4">
Published Time: 2023-05-22T15:55:44+08:00</text:p>
      <text:p text:style-name="P4">
Modified Time: 2023-05-22 07:55:44Z</text:p>
      <text:p text:style-name="P4">
Description: 韩国总统尹锡悦说，他领导的政府正在审阅乌克兰总统泽连斯基交给他的一份援助清单，但没有透露这份清单是否包括基辅方面请求首尔提供杀伤性武器，帮助乌克兰军队击退俄罗斯侵略军。</text:p>
      <text:p text:style-name="P4">
Videos: []</text:p>
      <text:p text:style-name="P4">
Images: []</text:p>
      <text:p text:style-name="P4">
Categories: ['亚太', '欧洲', '军事', '乌克兰局势']</text:p>
      <text:p text:style-name="P4">
Type: None</text:p>
      <!--METADATA-->
      <text:p text:style-name="P4">
NoneNone</text:p>
      <text:p text:style-name="P4">
Source: <text:a xlink:type="simple" xlink:href="https://www.voachinese.com/a/south-korea-ukraine-military-aid-20230522/7103462.html" text:style-name="Internet_20_link" text:visited-style-name="Visited_20_Internet_20_Link">
https://www.voachinese.com/a/south-korea-ukraine-military-aid-20230522/7103462.html</text:a>
</text:p>
      <!--NEWS-->
      <text:h text:style-name="P10" text:outline-level="1">
<text:span text:style-name="T4">
事实查核｜联大第2758号决议解决了“包括台湾在内全中国在联合国的代表权”？</text:span>
</text:h>
      <text:p text:style-name="P4">
Author: 作者：庄敬、沈轲</text:p>
      <text:p text:style-name="P4">
Publisher: Radio Free Asia (Organization)</text:p>
      <text:p text:style-name="P4">
Published Time: 2023-05-22T16:02:00-04:00</text:p>
      <text:p text:style-name="P4">
Modified Time: 2023-05-22T16:03:19-04:00</text:p>
      <text:p text:style-name="P4">
Description: 作者：庄敬、沈轲</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46" text:anchor-type="as-char" svg:width="6.9236in" svg:height="3.629306in" draw:z-index="0">
<draw:image xlink:href="../Images/rfamandarin/2023-05-22T16-02-00-04-00/000000.png" xlink:type="simple" xlink:show="embed" xlink:actuate="onLoad" draw:mime-type="image/png"/>
</draw:frame>
 <text:a xlink:type="simple" xlink:href="https://www.rfa.org/mandarin/shishi-hecha/hc-05222023155625.html/@@images/image" text:style-name="Internet_20_link" text:visited-style-name="Visited_20_Internet_20_Link">
</text:a>
 自由亚洲电台制图</text:p>
      <text:p text:style-name="P4">
<text:span text:style-name="T4">
标签：曲解</text:span>
</text:p>
      <text:p text:style-name="P4">
<text:span text:style-name="T4">
一分钟完读：</text:span>
</text:p>
      <text:p text:style-name="P4">
美国联邦众议院外交委员会五月中通过法案，旨在反制中国试图通过曲解联大第2758号决议阻碍台湾参与国际组织的论述。法案指联大第2758号决议仅处理中国代表权问题，不涉及台湾。中国国台办批美国提案错误、荒谬，声称联大第2758号决议解决了"包括台湾在内全中国在联合国的代表权问题"。</text:p>
      <text:p text:style-name="P4">
通过核对联大第2758号决议原文，以及访问国际法学者和专业人士，亚洲事实查核实验室认为，联大第2758号决议没有解决“台湾是否为中国一部分”的问题，台办的说法是中国对该决议的曲解和单方面主张。</text:p>
      <text:p text:style-name="P4">
<text:span text:style-name="T4">
深度解析：</text:span>
</text:p>
      <text:p text:style-name="P4">
第76届世界卫生大会（WHA）于5月21日至30日在瑞士日内瓦举行，台湾连续七年未获邀请，美国政府、国会采取行动挺台参与。美国国务卿布林肯（AntonyBlinken）9日通过 <text:a xlink:type="simple" xlink:href="https://www.state.gov/taiwan-as-an-observer-in-the-world-health-assembly-2/" text:style-name="Internet_20_link" text:visited-style-name="Visited_20_Internet_20_Link">
 </text:a>
表示，美国强力鼓励世卫组织（WHO）邀请台湾以观察员身分出席今年WHA；布林肯并指出：美国支持台湾参与适当的国际活动，符合以台湾关系法、美中三公报、六项保证为准则的“<text:a xlink:type="simple" xlink:href="https://www.rfa.org/cantonese/news/factcheck/onechina-02152023082542.html" text:style-name="Internet_20_link" text:visited-style-name="Visited_20_Internet_20_Link">
</text:a>
”。</text:p>
      <text:p text:style-name="P4">
5月16日，美国众议院外交委员会通过 <text:a xlink:type="simple" xlink:href="https://www.congress.gov/bill/118th-congress/house-bill/1176" text:style-name="Internet_20_link" text:visited-style-name="Visited_20_Internet_20_Link">
 </text:a>
，旨在反制中国试图通过曲解联大第2758号决议阻碍台湾参与国际组织的论述；法案指出，联大第2758号决议仅处理中国代表权问题，不涉及台湾及其人民在联合国或任何相关组织的代表权，没有就中华人民共和国与台湾的关系表明立场，也没有包含任何与台湾主权有关的声明。</text:p>
      <text:p text:style-name="P4">
中国国台办发言人马晓光17日在 <text:a xlink:type="simple" xlink:href="http://www.gwytb.gov.cn/xwdt/xwfb/xwfbh/202305/t20230517_12535058.htm" text:style-name="Internet_20_link" text:visited-style-name="Visited_20_Internet_20_Link">
</text:a>
分别回应上述美方行动。他说，关于台湾参与世卫组织活动问题，中国立场是一贯、明确的，即必须按照一个中国原则来处理，这也是联大第2758号决议和世卫大会第25.1号决议确认的根本原则。</text:p>
      <text:p text:style-name="P4">
针对美国众院外委会通过的法案内容，马晓光指出联大第2758号决议从政治上、法律上和程序上彻底解决了包括台湾在内全中国在联合国的代表权问题；他批评美国一些政客反反覆覆在联大第2758号决议上做文章，不是无知就是别有用心，任何旨在歪曲甚至否定联大第2758号决议的权威性和有效性的企图都是徒劳的。</text:p>
      <text:p text:style-name="P4">
<text:span text:style-name="T4">
联合国大会第</text:span>
 <text:span text:style-name="T4">
2758</text:span>
 <text:span text:style-name="T4">
号决议是什么？</text:span>
</text:p>
      <text:p text:style-name="P4">
1949年国共内战后，国民党主政的中华民国政府退守台湾，此后共产党建立的中华人民共和国试图取得联合国中代表「中国」的席位。1950年起，苏联等国陆续在联大提出“中国代表权问题”，初期亲美国家居多，提案未通过。直到1971年美国为对抗苏联而向中华人民共和国让步，接纳中华人民共和国，使其取得联合国代表权。美国曾提出双重代表权设想，试图推动中华民国与中华人民共和国同时拥有联合国会籍，但未成功。</text:p>
      <text:p text:style-name="P4">
1971年10月25日，联合国大会通过第2758号决议决定：恢复中华人民共和国的一切权利，承认该政府的代表为中国在联合国组织的唯一合法代表，并立即将蒋介石的代表从联合国组织及它所属一切机构中所非法占据的席位上驱逐出去。</text:p>
      <text:p text:style-name="P4">
<draw:frame draw:style-name="fr1" draw:name="Image147" text:anchor-type="as-char" svg:width="6.9236in" svg:height="7.641603in" draw:z-index="0">
<draw:image xlink:href="../Images/rfamandarin/2023-05-22T16-02-00-04-00/000001.png" xlink:type="simple" xlink:show="embed" xlink:actuate="onLoad" draw:mime-type="image/png"/>
</draw:frame>
 联合国大会第2758号决议原文（联合国官网截图）</text:p>
      <text:p text:style-name="P4">
<text:span text:style-name="T4">
五十</text:span>
 <text:span text:style-name="T4">
多年后仍有争议</text:span>
</text:p>
      <text:p text:style-name="P4">
联大第2758号决议仅处理“中国代表权”，原文完全没有提到中华民国或台湾。然而，北京认为“联大第2758号决议解决了包括台湾在内全中国在联合国的代表权问题”，并长年引用这项决议，称台湾是中国的一部分，以反对台湾参与国际组织活动。</text:p>
      <text:p text:style-name="P4">
<text:a xlink:type="simple" xlink:href="https://www.roc-taiwan.org/ie/post/6299.html" text:style-name="Internet_20_link" text:visited-style-name="Visited_20_Internet_20_Link">
 </text:a>
多次反驳中方的论述，指联大第2758号决议仅处理中国在联合国的代表权，在法理上并未授权中华人民共和国在联合国体系代表台湾，亦未述及台湾是中华人民共和国的一部分，因此该决议并未解决台湾人民参与联合国的问题。</text:p>
      <text:p text:style-name="P4">
美国霍夫斯特拉（Hofstra University）大学国际法教授古举伦（JulianKu）以电邮回覆亚洲事实查核实验室的访问，他表示，联大第2758号决议没有解决台湾是否为中国的一部分的问题；该决议确实解决了由中华人民共和国或中华民国做为联合国合法代表的问题，并认为中华人民共和国应该在联合国内代表中国，但该决议根本没有涉及中华民国或台湾的主权地位。</text:p>
      <text:p text:style-name="P4">
曾任美国在台协会（AIT）台北办事处副处长的葛天豪（DavidKeegan）告诉亚洲事实查核实验室，联大第2758号决议根本没提“一个中国原则”，也没有提到只有在北京治下的一个中国。</text:p>
      <text:p text:style-name="P4">
<text:span text:style-name="T4">
中国错误诠释联大第</text:span>
 <text:span text:style-name="T4">
2758</text:span>
 <text:span text:style-name="T4">
号决议？</text:span>
</text:p>
      <text:p text:style-name="P4">
葛天豪指出，中国正在扭曲联大第2758号决议，因为这有助于北京向台北施压，接受按照北京的条件统一；北京利用扭曲该协议孤立台湾，在经济、外交安全、军事安全方面直接或间接对台湾造成损害，而美国国会的提案正是为反制中国错误解读联大第2758号决议，以及利用这种错误诠释对台湾造成损害。</text:p>
      <text:p text:style-name="P4">
古举伦说，中国一直致力于说服各国和联合国机构，应该诠释联大第2758号决议把台湾视为中国的一部分，这种诠释让中国更有力声称联合国大会（以及世界多数国家）支持中国把台湾视为中国一部分的主张。</text:p>
      <text:p text:style-name="P4">
古举伦认为，多年来，美国政府并未积极反制中国对联大第2758号决议的诠释，因为想避免与中国发生不必要的冲突，也因为台湾的政府本身（在蒋介石和蒋经国领导下）未对这种诠释提出异议；但近期有所变化的是，美国和台湾都更加担心中国会对台采取军事行动，而联大第2758号决议将被用来限制外国对台的支持。</text:p>
      <text:p text:style-name="P4">
<text:span text:style-name="T5">
亚洲事实查核实验室（</text:span>
 <text:span text:style-name="T5">
Asia Fact Check Lab__）是针对当今复杂媒体环境以及新兴传播生态而成立的新单位。我们本于新闻专业，提供正确的查核报告及深度报道，期待读者对公共议题获得多元而全面的认识。读者若对任何媒体及社交软件传播的信息有疑问，欢迎以电邮__afcl@rfa.org</text:span>
 <text:span text:style-name="T5">
寄给亚洲事实查核实验室，由我们为您查证核实。</text:span>
</text:p>
      <text:p text:style-name="P4">
Source: <text:a xlink:type="simple" xlink:href="https://www.rfa.org/mandarin/shishi-hecha/hc-05222023155625.html" text:style-name="Internet_20_link" text:visited-style-name="Visited_20_Internet_20_Link">
https://www.rfa.org/mandarin/shishi-hecha/hc-05222023155625.html</text:a>
</text:p>
      <!--NEWS-->
      <text:h text:style-name="P10" text:outline-level="1">
<text:span text:style-name="T4">
继四方安全对话后 印度总理莫迪造访澳洲强化经济关系</text:span>
</text:h>
      <text:p text:style-name="P4">
Publisher: 法新社</text:p>
      <text:p text:style-name="P4">
Published Time: 2023-05-22T16:02:08+00:00</text:p>
      <text:p text:style-name="P4">
Modified Time: 2023-05-22T15:50:01+00:00</text:p>
      <text:p text:style-name="P4">
Description: （法新社雪梨22日电） 印度总理莫迪（Narendra Modi）今天飞抵澳洲，希望透过当地人数迅速增长的印度侨民，强化印澳双边经济关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8" text:anchor-type="as-char" svg:width="6.9236in" svg:height="3.617581in" draw:z-index="0">
<draw:image xlink:href="../Images/rficn/2023-05-22T16-02-08-00-00/000000.png" xlink:type="simple" xlink:show="embed" xlink:actuate="onLoad" draw:mime-type="image/png"/>
</draw:frame>
</text:p>
      <text:p text:style-name="P4">
法新社报导，莫迪飞抵雪梨访问，展开他亚太出访行程最后一站，希望确立印度的区域大国角色，面对中国与日俱增的影响力。</text:p>
      <text:p text:style-name="P4">
据报导，印度裔是澳洲境内第二大外侨社群，仅次于英国裔。在澳洲2600万人口中，有67万3000公民是在印度出生。</text:p>
      <text:p text:style-name="P4">
澳洲印度商业协会（Australia India Business Council）全国主席马凯（JodiMcKay）表示：「侨民是印澳双边商业关系的最重要桥梁。」</text:p>
      <text:p text:style-name="P4">
马凯指出，澳洲与印度关系已从资源领域扩大至再生能源及科技范畴，双方今年希望签定一份更广泛的经济协议。</text:p>
      <text:p text:style-name="P4">
莫迪上周末才出席在日本举行的「四方安全对话」（Quad）领袖峰会。该组织由美国、日本、印度及澳洲组成，旨在对抗北京当局与日俱增的独断。</text:p>
      <text:p text:style-name="P4">
Source: <text:a xlink:type="simple" xlink:href="https://www.rfi.fr/cn/%E5%9B%BD%E9%99%85%E6%8A%A5%E9%81%93/20230522-%E7%BB%A7%E5%9B%9B%E6%96%B9%E5%AE%89%E5%85%A8%E5%AF%B9%E8%AF%9D%E5%90%8E-%E5%8D%B0%E5%BA%A6%E6%80%BB%E7%90%86%E8%8E%AB%E8%BF%AA%E9%80%A0%E8%AE%BF%E6%BE%B3%E6%B4%B2%E5%BC%BA%E5%8C%96%E7%BB%8F%E6%B5%8E%E5%85%B3%E7%B3%BB" text:style-name="Internet_20_link" text:visited-style-name="Visited_20_Internet_20_Link">
https://www.rfi.fr/cn/%E5%9B%BD%E9%99%85%E6%8A%A5%E9%81%93/20230522-%E7%BB%A7%E5%9B%9B%E6%96%B9%E5%AE%89%E5%85%A8%E5%AF%B9%E8%AF%9D%E5%90%8E-%E5%8D%B0%E5%BA%A6%E6%80%BB%E7%90%86%E8%8E%AB%E8%BF%AA%E9%80%A0%E8%AE%BF%E6%BE%B3%E6%B4%B2%E5%BC%BA%E5%8C%96%E7%BB%8F%E6%B5%8E%E5%85%B3%E7%B3%BB</text:a>
</text:p>
      <!--NEWS-->
      <text:h text:style-name="P10" text:outline-level="1">
<text:span text:style-name="T4">
NBA生涯征战19球季「甜瓜」安东尼宣布退休</text:span>
</text:h>
      <text:p text:style-name="P4">
Publisher: 法新社</text:p>
      <text:p text:style-name="P4">
Published Time: 2023-05-22T16:02:09+00:00</text:p>
      <text:p text:style-name="P4">
Modified Time: 2023-05-22T15:50:02+00:00</text:p>
      <text:p text:style-name="P4">
Description: （法新社洛杉矶22日电） 美国职篮NBA球星「甜瓜」安东尼（Carmelo Anthony）今天在推特影片宣布，他在历经19个球季后将高挂球鞋退休。他感性表示：「对我而言，说再见的时候已经到了。」</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9" text:anchor-type="as-char" svg:width="6.9236in" svg:height="3.617581in" draw:z-index="0">
<draw:image xlink:href="../Images/rficn/2023-05-22T16-02-09-00-00/000000.png" xlink:type="simple" xlink:show="embed" xlink:actuate="onLoad" draw:mime-type="image/png"/>
</draw:frame>
</text:p>
      <text:p text:style-name="P4">
安东尼下周将满39岁，他曾10次入选NBA明星赛，生涯待过丹佛金块，纽约尼克、奥克拉荷马雷霆、休士顿火箭、波特兰拓荒者及洛杉矶湖人6队，19个球季累计共得到2万8289分，在NBA总得分榜排名第9。</text:p>
      <text:p text:style-name="P4">
他先前在2021-22球季为湖人效力，但本季（2022-23）未有任何上场纪录。</text:p>
      <text:p text:style-name="P4">
Source: <text:a xlink:type="simple" xlink:href="https://www.rfi.fr/cn/%E8%BF%90%E5%8A%A8%E5%A4%A9%E5%9C%B0/20230522-nba%E7%94%9F%E6%B6%AF%E5%BE%81%E6%88%9819%E7%90%83%E5%AD%A3-%E7%94%9C%E7%93%9C-%E5%AE%89%E4%B8%9C%E5%B0%BC%E5%AE%A3%E5%B8%83%E9%80%80%E4%BC%91" text:style-name="Internet_20_link" text:visited-style-name="Visited_20_Internet_20_Link">
https://www.rfi.fr/cn/%E8%BF%90%E5%8A%A8%E5%A4%A9%E5%9C%B0/20230522-nba%E7%94%9F%E6%B6%AF%E5%BE%81%E6%88%9819%E7%90%83%E5%AD%A3-%E7%94%9C%E7%93%9C-%E5%AE%89%E4%B8%9C%E5%B0%BC%E5%AE%A3%E5%B8%83%E9%80%80%E4%BC%91</text:a>
</text:p>
      <!--NEWS-->
      <text:h text:style-name="P10" text:outline-level="1">
<text:span text:style-name="T4">
美国大力支持澳洲推动关键矿产发展</text:span>
</text:h>
      <text:p text:style-name="P4">
Author: 联合早报 (Person)</text:p>
      <text:p text:style-name="P4">
Publisher: 联合早报 (Organization)</text:p>
      <text:p text:style-name="P4">
Published Time: 2023-05-22T16:06</text:p>
      <text:p text:style-name="P4">
Modified Time: 2023-05-22T16:06</text:p>
      <text:p text:style-name="P4">
Description: 澳大利亚和美国就协调政策和投资，以支持澳洲关键矿产的发展达成协议，这意味着澳洲的关键矿产行业将获得美国的大力支持。路透社报道，世界上约一半的锂，以及用于电动汽车和国防电池的稀土等关...</text:p>
      <text:p text:style-name="P4">
Videos: []</text:p>
      <text:p text:style-name="P4">
Audios: []</text:p>
      <text:p text:style-name="P4">
Images: []</text:p>
      <text:p text:style-name="P4">
Type: NewsArticle</text:p>
      <text:p text:style-name="P4">
Breadcrumbs: ['即时', '国际']</text:p>
      <text:p text:style-name="P4">
Keywords: ['澳大利亚', '美国', '稀土', '供应链']</text:p>
      <!--METADATA-->
      <text:p text:style-name="P4">
澳大利亚和美国就协调政策和投资，以支持澳洲关键矿产的发展达成协议，这意味着澳洲的关键矿产行业将获得美国的大力支持。</text:p>
      <text:p text:style-name="P4">
路透社报道，世界上约一半的锂，以及用于电动汽车和国防电池的稀土等关键矿物，都是澳洲供应的。为避免过于依赖中国这个最大关键矿产生产国，各国纷纷推动供应链多元化。</text:p>
      <text:p text:style-name="P4">
澳美协议也将涵盖清洁能源，因为澳洲也是氢和氨的主要生产国。</text:p>
      <text:p text:style-name="P4">
澳洲总理阿尔巴尼斯星期一（5月22日）告诉国会，“这是一个雄心勃勃的契约，集气候、关键矿产和清洁能源于一体。”</text:p>
      <text:p text:style-name="P4">
阿尔巴尼斯说：“它将扩大我们的清洁能源供应并使之多样化。它将促进澳洲关键矿物的可持续供应和加工，并支持清洁氢、电池技术和其他清洁能源产品的发展。”</text:p>
      <text:p text:style-name="P4">
不仅如此，澳洲的关键矿物和可再生能源供应商，还可享有《美国国防生产法》给予美国国内生产商的优惠。</text:p>
      <text:p text:style-name="P4">
阿尔巴尼斯和美国总统拜登5月20日在日本广岛宣布这份协议的声明中说，由美国国家安全委员会官员和澳洲工业部部长牵头的一个工作组，将在今年年底前制定一套促进相关行业合作与加快发展的方案。</text:p>
      <text:p text:style-name="P4">
Source: <text:a xlink:type="simple" xlink:href="https://www.zaobao.com.sg/realtime/world/story20230522-1397128" text:style-name="Internet_20_link" text:visited-style-name="Visited_20_Internet_20_Link">
https://www.zaobao.com.sg/realtime/world/story20230522-1397128</text:a>
</text:p>
      <!--NEWS-->
      <text:h text:style-name="P10" text:outline-level="1">
<text:span text:style-name="T4">
马国调查“酷玩乐团”黄牛票</text:span>
</text:h>
      <text:p text:style-name="P4">
Author: 联合早报 (Person)</text:p>
      <text:p text:style-name="P4">
Publisher: 联合早报 (Organization)</text:p>
      <text:p text:style-name="P4">
Published Time: 2023-05-22T16:15</text:p>
      <text:p text:style-name="P4">
Modified Time: 2023-05-22T16:24</text:p>
      <text:p text:style-name="P4">
Description: 英国天团“酷玩乐团”（Coldplay）即将到马来西亚开唱，但却一票难求。社交媒体则出现许多兜售黄牛票的信息，将票价以原价数倍的价格出售。马国政府星期一将开会讨论对策。这是马国政府...</text:p>
      <text:p text:style-name="P4">
Videos: []</text:p>
      <text:p text:style-name="P4">
Audios: []</text:p>
      <text:p text:style-name="P4">
Images: []</text:p>
      <text:p text:style-name="P4">
Type: NewsArticle</text:p>
      <text:p text:style-name="P4">
Breadcrumbs: ['即时', '国际']</text:p>
      <text:p text:style-name="P4">
Keywords: ['马来西亚', '演唱会']</text:p>
      <!--METADATA-->
      <text:p text:style-name="P4">
英国天团“酷玩乐团”（Coldplay）即将到马来西亚开唱，但却一票难求。社交媒体则出现许多兜售黄牛票的信息，将票价以原价数倍的价格出售。马国政府星期一将开会讨论对策。这是马国政府历来首次针对售票演唱会的黄牛票采取行动。</text:p>
      <text:p text:style-name="P4">
酷玩乐团宣布将到马国演出后，门票随即在短时间内销售一空。网上随即出现许多以天价出售门票的黄牛党，例如将原本1228令吉（约363新元）的门票以4万3200令吉（约1万2780新元）出售，涨幅超过34倍。</text:p>
      <text:p text:style-name="P4">
国内贸易及生活成本部（贸生部）长沙拉胡丁星期一（5月22日）上午在国会走廊的记者会透露，贸生部执法官员当天下午将与通讯及数码部长法米开会讨论酷玩演唱会黄牛票及是否采取下一步行动。</text:p>
      <text:p text:style-name="P4">
他指出，贸生部已开放让民众就黄牛票问题提出投诉，至今并未接获任何正式投诉。“目前没有收到正式投诉，但听闻社交媒体有很多（黄牛票广告）。”</text:p>
      <text:p text:style-name="P4">
他说，黄牛党若是在网上出售黄牛票，将由通讯及数码部按“1998年通讯及多媒体法令”处理。若黄牛党以面交的方式售票，则由贸生部按“1999年消费者保护法令”处理。</text:p>
      <text:p text:style-name="P4">
通讯及数码部长法米上星期四（5月18日）表明，酷玩乐团演唱会的黄牛票价格太离谱，他因此下令部门执法官员采取行动。</text:p>
      <text:p text:style-name="P4">
除了黄牛票问题，反对党伊斯兰党之前也指酷玩乐团指出性少数群体（LGBT），因此要求政府禁止这次演唱会。一些伊党宗教司也指演唱会将带来海啸等“天谴”而在社交媒体引发争议。</text:p>
      <text:p text:style-name="P4">
Source: <text:a xlink:type="simple" xlink:href="https://www.zaobao.com.sg/realtime/world/story20230522-1397132" text:style-name="Internet_20_link" text:visited-style-name="Visited_20_Internet_20_Link">
https://www.zaobao.com.sg/realtime/world/story20230522-1397132</text:a>
</text:p>
      <!--NEWS-->
      <text:h text:style-name="P10" text:outline-level="1">
<text:span text:style-name="T4">
河北维权人士赵春红被以“寻衅滋事罪”逮捕</text:span>
</text:h>
      <text:p text:style-name="P4">
Author: None</text:p>
      <text:p text:style-name="P4">
Publisher: Radio Free Asia (Organization)</text:p>
      <text:p text:style-name="P4">
Published Time: 2023-05-22T16:28:16-04:00</text:p>
      <text:p text:style-name="P4">
Modified Time: 2023-05-22T16:28: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0" text:anchor-type="as-char" svg:width="6.9236in" svg:height="4.589677in" draw:z-index="0">
<draw:image xlink:href="../Images/rfamandarin/2023-05-22T16-28-16-04-00/000000.png" xlink:type="simple" xlink:show="embed" xlink:actuate="onLoad" draw:mime-type="image/png"/>
</draw:frame>
河北维权人士赵春红在18日被当地公安局以涉嫌寻衅滋事罪刑事拘留 <text:a xlink:type="simple" xlink:href="https://www.rfa.org/mandarin/Xinwen/7-05222023162316.html/@@images/image" text:style-name="Internet_20_link" text:visited-style-name="Visited_20_Internet_20_Link">
</text:a>
维权网截图</text:p>
      <text:p text:style-name="P4">
根据“维权网”消息，河北维权人士赵春红在18日被当地公安局以涉嫌寻衅滋事罪刑事拘留，并送看守所关押。赵春红的家人收到当局于5月19日作出的逮捕通知书。</text:p>
      <text:p text:style-name="P4">
赵春红因为投资矿产被大股东侵吞股权而信访维权，她于2023年5月12日到国家信访局走访，次日早晨她发出信息称在北京被警察盯上，并很快失联，而后传出遭到逮捕。</text:p>
      <text:p text:style-name="P4">
“维权网”指出，从赵春红在国家信访局打卡的现场视频，及跟赵春红一起到国家信访局走访的访友说法，赵春红在整个信访过程中，没有任何违法行为，也没有过激言行。平泉市司法机关对赵春红快速批准逮捕，出乎所有关注者意料。</text:p>
      <text:p text:style-name="P4">
本台此前报道，赵春红曾为女教师李田田被湖南公安非法囚禁精神病院事件，发起了联名呼吁。</text:p>
      <text:p text:style-name="P4">
责编：陈品洁</text:p>
      <text:p text:style-name="P4">
Source: <text:a xlink:type="simple" xlink:href="https://www.rfa.org/mandarin/Xinwen/7-05222023162316.html" text:style-name="Internet_20_link" text:visited-style-name="Visited_20_Internet_20_Link">
https://www.rfa.org/mandarin/Xinwen/7-05222023162316.html</text:a>
</text:p>
      <!--NEWS-->
      <text:h text:style-name="P10" text:outline-level="1">
<text:span text:style-name="T4">
美国与巴新签署新防务合作计划</text:span>
</text:h>
      <text:p text:style-name="P4">
Author: 联合早报 (Person)</text:p>
      <text:p text:style-name="P4">
Publisher: 联合早报 (Organization)</text:p>
      <text:p text:style-name="P4">
Published Time: 2023-05-22T16:29</text:p>
      <text:p text:style-name="P4">
Modified Time: 2023-05-22T16:29</text:p>
      <text:p text:style-name="P4">
Description: 美国国务卿布林肯星期一（5月22日）抵达巴布亚新几内亚与太平洋岛国领导人举行峰会，并与巴新总理马拉佩签署新防务合作协议。综合路透社和美国有线新闻网（CNN）报道，这项新的防务合作协...</text:p>
      <text:p text:style-name="P4">
Videos: []</text:p>
      <text:p text:style-name="P4">
Audios: []</text:p>
      <text:p text:style-name="P4">
Images: []</text:p>
      <text:p text:style-name="P4">
Type: NewsArticle</text:p>
      <text:p text:style-name="P4">
Breadcrumbs: ['即时', '国际']</text:p>
      <text:p text:style-name="P4">
Keywords: ['布林肯', '美国', '巴布亚新几内亚', '太平洋岛国']</text:p>
      <!--METADATA-->
      <text:p text:style-name="P4">
美国国务卿布林肯星期一（5月22日）抵达巴布亚新几内亚与太平洋岛国领导人举行峰会，并与巴新总理马拉佩签署新防务合作协议。</text:p>
      <text:p text:style-name="P4">
综合路透社和美国有线新闻网（CNN）报道，这项新的防务合作协议预计将扩大美国在巴新军事和其他设施的使用范围，加强美国在南太平洋地区的安全关系。</text:p>
      <text:p text:style-name="P4">
布林肯在签字仪式上指出，美国和巴新作为彼此的平等和主权伙伴起草了这份协议，该协议“将是完全透明的”，并称企业间的伙伴关系将为巴新带来价值数百亿美元的新投资。</text:p>
      <text:p text:style-name="P4">
马拉佩说，巴新与美国“正在从过去的一般关系……提升到具体关系”。</text:p>
      <text:p text:style-name="P4">
美国和巴新军方此前已建立安全援助合作关系，主要侧重于联合人道主义演习及对巴新军事人员展开培训。</text:p>
      <text:p text:style-name="P4">
布林肯与马拉佩会晤时指出，新的协议将扩大巴新的防务能力，以加强人道主义援助和灾害应对，并使两国部队能够轻松地共同展开训练。</text:p>
      <text:p text:style-name="P4">
根据另一份单独协议，美国将通过海岸警卫队巡逻来加强对巴新专属经济区的海上监视，以保护其不受非法捕捞的影响。</text:p>
      <text:p text:style-name="P4">
美国总统拜登原定于星期一在巴新出席太平洋岛国领导人峰会，后来却因 <text:a xlink:type="simple" xlink:href="https://www.zaobao.com/keywords/zhai-wu-wei-yue" text:style-name="Internet_20_link" text:visited-style-name="Visited_20_Internet_20_Link">
 </text:a>
 缩短了亚洲行程，宣布取消访巴新之旅，由布林肯代为出席。</text:p>
      <text:p text:style-name="P4">
马拉佩星期六（20日）称，与美国的协议是在全球安全问题日益严重之际推进巴新基础设施和国防能力的一个机会。</text:p>
      <text:p text:style-name="P4">
近年来，美国与海上军事能力迅速扩大的中国的紧张关系不断加剧，同时寻求加强在亚洲的关系和存在。在这一背景下，南太平洋地区对于美国具有新的重要性。</text:p>
      <text:p text:style-name="P4">
Source: <text:a xlink:type="simple" xlink:href="https://www.zaobao.com.sg/realtime/world/story20230522-1397135" text:style-name="Internet_20_link" text:visited-style-name="Visited_20_Internet_20_Link">
https://www.zaobao.com.sg/realtime/world/story20230522-1397135</text:a>
</text:p>
      <!--NEWS-->
      <text:h text:style-name="P10" text:outline-level="1">
<text:span text:style-name="T4">
韩外长：尹锡悦就核污排海问题向日首相明确表态</text:span>
</text:h>
      <text:p text:style-name="P4">
Author: 联合早报 (Person)</text:p>
      <text:p text:style-name="P4">
Publisher: 联合早报 (Organization)</text:p>
      <text:p text:style-name="P4">
Published Time: 2023-05-22T16:38</text:p>
      <text:p text:style-name="P4">
Modified Time: 2023-05-22T16:38</text:p>
      <text:p text:style-name="P4">
Description: 韩国外交部长朴振称，韩总统尹锡悦在星期天（5月21日）于日本广岛举行的韩日首脑会谈中，向日本首相岸田文雄明确传达了韩方在福岛核电站排污问题上的立场。韩联社报道，朴振星期一（5月22...</text:p>
      <text:p text:style-name="P4">
Videos: []</text:p>
      <text:p text:style-name="P4">
Audios: []</text:p>
      <text:p text:style-name="P4">
Images: []</text:p>
      <text:p text:style-name="P4">
Type: NewsArticle</text:p>
      <text:p text:style-name="P4">
Breadcrumbs: ['即时', '国际']</text:p>
      <text:p text:style-name="P4">
Keywords: ['韩国', '日本', '福岛核电站']</text:p>
      <!--METADATA-->
      <text:p text:style-name="P4">
韩国外交部长朴振称，韩总统尹锡悦在星期天（5月21日）于日本广岛举行的韩日首脑会谈中，向日本首相岸田文雄明确传达了韩方在福岛核电站排污问题上的立场。</text:p>
      <text:p text:style-name="P4">
韩联社报道，朴振星期一（5月22日）受访时称，在韩日首脑会谈上，尹锡悦指出应当按国际标准透明、客观地处理核污水，因此需要日方给予关注和支持。</text:p>
      <text:p text:style-name="P4">
此前举行的尹岸会上商定组建的韩国政府赴福岛考察团，星期一在日本开启正式活动。政府考察团先自行开会进行准备，随后与东京电力公司、日本经济产业省、日本原子能规制委员会等方面召开会议，进行问答。</text:p>
      <text:p text:style-name="P4">
朴振说，国际原子能机构正在验证核污水排海的安全性，韩方认为韩国作为邻国有必要自主确认污水的净化和排放是否做到客观、透明，因此决定派团赴日考察。考察团将对所有处理过程的透明性、安全性进行确认，日方将提供必要的资料，相信将大有助于作出最终判断。</text:p>
      <text:p text:style-name="P4">
Source: <text:a xlink:type="simple" xlink:href="https://www.zaobao.com.sg/realtime/world/story20230522-1397137" text:style-name="Internet_20_link" text:visited-style-name="Visited_20_Internet_20_Link">
https://www.zaobao.com.sg/realtime/world/story20230522-1397137</text:a>
</text:p>
      <!--NEWS-->
      <text:h text:style-name="P10" text:outline-level="1">
<text:span text:style-name="T4">
日媒：日中安排6月举行防长会谈</text:span>
</text:h>
      <text:p text:style-name="P4">
Author: None</text:p>
      <text:p text:style-name="P4">
Publisher: Radio Free Asia (Organization)</text:p>
      <text:p text:style-name="P4">
Published Time: 2023-05-22T16:41:31-04:00</text:p>
      <text:p text:style-name="P4">
Modified Time: 2023-05-22T16:41: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2.389759in" draw:z-index="0">
<draw:image xlink:href="../Images/rfamandarin/2023-05-22T16-41-31-04-00/000000.png" xlink:type="simple" xlink:show="embed" xlink:actuate="onLoad" draw:mime-type="image/png"/>
</draw:frame>
 日本防卫相滨田靖一与中国国防部长李尚福 <text:a xlink:type="simple" xlink:href="https://www.rfa.org/mandarin/Xinwen/8-05222023162909.html/@@images/image" text:style-name="Internet_20_link" text:visited-style-name="Visited_20_Internet_20_Link">
</text:a>
法新社资料图片/网络图片/RFA合成</text:p>
      <text:p text:style-name="P4">
日本媒体共同社引述知情人士消息称，日中两国政府正在展开协调，计划在6月2至4日于新加坡召开亚洲安全会议之际，举行日本防卫相滨田靖一与中国国防部长李尚福的会谈，此举旨在强化安保领域的沟通。</text:p>
      <text:p text:style-name="P4">
这将是自去年6月以来再次举行日中防长会谈。共同社指出，中国的海洋活动似乎将成为主题。日本防长将就周边日益活跃的中俄军事合作、中国海警船驶入钓鱼岛领海等议题表达关切，并指出台湾海峡和平与稳定的重要性。</text:p>
      <text:p text:style-name="P4">
日本首相岸田文雄22日向媒体表示对与中国对谈的意愿，他认为必须通过双方努力构筑具有建设性的稳定关系，希望基于这一观点考虑首脑会谈。</text:p>
      <text:p text:style-name="P4">
责编：陈品洁</text:p>
      <text:p text:style-name="P4">
Source: <text:a xlink:type="simple" xlink:href="https://www.rfa.org/mandarin/Xinwen/8-05222023162909.html" text:style-name="Internet_20_link" text:visited-style-name="Visited_20_Internet_20_Link">
https://www.rfa.org/mandarin/Xinwen/8-05222023162909.html</text:a>
</text:p>
      <!--NEWS-->
      <text:h text:style-name="P10" text:outline-level="1">
<text:span text:style-name="T4">
中国教育部禁止中小学通过考试或变相考试选拔学生</text:span>
</text:h>
      <text:p text:style-name="P4">
Author: None</text:p>
      <text:p text:style-name="P4">
Publisher: Radio Free Asia (Organization)</text:p>
      <text:p text:style-name="P4">
Published Time: 2023-05-22T16:46:54-04:00</text:p>
      <text:p text:style-name="P4">
Modified Time: 2023-05-22T16:46:5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4.612011in" draw:z-index="0">
<draw:image xlink:href="../Images/rfamandarin/2023-05-22T16-46-54-04-00/000000.png" xlink:type="simple" xlink:show="embed" xlink:actuate="onLoad" draw:mime-type="image/png"/>
</draw:frame>
图为上海市一所中小学合办的学校，学生正在进行体育活动。 <text:a xlink:type="simple" xlink:href="https://www.rfa.org/mandarin/Xinwen/9-05222023164227.html/@@images/image" text:style-name="Internet_20_link" text:visited-style-name="Visited_20_Internet_20_Link">
</text:a>
法新社资料图片</text:p>
      <text:p text:style-name="P4">
中国教育部22日在其官网发布消息称，教育部办公厅近日印发一份中小学招生工作通知，禁止中小学通过考试或变相考试选拔学生，保障公平入学机会。</text:p>
      <text:p text:style-name="P4">
这份通知强调，各地要巩固义务教育免试就近入学成果，科学合理划定学校招生片区，规范报名信息采集，健全有序录取机制；不得通过考试或变相考试选拔学生，不得以各类竞赛、考试证书、荣誉证书、培训证明等作为招生入学依据或参考。</text:p>
      <text:p text:style-name="P4">
互联网上有许多中国网民对于此决定表示赞同，认为对于中国教育环境是一大进步，但也有人担心“不能拼成绩只能拼爹”，未来恐怕会有更多学生“靠关系”入学，学区房可能继续涨。</text:p>
      <text:p text:style-name="P4">
责编：陈品洁</text:p>
      <text:p text:style-name="P4">
Source: <text:a xlink:type="simple" xlink:href="https://www.rfa.org/mandarin/Xinwen/9-05222023164227.html" text:style-name="Internet_20_link" text:visited-style-name="Visited_20_Internet_20_Link">
https://www.rfa.org/mandarin/Xinwen/9-05222023164227.html</text:a>
</text:p>
      <!--NEWS-->
      <text:h text:style-name="P10" text:outline-level="1">
<text:span text:style-name="T4">
中俄举行安全会谈</text:span>
</text:h>
      <text:p text:style-name="P4">
Author: None</text:p>
      <text:p text:style-name="P4">
Publisher: Radio Free Asia (Organization)</text:p>
      <text:p text:style-name="P4">
Published Time: 2023-05-22T16:55:00-04:00</text:p>
      <text:p text:style-name="P4">
Modified Time: 2023-05-22T16:56: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3" text:anchor-type="as-char" svg:width="6.9236in" svg:height="3.495301in" draw:z-index="0">
<draw:image xlink:href="../Images/rfamandarin/2023-05-22T16-55-00-04-00/000000.png" xlink:type="simple" xlink:show="embed" xlink:actuate="onLoad" draw:mime-type="image/png"/>
</draw:frame>
 罗斯联邦安全会议秘书帕特鲁舍夫（NikolaiPatrushev）和中共中央政治局委员陈文清 <text:a xlink:type="simple" xlink:href="https://www.rfa.org/mandarin/Xinwen/10-05222023164822.html/@@images/image" text:style-name="Internet_20_link" text:visited-style-name="Visited_20_Internet_20_Link">
</text:a>
法新社资料图片法新社/RFA合成</text:p>
      <text:p text:style-name="P4">
俄罗斯联邦安全会议秘书帕特鲁舍夫（Nikolai Patrushev）和中共中央政治局委员陈文清，本周一在莫斯科举行安全会谈。</text:p>
      <text:p text:style-name="P4">
中国外交部日前仅称陈文清于5月21日前往俄罗斯，出席国际会议，同时举行中俄执法合作机制会谈。</text:p>
      <text:p text:style-name="P4">
路透社指这是帕特鲁舍夫与陈文清首次会面。陈文清去年10月出任中共中央政法委员会书记，而帕特鲁舍夫为俄罗斯联邦安全局内部安全部门前负责人，被广泛视为俄罗斯总统普京（VladimirPutin ）核心圈中最鹰派的成员之一。</text:p>
      <text:p text:style-name="P4">
外界估计，双方在会上重点讨论乌克兰局势，同时重点讨论针对七国集团峰会商定的中俄强硬牵制，可能采取的反制和合作措施。目前为止中俄两国外交部并没有发布会后说明或相关细节。</text:p>
      <text:p text:style-name="P4">
责编：陈品洁</text:p>
      <text:p text:style-name="P4">
Source: <text:a xlink:type="simple" xlink:href="https://www.rfa.org/mandarin/Xinwen/10-05222023164822.html" text:style-name="Internet_20_link" text:visited-style-name="Visited_20_Internet_20_Link">
https://www.rfa.org/mandarin/Xinwen/10-05222023164822.html</text:a>
</text:p>
      <!--NEWS-->
      <text:h text:style-name="P10" text:outline-level="1">
<text:span text:style-name="T4">
圭亚那一校舍发生火灾 至少20人死亡</text:span>
</text:h>
      <text:p text:style-name="P4">
Author: 联合早报 (Person)</text:p>
      <text:p text:style-name="P4">
Publisher: 联合早报 (Organization)</text:p>
      <text:p text:style-name="P4">
Published Time: 2023-05-22T17:03</text:p>
      <text:p text:style-name="P4">
Modified Time: 2023-05-22T17:37</text:p>
      <text:p text:style-name="P4">
Description: 南美洲国家圭亚那（Guyana）中部一学校宿舍发生火灾，当局星期天（5月21日）晚上报至少20人死亡，多人受伤。法新社报道，发生火灾的马蒂亚中学（Mahdia Secondary ...</text:p>
      <text:p text:style-name="P4">
Videos: []</text:p>
      <text:p text:style-name="P4">
Audios: []</text:p>
      <text:p text:style-name="P4">
Images: []</text:p>
      <text:p text:style-name="P4">
Type: NewsArticle</text:p>
      <text:p text:style-name="P4">
Breadcrumbs: ['即时', '国际']</text:p>
      <text:p text:style-name="P4">
Keywords: ['火灾', '学校', '南美洲']</text:p>
      <!--METADATA-->
      <text:p text:style-name="P4">
南美洲国家圭亚那（Guyana）中部一学校宿舍发生火灾，当局星期天（5月21日）晚上报至少20人死亡，多人受伤。</text:p>
      <text:p text:style-name="P4">
法新社报道，发生火灾的马蒂亚中学（Mahdia SecondarySchool）位于圭亚那中部一座矿镇。圭亚那总统阿里星期天晚上受访时说：“这场火灾是一场重大灾难。非常可怕，非常痛苦。”</text:p>
      <text:p text:style-name="P4">
阿里当时并未透露火灾的伤亡情况，但法新社引述一名匿名安全官员消息称，火灾造成多人死亡和受伤。当局随后公布声明称遇难人数上升至20人。</text:p>
      <text:p text:style-name="P4">
阿里命令首都乔治敦的两家主要医院做出安排，”以便让每一个需要关注的孩子都有可能得到最好的关注”。</text:p>
      <text:p text:style-name="P4">
反对派议员呼吁彻查事故原因，并采取必要措施，防止灾难重演。</text:p>
      <text:p text:style-name="P4">
圭亚那位于南美洲北部，是南美洲唯一官方语言为英语的国家，也是英联邦成员国，人口约80万。</text:p>
      <text:p text:style-name="P4">
Source: <text:a xlink:type="simple" xlink:href="https://www.zaobao.com.sg/realtime/world/story20230522-1397145" text:style-name="Internet_20_link" text:visited-style-name="Visited_20_Internet_20_Link">
https://www.zaobao.com.sg/realtime/world/story20230522-1397145</text:a>
</text:p>
      <!--NEWS-->
      <text:h text:style-name="P10" text:outline-level="1">
<text:span text:style-name="T4">
《亚太报道》2023年5月22日音频</text:span>
</text:h>
      <text:p text:style-name="P4">
Author: None</text:p>
      <text:p text:style-name="P4">
Publisher: Radio Free Asia (Organization)</text:p>
      <text:p text:style-name="P4">
Published Time: 2023-05-22T17:08:33-04:00</text:p>
      <text:p text:style-name="P4">
Modified Time: 2023-05-22T17:08:33-04:00</text:p>
      <text:p text:style-name="P4">
Description: None</text:p>
      <text:p text:style-name="P4">
Videos: []</text:p>
      <text:p text:style-name="P4">
Audios: ["<text:a xlink:type="simple" xlink:href="https://www.rfa.org/mandarin/apr-audio/yp-052220230959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4" text:anchor-type="as-char" svg:width="6.9236in" svg:height="3.88615in" draw:z-index="0">
<draw:image xlink:href="../Images/rfamandarin/2023-05-22T17-08-33-04-00/000000.png" xlink:type="simple" xlink:show="embed" xlink:actuate="onLoad" draw:mime-type="image/png"/>
</draw:frame>
 <text:a xlink:type="simple" xlink:href="https://www.rfa.org/mandarin/apr-audio/yp-05222023095930.html/@@images/image" text:style-name="Internet_20_link" text:visited-style-name="Visited_20_Internet_20_Link">
</text:a>
 自由亚洲电台制图  <text:a xlink:type="simple" xlink:href="https://www.rfa.org/mandarin/apr-audio/yp-05222023095930.html/@@stream" text:style-name="Internet_20_link" text:visited-style-name="Visited_20_Internet_20_Link">
</text:a>
</text:p>
      <text:p text:style-name="P4">
此次节目的主要内容：</text:p>
      <text:p text:style-name="P4">
1. 中国-中亚峰会落幕，宫女、佳肴等奢侈场面遭网民炮轰；</text:p>
      <text:p text:style-name="P4">
2. 七国集团发表公报 ，聚集中国经济胁迫问题；</text:p>
      <text:p text:style-name="P4">
3. 维权人士余文生夫妇被以"寻衅滋事罪"批捕，当局阻吓律师介入；</text:p>
      <text:p text:style-name="P4">
4. 美国半导体企业美光科技遭中国禁购后，转向日本投资；</text:p>
      <text:p text:style-name="P4">
5. 蔡英文发表就职七周年演说，重申台湾不挑衅，也绝不会在压力下屈服。</text:p>
      <text:p text:style-name="P4">
Source: <text:a xlink:type="simple" xlink:href="https://www.rfa.org/mandarin/apr-audio/yp-05222023095930.html" text:style-name="Internet_20_link" text:visited-style-name="Visited_20_Internet_20_Link">
https://www.rfa.org/mandarin/apr-audio/yp-05222023095930.html</text:a>
</text:p>
      <!--NEWS-->
      <text:h text:style-name="P10" text:outline-level="1">
<text:span text:style-name="T4">
莫迪访问巴新与太平洋岛国领导人会面 分析认为印度具有独特优势抗衡中国</text:span>
</text:h>
      <text:p text:style-name="P4">
Author: chinese@voanews.com (美国之音)</text:p>
      <text:p text:style-name="P4">
Publisher: 美国之音中文网 (Type: NewsMediaOrganization)</text:p>
      <text:p text:style-name="P4">
Published Time: 2023-05-22T17:25:06+08:00</text:p>
      <text:p text:style-name="P4">
Modified Time: 2023-05-22 09:25:06Z</text:p>
      <text:p text:style-name="P4">
Description: 印度总理莫迪抵达巴布亚新几内亚访问，并与巴新总理马拉佩和地区其他国家领导人出席了星期一（2023年5月22日）在那里举行的印度-太平洋岛国合作论坛。分析人士们说，在印太安全四方合作机制Quad当中，印度在抗衡中国在南太地区影响力的努力当中具有一些独特的优势。</text:p>
      <text:p text:style-name="P4">
Videos: []</text:p>
      <text:p text:style-name="P4">
Images: []</text:p>
      <text:p text:style-name="P4">
Categories: ['亚太', '美国', '中国']</text:p>
      <text:p text:style-name="P4">
Type: None</text:p>
      <!--METADATA-->
      <text:p text:style-name="P4">
NoneNone</text:p>
      <text:p text:style-name="P4">
Source: <text:a xlink:type="simple" xlink:href="https://www.voachinese.com/a/india-pm-modi-visits-png-and-china-implication-20230522/7103491.html" text:style-name="Internet_20_link" text:visited-style-name="Visited_20_Internet_20_Link">
https://www.voachinese.com/a/india-pm-modi-visits-png-and-china-implication-20230522/7103491.html</text:a>
</text:p>
      <!--NEWS-->
      <text:h text:style-name="P10" text:outline-level="1">
<text:span text:style-name="T4">
“台湾女孩”人大代表再遭罚款、批台专制；网民：同样的话敢对中国呛吗？</text:span>
</text:h>
      <text:p text:style-name="P4">
Author: chinese@voanews.com (金谷)</text:p>
      <text:p text:style-name="P4">
Publisher: 美国之音中文网 (Type: NewsMediaOrganization)</text:p>
      <text:p text:style-name="P4">
Published Time: 2023-05-22T17:35:59+08:00</text:p>
      <text:p text:style-name="P4">
Modified Time: 2023-05-22 09:58:34Z</text:p>
      <text:p text:style-name="P4">
Description: 现居香港的台湾人凌友诗，因担任中共第十四届全国人大代表，最近又被台湾陆委会开出罚单。凌友诗对香港媒体说，绝不向一个拒认“一个中国”且专制无道的政权缴交罚款。这一言论引发许多台湾网民的批评。</text:p>
      <text:p text:style-name="P4">
Videos: []</text:p>
      <text:p text:style-name="P4">
Images: []</text:p>
      <text:p text:style-name="P4">
Categories: ['台湾', '中国', '台海两岸关系']</text:p>
      <text:p text:style-name="P4">
Type: None</text:p>
      <!--METADATA-->
      <text:p text:style-name="P4">
NoneNone</text:p>
      <text:p text:style-name="P4">
Source: <text:a xlink:type="simple" xlink:href="https://www.voachinese.com/a/taiwan-fines-china-npc-member-again-20230522/7103476.html" text:style-name="Internet_20_link" text:visited-style-name="Visited_20_Internet_20_Link">
https://www.voachinese.com/a/taiwan-fines-china-npc-member-again-20230522/7103476.html</text:a>
</text:p>
      <!--NEWS-->
      <text:h text:style-name="P10" text:outline-level="1">
<text:span text:style-name="T4">
韩媒：韩统一部长吁朝鲜审时度势回归对话</text:span>
</text:h>
      <text:p text:style-name="P4">
Author: 联合早报 (Person)</text:p>
      <text:p text:style-name="P4">
Publisher: 联合早报 (Organization)</text:p>
      <text:p text:style-name="P4">
Published Time: 2023-05-22T17:36</text:p>
      <text:p text:style-name="P4">
Modified Time: 2023-05-22T17:36</text:p>
      <text:p text:style-name="P4">
Description: 韩国统一部长权宁世敦促朝鲜领导人金正恩审视当前的周边局势，重返对话之路。韩联社报道，权宁世星期一（5月22日）在首尔的南北会谈本部举行就职一周年记者座谈会。他在会上指出，金正恩在掌...</text:p>
      <text:p text:style-name="P4">
Videos: []</text:p>
      <text:p text:style-name="P4">
Audios: []</text:p>
      <text:p text:style-name="P4">
Images: []</text:p>
      <text:p text:style-name="P4">
Type: NewsArticle</text:p>
      <text:p text:style-name="P4">
Breadcrumbs: ['即时', '国际']</text:p>
      <text:p text:style-name="P4">
Keywords: ['朝鲜半岛', '韩国', '金正恩']</text:p>
      <!--METADATA-->
      <text:p text:style-name="P4">
韩国统一部长权宁世敦促朝鲜领导人金正恩审视当前的周边局势，重返对话之路。</text:p>
      <text:p text:style-name="P4">
韩联社报道，权宁世星期一（5月22日）在首尔的南北会谈本部举行就职一周年记者座谈会。他在会上指出，金正恩在掌权后的首次演讲中标榜“以民为天”“人民大众第一主义”，立志让民众生活富足，但这与如今朝鲜的经济困境行程鲜明对比。</text:p>
      <text:p text:style-name="P4">
权宁世说，韩国对朝鲜没有敌意，也不追求以力量改变现状。朝方所顾虑的任何问题，都可以摆到对话桌上谈。他希望金正恩停止挑衅与隔绝，走上惠民生、促合作之路。</text:p>
      <text:p text:style-name="P4">
权宁世回顾过去的一年评价称，朝鲜核威胁与挑衅持续，半岛局势丝毫未得到缓解，令人遗憾。不过，政府改正醋无、指定可持续推进的政策框架这一部分值得肯定。最为重要的是，政府确立了有原则的韩朝关系，做该做的事情，今后他将继续努力，争取取得实质性成果。</text:p>
      <text:p text:style-name="P4">
Source: <text:a xlink:type="simple" xlink:href="https://www.zaobao.com.sg/realtime/world/story20230522-1397150" text:style-name="Internet_20_link" text:visited-style-name="Visited_20_Internet_20_Link">
https://www.zaobao.com.sg/realtime/world/story20230522-1397150</text:a>
</text:p>
      <!--NEWS-->
      <text:h text:style-name="P10" text:outline-level="1">
<text:span text:style-name="T4">
违反数据转移规定 脸书母公司Meta被欧盟罚款12亿欧元</text:span>
</text:h>
      <text:p text:style-name="P4">
Author: 联合早报 (Person)</text:p>
      <text:p text:style-name="P4">
Publisher: 联合早报 (Organization)</text:p>
      <text:p text:style-name="P4">
Published Time: 2023-05-22T18:03</text:p>
      <text:p text:style-name="P4">
Modified Time: 2023-05-22T20:21</text:p>
      <text:p text:style-name="P4">
Description: 欧盟隐私监管机构称脸书母公司Meta违反此前的法院裁决，将欧盟用户数据转移到美国，因此对Meta处以创纪录的12亿欧元（约17.46亿新元）巨额罚款。综合法新社和路透社报道，爱尔兰...</text:p>
      <text:p text:style-name="P4">
Videos: []</text:p>
      <text:p text:style-name="P4">
Audios: []</text:p>
      <text:p text:style-name="P4">
Images: []</text:p>
      <text:p text:style-name="P4">
Type: NewsArticle</text:p>
      <text:p text:style-name="P4">
Breadcrumbs: ['即时', '国际']</text:p>
      <text:p text:style-name="P4">
Keywords: ['Meta', '欧盟']</text:p>
      <!--METADATA-->
      <text:p text:style-name="P4">
欧盟隐私监管机构称脸书母公司Meta违反此前的法院裁决，将欧盟用户数据转移到美国，因此对Meta处以创纪录的12亿欧元（约17.46亿新元）巨额罚款。</text:p>
      <text:p text:style-name="P4">
综合法新社和路透社报道，爱尔兰数据保护委员会星期一（5月22日）对Meta做出上述罚款决定，并要求Meta在五个月内停止将用户数据转移到美国。</text:p>
      <text:p text:style-name="P4">
卢森堡曾在2021年对亚马逊公司采取7.46亿欧元隐私罚款，Meta此次面临的罚款数额几乎是亚马逊的两倍。</text:p>
      <text:p text:style-name="P4">
Meta公司在声明中称将对该决定，包括“不合理和不必要的罚款”进行上诉，并通过法院寻求暂缓执行命令。</text:p>
      <text:p text:style-name="P4">
Meta称：“如果没有跨境传输数据的能力，互联网就有被分割成国家和地区孤岛的风险。”</text:p>
      <text:p text:style-name="P4">
欧洲联盟最高法院2020年7月裁决，2016年通过的欧盟-美国数据传输协议隐私护盾（PrivacyShield）无效，并指出美国国内法律对美国公共机构获取和使用从欧盟传输的数据规定，使得个人数据保护受限，意味着欧盟公民的数据不安全。</text:p>
      <text:p text:style-name="P4">
欧盟委员会星期一说，预计将在今夏之前与美国敲定一项数据传输协议，以此确保欧盟-美国数据传输的稳定性和法律确定性。</text:p>
      <text:p text:style-name="P4">
Source: <text:a xlink:type="simple" xlink:href="https://www.zaobao.com.sg/realtime/world/story20230522-1397158" text:style-name="Internet_20_link" text:visited-style-name="Visited_20_Internet_20_Link">
https://www.zaobao.com.sg/realtime/world/story20230522-1397158</text:a>
</text:p>
      <!--NEWS-->
      <text:h text:style-name="P10" text:outline-level="1">
<text:span text:style-name="T4">
网传34名河南教师集体绝食 抗议4年没工资</text:span>
</text:h>
      <text:p text:style-name="P4">
Author: chinese@voanews.com (金谷)</text:p>
      <text:p text:style-name="P4">
Publisher: 美国之音中文网 (Type: NewsMediaOrganization)</text:p>
      <text:p text:style-name="P4">
Published Time: 2023-05-22T18:05:42+08:00</text:p>
      <text:p text:style-name="P4">
Modified Time: 2023-05-22 10:08:10Z</text:p>
      <text:p text:style-name="P4">
Description: 社交媒体近日传播的一份34名河南省三门峡市教师共同按手印的联署声明称，他们4年来每天高强度工作，但是至今编制没有落实，合同、工资、社保、医保、公积金皆无，且多次向主管部门反映未果，因而集体在教育局绝食抗议</text:p>
      <text:p text:style-name="P4">
Videos: []</text:p>
      <text:p text:style-name="P4">
Images: []</text:p>
      <text:p text:style-name="P4">
Categories: ['中国', '人权']</text:p>
      <text:p text:style-name="P4">
Type: None</text:p>
      <!--METADATA-->
      <text:p text:style-name="P4">
NoneNone</text:p>
      <text:p text:style-name="P4">
Source: <text:a xlink:type="simple" xlink:href="https://www.voachinese.com/a/7103515.html" text:style-name="Internet_20_link" text:visited-style-name="Visited_20_Internet_20_Link">
https://www.voachinese.com/a/7103515.html</text:a>
</text:p>
      <!--NEWS-->
      <text:h text:style-name="P10" text:outline-level="1">
<text:span text:style-name="T4">
中国公安要求家长检查子女手机“密聊软件”</text:span>
</text:h>
      <text:p text:style-name="P4">
Author: chinese@voanews.com (杨安)</text:p>
      <text:p text:style-name="P4">
Publisher: 美国之音中文网 (Type: NewsMediaOrganization)</text:p>
      <text:p text:style-name="P4">
Published Time: 2023-05-22T18:21:52+08:00</text:p>
      <text:p text:style-name="P4">
Modified Time: 2023-05-22 10:21:52Z</text:p>
      <text:p text:style-name="P4">
Description: 加密通讯应用软件成了中国公安管控言论盯上的新目标。多地公安局近日发出通知要求家长检查孩子手机中是否装有Telegram等“密聊软件”，除要求删除外，有的甚至要求家长将子女带到公安局接受问询。</text:p>
      <text:p text:style-name="P4">
Videos: []</text:p>
      <text:p text:style-name="P4">
Images: []</text:p>
      <text:p text:style-name="P4">
Categories: ['中国', '科技']</text:p>
      <text:p text:style-name="P4">
Type: None</text:p>
      <!--METADATA-->
      <text:p text:style-name="P4">
NoneNone</text:p>
      <text:p text:style-name="P4">
Source: <text:a xlink:type="simple" xlink:href="https://www.voachinese.com/a/china-encrypted-messaging-apps-crackdown-20230522/7103532.html" text:style-name="Internet_20_link" text:visited-style-name="Visited_20_Internet_20_Link">
https://www.voachinese.com/a/china-encrypted-messaging-apps-crackdown-20230522/7103532.html</text:a>
</text:p>
      <!--NEWS-->
      <text:h text:style-name="P10" text:outline-level="1">
<text:span text:style-name="T4">
聿文视界：李昊石事件的真正可怕之处</text:span>
</text:h>
      <text:p text:style-name="P4">
Author: chinese@voanews.com (邓聿文)</text:p>
      <text:p text:style-name="P4">
Publisher: 美国之音中文网 (Type: NewsMediaOrganization)</text:p>
      <text:p text:style-name="P4">
Published Time: 2023-05-22T19:27:45+08:00</text:p>
      <text:p text:style-name="P4">
Modified Time: 2023-05-22 11:27:45Z</text:p>
      <text:p text:style-name="P4">
Description: “听党指挥，能打胜仗，作风优良”，这是习近平2013年3月对人民解放军提出的强军目标，此后，它像铭牌一样成为解放军的宣传标配。近日，中国的一名脱口秀演员李昊石在演出时用“作风优良，能打胜仗”称赞野狗的生存和战斗能力，被指“侮辱”解放军。此事引发的舆论风暴以及官方对李昊石的立案调查和笑果公司的巨额处罚，可以看作中国舆论场转向和社会政治文化恶质化的一起标志性事件。</text:p>
      <text:p text:style-name="P4">
Videos: []</text:p>
      <text:p text:style-name="P4">
Images: []</text:p>
      <text:p text:style-name="P4">
Categories: ['特约时评', '中国']</text:p>
      <text:p text:style-name="P4">
Type: None</text:p>
      <!--METADATA-->
      <text:p text:style-name="P4">
NoneNone</text:p>
      <text:p text:style-name="P4">
Source: <text:a xlink:type="simple" xlink:href="https://www.voachinese.com/a/deng-yuwen-on-chinese-stand-up-comedian-arrested-after-joke-about-army-20230522/7103586.html" text:style-name="Internet_20_link" text:visited-style-name="Visited_20_Internet_20_Link">
https://www.voachinese.com/a/deng-yuwen-on-chinese-stand-up-comedian-arrested-after-joke-about-army-20230522/7103586.html</text:a>
</text:p>
      <!--NEWS-->
      <text:h text:style-name="P10" text:outline-level="1">
<text:span text:style-name="T4">
挪威首相：北约应在7月峰会批准瑞典成为成员国</text:span>
</text:h>
      <text:p text:style-name="P4">
Author: 联合早报 (Person)</text:p>
      <text:p text:style-name="P4">
Publisher: 联合早报 (Organization)</text:p>
      <text:p text:style-name="P4">
Published Time: 2023-05-22T19:33</text:p>
      <text:p text:style-name="P4">
Modified Time: 2023-05-22T20:25</text:p>
      <text:p text:style-name="P4">
Description: 挪威首相斯特勒说，北约应该在7月举行的维尔纽斯峰会上批准瑞典成为该组织成员国。路透社报道，斯特勒星期一（5月22日）在挪威首都奥斯陆面对国际媒体发表上述言论。瑞典此前申请与芬兰一同...</text:p>
      <text:p text:style-name="P4">
Videos: []</text:p>
      <text:p text:style-name="P4">
Audios: []</text:p>
      <text:p text:style-name="P4">
Images: []</text:p>
      <text:p text:style-name="P4">
Type: NewsArticle</text:p>
      <text:p text:style-name="P4">
Breadcrumbs: ['即时', '国际']</text:p>
      <text:p text:style-name="P4">
Keywords: ['北大西洋公约组织', '北约', '瑞典', '芬兰', '挪威', '土耳其']</text:p>
      <!--METADATA-->
      <text:p text:style-name="P4">
挪威首相斯特勒说，北约应该在7月举行的维尔纽斯峰会上批准瑞典成为该组织成员国。</text:p>
      <text:p text:style-name="P4">
路透社报道，斯特勒星期一（5月22日）在挪威首都奥斯陆面对国际媒体发表上述言论。</text:p>
      <text:p text:style-name="P4">
瑞典此前申请与芬兰一同加入北约，但一直未通过所有北约成员国同意，土耳其曾多次强调仅支持芬兰的申请，而瑞典须采取进一步措施，才能获得土耳其的支持。</text:p>
      <text:p text:style-name="P4">
芬兰于4月初正式成为 <text:a xlink:type="simple" xlink:href="https://www.zaobao.com/realtime/world/story20230404-1379529" text:style-name="Internet_20_link" text:visited-style-name="Visited_20_Internet_20_Link">
 </text:a>
，而土耳其和匈牙利仍未同意瑞典加入北约。</text:p>
      <text:p text:style-name="P4">
北约将于7月在立陶宛首都维尔纽斯举行峰会。北约秘书长斯托尔滕贝格4月说，成员国同意应 <text:a xlink:type="simple" xlink:href="https://www.zaobao.com/realtime/world/story20230405-1379868" text:style-name="Internet_20_link" text:visited-style-name="Visited_20_Internet_20_Link">
</text:a>
 。</text:p>
      <text:p text:style-name="P4">
Source: <text:a xlink:type="simple" xlink:href="https://www.zaobao.com.sg/realtime/world/story20230522-1397174" text:style-name="Internet_20_link" text:visited-style-name="Visited_20_Internet_20_Link">
https://www.zaobao.com.sg/realtime/world/story20230522-1397174</text:a>
</text:p>
      <!--NEWS-->
      <text:h text:style-name="P10" text:outline-level="1">
<text:span text:style-name="T4">
韩媒：韩政府研判朝鲜近期恐难发射军事侦察卫星</text:span>
</text:h>
      <text:p text:style-name="P4">
Author: 联合早报 (Person)</text:p>
      <text:p text:style-name="P4">
Publisher: 联合早报 (Organization)</text:p>
      <text:p text:style-name="P4">
Published Time: 2023-05-22T19:47</text:p>
      <text:p text:style-name="P4">
Modified Time: 2023-05-22T19:52</text:p>
      <text:p text:style-name="P4">
Description: 朝鲜日前声称已做好军事侦察卫星的“搭载准备”，但韩国政府研判朝方射星尚未临近，近期发射难望。韩联社报道，韩国统一部高级官员星期一（5月22日）对记者表示，朝鲜领导人金正恩此前公开表...</text:p>
      <text:p text:style-name="P4">
Videos: []</text:p>
      <text:p text:style-name="P4">
Audios: []</text:p>
      <text:p text:style-name="P4">
Images: []</text:p>
      <text:p text:style-name="P4">
Type: NewsArticle</text:p>
      <text:p text:style-name="P4">
Breadcrumbs: ['即时', '国际']</text:p>
      <text:p text:style-name="P4">
Keywords: ['朝鲜', '卫星', '金正恩']</text:p>
      <!--METADATA-->
      <text:p text:style-name="P4">
朝鲜日前声称已做好军事侦察卫星的“搭载准备”，但韩国政府研判朝方射星尚未临近，近期发射难望。</text:p>
      <text:p text:style-name="P4">
韩联社报道，韩国统一部高级官员星期一（5月22日）对记者表示，朝鲜领导人金正恩此前公开表示要发射“军事侦察卫星1号”，因此朝方总归会发射，但韩国有关部门评价认为朝方近期恐难发射卫星，估计朝方准备工作并未进入发射临近的阶段。</text:p>
      <text:p text:style-name="P4">
朝中社此前报道，金正恩于上星期二（16日） <text:a xlink:type="simple" xlink:href="https://www.zaobao.com/realtime/world/story20230517-1395436" text:style-name="Internet_20_link" text:visited-style-name="Visited_20_Internet_20_Link">
</text:a>
，指出成功发射军事侦察卫星是当前国家安全形势下的迫切需求，并批准委员会今后的行动计划。</text:p>
      <text:p text:style-name="P4">
朝中社在报道中指出，军事侦察卫星1号发射项目处于“收尾阶段”。</text:p>
      <text:p text:style-name="P4">
Source: <text:a xlink:type="simple" xlink:href="https://www.zaobao.com.sg/realtime/world/story20230522-1397179" text:style-name="Internet_20_link" text:visited-style-name="Visited_20_Internet_20_Link">
https://www.zaobao.com.sg/realtime/world/story20230522-1397179</text:a>
</text:p>
      <!--NEWS-->
      <text:h text:style-name="P10" text:outline-level="1">
<text:span text:style-name="T4">
周一美市盘前持平 重点谈运动服饰零售商Foot Locker业绩不达标</text:span>
</text:h>
      <text:p text:style-name="P4">
Author: 李可爱 (Person)</text:p>
      <text:p text:style-name="P4">
Publisher: 联合早报 (Organization)</text:p>
      <text:p text:style-name="P4">
Published Time: 2023-05-22T20:01</text:p>
      <text:p text:style-name="P4">
Modified Time: 2023-05-22T20:44</text:p>
      <text:p text:style-name="P4">
Description: 星期一（5月22日）重点：美国华尔街股市主要股指期货星期一（5月22日）偏低。白宫和众议院共和党人就提高美国债务上限达成协议的时限剩下不多了。因为前景不明确，许多投资者暂时都采取观...</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text:p text:style-name="P4">
Type: NewsArticle</text:p>
      <text:p text:style-name="P4">
Breadcrumbs: ['即时', '国际']</text:p>
      <text:p text:style-name="P4">
Keywords: ['美国股市', '美市', '财经即时', '零售业']</text:p>
      <!--METADATA-->
      <text:h text:style-name="P13" text:outline-level="4">
<text:span text:style-name="T4">
星期一（5月22日）重点：</text:span>
</text:h>
      <ul>
        <li>
美国华尔街股市主要股指期货星期一（5月22日）偏低。白宫和众议院共和党人就提高美国债务上限达成协议的时限剩下不多了。因为前景不明确，许多投资者暂时都采取观望态度。   * 在7时截稿时，标准与普尔500指数期货微退2.90点或0.07％，报4189.10点；纳斯达克100指数期货也稍微下跌15.10点或0.11％，报13788.40点；道琼斯指数期货则退低14.60点，报33412.00点。   * 美国债务上限谈判暂停，导致股市保不住早盘的涨幅，美国股市上星期五（19日）也因此疲软收盘。   * 标准与普尔500指数上星期五微跌6.07点，闭市报4191.98点。重量级的道琼斯指数也跌109.28点，闭市报33426.63点。以科技股为主的纳斯达克100指数则退低0.22％或31.13点，以13803.49点收市。   * 美国股市上星期五的交易淡静，交易所的总成交量是98亿6000万股，比过去20天的106亿2000万股平均成交量少。</li>
      </ul>
      <text:h text:style-name="P13" text:outline-level="4">
<text:span text:style-name="T4">
盘前交易重点：</text:span>
</text:h>
      <ul>
        <li>
北京禁止大型中国公司从美国最大的存储晶片制造商那里购买产品。中国官方也公布美国美光科技（Micron Technology）在华销售产品未通过网络安全审查，导致美光科技股价在星期一晚上盘前下跌3.42美元，截稿时报64.75美元。</li>
      </ul>
      <text:p text:style-name="P4">
<draw:frame draw:style-name="fr1" draw:name="Image155" text:anchor-type="as-char" svg:width="6.9236in" svg:height="4.586885in" draw:z-index="0">
<draw:image xlink:href="../Images/zaobao world/2023-05-22T20-01/000000.png" xlink:type="simple" xlink:show="embed" xlink:actuate="onLoad" draw:mime-type="image/png"/>
</draw:frame>
美光科技股价在星期一晚上盘前下跌3.42美元，截稿时报64.75美元。（路透社）</text:p>
      <ul>
        <li>
《华尔街日报》报道，脸书母公司Meta Platforms因把用户信息给美国有关当局，而被欧盟隐私监管机构罚款13亿美元。这项裁决预料会在星期一晚上较迟时候宣布。Meta Platforms股价在星期一晚上盘前下跌3.74美元，截稿时报241.90美元。   * 市场盛传，埃克森美孚（Exxon Mobil）最近买下阿肯色州一大片土地的钻探权，旨在生产锂（Lithium），也就是电动车电池的关键材料。埃克森美孚股价在星期一晚上盘前微跌0.21美元，截稿时报106.05美元。   * 星期一下文我们来看看运动服饰零售连锁集团Foot Locker不达预期的业绩。星期一晚上盘前该股继续退低0.76美元，截稿时报29.45美元。   * 盘前活跃股按序：苹果、美光科技、特斯拉、西太平洋合众银行和英伟达。截稿时，这五只活跃股的股价起落参半。</li>
      </ul>
      <text:p text:style-name="P4">
<draw:frame draw:style-name="fr1" draw:name="Image156" text:anchor-type="as-char" svg:width="6.9236in" svg:height="4.750359in" draw:z-index="0">
<draw:image xlink:href="../Images/zaobao world/2023-05-22T20-01/000001.png" xlink:type="simple" xlink:show="embed" xlink:actuate="onLoad" draw:mime-type="image/png"/>
</draw:frame>
 FootLocker因为营业额出现两位数跌幅，打击到集团股价在上星期五暴跌超过27％。（法新社）</text:p>
      <text:h text:style-name="P13" text:outline-level="4">
<text:span text:style-name="T4">
Foot Locker Inc（纽约证券交易所代码：FL）</text:span>
</text:h>
      <text:p text:style-name="P4">
消费者开支放缓的速度比预期还显著，导致运动服饰零售连锁集团FootLocker的营业额出现两位数跌幅，连带打击到集团股价在上星期五暴跌超过27％。不仅如此，Foot Locker当天也下调对整体业绩的预测。</text:p>
      <text:p text:style-name="P4">
继Target、TJ Maxx和沃尔玛等主要零售商在上星期公布一系列超出预期的业绩之后，市场投资者难免对FootLocker的业绩有点期待。但令人失望的Foot Locker业绩现在却可能是零售业接下来走下坡的一个预兆。</text:p>
      <text:p text:style-name="P4">
根据Foot locker截至4月29日的第一季度业绩报告，Footlocker的营业额和盈利都不达标。该高管还表示，集团也必须积极展开各项促销，说服消费者把可支配收入花在购买鞋子和衣服，以便减少囤积的存货。</text:p>
      <text:p text:style-name="P4">
<draw:frame draw:style-name="fr1" draw:name="Image157" text:anchor-type="as-char" svg:width="6.9236in" svg:height="4.788823in" draw:z-index="0">
<draw:image xlink:href="../Images/zaobao world/2023-05-22T20-01/000002.png" xlink:type="simple" xlink:show="embed" xlink:actuate="onLoad" draw:mime-type="image/png"/>
</draw:frame>
 Footlocker要积极展开各项促销，说服消费者把可支配收入花在购买鞋子和衣服，以便减少囤积的存货。（路透社）</text:p>
      <text:p text:style-name="P4">
报告显示，集团营业额从2022年同期的21亿8000万美元，下降了11.4％至19亿3000万美元，调整后每股盈利是0.70美元。而Refinitiv之前搜集到的分析师平均预测则是营业额19亿9000万美元，调整后每股盈利0.81美元。</text:p>
      <text:p text:style-name="P4">
Foot locker第一季度的净利是3600万美元，即每股净利0.38美元，也比2022年同期的1亿3200万美元，即每股净利1.37美元明显逊色很多。</text:p>
      <text:p text:style-name="P4">
FootLocker高管们现在预计，本财年的营业额将减少6.5％至8％，比他们两个月前预测的3.5％至5.5％跌幅还要严重；可比销售额也将下降7.5％至9％，也比之前预测的3.5％至5.5％降幅来得更糟糕。</text:p>
      <text:p text:style-name="P4">
之前Foot Locker的高管曾预测非GAAP每股盈利将会是在3.35美元至3.65美元，但是现在他们已经把这个预测数字缩小至2美元至2.25美元的区域。</text:p>
      <text:p text:style-name="P4">
Foot Locker令人失望的业绩也让投资者为接下来要发布业绩的零售商担心。本星期陆续发布业绩的就包括：Kohl’s、AmericanEagle、Abercrombie &amp; Fitch、Ralph Lauren和Gap等零售商。根据美国银行，零售业仍有45％的公司尚未发布财报。</text:p>
      <text:p text:style-name="P4">
在Tipranks的18名分析师当中，有八名给予FootLocker股“买进”评级，九名给予“持守”评级，一名给予“卖出”评级，一年期限平均目标价是47.69美元。</text:p>
      <text:p text:style-name="P4">
Source: <text:a xlink:type="simple" xlink:href="https://www.zaobao.com.sg/realtime/world/story20230522-1397183" text:style-name="Internet_20_link" text:visited-style-name="Visited_20_Internet_20_Link">
https://www.zaobao.com.sg/realtime/world/story20230522-1397183</text:a>
</text:p>
      <!--NEWS-->
      <text:h text:style-name="P10" text:outline-level="1">
<text:span text:style-name="T4">
马国将再提禁烟法案</text:span>
</text:h>
      <text:p text:style-name="P4">
Author: 联合早报 (Person)</text:p>
      <text:p text:style-name="P4">
Publisher: 联合早报 (Organization)</text:p>
      <text:p text:style-name="P4">
Published Time: 2023-05-22T20:06</text:p>
      <text:p text:style-name="P4">
Modified Time: 2023-05-22T20:06</text:p>
      <text:p text:style-name="P4">
Description: 马来西亚卫生部准备再次提呈“2022年烟草及吸烟管制法案”。修改后的法案大幅降低罚款额，同时将社区服务列为处罚违规者的选项之一。当局希望这能降低法案首次提呈时引起的巨大争议。马国第...</text:p>
      <text:p text:style-name="P4">
Videos: []</text:p>
      <text:p text:style-name="P4">
Audios: []</text:p>
      <text:p text:style-name="P4">
Images: []</text:p>
      <text:p text:style-name="P4">
Type: NewsArticle</text:p>
      <text:p text:style-name="P4">
Breadcrumbs: ['即时', '国际']</text:p>
      <text:p text:style-name="P4">
Keywords: ['马来西亚', '禁烟']</text:p>
      <!--METADATA-->
      <text:p text:style-name="P4">
马来西亚卫生部准备再次提呈“2022年烟草及吸烟管制法案”。修改后的法案大幅降低罚款额，同时将社区服务列为处罚违规者的选项之一。当局希望这能降低法案首次提呈时引起的巨大争议。</text:p>
      <text:p text:style-name="P4">
马国第15届国会第二期第二次会议星期一（5月22日）开始。卫生部长特别顾问希尔米告诉马新社，卫生部准备在这次国会提呈“2022年烟草及吸烟管制法案”（又称“禁烟世代法案”），禁止所有2007年1月1日后出生，目前年满16岁者购买香烟或电子烟，也不准吸烟或电子烟。</text:p>
      <text:p text:style-name="P4">
前卫生部长凯利2022年10月首次在国会提呈这项法案时，由于法案规定违例者罚款5000令吉（约1480新元）而引起争议。当时国会在10月10日解散，因此这项法案并未完成三读。朝野过后同意将法案交由国会特别委员会研究，然后由卫生部再次提呈。</text:p>
      <text:p text:style-name="P4">
希尔米说，国会特别委员会对原有法案进行了多项修正，包括建议政府将违例者的罚款额，从原本5000令吉减至500令吉，避免对违例者构成财务负担。他说，委员会也建议处罚选项包括社区服务，这表明政府制定这项法案的目的是教育而非惩罚。</text:p>
      <text:p text:style-name="P4">
Source: <text:a xlink:type="simple" xlink:href="https://www.zaobao.com.sg/realtime/world/story20230522-1397185" text:style-name="Internet_20_link" text:visited-style-name="Visited_20_Internet_20_Link">
https://www.zaobao.com.sg/realtime/world/story20230522-1397185</text:a>
</text:p>
      <!--NEWS-->
      <text:h text:style-name="P10" text:outline-level="1">
<text:span text:style-name="T4">
冯德莱恩访韩 欧韩商定加强绿色卫生数码合作</text:span>
</text:h>
      <text:p text:style-name="P4">
Author: 联合早报 (Person)</text:p>
      <text:p text:style-name="P4">
Publisher: 联合早报 (Organization)</text:p>
      <text:p text:style-name="P4">
Published Time: 2023-05-22T20:17</text:p>
      <text:p text:style-name="P4">
Modified Time: 2023-05-22T20:17</text:p>
      <text:p text:style-name="P4">
Description: 欧盟委员会主席冯德莱恩访问韩国，在首尔与韩国总统尹锡悦举行会谈。双方发表联合声明，商定加强绿色、卫生、数码三大领域的合作。综合韩联社和路透社报道，尹锡悦与冯德莱恩签署“韩国与欧盟绿...</text:p>
      <text:p text:style-name="P4">
Videos: []</text:p>
      <text:p text:style-name="P4">
Audios: []</text:p>
      <text:p text:style-name="P4">
Images: []</text:p>
      <text:p text:style-name="P4">
Type: NewsArticle</text:p>
      <text:p text:style-name="P4">
Breadcrumbs: ['即时', '国际']</text:p>
      <text:p text:style-name="P4">
Keywords: ['韩国', '欧盟', '朝鲜半岛', '尹锡悦', '冯德莱恩']</text:p>
      <!--METADATA-->
      <text:p text:style-name="P4">
欧盟委员会主席冯德莱恩访问韩国，在首尔与韩国总统尹锡悦举行会谈。双方发表联合声明，商定加强绿色、卫生、数码三大领域的合作。</text:p>
      <text:p text:style-name="P4">
综合韩联社和路透社报道，尹锡悦与冯德莱恩签署“韩国与欧盟绿色伙伴关系协议”，商定深化气候行动、环保、能源转型等气候与环境领域的全面合作。</text:p>
      <text:p text:style-name="P4">
韩欧还签署“韩国与欧盟卫生应急合作协议”，同意共同开展医疗应急相关研发项目，加强跨境卫生应急合作，在疫苗生产与接种方面合力援助第三国。</text:p>
      <text:p text:style-name="P4">
双方决定，作为去年11月签订的“韩国与欧盟数码伙伴关系协议”的跟进措施，欧韩将举行数码伙伴关系会议。</text:p>
      <text:p text:style-name="P4">
此外，欧韩还同意新设“韩国与欧盟外长战略对话会”，加强韩欧全面安全合作。</text:p>
      <text:p text:style-name="P4">
尹锡悦表示，韩欧双方决定加强合作维护经济安全、构筑具有韧性的供应链。韩欧欢迎双方之间互惠互利的经济合作范围逐渐扩至供应链、数字、太空等新兴产业。</text:p>
      <text:p text:style-name="P4">
今年是韩欧建交60周年，尹锡悦和冯德莱恩在联合声明中谴责俄罗斯入侵乌克兰严重违反国际法，并批评朝鲜努力发展核武库、威胁可能对韩国使用核武器等行为。</text:p>
      <text:p text:style-name="P4">
冯德莱恩在会后联合新闻发布会上，就韩国对乌克兰的财政和人道主义援助向尹锡悦表示感谢。</text:p>
      <text:p text:style-name="P4">
Source: <text:a xlink:type="simple" xlink:href="https://www.zaobao.com.sg/realtime/world/story20230522-1397189" text:style-name="Internet_20_link" text:visited-style-name="Visited_20_Internet_20_Link">
https://www.zaobao.com.sg/realtime/world/story20230522-1397189</text:a>
</text:p>
      <!--NEWS-->
      <text:h text:style-name="P10" text:outline-level="1">
<text:span text:style-name="T4">
中国养老堪忧 当局促各地建设基本养老服务体系</text:span>
</text:h>
      <text:p text:style-name="P4">
Author: chinese@voanews.com (美国之音)</text:p>
      <text:p text:style-name="P4">
Publisher: 美国之音中文网 (Type: NewsMediaOrganization)</text:p>
      <text:p text:style-name="P4">
Published Time: 2023-05-22T20:53:40+08:00</text:p>
      <text:p text:style-name="P4">
Modified Time: 2023-05-22 12:53:40Z</text:p>
      <text:p text:style-name="P4">
Description: 中共当局5月21日向所有省市自治区发布到2025年建设基本养老服务体系的指导意见。这是中共为防止出现人口结构危机而采取的最新步骤。</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china-issues-guidance-for-basic-elderly-care-system-by-2025-20230522/7103633.html" text:style-name="Internet_20_link" text:visited-style-name="Visited_20_Internet_20_Link">
https://www.voachinese.com/a/china-issues-guidance-for-basic-elderly-care-system-by-2025-20230522/7103633.html</text:a>
</text:p>
      <!--NEWS-->
      <text:h text:style-name="P10" text:outline-level="1">
<text:span text:style-name="T4">
中国强力阻挠，台湾参与世界卫生大会努力再次功败垂成</text:span>
</text:h>
      <text:p text:style-name="P4">
Author: chinese@voanews.com (松仁)</text:p>
      <text:p text:style-name="P4">
Publisher: 美国之音中文网 (Type: NewsMediaOrganization)</text:p>
      <text:p text:style-name="P4">
Published Time: 2023-05-22T21:00:33+08:00</text:p>
      <text:p text:style-name="P4">
Modified Time: 2023-05-22 13:00:33Z</text:p>
      <text:p text:style-name="P4">
Description: 台湾争取获邀参与今年度世界卫生大会（WHA）的努力在北京又一次强力阻挠下功败垂成，尽管今年国际间支持台湾与会的呼声比以往更为强烈。</text:p>
      <text:p text:style-name="P4">
Videos: []</text:p>
      <text:p text:style-name="P4">
Images: []</text:p>
      <text:p text:style-name="P4">
Categories: ['台湾', '健康', '中国', '台海两岸关系']</text:p>
      <text:p text:style-name="P4">
Type: None</text:p>
      <!--METADATA-->
      <text:p text:style-name="P4">
NoneNone</text:p>
      <text:p text:style-name="P4">
Source: <text:a xlink:type="simple" xlink:href="https://www.voachinese.com/a/taiwan-excluded-from-who-annual-assembly-following-chinese-opposition-20230522/7103639.html" text:style-name="Internet_20_link" text:visited-style-name="Visited_20_Internet_20_Link">
https://www.voachinese.com/a/taiwan-excluded-from-who-annual-assembly-following-chinese-opposition-20230522/7103639.html</text:a>
</text:p>
      <!--NEWS-->
      <text:h text:style-name="P10" text:outline-level="1">
<text:span text:style-name="T4">
俄罗斯称乌克兰“破坏小队”进入俄边境领土</text:span>
</text:h>
      <text:p text:style-name="P4">
Author: 联合早报 (Person)</text:p>
      <text:p text:style-name="P4">
Publisher: 联合早报 (Organization)</text:p>
      <text:p text:style-name="P4">
Published Time: 2023-05-22T21:45</text:p>
      <text:p text:style-name="P4">
Modified Time: 2023-05-22T22:26</text:p>
      <text:p text:style-name="P4">
Description: 俄罗斯称一支乌克兰“破坏小队”进入俄罗斯与乌接壤的别尔哥罗德州（Belgorod），俄罗斯总统普京已获悉这一情况。路透社报道，别尔哥罗德州州长格拉德科夫（Vyacheslav Gl...</text:p>
      <text:p text:style-name="P4">
Videos: []</text:p>
      <text:p text:style-name="P4">
Audios: []</text:p>
      <text:p text:style-name="P4">
Images: []</text:p>
      <text:p text:style-name="P4">
Type: NewsArticle</text:p>
      <text:p text:style-name="P4">
Breadcrumbs: ['即时', '国际']</text:p>
      <text:p text:style-name="P4">
Keywords: ['俄乌战争', '俄罗斯', '乌克兰', '乌克兰危机']</text:p>
      <!--METADATA-->
      <text:p text:style-name="P4">
俄罗斯称一支乌克兰“破坏小队”进入俄罗斯与乌接壤的别尔哥罗德州（Belgorod），俄罗斯总统普京已获悉这一情况。</text:p>
      <text:p text:style-name="P4">
路透社报道，别尔哥罗德州州长格拉德科夫（VyacheslavGladkov）星期一（5月22日）在即时通讯应用Telegram发文称，俄罗斯军队和安全部队正在采取措施击退这支乌克兰“破坏小队”。</text:p>
      <text:p text:style-name="P4">
乌克兰媒体报道，乌克兰军事情报部门则称，这场行动由两个准军事团体的俄罗斯公民所发起。</text:p>
      <text:p text:style-name="P4">
乌国防情报总局发言人尤索夫（Andriy Yusov）说，俄罗斯自由军团（Freedom of Russia）和俄罗斯志愿团（RussianVolunteer Corps）对这场行动负责。</text:p>
      <text:p text:style-name="P4">
尤索夫说：“我想我们都只能欢迎持反对意识的俄罗斯公民做出的果断行动，他们已经准备好进行武装斗争，对抗普京的犯罪政权。”</text:p>
      <text:p text:style-name="P4">
资料显示，俄罗斯自由军团成立于2022年3月，由俄联邦军队的叛逃者、俄罗斯人和白罗斯人的志愿者组成，目的是为了协助乌克兰抵御俄罗斯入侵。俄罗斯志愿团则主要由来自移居乌克兰的俄罗斯右翼人士组成。</text:p>
      <text:p text:style-name="P4">
乌克兰总统顾问波多利亚克（MykhailoPodolyak）发推文称，乌方与别尔哥罗德的行动毫无关系，“乌方对别尔哥罗德事件表示关切，并正对该情况进行研究。”</text:p>
      <text:p text:style-name="P4">
他还说，“坦克在任何一家俄罗斯军事商店都有销售，而地下游击组织是由俄罗斯公民组成的。”</text:p>
      <text:p text:style-name="P4">
Source: <text:a xlink:type="simple" xlink:href="https://www.zaobao.com.sg/realtime/world/story20230522-1397210" text:style-name="Internet_20_link" text:visited-style-name="Visited_20_Internet_20_Link">
https://www.zaobao.com.sg/realtime/world/story20230522-1397210</text:a>
</text:p>
      <!--NEWS-->
      <text:h text:style-name="P10" text:outline-level="1">
<text:span text:style-name="T4">
中国国家金融监督管理总局挂牌，分析：无助解决中国庞大债务</text:span>
</text:h>
      <text:p text:style-name="P4">
Author: chinese@voanews.com (陈筠)</text:p>
      <text:p text:style-name="P4">
Publisher: 美国之音中文网 (Type: NewsMediaOrganization)</text:p>
      <text:p text:style-name="P4">
Published Time: 2023-05-22T22:00:55+08:00</text:p>
      <text:p text:style-name="P4">
Modified Time: 2023-05-22 14:33:52Z</text:p>
      <text:p text:style-name="P4">
Description: 中共党与机构改革后新成立的国家金融监督管理总局日前正式挂牌，中国官方说要努力消除监管空白与盲区，守住不发生系统性金融风险的底线。分析人士表示，这是中国政府为了解决金融市场“混业化”问题而设立的机构，以免日后衍伸出更大的社会维权问题。它在防止金融风险方面具有底线防御的消极功能，但对于解决中国庞大债务则不具备积极意义。</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china-s-new-regulator-is-helpless-to-solve-china-s-huge-debt-20230522/7103699.html" text:style-name="Internet_20_link" text:visited-style-name="Visited_20_Internet_20_Link">
https://www.voachinese.com/a/china-s-new-regulator-is-helpless-to-solve-china-s-huge-debt-20230522/7103699.html</text:a>
</text:p>
      <!--NEWS-->
      <text:h text:style-name="P10" text:outline-level="1">
<text:span text:style-name="T4">
美公司促AI科技手段预防校园枪击案 引道德质疑</text:span>
</text:h>
      <text:p text:style-name="P4">
Author: 联合早报 (Person)</text:p>
      <text:p text:style-name="P4">
Publisher: 联合早报 (Organization)</text:p>
      <text:p text:style-name="P4">
Published Time: 2023-05-22T22:38</text:p>
      <text:p text:style-name="P4">
Modified Time: 2023-05-22T23:48</text:p>
      <text:p text:style-name="P4">
Description: 美国校园枪击案频发，引发国内师生和家长担忧的同时，也引起科技公司的关注，已有科技企业催促校方采用科技手段来防止校园枪击案。得克萨斯州南部乌瓦尔德镇（Uvalde）的罗布小学去年发生...</text:p>
      <text:p text:style-name="P4">
Videos: []</text:p>
      <text:p text:style-name="P4">
Audios: []</text:p>
      <text:p text:style-name="P4">
Images: []</text:p>
      <text:p text:style-name="P4">
Type: NewsArticle</text:p>
      <text:p text:style-name="P4">
Breadcrumbs: ['即时', '国际']</text:p>
      <text:p text:style-name="P4">
Keywords: ['美国', '校园', '枪击案', '人工智能']</text:p>
      <!--METADATA-->
      <text:p text:style-name="P4">
美国校园枪击案频发，引发国内师生和家长担忧的同时，也引起科技公司的关注，已有科技企业催促校方采用科技手段来防止校园枪击案。</text:p>
      <text:p text:style-name="P4">
得克萨斯州南部乌瓦尔德镇（Uvalde）的罗布小学去年发生大规模枪击案，造成21人死亡。这类大规模枪击悲剧事件刺激了美国学校对技术安全系统的需求。</text:p>
      <text:p text:style-name="P4">
路透社报道，电击枪制造商Axon Enterprise提出为学校研制“非杀伤性”无人机的想法，称无人机可由人工智能（AI）驱动的监控系统启动。</text:p>
      <text:p text:style-name="P4">
然而，这个构想引发道德层面的轩然大波，Axon的AI道德顾问委员会宣布退出公司，以示抗议。这也折射出美国社会日益担忧科技公司向学校积极推销的安全工具是否具备道德考量和有效性。</text:p>
      <text:p text:style-name="P4">
弗吉尼亚州罗诺克（Roanoke）学校的前校长毕夏普回忆称，她曾经常接到包括无人机、AI驱动监控摄像机以及武器探测器的推销电话，不得不屏蔽所有相关号码。</text:p>
      <text:p text:style-name="P4">
对一些专家和学校安全官员来说，基于科技的新工具只是解决校园暴力事件的其中一种实用手段。</text:p>
      <text:p text:style-name="P4">
Omnilert和ZeroEyes等公司已提供枪支探测技术，并建议校方在校园内安装公司的产品，从而更快、更有效地发现并控制威胁，预防枪击案发生。</text:p>
      <text:p text:style-name="P4">
约翰·霍普金斯大学安全与健康校园中心主任约翰逊说，学校能够利用近2000亿美元（约2691亿新元）的冠病救济基金和其他政府资金来购买这类工具，如今更多的学校拥有充裕的资金，且有强大的部门来推动这些技术。</text:p>
      <text:p text:style-name="P4">
不过，美国国家校园安全和安保服务公司严重质疑这类工具的功效性，称学校已成为极不发达的AI软件沃土，被科技公司当作小白鼠。越来越多的教育机构被华丽的技术解决方案吸引，反而忘了做好培训教师如何应对枪击事件、对建筑物进行结构性改进、保持锁门习惯等基本措施。</text:p>
      <text:p text:style-name="P4">
约翰逊也评论称，这些AI技术缺乏同行审查，虽然可能有助于加速学校的反应，但不太可能阻止枪手。</text:p>
      <text:p text:style-name="P4">
约翰逊还指出其中的道德缺陷，称学生在学校里应该视彼此为同学，而不是潜在犯罪嫌疑人。</text:p>
      <text:p text:style-name="P4">
约翰逊和其他专家担心，针对校园暴力事件的监控方案很可能制造不信任感和互相怀疑的气氛，助长不利于学习的敌对环境，尤其可能对一些来自黑人社区和其他过度管控社区的学生造成伤害。</text:p>
      <text:p text:style-name="P4">
这也是Axon的AI道德顾问委员会在辞职信中所强调的要点，委员会成员在公开信中写道，无人机计划所进行的监控，“将对来自有色人种社区和其他过度管控社区的人造成伤害”。</text:p>
      <text:p text:style-name="P4">
此外，从长远来看，这类安全工具到底能产生多大效果，也受到美国学校的质疑。</text:p>
      <text:p text:style-name="P4">
Source: <text:a xlink:type="simple" xlink:href="https://www.zaobao.com.sg/realtime/world/story20230522-1397223" text:style-name="Internet_20_link" text:visited-style-name="Visited_20_Internet_20_Link">
https://www.zaobao.com.sg/realtime/world/story20230522-1397223</text:a>
</text:p>
      <!--NEWS-->
      <text:h text:style-name="P10" text:outline-level="1">
<text:span text:style-name="T4">
欧盟指脸书母公司Meta违犯欧洲用户隐私祭出天价罚单</text:span>
</text:h>
      <text:p text:style-name="P4">
Author: chinese@voanews.com (美国之音)</text:p>
      <text:p text:style-name="P4">
Publisher: 美国之音中文网 (Type: NewsMediaOrganization)</text:p>
      <text:p text:style-name="P4">
Published Time: 2023-05-22T22:54:06+08:00</text:p>
      <text:p text:style-name="P4">
Modified Time: 2023-05-22 14:54:06Z</text:p>
      <text:p text:style-name="P4">
Description: 欧盟星期一(5月22日)针对社媒平台脸书Facebook的母公司Meta开出创纪录的12亿欧元(13亿美元)的违犯隐私罚单，并命令该公司在今年10月前停止将欧洲用户的数据传输到美国。这是这一长达十年的网络隐私案件的最新发展。</text:p>
      <text:p text:style-name="P4">
Videos: []</text:p>
      <text:p text:style-name="P4">
Images: []</text:p>
      <text:p text:style-name="P4">
Categories: ['美国', '科技']</text:p>
      <text:p text:style-name="P4">
Type: None</text:p>
      <!--METADATA-->
      <text:p text:style-name="P4">
NoneNone</text:p>
      <text:p text:style-name="P4">
Source: <text:a xlink:type="simple" xlink:href="https://www.voachinese.com/a/facebook-parent-meta-hit-with-record-fine-for-transferring-european-user-data-to-us-20230522/7103640.html" text:style-name="Internet_20_link" text:visited-style-name="Visited_20_Internet_20_Link">
https://www.voachinese.com/a/facebook-parent-meta-hit-with-record-fine-for-transferring-european-user-data-to-us-20230522/7103640.html</text:a>
</text:p>
      <!--NEWS-->
      <text:h text:style-name="P10" text:outline-level="1">
<text:span text:style-name="T4">
中国封杀美光，在华欧美商会同表不安</text:span>
</text:h>
      <text:p text:style-name="P4">
Author: chinese@voanews.com (黄丽玲)</text:p>
      <text:p text:style-name="P4">
Publisher: 美国之音中文网 (Type: NewsMediaOrganization)</text:p>
      <text:p text:style-name="P4">
Published Time: 2023-05-22T23:39:01+08:00</text:p>
      <text:p text:style-name="P4">
Modified Time: 2023-05-22 15:39:01Z</text:p>
      <text:p text:style-name="P4">
Description: 中国决定封杀美国半导体大厂美光(Micron)的产品后，在华的欧美商会都同表忧心。中国美国商会(AmCham China)周一(5月22日)告诉美国之音，该会的许多美国公司会员都担心自己会成为下一个中国封杀的对象，而欧盟商会则呼吁欧商评估美中科技竞争白热化对供应链可能带来的冲击，并及早因应。</text:p>
      <text:p text:style-name="P4">
Videos: []</text:p>
      <text:p text:style-name="P4">
Images: []</text:p>
      <text:p text:style-name="P4">
Categories: ['中国', '美国', '经济·金融·贸易']</text:p>
      <text:p text:style-name="P4">
Type: None</text:p>
      <!--METADATA-->
      <text:p text:style-name="P4">
NoneNone</text:p>
      <text:p text:style-name="P4">
Source: <text:a xlink:type="simple" xlink:href="https://www.voachinese.com/a/following-china-s-micron-ban-foreign-companies-in-china-express-sense-of-unease-20230522/7103909.html" text:style-name="Internet_20_link" text:visited-style-name="Visited_20_Internet_20_Link">
https://www.voachinese.com/a/following-china-s-micron-ban-foreign-companies-in-china-express-sense-of-unease-20230522/7103909.html</text:a>
</text:p>
      <!--NEWS-->
      <text:h text:style-name="P10" text:outline-level="1">
<text:span text:style-name="T4">
全球霍乱病例激增 疫苗短缺或持续至2025年</text:span>
</text:h>
      <text:p text:style-name="P4">
Author: 联合早报 (Person)</text:p>
      <text:p text:style-name="P4">
Publisher: 联合早报 (Organization)</text:p>
      <text:p text:style-name="P4">
Published Time: 2023-05-22T23:49</text:p>
      <text:p text:style-name="P4">
Modified Time: 2023-05-22T23:52</text:p>
      <text:p text:style-name="P4">
Description: 全球疫苗免疫联盟（Gavi）星期一（5月22日）在一份报告中称，霍乱（Cholera）在全球暴发，而霍乱疫苗的短缺可能会持续到2025年。路透社报道，去年，霍乱疾病蔓延到一些冲突地...</text:p>
      <text:p text:style-name="P4">
Videos: []</text:p>
      <text:p text:style-name="P4">
Audios: []</text:p>
      <text:p text:style-name="P4">
Images: []</text:p>
      <text:p text:style-name="P4">
Type: NewsArticle</text:p>
      <text:p text:style-name="P4">
Breadcrumbs: ['即时', '国际']</text:p>
      <text:p text:style-name="P4">
Keywords: ['疫苗', '世界卫生组织']</text:p>
      <!--METADATA-->
      <text:p text:style-name="P4">
全球疫苗免疫联盟（Gavi）星期一（5月22日）在一份报告中称，霍乱（Cholera）在全球暴发，而霍乱疫苗的短缺可能会持续到2025年。</text:p>
      <text:p text:style-name="P4">
路透社报道，去年，霍乱疾病蔓延到一些冲突地区以及高度贫困地区，霍乱病例和死亡人数激增。世界卫生组织上星期五（19日）说，今年已有24个国家报告霍乱疫情，而去年只有15个，且死亡率也高于预期。</text:p>
      <text:p text:style-name="P4">
为应对这一严峻情况，世卫组织和机构合作伙伴临时更改霍乱疫苗接种政策，由以往接种两剂疫苗转为只接种一剂。但疫苗储备仍然在去年12月耗尽。</text:p>
      <text:p text:style-name="P4">
世卫全球霍乱应对工作负责人格雷（Henry Gray）称前景十分暗淡，世卫无法提供足够的疫苗。今年所需的1800万剂霍乱疫苗中，只有800万剂提供到位。</text:p>
      <text:p text:style-name="P4">
Gavi指出，过去两年里已经使用4800万剂霍乱疫苗，比过去十年多出1000万剂。目前有足够的剂量来满足针对霍乱的紧急需求，但不足以用于预防性使用。</text:p>
      <text:p text:style-name="P4">
Gavi也强调，考虑到现有制造商的增加以及新公司进入市场，霍乱疫苗的供应情况应在2026年之前得到改善。Gavi呼吁对霍乱疫苗使用进行更好的规划，确保疫苗被用于预防活动等最需要的地方。</text:p>
      <text:p text:style-name="P4">
霍乱通过摄入受污染的食物或水传播，虽然通常只引起轻微症状或无症状，但严重情况下可引起急性腹泻。若不接受治疗，患者可能在数小时内死亡。</text:p>
      <text:p text:style-name="P4">
安全的用水和卫生设施对于阻止霍乱疾病传播非常重要，但同时也需要进行疫苗接种和快速治疗。</text:p>
      <text:p text:style-name="P4">
Source: <text:a xlink:type="simple" xlink:href="https://www.zaobao.com.sg/realtime/world/story20230522-1397242" text:style-name="Internet_20_link" text:visited-style-name="Visited_20_Internet_20_Link">
https://www.zaobao.com.sg/realtime/world/story20230522-1397242</text:a>
</text:p>
      <!--NEWS-->
      <text:h text:style-name="P10" text:outline-level="1">
<text:span text:style-name="T4">
因火山喷发暂时关闭 西西里岛国际机场重新开放</text:span>
</text:h>
      <text:p text:style-name="P4">
Publisher: 法新社</text:p>
      <text:p text:style-name="P4">
Published Time: 2023-05-22T4:02:08+00:00</text:p>
      <text:p text:style-name="P4">
Modified Time: 2023-05-22T12:50:01+00:00</text:p>
      <text:p text:style-name="P4">
Description: （法新社罗马22日电） 义大利西西里岛卡塔尼亚（Catania）国际机场当局今天表示，机场昨天因附近的埃特纳火山（Mount Etna）喷发火山灰而关闭，今天重新开放让班机起降，但提醒可能会有班机延误情况。</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8" text:anchor-type="as-char" svg:width="6.9236in" svg:height="3.617581in" draw:z-index="0">
<draw:image xlink:href="../Images/rficn/2023-05-22T4-02-08-00-00/000000.png" xlink:type="simple" xlink:show="embed" xlink:actuate="onLoad" draw:mime-type="image/png"/>
</draw:frame>
</text:p>
      <text:p text:style-name="P4">
当局发表声明说，机场自当地时间上午9时恢复运作。</text:p>
      <text:p text:style-name="P4">
机场当局昨天表示，机场因遭到大量火山灰覆盖而暂时关闭。</text:p>
      <text:p text:style-name="P4">
根据当地媒体，埃特纳火山峰顶笼罩着厚厚的云层，难以窥见喷发的情况，但在当地可以听到响亮的隆隆声。</text:p>
      <text:p text:style-name="P4">
埃特纳火山是欧洲最高的活火山，海拔高度3324公尺，过去50万年频繁喷发。</text:p>
      <text:p text:style-name="P4">
卡塔尼亚国际机场位于西西里岛东部，去年约有1000万旅客进出。西西里岛是义大利最受欢迎的观光胜地之一。（译者：刘淑琴/核稿：陈政一）</text:p>
      <text:p text:style-name="P4">
Source: <text:a xlink:type="simple" xlink:href="https://www.rfi.fr/cn/%E5%9B%BD%E9%99%85%E6%8A%A5%E9%81%93/20230522-%E5%9B%A0%E7%81%AB%E5%B1%B1%E5%96%B7%E5%8F%91%E6%9A%82%E6%97%B6%E5%85%B3%E9%97%AD-%E8%A5%BF%E8%A5%BF%E9%87%8C%E5%B2%9B%E5%9B%BD%E9%99%85%E6%9C%BA%E5%9C%BA%E9%87%8D%E6%96%B0%E5%BC%80%E6%94%BE" text:style-name="Internet_20_link" text:visited-style-name="Visited_20_Internet_20_Link">
https://www.rfi.fr/cn/%E5%9B%BD%E9%99%85%E6%8A%A5%E9%81%93/20230522-%E5%9B%A0%E7%81%AB%E5%B1%B1%E5%96%B7%E5%8F%91%E6%9A%82%E6%97%B6%E5%85%B3%E9%97%AD-%E8%A5%BF%E8%A5%BF%E9%87%8C%E5%B2%9B%E5%9B%BD%E9%99%85%E6%9C%BA%E5%9C%BA%E9%87%8D%E6%96%B0%E5%BC%80%E6%94%BE</text:a>
</text:p>
      <!--NEWS-->
      <text:h text:style-name="P10" text:outline-level="1">
<text:span text:style-name="T4">
印度选在争议地克什米尔开G20观光会议 刻意淡化维安</text:span>
</text:h>
      <text:p text:style-name="P4">
Publisher: 法新社</text:p>
      <text:p text:style-name="P4">
Published Time: 2023-05-22T9:32:07+00:00</text:p>
      <text:p text:style-name="P4">
Modified Time: 2023-05-22T15:05:02+00:00</text:p>
      <text:p text:style-name="P4">
Description: （法新社印度斯利那加22日电） 印度今天在主权有争议的克什米尔地区召开20国集团（G20）观光会议，并刻意淡化森严戒备。由于克什米尔数十年来暴力冲突不断，新德里试图藉此展现当地正常化的形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9" text:anchor-type="as-char" svg:width="6.9236in" svg:height="3.617581in" draw:z-index="0">
<draw:image xlink:href="../Images/rficn/2023-05-22T9-32-07-00-00/000000.png" xlink:type="simple" xlink:show="embed" xlink:actuate="onLoad" draw:mime-type="image/png"/>
</draw:frame>
</text:p>
      <text:p text:style-name="P4">
穆斯林人口居多的克什米尔（Kashmir）由印度和巴基斯坦分据，但两国皆宣称拥有整片地区主权。巴基斯坦和与印度也有领土纠纷的G20成员国中国双双谴责印度选在克什米尔召开这场会议，中国并缺席抵制。</text:p>
      <text:p text:style-name="P4">
克什米尔当地寻求独立或并入巴基斯坦的反叛势力动乱，数十年来造成了数以万计的平民、士兵和叛军丧生。新德里在2019年取消克什米尔享有的有限自治权，改为直接控制，并在当地实施长期封锁。</text:p>
      <text:p text:style-name="P4">
此后反叛势力大受打击，每年死亡人数也由最高的数千降至去年的253人，但当地年轻男性仍继续武装。</text:p>
      <text:p text:style-name="P4">
克什米尔拥有壮丽山景，印度如今推广当地观光，机场标语称这里是「人间天堂」。去年有超过100万名印度游客造访克什米尔，造福当地观光业者。印度政府想藉这场G20观光会议，展现官员所称的克什米尔回归「正常与和平」。</text:p>
      <text:p text:style-name="P4">
然而，印度异议屡遭判违法，媒体自由与公开示威也都受到限缩。批评家指出，这些都是新德里大幅收紧公民自由的例证。</text:p>
      <text:p text:style-name="P4">
为期3天的G20观光会议在克什米尔首府斯利那加（Srinagar）的达尔湖（DalLake）畔举行。印度警方上周才表示，「为避免会议期间可能出现任何恐怖攻击」，已加强安全戒备；斯利那加多处地点今天也出现士兵和装甲车部署。</text:p>
      <text:p text:style-name="P4">
不过，许多原本用金属网格和有刺铁丝网包覆的检查哨，昨夜已遭到拆除；一些准军事警察也隐身在G20宣传看板后方站岗。这些看来是想将维安曝光度尽量减小的措施。</text:p>
      <text:p text:style-name="P4">
2019年之后窜起的克什米尔新反叛团体「人民反法西斯阵线」（People's Anti-FascistFront）发布声明谴责这场会议，并扬言「部署自杀炸弹」。声明写道：「今天、明天或后天，终将到来。」</text:p>
      <text:p text:style-name="P4">
印度政府将有2名部长出席会议，但数个西方国家只会派遣驻印度外交人员与会。除了中国以外，土耳其和沙乌地阿拉伯预料也不会派代表参加。</text:p>
      <text:p text:style-name="P4">
Source: <text:a xlink:type="simple" xlink:href="https://www.rfi.fr/cn/%E5%9B%BD%E9%99%85%E6%8A%A5%E9%81%93/20230522-%E5%8D%B0%E5%BA%A6%E9%80%89%E5%9C%A8%E4%BA%89%E8%AE%AE%E5%9C%B0%E5%85%8B%E4%BB%80%E7%B1%B3%E5%B0%94%E5%BC%80g20%E8%A7%82%E5%85%89%E4%BC%9A%E8%AE%AE-%E5%88%BB%E6%84%8F%E6%B7%A1%E5%8C%96%E7%BB%B4%E5%AE%89" text:style-name="Internet_20_link" text:visited-style-name="Visited_20_Internet_20_Link">
https://www.rfi.fr/cn/%E5%9B%BD%E9%99%85%E6%8A%A5%E9%81%93/20230522-%E5%8D%B0%E5%BA%A6%E9%80%89%E5%9C%A8%E4%BA%89%E8%AE%AE%E5%9C%B0%E5%85%8B%E4%BB%80%E7%B1%B3%E5%B0%94%E5%BC%80g20%E8%A7%82%E5%85%89%E4%BC%9A%E8%AE%AE-%E5%88%BB%E6%84%8F%E6%B7%A1%E5%8C%96%E7%BB%B4%E5%AE%89</text:a>
</text:p>
      <!--NEWS-->
      <text:h text:style-name="P10" text:outline-level="1">
<text:span text:style-name="T4">
拜登与麦卡锡周一会面力争重启联邦债务上限两党谈判</text:span>
</text:h>
      <text:p text:style-name="P4">
Author: chinese@voanews.com (美国之音)</text:p>
      <text:p text:style-name="P4">
Publisher: 美国之音中文网 (Type: NewsMediaOrganization)</text:p>
      <text:p text:style-name="P4">
Published Time: 2023-05-23T00:49:02+08:00</text:p>
      <text:p text:style-name="P4">
Modified Time: 2023-05-22 16:49:02Z</text:p>
      <text:p text:style-name="P4">
Description: 在美国民主共和两党仍未能就如何提高联邦债务上限达成协议，并开始触发华尔街更大焦虑之际，拜登总统和国会众议院议长麦卡锡定于周一（5月22日）会面，以重新启动双方之间过去一周来的谈判。</text:p>
      <text:p text:style-name="P4">
Videos: []</text:p>
      <text:p text:style-name="P4">
Images: []</text:p>
      <text:p text:style-name="P4">
Categories: ['美国', '经济·金融·贸易']</text:p>
      <text:p text:style-name="P4">
Type: None</text:p>
      <!--METADATA-->
      <text:p text:style-name="P4">
NoneNone</text:p>
      <text:p text:style-name="P4">
Source: <text:a xlink:type="simple" xlink:href="https://www.voachinese.com/a/biden-mccarthy-to-meet-on-debt-ceiling-as-wall-street-starts-to-worry-20230522/7103708.html" text:style-name="Internet_20_link" text:visited-style-name="Visited_20_Internet_20_Link">
https://www.voachinese.com/a/biden-mccarthy-to-meet-on-debt-ceiling-as-wall-street-starts-to-worry-20230522/7103708.html</text:a>
</text:p>
      <!--NEWS-->
      <text:h text:style-name="P10" text:outline-level="1">
<text:span text:style-name="T4">
七国集团将中俄列为威胁之后，北京与莫斯科对美国及其盟友展开反击</text:span>
</text:h>
      <text:p text:style-name="P4">
Author: chinese@voanews.com (松仁)</text:p>
      <text:p text:style-name="P4">
Publisher: 美国之音中文网 (Type: NewsMediaOrganization)</text:p>
      <text:p text:style-name="P4">
Published Time: 2023-05-23T00:52:52+08:00</text:p>
      <text:p text:style-name="P4">
Modified Time: 2023-05-22 16:52:52Z</text:p>
      <text:p text:style-name="P4">
Description: 在日本广岛举行的七大工业国集团（G7）峰会就制裁俄罗斯以及对中国的关切表达一致意见之后，北京与莫斯科都开始对七国集团峰会口诛笔伐，展开反击。</text:p>
      <text:p text:style-name="P4">
Videos: []</text:p>
      <text:p text:style-name="P4">
Images: []</text:p>
      <text:p text:style-name="P4">
Categories: ['中国', '欧洲', '全球议题']</text:p>
      <text:p text:style-name="P4">
Type: None</text:p>
      <!--METADATA-->
      <text:p text:style-name="P4">
NoneNone</text:p>
      <text:p text:style-name="P4">
Source: <text:a xlink:type="simple" xlink:href="https://www.voachinese.com/a/russia-and-china-hit-back-at-a-g7-that-saw-them-as-a-threat-20230522/7103704.html" text:style-name="Internet_20_link" text:visited-style-name="Visited_20_Internet_20_Link">
https://www.voachinese.com/a/russia-and-china-hit-back-at-a-g7-that-saw-them-as-a-threat-20230522/7103704.html</text:a>
</text:p>
      <!--NEWS-->
      <text:h text:style-name="P10" text:outline-level="1">
<text:span text:style-name="T4">
南卡联邦参议员斯科特宣布竞选共和党总统候选人提名</text:span>
</text:h>
      <text:p text:style-name="P4">
Author: chinese@voanews.com (布雷德迈尔)</text:p>
      <text:p text:style-name="P4">
Publisher: 美国之音中文网 (Type: NewsMediaOrganization)</text:p>
      <text:p text:style-name="P4">
Published Time: 2023-05-23T03:57:45+08:00</text:p>
      <text:p text:style-name="P4">
Modified Time: 2023-05-22 19:57:45Z</text:p>
      <text:p text:style-name="P4">
Description: 美国参议院唯一的黑人共和党参议员、来自南卡罗莱纳州的蒂姆·斯科特星期一(5月22日)宣布竞选2022年共和党总统候选人提名。目前已有越来越多的共和党人加入挑战者行列，希望在18个月后的选举中击败现任总统、民主党人乔·拜登。斯科特是最新加入战团的参选人。</text:p>
      <text:p text:style-name="P4">
Videos: []</text:p>
      <text:p text:style-name="P4">
Images: []</text:p>
      <text:p text:style-name="P4">
Categories: ['美国', '国会报道']</text:p>
      <text:p text:style-name="P4">
Type: None</text:p>
      <!--METADATA-->
      <text:p text:style-name="P4">
NoneNone</text:p>
      <text:p text:style-name="P4">
Source: <text:a xlink:type="simple" xlink:href="https://www.voachinese.com/a/south-carolina-sen-tim-scott-seeking-2024-us-republican-presidential-nomination-20230522/7104278.html" text:style-name="Internet_20_link" text:visited-style-name="Visited_20_Internet_20_Link">
https://www.voachinese.com/a/south-carolina-sen-tim-scott-seeking-2024-us-republican-presidential-nomination-20230522/7104278.html</text:a>
</text:p>
      <!--NEWS-->
      <text:h text:style-name="P10" text:outline-level="1">
<text:span text:style-name="T4">
美国与巴布亚新几内亚签署安全协议</text:span>
</text:h>
      <text:p text:style-name="P4">
Author: chinese@voanews.com (美国之音)</text:p>
      <text:p text:style-name="P4">
Publisher: 美国之音中文网 (Type: NewsMediaOrganization)</text:p>
      <text:p text:style-name="P4">
Published Time: 2023-05-23T04:10:58+08:00</text:p>
      <text:p text:style-name="P4">
Modified Time: 2023-05-22 20:10:58Z</text:p>
      <text:p text:style-name="P4">
Description: 美国和巴布亚新几内亚签署了一项安全协议，其中包括允许美国军队进入该国的水域和港口。</text:p>
      <text:p text:style-name="P4">
Videos: []</text:p>
      <text:p text:style-name="P4">
Images: []</text:p>
      <text:p text:style-name="P4">
Categories: ['美国', '亚太', '军事']</text:p>
      <text:p text:style-name="P4">
Type: None</text:p>
      <!--METADATA-->
      <text:p text:style-name="P4">
NoneNone</text:p>
      <text:p text:style-name="P4">
Source: <text:a xlink:type="simple" xlink:href="https://www.voachinese.com/a/us-papua-new-guinea-sign-security-agreement-20230522/7104281.html" text:style-name="Internet_20_link" text:visited-style-name="Visited_20_Internet_20_Link">
https://www.voachinese.com/a/us-papua-new-guinea-sign-security-agreement-20230522/7104281.html</text:a>
</text:p>
      <!--NEWS-->
      <text:h text:style-name="P10" text:outline-level="1">
<text:span text:style-name="T4">
拜登表态支持乌克兰F-16训练</text:span>
</text:h>
      <text:p text:style-name="P4">
Author: chinese@voanews.com (刘恩民)</text:p>
      <text:p text:style-name="P4">
Publisher: 美国之音中文网 (Type: Organization)</text:p>
      <text:p text:style-name="P4">
Published Time: 2023-05-23T04:18:26+08:00</text:p>
      <text:p text:style-name="P4">
Modified Time: 2023-05-22 20:18:26Z</text:p>
      <text:p text:style-name="P4">
Description: 美国总统拜登在七国集团峰会期间，表态支持乌克兰飞行员的F-16战斗机训练计划，这是拜登政府继之前决定支援增程火箭弹种和艾布拉姆斯坦克之后的最新转变。西方国家在此议题上逐渐获得共识，荷兰表示向乌克兰提供F-16战斗机没有禁忌，而没有F-16的英、法两国将与盟国合作帮助训练乌克兰飞行员。</text:p>
      <text:p text:style-name="P4">
Videos: []</text:p>
      <text:p text:style-name="P4">
Images: []</text:p>
      <text:p text:style-name="P4">
Categories: ['乌克兰局势', '军事', '每日视频新闻', '社媒-最IN视频']</text:p>
      <text:p text:style-name="P4">
Type: None</text:p>
      <!--METADATA-->
      <text:p text:style-name="P4">
NoneNone</text:p>
      <text:p text:style-name="P4">
Source: <text:a xlink:type="simple" xlink:href="https://www.voachinese.com/a/7104285.html" text:style-name="Internet_20_link" text:visited-style-name="Visited_20_Internet_20_Link">
https://www.voachinese.com/a/7104285.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